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453.51pt" svg:height="255.09pt" svg:x="15.36pt" svg:y="31.44pt">
            <draw:object draw:notify-on-update-of-ranges="source_1.D1:source_1.D1 source_1.D2:source_1.D259 source_1.E1:source_1.E1 source_1.E2:source_1.E2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7.89pt" svg:y="290.47pt">
            <draw:object draw:notify-on-update-of-ranges="source_1.H1:source_1.H1 source_1.H2:source_1.H259 source_1.I1:source_1.I1 source_1.I2:source_1.I25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5606.37914" calcext:value-type="float">
            <text:p>1443135606.37914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5606.57345" calcext:value-type="float">
            <text:p>1443135606.57345</text:p>
          </table:table-cell>
          <table:table-cell table:formula="of:=[.G2]-[.$B$2]" office:value-type="float" office:value="0.194308519363403" calcext:value-type="float">
            <text:p>0.1943085194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4308519363403" calcext:value-type="float">
            <text:p>0.1943085194</text:p>
          </table:table-cell>
          <table:table-cell table:formula="of:=MAX([.J2:.J2001])" office:value-type="float" office:value="4.37464284896851" calcext:value-type="float">
            <text:p>4.374642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5606.45407" calcext:value-type="float">
            <text:p>1443135606.45407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0749258995056152" calcext:value-type="float">
            <text:p>0.0749258995</text:p>
          </table:table-cell>
          <table:table-cell table:formula="of:=[.C3]/([.D3]-[.D2])" office:value-type="float" office:value="109761.778694211" calcext:value-type="float">
            <text:p>109761.778694211</text:p>
          </table:table-cell>
          <table:table-cell/>
          <table:table-cell office:value-type="float" office:value="1443135606.64824" calcext:value-type="float">
            <text:p>1443135606.64824</text:p>
          </table:table-cell>
          <table:table-cell table:formula="of:=[.G3]-[.$B$2]" office:value-type="float" office:value="0.269095659255981" calcext:value-type="float">
            <text:p>0.2690956593</text:p>
          </table:table-cell>
          <table:table-cell table:formula="of:=[.C3]/([.H3]-[.H2])" office:value-type="float" office:value="109965.430043356" calcext:value-type="float">
            <text:p>109965.430043356</text:p>
          </table:table-cell>
          <table:table-cell table:formula="of:=[.G3]-[.$B3]" office:value-type="float" office:value="0.194169759750366" calcext:value-type="float">
            <text:p>0.19416975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5606.52899" calcext:value-type="float">
            <text:p>1443135606.52899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149848222732544" calcext:value-type="float">
            <text:p>0.1498482227</text:p>
          </table:table-cell>
          <table:table-cell table:formula="of:=[.C4]/([.D4]-[.D3])" office:value-type="float" office:value="109767.017969941" calcext:value-type="float">
            <text:p>109767.017969941</text:p>
          </table:table-cell>
          <table:table-cell/>
          <table:table-cell office:value-type="float" office:value="1443135606.72324" calcext:value-type="float">
            <text:p>1443135606.72324</text:p>
          </table:table-cell>
          <table:table-cell table:formula="of:=[.G4]-[.$B$2]" office:value-type="float" office:value="0.34409761428833" calcext:value-type="float">
            <text:p>0.3440976143</text:p>
          </table:table-cell>
          <table:table-cell table:formula="of:=[.C4]/([.H4]-[.H3])" office:value-type="float" office:value="109650.475063656" calcext:value-type="float">
            <text:p>109650.475063656</text:p>
          </table:table-cell>
          <table:table-cell table:formula="of:=[.G4]-[.$B4]" office:value-type="float" office:value="0.194249391555786" calcext:value-type="float">
            <text:p>0.19424939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5606.6039" calcext:value-type="float">
            <text:p>1443135606.6039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224761009216309" calcext:value-type="float">
            <text:p>0.2247610092</text:p>
          </table:table-cell>
          <table:table-cell table:formula="of:=[.C5]/([.D5]-[.D4])" office:value-type="float" office:value="109780.991817496" calcext:value-type="float">
            <text:p>109780.991817496</text:p>
          </table:table-cell>
          <table:table-cell/>
          <table:table-cell office:value-type="float" office:value="1443135606.7982" calcext:value-type="float">
            <text:p>1443135606.7982</text:p>
          </table:table-cell>
          <table:table-cell table:formula="of:=[.G5]-[.$B$2]" office:value-type="float" office:value="0.419063568115234" calcext:value-type="float">
            <text:p>0.4190635681</text:p>
          </table:table-cell>
          <table:table-cell table:formula="of:=[.C5]/([.H5]-[.H4])" office:value-type="float" office:value="109703.132958051" calcext:value-type="float">
            <text:p>109703.132958051</text:p>
          </table:table-cell>
          <table:table-cell table:formula="of:=[.G5]-[.$B5]" office:value-type="float" office:value="0.194302558898926" calcext:value-type="float">
            <text:p>0.19430255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5606.67881" calcext:value-type="float">
            <text:p>1443135606.67881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299670219421387" calcext:value-type="float">
            <text:p>0.2996702194</text:p>
          </table:table-cell>
          <table:table-cell table:formula="of:=[.C6]/([.D6]-[.D5])" office:value-type="float" office:value="109786.232927637" calcext:value-type="float">
            <text:p>109786.232927637</text:p>
          </table:table-cell>
          <table:table-cell/>
          <table:table-cell office:value-type="float" office:value="1443135606.873" calcext:value-type="float">
            <text:p>1443135606.873</text:p>
          </table:table-cell>
          <table:table-cell table:formula="of:=[.G6]-[.$B$2]" office:value-type="float" office:value="0.493856430053711" calcext:value-type="float">
            <text:p>0.4938564301</text:p>
          </table:table-cell>
          <table:table-cell table:formula="of:=[.C6]/([.H6]-[.H5])" office:value-type="float" office:value="109957.017111672" calcext:value-type="float">
            <text:p>109957.017111672</text:p>
          </table:table-cell>
          <table:table-cell table:formula="of:=[.G6]-[.$B6]" office:value-type="float" office:value="0.194186210632324" calcext:value-type="float">
            <text:p>0.19418621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5606.75372" calcext:value-type="float">
            <text:p>1443135606.75372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37458324432373" calcext:value-type="float">
            <text:p>0.3745832443</text:p>
          </table:table-cell>
          <table:table-cell table:formula="of:=[.C7]/([.D7]-[.D6])" office:value-type="float" office:value="109780.642427946" calcext:value-type="float">
            <text:p>109780.642427946</text:p>
          </table:table-cell>
          <table:table-cell/>
          <table:table-cell office:value-type="float" office:value="1443135606.94794" calcext:value-type="float">
            <text:p>1443135606.94794</text:p>
          </table:table-cell>
          <table:table-cell table:formula="of:=[.G7]-[.$B$2]" office:value-type="float" office:value="0.568797588348389" calcext:value-type="float">
            <text:p>0.5687975883</text:p>
          </table:table-cell>
          <table:table-cell table:formula="of:=[.C7]/([.H7]-[.H6])" office:value-type="float" office:value="109739.430069418" calcext:value-type="float">
            <text:p>109739.430069418</text:p>
          </table:table-cell>
          <table:table-cell table:formula="of:=[.G7]-[.$B7]" office:value-type="float" office:value="0.194214344024658" calcext:value-type="float">
            <text:p>0.1942143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5606.82867" calcext:value-type="float">
            <text:p>1443135606.82867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449526309967041" calcext:value-type="float">
            <text:p>0.44952631</text:p>
          </table:table-cell>
          <table:table-cell table:formula="of:=[.C8]/([.D8]-[.D7])" office:value-type="float" office:value="109736.637131204" calcext:value-type="float">
            <text:p>109736.637131204</text:p>
          </table:table-cell>
          <table:table-cell/>
          <table:table-cell office:value-type="float" office:value="1443135607.02294" calcext:value-type="float">
            <text:p>1443135607.02294</text:p>
          </table:table-cell>
          <table:table-cell table:formula="of:=[.G8]-[.$B$2]" office:value-type="float" office:value="0.643795013427734" calcext:value-type="float">
            <text:p>0.6437950134</text:p>
          </table:table-cell>
          <table:table-cell table:formula="of:=[.C8]/([.H8]-[.H7])" office:value-type="float" office:value="109657.098111024" calcext:value-type="float">
            <text:p>109657.098111024</text:p>
          </table:table-cell>
          <table:table-cell table:formula="of:=[.G8]-[.$B8]" office:value-type="float" office:value="0.194268703460693" calcext:value-type="float">
            <text:p>0.19426870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5606.9036" calcext:value-type="float">
            <text:p>1443135606.9036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524459600448608" calcext:value-type="float">
            <text:p>0.5244596004</text:p>
          </table:table-cell>
          <table:table-cell table:formula="of:=[.C9]/([.D9]-[.D8])" office:value-type="float" office:value="109750.952442466" calcext:value-type="float">
            <text:p>109750.952442466</text:p>
          </table:table-cell>
          <table:table-cell/>
          <table:table-cell office:value-type="float" office:value="1443135610.03446" calcext:value-type="float">
            <text:p>1443135610.03446</text:p>
          </table:table-cell>
          <table:table-cell table:formula="of:=[.G9]-[.$B$2]" office:value-type="float" office:value="3.65531635284424" calcext:value-type="float">
            <text:p>3.6553163528</text:p>
          </table:table-cell>
          <table:table-cell table:formula="of:=[.C9]/([.H9]-[.H8])" office:value-type="float" office:value="2730.84566672652" calcext:value-type="float">
            <text:p>2730.8456667265</text:p>
          </table:table-cell>
          <table:table-cell table:formula="of:=[.G9]-[.$B9]" office:value-type="float" office:value="3.13085675239563" calcext:value-type="float">
            <text:p>3.13085675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5606.97852" calcext:value-type="float">
            <text:p>1443135606.97852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599376440048218" calcext:value-type="float">
            <text:p>0.59937644</text:p>
          </table:table-cell>
          <table:table-cell table:formula="of:=[.C10]/([.D10]-[.D9])" office:value-type="float" office:value="109775.052497581" calcext:value-type="float">
            <text:p>109775.052497581</text:p>
          </table:table-cell>
          <table:table-cell/>
          <table:table-cell office:value-type="float" office:value="1443135611.09434" calcext:value-type="float">
            <text:p>1443135611.09434</text:p>
          </table:table-cell>
          <table:table-cell table:formula="of:=[.G10]-[.$B$2]" office:value-type="float" office:value="4.71519565582275" calcext:value-type="float">
            <text:p>4.7151956558</text:p>
          </table:table-cell>
          <table:table-cell table:formula="of:=[.C10]/([.H10]-[.H9])" office:value-type="float" office:value="7759.37408805756" calcext:value-type="float">
            <text:p>7759.3740880576</text:p>
          </table:table-cell>
          <table:table-cell table:formula="of:=[.G10]-[.$B10]" office:value-type="float" office:value="4.11581921577454" calcext:value-type="float">
            <text:p>4.11581921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5620.07342" calcext:value-type="float">
            <text:p>1443135620.07342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13.6942791938782" calcext:value-type="float">
            <text:p>13.6942791939</text:p>
          </table:table-cell>
          <table:table-cell table:formula="of:=[.C11]/([.D11]-[.D10])" office:value-type="float" office:value="628.030627993375" calcext:value-type="float">
            <text:p>628.0306279934</text:p>
          </table:table-cell>
          <table:table-cell/>
          <table:table-cell office:value-type="float" office:value="1443135620.26752" calcext:value-type="float">
            <text:p>1443135620.26752</text:p>
          </table:table-cell>
          <table:table-cell table:formula="of:=[.G11]-[.$B$2]" office:value-type="float" office:value="13.8883743286133" calcext:value-type="float">
            <text:p>13.8883743286</text:p>
          </table:table-cell>
          <table:table-cell table:formula="of:=[.C11]/([.H11]-[.H10])" office:value-type="float" office:value="896.52674316636" calcext:value-type="float">
            <text:p>896.5267431664</text:p>
          </table:table-cell>
          <table:table-cell table:formula="of:=[.G11]-[.$B11]" office:value-type="float" office:value="0.194095134735107" calcext:value-type="float">
            <text:p>0.19409513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5620.17636" calcext:value-type="float">
            <text:p>1443135620.17636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3.797221660614" calcext:value-type="float">
            <text:p>13.7972216606</text:p>
          </table:table-cell>
          <table:table-cell table:formula="of:=[.C12]/([.D12]-[.D11])" office:value-type="float" office:value="79889.2843815718" calcext:value-type="float">
            <text:p>79889.2843815718</text:p>
          </table:table-cell>
          <table:table-cell/>
          <table:table-cell office:value-type="float" office:value="1443135620.37046" calcext:value-type="float">
            <text:p>1443135620.37046</text:p>
          </table:table-cell>
          <table:table-cell table:formula="of:=[.G12]-[.$B$2]" office:value-type="float" office:value="13.991316318512" calcext:value-type="float">
            <text:p>13.9913163185</text:p>
          </table:table-cell>
          <table:table-cell table:formula="of:=[.C12]/([.H12]-[.H11])" office:value-type="float" office:value="79889.6544363897" calcext:value-type="float">
            <text:p>79889.6544363897</text:p>
          </table:table-cell>
          <table:table-cell table:formula="of:=[.G12]-[.$B12]" office:value-type="float" office:value="0.194094657897949" calcext:value-type="float">
            <text:p>0.194094657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5620.27931" calcext:value-type="float">
            <text:p>1443135620.27931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3.9001643657684" calcext:value-type="float">
            <text:p>13.9001643658</text:p>
          </table:table-cell>
          <table:table-cell table:formula="of:=[.C13]/([.D13]-[.D12])" office:value-type="float" office:value="79889.0993554483" calcext:value-type="float">
            <text:p>79889.0993554483</text:p>
          </table:table-cell>
          <table:table-cell/>
          <table:table-cell office:value-type="float" office:value="1443135620.47346" calcext:value-type="float">
            <text:p>1443135620.47346</text:p>
          </table:table-cell>
          <table:table-cell table:formula="of:=[.G13]-[.$B$2]" office:value-type="float" office:value="14.0943157672882" calcext:value-type="float">
            <text:p>14.0943157673</text:p>
          </table:table-cell>
          <table:table-cell table:formula="of:=[.C13]/([.H13]-[.H12])" office:value-type="float" office:value="79845.0875000868" calcext:value-type="float">
            <text:p>79845.0875000868</text:p>
          </table:table-cell>
          <table:table-cell table:formula="of:=[.G13]-[.$B13]" office:value-type="float" office:value="0.194151401519775" calcext:value-type="float">
            <text:p>0.19415140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5620.38226" calcext:value-type="float">
            <text:p>1443135620.38226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4.0031144618988" calcext:value-type="float">
            <text:p>14.0031144619</text:p>
          </table:table-cell>
          <table:table-cell table:formula="of:=[.C14]/([.D14]-[.D13])" office:value-type="float" office:value="79883.3639706904" calcext:value-type="float">
            <text:p>79883.3639706904</text:p>
          </table:table-cell>
          <table:table-cell/>
          <table:table-cell office:value-type="float" office:value="1443135620.57645" calcext:value-type="float">
            <text:p>1443135620.57645</text:p>
          </table:table-cell>
          <table:table-cell table:formula="of:=[.G14]-[.$B$2]" office:value-type="float" office:value="14.1973056793213" calcext:value-type="float">
            <text:p>14.1973056793</text:p>
          </table:table-cell>
          <table:table-cell table:formula="of:=[.C14]/([.H14]-[.H13])" office:value-type="float" office:value="79852.4810600712" calcext:value-type="float">
            <text:p>79852.4810600712</text:p>
          </table:table-cell>
          <table:table-cell table:formula="of:=[.G14]-[.$B14]" office:value-type="float" office:value="0.194191217422485" calcext:value-type="float">
            <text:p>0.194191217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5620.48523" calcext:value-type="float">
            <text:p>1443135620.48523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4.1060872077942" calcext:value-type="float">
            <text:p>14.1060872078</text:p>
          </table:table-cell>
          <table:table-cell table:formula="of:=[.C15]/([.D15]-[.D14])" office:value-type="float" office:value="79865.7929191779" calcext:value-type="float">
            <text:p>79865.7929191779</text:p>
          </table:table-cell>
          <table:table-cell/>
          <table:table-cell office:value-type="float" office:value="1443135620.67934" calcext:value-type="float">
            <text:p>1443135620.67934</text:p>
          </table:table-cell>
          <table:table-cell table:formula="of:=[.G15]-[.$B$2]" office:value-type="float" office:value="14.3002007007599" calcext:value-type="float">
            <text:p>14.3002007008</text:p>
          </table:table-cell>
          <table:table-cell table:formula="of:=[.C15]/([.H15]-[.H14])" office:value-type="float" office:value="79926.1216433836" calcext:value-type="float">
            <text:p>79926.1216433836</text:p>
          </table:table-cell>
          <table:table-cell table:formula="of:=[.G15]-[.$B15]" office:value-type="float" office:value="0.194113492965698" calcext:value-type="float">
            <text:p>0.1941134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5620.58817" calcext:value-type="float">
            <text:p>1443135620.58817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4.2090294361115" calcext:value-type="float">
            <text:p>14.2090294361</text:p>
          </table:table-cell>
          <table:table-cell table:formula="of:=[.C16]/([.D16]-[.D15])" office:value-type="float" office:value="79889.4694085522" calcext:value-type="float">
            <text:p>79889.4694085522</text:p>
          </table:table-cell>
          <table:table-cell/>
          <table:table-cell office:value-type="float" office:value="1443135620.78225" calcext:value-type="float">
            <text:p>1443135620.78225</text:p>
          </table:table-cell>
          <table:table-cell table:formula="of:=[.G16]-[.$B$2]" office:value-type="float" office:value="14.4031128883362" calcext:value-type="float">
            <text:p>14.4031128883</text:p>
          </table:table-cell>
          <table:table-cell table:formula="of:=[.C16]/([.H16]-[.H15])" office:value-type="float" office:value="79912.7896674351" calcext:value-type="float">
            <text:p>79912.7896674351</text:p>
          </table:table-cell>
          <table:table-cell table:formula="of:=[.G16]-[.$B16]" office:value-type="float" office:value="0.194083452224731" calcext:value-type="float">
            <text:p>0.194083452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5620.69114" calcext:value-type="float">
            <text:p>1443135620.69114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4.3119988441467" calcext:value-type="float">
            <text:p>14.3119988441</text:p>
          </table:table-cell>
          <table:table-cell table:formula="of:=[.C17]/([.D17]-[.D16])" office:value-type="float" office:value="79868.3818516503" calcext:value-type="float">
            <text:p>79868.3818516503</text:p>
          </table:table-cell>
          <table:table-cell/>
          <table:table-cell office:value-type="float" office:value="1443135620.88521" calcext:value-type="float">
            <text:p>1443135620.88521</text:p>
          </table:table-cell>
          <table:table-cell table:formula="of:=[.G17]-[.$B$2]" office:value-type="float" office:value="14.5060739517212" calcext:value-type="float">
            <text:p>14.5060739517</text:p>
          </table:table-cell>
          <table:table-cell table:formula="of:=[.C17]/([.H17]-[.H16])" office:value-type="float" office:value="79874.8549172166" calcext:value-type="float">
            <text:p>79874.8549172166</text:p>
          </table:table-cell>
          <table:table-cell table:formula="of:=[.G17]-[.$B17]" office:value-type="float" office:value="0.194075107574463" calcext:value-type="float">
            <text:p>0.19407510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5620.79408" calcext:value-type="float">
            <text:p>1443135620.79408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4.414942741394" calcext:value-type="float">
            <text:p>14.4149427414</text:p>
          </table:table-cell>
          <table:table-cell table:formula="of:=[.C18]/([.D18]-[.D17])" office:value-type="float" office:value="79888.174237687" calcext:value-type="float">
            <text:p>79888.174237687</text:p>
          </table:table-cell>
          <table:table-cell/>
          <table:table-cell office:value-type="float" office:value="1443135620.98836" calcext:value-type="float">
            <text:p>1443135620.98836</text:p>
          </table:table-cell>
          <table:table-cell table:formula="of:=[.G18]-[.$B$2]" office:value-type="float" office:value="14.6092176437378" calcext:value-type="float">
            <text:p>14.6092176437</text:p>
          </table:table-cell>
          <table:table-cell table:formula="of:=[.C18]/([.H18]-[.H17])" office:value-type="float" office:value="79733.4266323946" calcext:value-type="float">
            <text:p>79733.4266323946</text:p>
          </table:table-cell>
          <table:table-cell table:formula="of:=[.G18]-[.$B18]" office:value-type="float" office:value="0.19427490234375" calcext:value-type="float">
            <text:p>0.19427490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5620.89704" calcext:value-type="float">
            <text:p>1443135620.89704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4.5178968906403" calcext:value-type="float">
            <text:p>14.5178968906</text:p>
          </table:table-cell>
          <table:table-cell table:formula="of:=[.C19]/([.D19]-[.D18])" office:value-type="float" office:value="79880.2191093069" calcext:value-type="float">
            <text:p>79880.2191093069</text:p>
          </table:table-cell>
          <table:table-cell/>
          <table:table-cell office:value-type="float" office:value="1443135621.09122" calcext:value-type="float">
            <text:p>1443135621.09122</text:p>
          </table:table-cell>
          <table:table-cell table:formula="of:=[.G19]-[.$B$2]" office:value-type="float" office:value="14.7120785713196" calcext:value-type="float">
            <text:p>14.7120785713</text:p>
          </table:table-cell>
          <table:table-cell table:formula="of:=[.C19]/([.H19]-[.H18])" office:value-type="float" office:value="79952.6136244582" calcext:value-type="float">
            <text:p>79952.6136244582</text:p>
          </table:table-cell>
          <table:table-cell table:formula="of:=[.G19]-[.$B19]" office:value-type="float" office:value="0.194181680679321" calcext:value-type="float">
            <text:p>0.19418168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5620.99998" calcext:value-type="float">
            <text:p>1443135620.99998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4.6208350658417" calcext:value-type="float">
            <text:p>14.6208350658</text:p>
          </table:table-cell>
          <table:table-cell table:formula="of:=[.C20]/([.D20]-[.D19])" office:value-type="float" office:value="79892.6149983556" calcext:value-type="float">
            <text:p>79892.6149983556</text:p>
          </table:table-cell>
          <table:table-cell/>
          <table:table-cell office:value-type="float" office:value="1443135621.19411" calcext:value-type="float">
            <text:p>1443135621.19411</text:p>
          </table:table-cell>
          <table:table-cell table:formula="of:=[.G20]-[.$B$2]" office:value-type="float" office:value="14.8149659633636" calcext:value-type="float">
            <text:p>14.8149659634</text:p>
          </table:table-cell>
          <table:table-cell table:formula="of:=[.C20]/([.H20]-[.H19])" office:value-type="float" office:value="79932.0483940112" calcext:value-type="float">
            <text:p>79932.0483940112</text:p>
          </table:table-cell>
          <table:table-cell table:formula="of:=[.G20]-[.$B20]" office:value-type="float" office:value="0.194130897521973" calcext:value-type="float">
            <text:p>0.194130897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5621.09689" calcext:value-type="float">
            <text:p>1443135621.09689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4.7177491188049" calcext:value-type="float">
            <text:p>14.7177491188</text:p>
          </table:table-cell>
          <table:table-cell table:formula="of:=[.C21]/([.D21]-[.D20])" office:value-type="float" office:value="84858.6943641494" calcext:value-type="float">
            <text:p>84858.6943641494</text:p>
          </table:table-cell>
          <table:table-cell/>
          <table:table-cell office:value-type="float" office:value="1443135621.29105" calcext:value-type="float">
            <text:p>1443135621.29105</text:p>
          </table:table-cell>
          <table:table-cell table:formula="of:=[.G21]-[.$B$2]" office:value-type="float" office:value="14.9119062423706" calcext:value-type="float">
            <text:p>14.9119062424</text:p>
          </table:table-cell>
          <table:table-cell table:formula="of:=[.C21]/([.H21]-[.H20])" office:value-type="float" office:value="84835.7368500013" calcext:value-type="float">
            <text:p>84835.7368500013</text:p>
          </table:table-cell>
          <table:table-cell table:formula="of:=[.G21]-[.$B21]" office:value-type="float" office:value="0.194157123565674" calcext:value-type="float">
            <text:p>0.19415712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5621.19381" calcext:value-type="float">
            <text:p>1443135621.19381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4.8146674633026" calcext:value-type="float">
            <text:p>14.8146674633</text:p>
          </table:table-cell>
          <table:table-cell table:formula="of:=[.C22]/([.D22]-[.D21])" office:value-type="float" office:value="84854.9368298053" calcext:value-type="float">
            <text:p>84854.9368298053</text:p>
          </table:table-cell>
          <table:table-cell/>
          <table:table-cell office:value-type="float" office:value="1443135621.38787" calcext:value-type="float">
            <text:p>1443135621.38787</text:p>
          </table:table-cell>
          <table:table-cell table:formula="of:=[.G22]-[.$B$2]" office:value-type="float" office:value="15.0087313652039" calcext:value-type="float">
            <text:p>15.0087313652</text:p>
          </table:table-cell>
          <table:table-cell table:formula="of:=[.C22]/([.H22]-[.H21])" office:value-type="float" office:value="84936.6337924819" calcext:value-type="float">
            <text:p>84936.6337924819</text:p>
          </table:table-cell>
          <table:table-cell table:formula="of:=[.G22]-[.$B22]" office:value-type="float" office:value="0.194063901901245" calcext:value-type="float">
            <text:p>0.194063901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5621.29071" calcext:value-type="float">
            <text:p>1443135621.29071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14.911571264267" calcext:value-type="float">
            <text:p>14.9115712643</text:p>
          </table:table-cell>
          <table:table-cell table:formula="of:=[.C23]/([.D23]-[.D22])" office:value-type="float" office:value="84867.6720433811" calcext:value-type="float">
            <text:p>84867.6720433811</text:p>
          </table:table-cell>
          <table:table-cell/>
          <table:table-cell office:value-type="float" office:value="1443135621.48478" calcext:value-type="float">
            <text:p>1443135621.48478</text:p>
          </table:table-cell>
          <table:table-cell table:formula="of:=[.G23]-[.$B$2]" office:value-type="float" office:value="15.1056423187256" calcext:value-type="float">
            <text:p>15.1056423187</text:p>
          </table:table-cell>
          <table:table-cell table:formula="of:=[.C23]/([.H23]-[.H22])" office:value-type="float" office:value="84861.4083459213" calcext:value-type="float">
            <text:p>84861.4083459213</text:p>
          </table:table-cell>
          <table:table-cell table:formula="of:=[.G23]-[.$B23]" office:value-type="float" office:value="0.194071054458618" calcext:value-type="float">
            <text:p>0.194071054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5621.3876" calcext:value-type="float">
            <text:p>1443135621.3876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15.0084557533264" calcext:value-type="float">
            <text:p>15.0084557533</text:p>
          </table:table-cell>
          <table:table-cell table:formula="of:=[.C24]/([.D24]-[.D23])" office:value-type="float" office:value="84884.588646112" calcext:value-type="float">
            <text:p>84884.588646112</text:p>
          </table:table-cell>
          <table:table-cell/>
          <table:table-cell office:value-type="float" office:value="1443135621.5817" calcext:value-type="float">
            <text:p>1443135621.5817</text:p>
          </table:table-cell>
          <table:table-cell table:formula="of:=[.G24]-[.$B$2]" office:value-type="float" office:value="15.2025609016418" calcext:value-type="float">
            <text:p>15.2025609016</text:p>
          </table:table-cell>
          <table:table-cell table:formula="of:=[.C24]/([.H24]-[.H23])" office:value-type="float" office:value="84854.7280876543" calcext:value-type="float">
            <text:p>84854.7280876543</text:p>
          </table:table-cell>
          <table:table-cell table:formula="of:=[.G24]-[.$B24]" office:value-type="float" office:value="0.19410514831543" calcext:value-type="float">
            <text:p>0.194105148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5621.4845" calcext:value-type="float">
            <text:p>1443135621.4845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15.1053574085236" calcext:value-type="float">
            <text:p>15.1053574085</text:p>
          </table:table-cell>
          <table:table-cell table:formula="of:=[.C25]/([.D25]-[.D24])" office:value-type="float" office:value="84869.5513329315" calcext:value-type="float">
            <text:p>84869.5513329315</text:p>
          </table:table-cell>
          <table:table-cell/>
          <table:table-cell office:value-type="float" office:value="1443135621.67861" calcext:value-type="float">
            <text:p>1443135621.67861</text:p>
          </table:table-cell>
          <table:table-cell table:formula="of:=[.G25]-[.$B$2]" office:value-type="float" office:value="15.2994737625122" calcext:value-type="float">
            <text:p>15.2994737625</text:p>
          </table:table-cell>
          <table:table-cell table:formula="of:=[.C25]/([.H25]-[.H24])" office:value-type="float" office:value="84859.7381827486" calcext:value-type="float">
            <text:p>84859.7381827486</text:p>
          </table:table-cell>
          <table:table-cell table:formula="of:=[.G25]-[.$B25]" office:value-type="float" office:value="0.194116353988647" calcext:value-type="float">
            <text:p>0.19411635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5621.58139" calcext:value-type="float">
            <text:p>1443135621.58139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15.2022454738617" calcext:value-type="float">
            <text:p>15.2022454739</text:p>
          </table:table-cell>
          <table:table-cell table:formula="of:=[.C26]/([.D26]-[.D25])" office:value-type="float" office:value="84881.4554331189" calcext:value-type="float">
            <text:p>84881.4554331189</text:p>
          </table:table-cell>
          <table:table-cell/>
          <table:table-cell office:value-type="float" office:value="1443135621.77551" calcext:value-type="float">
            <text:p>1443135621.77551</text:p>
          </table:table-cell>
          <table:table-cell table:formula="of:=[.G26]-[.$B$2]" office:value-type="float" office:value="15.3963656425476" calcext:value-type="float">
            <text:p>15.3963656425</text:p>
          </table:table-cell>
          <table:table-cell table:formula="of:=[.C26]/([.H26]-[.H25])" office:value-type="float" office:value="84878.1135941968" calcext:value-type="float">
            <text:p>84878.1135941968</text:p>
          </table:table-cell>
          <table:table-cell table:formula="of:=[.G26]-[.$B26]" office:value-type="float" office:value="0.194120168685913" calcext:value-type="float">
            <text:p>0.194120168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5621.67827" calcext:value-type="float">
            <text:p>1443135621.67827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15.2991325855255" calcext:value-type="float">
            <text:p>15.2991325855</text:p>
          </table:table-cell>
          <table:table-cell table:formula="of:=[.C27]/([.D27]-[.D26])" office:value-type="float" office:value="84882.2909339672" calcext:value-type="float">
            <text:p>84882.2909339672</text:p>
          </table:table-cell>
          <table:table-cell/>
          <table:table-cell office:value-type="float" office:value="1443135621.87242" calcext:value-type="float">
            <text:p>1443135621.87242</text:p>
          </table:table-cell>
          <table:table-cell table:formula="of:=[.G27]-[.$B$2]" office:value-type="float" office:value="15.4932796955109" calcext:value-type="float">
            <text:p>15.4932796955</text:p>
          </table:table-cell>
          <table:table-cell table:formula="of:=[.C27]/([.H27]-[.H26])" office:value-type="float" office:value="84858.6943641494" calcext:value-type="float">
            <text:p>84858.6943641494</text:p>
          </table:table-cell>
          <table:table-cell table:formula="of:=[.G27]-[.$B27]" office:value-type="float" office:value="0.194147109985352" calcext:value-type="float">
            <text:p>0.1941471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5621.77517" calcext:value-type="float">
            <text:p>1443135621.77517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15.3960268497467" calcext:value-type="float">
            <text:p>15.3960268497</text:p>
          </table:table-cell>
          <table:table-cell table:formula="of:=[.C28]/([.D28]-[.D27])" office:value-type="float" office:value="84876.0250784933" calcext:value-type="float">
            <text:p>84876.0250784933</text:p>
          </table:table-cell>
          <table:table-cell/>
          <table:table-cell office:value-type="float" office:value="1443135621.96926" calcext:value-type="float">
            <text:p>1443135621.96926</text:p>
          </table:table-cell>
          <table:table-cell table:formula="of:=[.G28]-[.$B$2]" office:value-type="float" office:value="15.590122461319" calcext:value-type="float">
            <text:p>15.5901224613</text:p>
          </table:table-cell>
          <table:table-cell table:formula="of:=[.C28]/([.H28]-[.H27])" office:value-type="float" office:value="84921.1598964027" calcext:value-type="float">
            <text:p>84921.1598964027</text:p>
          </table:table-cell>
          <table:table-cell table:formula="of:=[.G28]-[.$B28]" office:value-type="float" office:value="0.194095611572266" calcext:value-type="float">
            <text:p>0.19409561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5621.87206" calcext:value-type="float">
            <text:p>1443135621.87206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15.4929201602936" calcext:value-type="float">
            <text:p>15.4929201603</text:p>
          </table:table-cell>
          <table:table-cell table:formula="of:=[.C29]/([.D29]-[.D28])" office:value-type="float" office:value="84876.8604724409" calcext:value-type="float">
            <text:p>84876.8604724409</text:p>
          </table:table-cell>
          <table:table-cell/>
          <table:table-cell office:value-type="float" office:value="1443135622.0661" calcext:value-type="float">
            <text:p>1443135622.0661</text:p>
          </table:table-cell>
          <table:table-cell table:formula="of:=[.G29]-[.$B$2]" office:value-type="float" office:value="15.6869571208954" calcext:value-type="float">
            <text:p>15.6869571209</text:p>
          </table:table-cell>
          <table:table-cell table:formula="of:=[.C29]/([.H29]-[.H28])" office:value-type="float" office:value="84928.2688241406" calcext:value-type="float">
            <text:p>84928.2688241406</text:p>
          </table:table-cell>
          <table:table-cell table:formula="of:=[.G29]-[.$B29]" office:value-type="float" office:value="0.194036960601807" calcext:value-type="float">
            <text:p>0.194036960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5621.96896" calcext:value-type="float">
            <text:p>1443135621.96896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15.5898196697235" calcext:value-type="float">
            <text:p>15.5898196697</text:p>
          </table:table-cell>
          <table:table-cell table:formula="of:=[.C30]/([.D30]-[.D29])" office:value-type="float" office:value="84871.4307057127" calcext:value-type="float">
            <text:p>84871.4307057127</text:p>
          </table:table-cell>
          <table:table-cell/>
          <table:table-cell office:value-type="float" office:value="1443135622.16315" calcext:value-type="float">
            <text:p>1443135622.16315</text:p>
          </table:table-cell>
          <table:table-cell table:formula="of:=[.G30]-[.$B$2]" office:value-type="float" office:value="15.7840116024017" calcext:value-type="float">
            <text:p>15.7840116024</text:p>
          </table:table-cell>
          <table:table-cell table:formula="of:=[.C30]/([.H30]-[.H29])" office:value-type="float" office:value="84735.9119574723" calcext:value-type="float">
            <text:p>84735.9119574723</text:p>
          </table:table-cell>
          <table:table-cell table:formula="of:=[.G30]-[.$B30]" office:value-type="float" office:value="0.194191932678223" calcext:value-type="float">
            <text:p>0.194191932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5622.0547" calcext:value-type="float">
            <text:p>1443135622.0547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15.67555809021" calcext:value-type="float">
            <text:p>15.6755580902</text:p>
          </table:table-cell>
          <table:table-cell table:formula="of:=[.C31]/([.D31]-[.D30])" office:value-type="float" office:value="95919.6583438307" calcext:value-type="float">
            <text:p>95919.6583438307</text:p>
          </table:table-cell>
          <table:table-cell/>
          <table:table-cell office:value-type="float" office:value="1443135622.24884" calcext:value-type="float">
            <text:p>1443135622.24884</text:p>
          </table:table-cell>
          <table:table-cell table:formula="of:=[.G31]-[.$B$2]" office:value-type="float" office:value="15.869699716568" calcext:value-type="float">
            <text:p>15.8696997166</text:p>
          </table:table-cell>
          <table:table-cell table:formula="of:=[.C31]/([.H31]-[.H30])" office:value-type="float" office:value="95975.9714637092" calcext:value-type="float">
            <text:p>95975.9714637092</text:p>
          </table:table-cell>
          <table:table-cell table:formula="of:=[.G31]-[.$B31]" office:value-type="float" office:value="0.194141626358032" calcext:value-type="float">
            <text:p>0.194141626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5622.13516" calcext:value-type="float">
            <text:p>1443135622.13516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15.7560162544251" calcext:value-type="float">
            <text:p>15.7560162544</text:p>
          </table:table-cell>
          <table:table-cell table:formula="of:=[.C32]/([.D32]-[.D31])" office:value-type="float" office:value="102214.611534199" calcext:value-type="float">
            <text:p>102214.611534199</text:p>
          </table:table-cell>
          <table:table-cell/>
          <table:table-cell office:value-type="float" office:value="1443135622.3293" calcext:value-type="float">
            <text:p>1443135622.3293</text:p>
          </table:table-cell>
          <table:table-cell table:formula="of:=[.G32]-[.$B$2]" office:value-type="float" office:value="15.9501640796661" calcext:value-type="float">
            <text:p>15.9501640797</text:p>
          </table:table-cell>
          <table:table-cell table:formula="of:=[.C32]/([.H32]-[.H31])" office:value-type="float" office:value="102206.73703673" calcext:value-type="float">
            <text:p>102206.73703673</text:p>
          </table:table-cell>
          <table:table-cell table:formula="of:=[.G32]-[.$B32]" office:value-type="float" office:value="0.194147825241089" calcext:value-type="float">
            <text:p>0.19414782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5622.21559" calcext:value-type="float">
            <text:p>1443135622.21559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15.8364536762238" calcext:value-type="float">
            <text:p>15.8364536762</text:p>
          </table:table-cell>
          <table:table-cell table:formula="of:=[.C33]/([.D33]-[.D32])" office:value-type="float" office:value="102240.969639486" calcext:value-type="float">
            <text:p>102240.969639486</text:p>
          </table:table-cell>
          <table:table-cell/>
          <table:table-cell office:value-type="float" office:value="1443135622.40976" calcext:value-type="float">
            <text:p>1443135622.40976</text:p>
          </table:table-cell>
          <table:table-cell table:formula="of:=[.G33]-[.$B$2]" office:value-type="float" office:value="16.0306189060211" calcext:value-type="float">
            <text:p>16.030618906</text:p>
          </table:table-cell>
          <table:table-cell table:formula="of:=[.C33]/([.H33]-[.H32])" office:value-type="float" office:value="102218.852150824" calcext:value-type="float">
            <text:p>102218.852150824</text:p>
          </table:table-cell>
          <table:table-cell table:formula="of:=[.G33]-[.$B33]" office:value-type="float" office:value="0.194165229797363" calcext:value-type="float">
            <text:p>0.194165229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5622.29605" calcext:value-type="float">
            <text:p>1443135622.29605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15.9169096946716" calcext:value-type="float">
            <text:p>15.9169096947</text:p>
          </table:table-cell>
          <table:table-cell table:formula="of:=[.C34]/([.D34]-[.D33])" office:value-type="float" office:value="102217.337604495" calcext:value-type="float">
            <text:p>102217.337604495</text:p>
          </table:table-cell>
          <table:table-cell/>
          <table:table-cell office:value-type="float" office:value="1443135622.49042" calcext:value-type="float">
            <text:p>1443135622.49042</text:p>
          </table:table-cell>
          <table:table-cell table:formula="of:=[.G34]-[.$B$2]" office:value-type="float" office:value="16.1112835407257" calcext:value-type="float">
            <text:p>16.1112835407</text:p>
          </table:table-cell>
          <table:table-cell table:formula="of:=[.C34]/([.H34]-[.H33])" office:value-type="float" office:value="101952.981379237" calcext:value-type="float">
            <text:p>101952.981379237</text:p>
          </table:table-cell>
          <table:table-cell table:formula="of:=[.G34]-[.$B34]" office:value-type="float" office:value="0.194373846054077" calcext:value-type="float">
            <text:p>0.19437384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5622.37651" calcext:value-type="float">
            <text:p>1443135622.37651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15.9973719120026" calcext:value-type="float">
            <text:p>15.997371912</text:p>
          </table:table-cell>
          <table:table-cell table:formula="of:=[.C35]/([.D35]-[.D34])" office:value-type="float" office:value="102209.462687009" calcext:value-type="float">
            <text:p>102209.462687009</text:p>
          </table:table-cell>
          <table:table-cell/>
          <table:table-cell office:value-type="float" office:value="1443135622.57072" calcext:value-type="float">
            <text:p>1443135622.57072</text:p>
          </table:table-cell>
          <table:table-cell table:formula="of:=[.G35]-[.$B$2]" office:value-type="float" office:value="16.1915748119354" calcext:value-type="float">
            <text:p>16.1915748119</text:p>
          </table:table-cell>
          <table:table-cell table:formula="of:=[.C35]/([.H35]-[.H34])" office:value-type="float" office:value="102427.074277094" calcext:value-type="float">
            <text:p>102427.074277094</text:p>
          </table:table-cell>
          <table:table-cell table:formula="of:=[.G35]-[.$B35]" office:value-type="float" office:value="0.194202899932861" calcext:value-type="float">
            <text:p>0.194202899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5622.45697" calcext:value-type="float">
            <text:p>1443135622.45697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16.0778334140778" calcext:value-type="float">
            <text:p>16.0778334141</text:p>
          </table:table-cell>
          <table:table-cell table:formula="of:=[.C36]/([.D36]-[.D35])" office:value-type="float" office:value="102210.371269409" calcext:value-type="float">
            <text:p>102210.371269409</text:p>
          </table:table-cell>
          <table:table-cell/>
          <table:table-cell office:value-type="float" office:value="1443135622.65105" calcext:value-type="float">
            <text:p>1443135622.65105</text:p>
          </table:table-cell>
          <table:table-cell table:formula="of:=[.G36]-[.$B$2]" office:value-type="float" office:value="16.2719075679779" calcext:value-type="float">
            <text:p>16.271907568</text:p>
          </table:table-cell>
          <table:table-cell table:formula="of:=[.C36]/([.H36]-[.H35])" office:value-type="float" office:value="102374.179664035" calcext:value-type="float">
            <text:p>102374.179664035</text:p>
          </table:table-cell>
          <table:table-cell table:formula="of:=[.G36]-[.$B36]" office:value-type="float" office:value="0.194074153900146" calcext:value-type="float">
            <text:p>0.194074153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5622.53744" calcext:value-type="float">
            <text:p>1443135622.53744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16.1583030223846" calcext:value-type="float">
            <text:p>16.1583030224</text:p>
          </table:table-cell>
          <table:table-cell table:formula="of:=[.C37]/([.D37]-[.D36])" office:value-type="float" office:value="102200.074948002" calcext:value-type="float">
            <text:p>102200.074948002</text:p>
          </table:table-cell>
          <table:table-cell/>
          <table:table-cell office:value-type="float" office:value="1443135622.81208" calcext:value-type="float">
            <text:p>1443135622.81208</text:p>
          </table:table-cell>
          <table:table-cell table:formula="of:=[.G37]-[.$B$2]" office:value-type="float" office:value="16.4329402446747" calcext:value-type="float">
            <text:p>16.4329402447</text:p>
          </table:table-cell>
          <table:table-cell table:formula="of:=[.C37]/([.H37]-[.H36])" office:value-type="float" office:value="51070.3800538924" calcext:value-type="float">
            <text:p>51070.3800538924</text:p>
          </table:table-cell>
          <table:table-cell table:formula="of:=[.G37]-[.$B37]" office:value-type="float" office:value="0.274637222290039" calcext:value-type="float">
            <text:p>0.274637222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5622.6179" calcext:value-type="float">
            <text:p>1443135622.6179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16.2387635707855" calcext:value-type="float">
            <text:p>16.2387635708</text:p>
          </table:table-cell>
          <table:table-cell table:formula="of:=[.C38]/([.D38]-[.D37])" office:value-type="float" office:value="102211.582737735" calcext:value-type="float">
            <text:p>102211.582737735</text:p>
          </table:table-cell>
          <table:table-cell/>
          <table:table-cell office:value-type="float" office:value="1443135622.89251" calcext:value-type="float">
            <text:p>1443135622.89251</text:p>
          </table:table-cell>
          <table:table-cell table:formula="of:=[.G38]-[.$B$2]" office:value-type="float" office:value="16.5133686065674" calcext:value-type="float">
            <text:p>16.5133686066</text:p>
          </table:table-cell>
          <table:table-cell table:formula="of:=[.C38]/([.H38]-[.H37])" office:value-type="float" office:value="102252.486641114" calcext:value-type="float">
            <text:p>102252.486641114</text:p>
          </table:table-cell>
          <table:table-cell table:formula="of:=[.G38]-[.$B38]" office:value-type="float" office:value="0.27460503578186" calcext:value-type="float">
            <text:p>0.274605035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5622.69837" calcext:value-type="float">
            <text:p>1443135622.69837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16.3192255496979" calcext:value-type="float">
            <text:p>16.3192255497</text:p>
          </table:table-cell>
          <table:table-cell table:formula="of:=[.C39]/([.D39]-[.D38])" office:value-type="float" office:value="102209.765546014" calcext:value-type="float">
            <text:p>102209.765546014</text:p>
          </table:table-cell>
          <table:table-cell/>
          <table:table-cell office:value-type="float" office:value="1443135622.97295" calcext:value-type="float">
            <text:p>1443135622.97295</text:p>
          </table:table-cell>
          <table:table-cell table:formula="of:=[.G39]-[.$B$2]" office:value-type="float" office:value="16.5938074588776" calcext:value-type="float">
            <text:p>16.5938074589</text:p>
          </table:table-cell>
          <table:table-cell table:formula="of:=[.C39]/([.H39]-[.H38])" office:value-type="float" office:value="102239.1514027" calcext:value-type="float">
            <text:p>102239.1514027</text:p>
          </table:table-cell>
          <table:table-cell table:formula="of:=[.G39]-[.$B39]" office:value-type="float" office:value="0.274581909179687" calcext:value-type="float">
            <text:p>0.274581909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5622.77882" calcext:value-type="float">
            <text:p>1443135622.77882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16.399674654007" calcext:value-type="float">
            <text:p>16.399674654</text:p>
          </table:table-cell>
          <table:table-cell table:formula="of:=[.C40]/([.D40]-[.D39])" office:value-type="float" office:value="102226.122598006" calcext:value-type="float">
            <text:p>102226.122598006</text:p>
          </table:table-cell>
          <table:table-cell/>
          <table:table-cell office:value-type="float" office:value="1443135623.0533" calcext:value-type="float">
            <text:p>1443135623.0533</text:p>
          </table:table-cell>
          <table:table-cell table:formula="of:=[.G40]-[.$B$2]" office:value-type="float" office:value="16.6741588115692" calcext:value-type="float">
            <text:p>16.6741588116</text:p>
          </table:table-cell>
          <table:table-cell table:formula="of:=[.C40]/([.H40]-[.H39])" office:value-type="float" office:value="102350.486015584" calcext:value-type="float">
            <text:p>102350.486015584</text:p>
          </table:table-cell>
          <table:table-cell table:formula="of:=[.G40]-[.$B40]" office:value-type="float" office:value="0.274484157562256" calcext:value-type="float">
            <text:p>0.274484157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5622.85927" calcext:value-type="float">
            <text:p>1443135622.85927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16.4801256656647" calcext:value-type="float">
            <text:p>16.4801256657</text:p>
          </table:table-cell>
          <table:table-cell table:formula="of:=[.C41]/([.D41]-[.D40])" office:value-type="float" office:value="102223.699000699" calcext:value-type="float">
            <text:p>102223.699000699</text:p>
          </table:table-cell>
          <table:table-cell/>
          <table:table-cell office:value-type="float" office:value="1443135623.1338" calcext:value-type="float">
            <text:p>1443135623.1338</text:p>
          </table:table-cell>
          <table:table-cell table:formula="of:=[.G41]-[.$B$2]" office:value-type="float" office:value="16.7546601295471" calcext:value-type="float">
            <text:p>16.7546601295</text:p>
          </table:table-cell>
          <table:table-cell table:formula="of:=[.C41]/([.H41]-[.H40])" office:value-type="float" office:value="102159.818082198" calcext:value-type="float">
            <text:p>102159.818082198</text:p>
          </table:table-cell>
          <table:table-cell table:formula="of:=[.G41]-[.$B41]" office:value-type="float" office:value="0.274534463882446" calcext:value-type="float">
            <text:p>0.27453446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5622.9397" calcext:value-type="float">
            <text:p>1443135622.9397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16.5605640411377" calcext:value-type="float">
            <text:p>16.5605640411</text:p>
          </table:table-cell>
          <table:table-cell table:formula="of:=[.C42]/([.D42]-[.D41])" office:value-type="float" office:value="102239.757474443" calcext:value-type="float">
            <text:p>102239.757474443</text:p>
          </table:table-cell>
          <table:table-cell/>
          <table:table-cell office:value-type="float" office:value="1443135623.21467" calcext:value-type="float">
            <text:p>1443135623.21467</text:p>
          </table:table-cell>
          <table:table-cell table:formula="of:=[.G42]-[.$B$2]" office:value-type="float" office:value="16.8355267047882" calcext:value-type="float">
            <text:p>16.8355267048</text:p>
          </table:table-cell>
          <table:table-cell table:formula="of:=[.C42]/([.H42]-[.H41])" office:value-type="float" office:value="101698.383732483" calcext:value-type="float">
            <text:p>101698.383732483</text:p>
          </table:table-cell>
          <table:table-cell table:formula="of:=[.G42]-[.$B42]" office:value-type="float" office:value="0.274962663650513" calcext:value-type="float">
            <text:p>0.274962663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5623.02062" calcext:value-type="float">
            <text:p>1443135623.02062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16.6414771080017" calcext:value-type="float">
            <text:p>16.641477108</text:p>
          </table:table-cell>
          <table:table-cell table:formula="of:=[.C43]/([.D43]-[.D42])" office:value-type="float" office:value="101639.949129869" calcext:value-type="float">
            <text:p>101639.949129869</text:p>
          </table:table-cell>
          <table:table-cell/>
          <table:table-cell office:value-type="float" office:value="1443135623.29718" calcext:value-type="float">
            <text:p>1443135623.29718</text:p>
          </table:table-cell>
          <table:table-cell table:formula="of:=[.G43]-[.$B$2]" office:value-type="float" office:value="16.918041229248" calcext:value-type="float">
            <text:p>16.9180412292</text:p>
          </table:table-cell>
          <table:table-cell table:formula="of:=[.C43]/([.H43]-[.H42])" office:value-type="float" office:value="99667.3016518777" calcext:value-type="float">
            <text:p>99667.3016518777</text:p>
          </table:table-cell>
          <table:table-cell table:formula="of:=[.G43]-[.$B43]" office:value-type="float" office:value="0.276564121246338" calcext:value-type="float">
            <text:p>0.27656412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5623.10298" calcext:value-type="float">
            <text:p>1443135623.10298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16.7238426208496" calcext:value-type="float">
            <text:p>16.7238426208</text:p>
          </table:table-cell>
          <table:table-cell table:formula="of:=[.C44]/([.D44]-[.D43])" office:value-type="float" office:value="99847.6148043512" calcext:value-type="float">
            <text:p>99847.6148043512</text:p>
          </table:table-cell>
          <table:table-cell/>
          <table:table-cell office:value-type="float" office:value="1443135623.37934" calcext:value-type="float">
            <text:p>1443135623.37934</text:p>
          </table:table-cell>
          <table:table-cell table:formula="of:=[.G44]-[.$B$2]" office:value-type="float" office:value="17.0001957416534" calcext:value-type="float">
            <text:p>17.0001957417</text:p>
          </table:table-cell>
          <table:table-cell table:formula="of:=[.C44]/([.H44]-[.H43])" office:value-type="float" office:value="100104.057089625" calcext:value-type="float">
            <text:p>100104.057089625</text:p>
          </table:table-cell>
          <table:table-cell table:formula="of:=[.G44]-[.$B44]" office:value-type="float" office:value="0.276353120803833" calcext:value-type="float">
            <text:p>0.276353120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5623.1854" calcext:value-type="float">
            <text:p>1443135623.1854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16.8062608242035" calcext:value-type="float">
            <text:p>16.8062608242</text:p>
          </table:table-cell>
          <table:table-cell table:formula="of:=[.C45]/([.D45]-[.D44])" office:value-type="float" office:value="99783.781559619" calcext:value-type="float">
            <text:p>99783.781559619</text:p>
          </table:table-cell>
          <table:table-cell/>
          <table:table-cell office:value-type="float" office:value="1443135623.46198" calcext:value-type="float">
            <text:p>1443135623.46198</text:p>
          </table:table-cell>
          <table:table-cell table:formula="of:=[.G45]-[.$B$2]" office:value-type="float" office:value="17.0828442573547" calcext:value-type="float">
            <text:p>17.0828442574</text:p>
          </table:table-cell>
          <table:table-cell table:formula="of:=[.C45]/([.H45]-[.H44])" office:value-type="float" office:value="99505.7192523936" calcext:value-type="float">
            <text:p>99505.7192523936</text:p>
          </table:table-cell>
          <table:table-cell table:formula="of:=[.G45]-[.$B45]" office:value-type="float" office:value="0.276583433151245" calcext:value-type="float">
            <text:p>0.276583433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5623.26778" calcext:value-type="float">
            <text:p>1443135623.26778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16.8886439800262" calcext:value-type="float">
            <text:p>16.88864398</text:p>
          </table:table-cell>
          <table:table-cell table:formula="of:=[.C46]/([.D46]-[.D45])" office:value-type="float" office:value="99826.2316837414" calcext:value-type="float">
            <text:p>99826.2316837414</text:p>
          </table:table-cell>
          <table:table-cell/>
          <table:table-cell office:value-type="float" office:value="1443135623.54422" calcext:value-type="float">
            <text:p>1443135623.54422</text:p>
          </table:table-cell>
          <table:table-cell table:formula="of:=[.G46]-[.$B$2]" office:value-type="float" office:value="17.1650745868683" calcext:value-type="float">
            <text:p>17.1650745869</text:p>
          </table:table-cell>
          <table:table-cell table:formula="of:=[.C46]/([.H46]-[.H45])" office:value-type="float" office:value="100011.760242854" calcext:value-type="float">
            <text:p>100011.760242854</text:p>
          </table:table-cell>
          <table:table-cell table:formula="of:=[.G46]-[.$B46]" office:value-type="float" office:value="0.276430606842041" calcext:value-type="float">
            <text:p>0.276430606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5623.35016" calcext:value-type="float">
            <text:p>1443135623.35016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16.9710221290588" calcext:value-type="float">
            <text:p>16.9710221291</text:p>
          </table:table-cell>
          <table:table-cell table:formula="of:=[.C47]/([.D47]-[.D46])" office:value-type="float" office:value="99832.2989358038" calcext:value-type="float">
            <text:p>99832.2989358038</text:p>
          </table:table-cell>
          <table:table-cell/>
          <table:table-cell office:value-type="float" office:value="1443135623.6266" calcext:value-type="float">
            <text:p>1443135623.6266</text:p>
          </table:table-cell>
          <table:table-cell table:formula="of:=[.G47]-[.$B$2]" office:value-type="float" office:value="17.2474586963654" calcext:value-type="float">
            <text:p>17.2474586964</text:p>
          </table:table-cell>
          <table:table-cell table:formula="of:=[.C47]/([.H47]-[.H46])" office:value-type="float" office:value="99825.076100294" calcext:value-type="float">
            <text:p>99825.076100294</text:p>
          </table:table-cell>
          <table:table-cell table:formula="of:=[.G47]-[.$B47]" office:value-type="float" office:value="0.276436567306519" calcext:value-type="float">
            <text:p>0.276436567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5623.43255" calcext:value-type="float">
            <text:p>1443135623.43255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17.0534121990204" calcext:value-type="float">
            <text:p>17.053412199</text:p>
          </table:table-cell>
          <table:table-cell table:formula="of:=[.C48]/([.D48]-[.D47])" office:value-type="float" office:value="99817.8543098484" calcext:value-type="float">
            <text:p>99817.8543098484</text:p>
          </table:table-cell>
          <table:table-cell/>
          <table:table-cell office:value-type="float" office:value="1443135623.70911" calcext:value-type="float">
            <text:p>1443135623.70911</text:p>
          </table:table-cell>
          <table:table-cell table:formula="of:=[.G48]-[.$B$2]" office:value-type="float" office:value="17.3299736976624" calcext:value-type="float">
            <text:p>17.3299736977</text:p>
          </table:table-cell>
          <table:table-cell table:formula="of:=[.C48]/([.H48]-[.H47])" office:value-type="float" office:value="99666.7256951166" calcext:value-type="float">
            <text:p>99666.7256951166</text:p>
          </table:table-cell>
          <table:table-cell table:formula="of:=[.G48]-[.$B48]" office:value-type="float" office:value="0.276561498641968" calcext:value-type="float">
            <text:p>0.276561498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5623.51493" calcext:value-type="float">
            <text:p>1443135623.51493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17.135790348053" calcext:value-type="float">
            <text:p>17.1357903481</text:p>
          </table:table-cell>
          <table:table-cell table:formula="of:=[.C49]/([.D49]-[.D48])" office:value-type="float" office:value="99832.2989358038" calcext:value-type="float">
            <text:p>99832.2989358038</text:p>
          </table:table-cell>
          <table:table-cell/>
          <table:table-cell office:value-type="float" office:value="1443135623.7915" calcext:value-type="float">
            <text:p>1443135623.7915</text:p>
          </table:table-cell>
          <table:table-cell table:formula="of:=[.G49]-[.$B$2]" office:value-type="float" office:value="17.4123561382294" calcext:value-type="float">
            <text:p>17.4123561382</text:p>
          </table:table-cell>
          <table:table-cell table:formula="of:=[.C49]/([.H49]-[.H48])" office:value-type="float" office:value="99827.0983888846" calcext:value-type="float">
            <text:p>99827.0983888846</text:p>
          </table:table-cell>
          <table:table-cell table:formula="of:=[.G49]-[.$B49]" office:value-type="float" office:value="0.276565790176392" calcext:value-type="float">
            <text:p>0.276565790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5623.59736" calcext:value-type="float">
            <text:p>1443135623.59736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17.2182199954987" calcext:value-type="float">
            <text:p>17.2182199955</text:p>
          </table:table-cell>
          <table:table-cell table:formula="of:=[.C50]/([.D50]-[.D49])" office:value-type="float" office:value="99769.9281125718" calcext:value-type="float">
            <text:p>99769.9281125718</text:p>
          </table:table-cell>
          <table:table-cell/>
          <table:table-cell office:value-type="float" office:value="1443135623.87388" calcext:value-type="float">
            <text:p>1443135623.87388</text:p>
          </table:table-cell>
          <table:table-cell table:formula="of:=[.G50]-[.$B$2]" office:value-type="float" office:value="17.4947397708893" calcext:value-type="float">
            <text:p>17.4947397709</text:p>
          </table:table-cell>
          <table:table-cell table:formula="of:=[.C50]/([.H50]-[.H49])" office:value-type="float" office:value="99825.6538886735" calcext:value-type="float">
            <text:p>99825.6538886735</text:p>
          </table:table-cell>
          <table:table-cell table:formula="of:=[.G50]-[.$B50]" office:value-type="float" office:value="0.276519775390625" calcext:value-type="float">
            <text:p>0.27651977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5623.67975" calcext:value-type="float">
            <text:p>1443135623.67975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17.3006069660187" calcext:value-type="float">
            <text:p>17.300606966</text:p>
          </table:table-cell>
          <table:table-cell table:formula="of:=[.C51]/([.D51]-[.D50])" office:value-type="float" office:value="99821.6095104701" calcext:value-type="float">
            <text:p>99821.6095104701</text:p>
          </table:table-cell>
          <table:table-cell/>
          <table:table-cell office:value-type="float" office:value="1443135623.95625" calcext:value-type="float">
            <text:p>1443135623.95625</text:p>
          </table:table-cell>
          <table:table-cell table:formula="of:=[.G51]-[.$B$2]" office:value-type="float" office:value="17.5771071910858" calcext:value-type="float">
            <text:p>17.5771071911</text:p>
          </table:table-cell>
          <table:table-cell table:formula="of:=[.C51]/([.H51]-[.H50])" office:value-type="float" office:value="99845.3026740073" calcext:value-type="float">
            <text:p>99845.3026740073</text:p>
          </table:table-cell>
          <table:table-cell table:formula="of:=[.G51]-[.$B51]" office:value-type="float" office:value="0.276500225067139" calcext:value-type="float">
            <text:p>0.276500225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5623.76215" calcext:value-type="float">
            <text:p>1443135623.76215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17.3830118179321" calcext:value-type="float">
            <text:p>17.3830118179</text:p>
          </table:table-cell>
          <table:table-cell table:formula="of:=[.C52]/([.D52]-[.D51])" office:value-type="float" office:value="99799.9487777427" calcext:value-type="float">
            <text:p>99799.9487777427</text:p>
          </table:table-cell>
          <table:table-cell/>
          <table:table-cell office:value-type="float" office:value="1443135624.03873" calcext:value-type="float">
            <text:p>1443135624.03873</text:p>
          </table:table-cell>
          <table:table-cell table:formula="of:=[.G52]-[.$B$2]" office:value-type="float" office:value="17.6595878601074" calcext:value-type="float">
            <text:p>17.6595878601</text:p>
          </table:table-cell>
          <table:table-cell table:formula="of:=[.C52]/([.H52]-[.H51])" office:value-type="float" office:value="99708.2116034444" calcext:value-type="float">
            <text:p>99708.2116034444</text:p>
          </table:table-cell>
          <table:table-cell table:formula="of:=[.G52]-[.$B52]" office:value-type="float" office:value="0.276576042175293" calcext:value-type="float">
            <text:p>0.276576042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5623.84454" calcext:value-type="float">
            <text:p>1443135623.84454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17.465395450592" calcext:value-type="float">
            <text:p>17.4653954506</text:p>
          </table:table-cell>
          <table:table-cell table:formula="of:=[.C53]/([.D53]-[.D52])" office:value-type="float" office:value="99825.6538886735" calcext:value-type="float">
            <text:p>99825.6538886735</text:p>
          </table:table-cell>
          <table:table-cell/>
          <table:table-cell office:value-type="float" office:value="1443135624.12112" calcext:value-type="float">
            <text:p>1443135624.12112</text:p>
          </table:table-cell>
          <table:table-cell table:formula="of:=[.G53]-[.$B$2]" office:value-type="float" office:value="17.7419748306274" calcext:value-type="float">
            <text:p>17.7419748306</text:p>
          </table:table-cell>
          <table:table-cell table:formula="of:=[.C53]/([.H53]-[.H52])" office:value-type="float" office:value="99821.6095104701" calcext:value-type="float">
            <text:p>99821.6095104701</text:p>
          </table:table-cell>
          <table:table-cell table:formula="of:=[.G53]-[.$B53]" office:value-type="float" office:value="0.2765793800354" calcext:value-type="float">
            <text:p>0.2765793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5623.92692" calcext:value-type="float">
            <text:p>1443135623.92692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17.5477812290192" calcext:value-type="float">
            <text:p>17.547781229</text:p>
          </table:table-cell>
          <table:table-cell table:formula="of:=[.C54]/([.D54]-[.D53])" office:value-type="float" office:value="99823.0538936365" calcext:value-type="float">
            <text:p>99823.0538936365</text:p>
          </table:table-cell>
          <table:table-cell/>
          <table:table-cell office:value-type="float" office:value="1443135624.20338" calcext:value-type="float">
            <text:p>1443135624.20338</text:p>
          </table:table-cell>
          <table:table-cell table:formula="of:=[.G54]-[.$B$2]" office:value-type="float" office:value="17.8242363929749" calcext:value-type="float">
            <text:p>17.824236393</text:p>
          </table:table-cell>
          <table:table-cell table:formula="of:=[.C54]/([.H54]-[.H53])" office:value-type="float" office:value="99973.788064806" calcext:value-type="float">
            <text:p>99973.788064806</text:p>
          </table:table-cell>
          <table:table-cell table:formula="of:=[.G54]-[.$B54]" office:value-type="float" office:value="0.276455163955688" calcext:value-type="float">
            <text:p>0.27645516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5624.00927" calcext:value-type="float">
            <text:p>1443135624.00927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17.6301250457764" calcext:value-type="float">
            <text:p>17.6301250458</text:p>
          </table:table-cell>
          <table:table-cell table:formula="of:=[.C55]/([.D55]-[.D54])" office:value-type="float" office:value="99873.9228259139" calcext:value-type="float">
            <text:p>99873.9228259139</text:p>
          </table:table-cell>
          <table:table-cell/>
          <table:table-cell office:value-type="float" office:value="1443135624.28527" calcext:value-type="float">
            <text:p>1443135624.28527</text:p>
          </table:table-cell>
          <table:table-cell table:formula="of:=[.G55]-[.$B$2]" office:value-type="float" office:value="17.9061274528503" calcext:value-type="float">
            <text:p>17.9061274529</text:p>
          </table:table-cell>
          <table:table-cell table:formula="of:=[.C55]/([.H55]-[.H54])" office:value-type="float" office:value="100426.102831057" calcext:value-type="float">
            <text:p>100426.102831057</text:p>
          </table:table-cell>
          <table:table-cell table:formula="of:=[.G55]-[.$B55]" office:value-type="float" office:value="0.276002407073975" calcext:value-type="float">
            <text:p>0.276002407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5624.09123" calcext:value-type="float">
            <text:p>1443135624.09123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17.7120864391327" calcext:value-type="float">
            <text:p>17.7120864391</text:p>
          </table:table-cell>
          <table:table-cell table:formula="of:=[.C56]/([.D56]-[.D55])" office:value-type="float" office:value="100339.924240265" calcext:value-type="float">
            <text:p>100339.924240265</text:p>
          </table:table-cell>
          <table:table-cell/>
          <table:table-cell office:value-type="float" office:value="1443135624.36726" calcext:value-type="float">
            <text:p>1443135624.36726</text:p>
          </table:table-cell>
          <table:table-cell table:formula="of:=[.G56]-[.$B$2]" office:value-type="float" office:value="17.9881207942963" calcext:value-type="float">
            <text:p>17.9881207943</text:p>
          </table:table-cell>
          <table:table-cell table:formula="of:=[.C56]/([.H56]-[.H55])" office:value-type="float" office:value="100300.82754249" calcext:value-type="float">
            <text:p>100300.82754249</text:p>
          </table:table-cell>
          <table:table-cell table:formula="of:=[.G56]-[.$B56]" office:value-type="float" office:value="0.276034355163574" calcext:value-type="float">
            <text:p>0.276034355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5624.17324" calcext:value-type="float">
            <text:p>1443135624.17324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17.7940964698792" calcext:value-type="float">
            <text:p>17.7940964699</text:p>
          </table:table-cell>
          <table:table-cell table:formula="of:=[.C57]/([.D57]-[.D56])" office:value-type="float" office:value="100280.416006977" calcext:value-type="float">
            <text:p>100280.416006977</text:p>
          </table:table-cell>
          <table:table-cell/>
          <table:table-cell office:value-type="float" office:value="1443135624.46059" calcext:value-type="float">
            <text:p>1443135624.46059</text:p>
          </table:table-cell>
          <table:table-cell table:formula="of:=[.G57]-[.$B$2]" office:value-type="float" office:value="18.0814483165741" calcext:value-type="float">
            <text:p>18.0814483166</text:p>
          </table:table-cell>
          <table:table-cell table:formula="of:=[.C57]/([.H57]-[.H56])" office:value-type="float" office:value="88119.7721666445" calcext:value-type="float">
            <text:p>88119.7721666445</text:p>
          </table:table-cell>
          <table:table-cell table:formula="of:=[.G57]-[.$B57]" office:value-type="float" office:value="0.287351846694946" calcext:value-type="float">
            <text:p>0.287351846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5624.25519" calcext:value-type="float">
            <text:p>1443135624.25519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17.8760523796082" calcext:value-type="float">
            <text:p>17.8760523796</text:p>
          </table:table-cell>
          <table:table-cell table:formula="of:=[.C58]/([.D58]-[.D57])" office:value-type="float" office:value="100346.637932439" calcext:value-type="float">
            <text:p>100346.637932439</text:p>
          </table:table-cell>
          <table:table-cell/>
          <table:table-cell office:value-type="float" office:value="1443135624.6133" calcext:value-type="float">
            <text:p>1443135624.6133</text:p>
          </table:table-cell>
          <table:table-cell table:formula="of:=[.G58]-[.$B$2]" office:value-type="float" office:value="18.2341570854187" calcext:value-type="float">
            <text:p>18.2341570854</text:p>
          </table:table-cell>
          <table:table-cell table:formula="of:=[.C58]/([.H58]-[.H57])" office:value-type="float" office:value="53854.1438204422" calcext:value-type="float">
            <text:p>53854.1438204422</text:p>
          </table:table-cell>
          <table:table-cell table:formula="of:=[.G58]-[.$B58]" office:value-type="float" office:value="0.358104705810547" calcext:value-type="float">
            <text:p>0.358104705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5624.33716" calcext:value-type="float">
            <text:p>1443135624.33716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17.9580185413361" calcext:value-type="float">
            <text:p>17.9580185413</text:p>
          </table:table-cell>
          <table:table-cell table:formula="of:=[.C59]/([.D59]-[.D58])" office:value-type="float" office:value="100334.086977262" calcext:value-type="float">
            <text:p>100334.086977262</text:p>
          </table:table-cell>
          <table:table-cell/>
          <table:table-cell office:value-type="float" office:value="1443135624.69534" calcext:value-type="float">
            <text:p>1443135624.69534</text:p>
          </table:table-cell>
          <table:table-cell table:formula="of:=[.G59]-[.$B$2]" office:value-type="float" office:value="18.3162016868591" calcext:value-type="float">
            <text:p>18.3162016869</text:p>
          </table:table-cell>
          <table:table-cell table:formula="of:=[.C59]/([.H59]-[.H58])" office:value-type="float" office:value="100238.161385563" calcext:value-type="float">
            <text:p>100238.161385563</text:p>
          </table:table-cell>
          <table:table-cell table:formula="of:=[.G59]-[.$B59]" office:value-type="float" office:value="0.358183145523071" calcext:value-type="float">
            <text:p>0.358183145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5624.41915" calcext:value-type="float">
            <text:p>1443135624.41915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18.0400140285492" calcext:value-type="float">
            <text:p>18.0400140285</text:p>
          </table:table-cell>
          <table:table-cell table:formula="of:=[.C60]/([.D60]-[.D59])" office:value-type="float" office:value="100298.202736731" calcext:value-type="float">
            <text:p>100298.202736731</text:p>
          </table:table-cell>
          <table:table-cell/>
          <table:table-cell office:value-type="float" office:value="1443135624.77716" calcext:value-type="float">
            <text:p>1443135624.77716</text:p>
          </table:table-cell>
          <table:table-cell table:formula="of:=[.G60]-[.$B$2]" office:value-type="float" office:value="18.398020029068" calcext:value-type="float">
            <text:p>18.3980200291</text:p>
          </table:table-cell>
          <table:table-cell table:formula="of:=[.C60]/([.H60]-[.H59])" office:value-type="float" office:value="100515.358512229" calcext:value-type="float">
            <text:p>100515.358512229</text:p>
          </table:table-cell>
          <table:table-cell table:formula="of:=[.G60]-[.$B60]" office:value-type="float" office:value="0.358006000518799" calcext:value-type="float">
            <text:p>0.358006000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5624.50114" calcext:value-type="float">
            <text:p>1443135624.50114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18.121997833252" calcext:value-type="float">
            <text:p>18.1219978333</text:p>
          </table:table-cell>
          <table:table-cell table:formula="of:=[.C61]/([.D61]-[.D60])" office:value-type="float" office:value="100312.495008215" calcext:value-type="float">
            <text:p>100312.495008215</text:p>
          </table:table-cell>
          <table:table-cell/>
          <table:table-cell office:value-type="float" office:value="1443135624.8592" calcext:value-type="float">
            <text:p>1443135624.8592</text:p>
          </table:table-cell>
          <table:table-cell table:formula="of:=[.G61]-[.$B$2]" office:value-type="float" office:value="18.4800546169281" calcext:value-type="float">
            <text:p>18.4800546169</text:p>
          </table:table-cell>
          <table:table-cell table:formula="of:=[.C61]/([.H61]-[.H60])" office:value-type="float" office:value="100250.39699138" calcext:value-type="float">
            <text:p>100250.39699138</text:p>
          </table:table-cell>
          <table:table-cell table:formula="of:=[.G61]-[.$B61]" office:value-type="float" office:value="0.358056783676147" calcext:value-type="float">
            <text:p>0.358056783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5624.58311" calcext:value-type="float">
            <text:p>1443135624.58311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18.2039663791657" calcext:value-type="float">
            <text:p>18.2039663792</text:p>
          </table:table-cell>
          <table:table-cell table:formula="of:=[.C62]/([.D62]-[.D61])" office:value-type="float" office:value="100331.16860044" calcext:value-type="float">
            <text:p>100331.16860044</text:p>
          </table:table-cell>
          <table:table-cell/>
          <table:table-cell office:value-type="float" office:value="1443135624.94127" calcext:value-type="float">
            <text:p>1443135624.94127</text:p>
          </table:table-cell>
          <table:table-cell table:formula="of:=[.G62]-[.$B$2]" office:value-type="float" office:value="18.5621280670166" calcext:value-type="float">
            <text:p>18.562128067</text:p>
          </table:table-cell>
          <table:table-cell table:formula="of:=[.C62]/([.H62]-[.H61])" office:value-type="float" office:value="100202.927879015" calcext:value-type="float">
            <text:p>100202.927879015</text:p>
          </table:table-cell>
          <table:table-cell table:formula="of:=[.G62]-[.$B62]" office:value-type="float" office:value="0.358161687850952" calcext:value-type="float">
            <text:p>0.358161687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5624.66508" calcext:value-type="float">
            <text:p>1443135624.66508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18.2859432697296" calcext:value-type="float">
            <text:p>18.2859432697</text:p>
          </table:table-cell>
          <table:table-cell table:formula="of:=[.C63]/([.D63]-[.D62])" office:value-type="float" office:value="100320.955618376" calcext:value-type="float">
            <text:p>100320.955618376</text:p>
          </table:table-cell>
          <table:table-cell/>
          <table:table-cell office:value-type="float" office:value="1443135625.10515" calcext:value-type="float">
            <text:p>1443135625.10515</text:p>
          </table:table-cell>
          <table:table-cell table:formula="of:=[.G63]-[.$B$2]" office:value-type="float" office:value="18.7260117530823" calcext:value-type="float">
            <text:p>18.7260117531</text:p>
          </table:table-cell>
          <table:table-cell table:formula="of:=[.C63]/([.H63]-[.H62])" office:value-type="float" office:value="50181.9320606711" calcext:value-type="float">
            <text:p>50181.9320606711</text:p>
          </table:table-cell>
          <table:table-cell table:formula="of:=[.G63]-[.$B63]" office:value-type="float" office:value="0.440068483352661" calcext:value-type="float">
            <text:p>0.440068483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5624.74708" calcext:value-type="float">
            <text:p>1443135624.74708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18.3679387569428" calcext:value-type="float">
            <text:p>18.3679387569</text:p>
          </table:table-cell>
          <table:table-cell table:formula="of:=[.C64]/([.D64]-[.D63])" office:value-type="float" office:value="100298.202736731" calcext:value-type="float">
            <text:p>100298.202736731</text:p>
          </table:table-cell>
          <table:table-cell/>
          <table:table-cell office:value-type="float" office:value="1443135625.18707" calcext:value-type="float">
            <text:p>1443135625.18707</text:p>
          </table:table-cell>
          <table:table-cell table:formula="of:=[.G64]-[.$B$2]" office:value-type="float" office:value="18.8079319000244" calcext:value-type="float">
            <text:p>18.8079319</text:p>
          </table:table-cell>
          <table:table-cell table:formula="of:=[.C64]/([.H64]-[.H63])" office:value-type="float" office:value="100390.44492692" calcext:value-type="float">
            <text:p>100390.44492692</text:p>
          </table:table-cell>
          <table:table-cell table:formula="of:=[.G64]-[.$B64]" office:value-type="float" office:value="0.439993143081665" calcext:value-type="float">
            <text:p>0.439993143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5624.82906" calcext:value-type="float">
            <text:p>1443135624.82906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18.4499199390411" calcext:value-type="float">
            <text:p>18.449919939</text:p>
          </table:table-cell>
          <table:table-cell table:formula="of:=[.C65]/([.D65]-[.D64])" office:value-type="float" office:value="100315.704037179" calcext:value-type="float">
            <text:p>100315.704037179</text:p>
          </table:table-cell>
          <table:table-cell/>
          <table:table-cell office:value-type="float" office:value="1443135625.26586" calcext:value-type="float">
            <text:p>1443135625.26586</text:p>
          </table:table-cell>
          <table:table-cell table:formula="of:=[.G65]-[.$B$2]" office:value-type="float" office:value="18.8867220878601" calcext:value-type="float">
            <text:p>18.8867220879</text:p>
          </table:table-cell>
          <table:table-cell table:formula="of:=[.C65]/([.H65]-[.H64])" office:value-type="float" office:value="104378.479426272" calcext:value-type="float">
            <text:p>104378.479426272</text:p>
          </table:table-cell>
          <table:table-cell table:formula="of:=[.G65]-[.$B65]" office:value-type="float" office:value="0.43680214881897" calcext:value-type="float">
            <text:p>0.436802148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5624.91105" calcext:value-type="float">
            <text:p>1443135624.91105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18.5319128036499" calcext:value-type="float">
            <text:p>18.5319128036</text:p>
          </table:table-cell>
          <table:table-cell table:formula="of:=[.C66]/([.D66]-[.D65])" office:value-type="float" office:value="100301.410851316" calcext:value-type="float">
            <text:p>100301.410851316</text:p>
          </table:table-cell>
          <table:table-cell/>
          <table:table-cell office:value-type="float" office:value="1443135625.34433" calcext:value-type="float">
            <text:p>1443135625.34433</text:p>
          </table:table-cell>
          <table:table-cell table:formula="of:=[.G66]-[.$B$2]" office:value-type="float" office:value="18.9651906490326" calcext:value-type="float">
            <text:p>18.965190649</text:p>
          </table:table-cell>
          <table:table-cell table:formula="of:=[.C66]/([.H66]-[.H65])" office:value-type="float" office:value="104806.305571507" calcext:value-type="float">
            <text:p>104806.305571507</text:p>
          </table:table-cell>
          <table:table-cell table:formula="of:=[.G66]-[.$B66]" office:value-type="float" office:value="0.43327784538269" calcext:value-type="float">
            <text:p>0.433277845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5624.99304" calcext:value-type="float">
            <text:p>1443135624.99304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18.6138968467712" calcext:value-type="float">
            <text:p>18.6138968468</text:p>
          </table:table-cell>
          <table:table-cell table:formula="of:=[.C67]/([.D67]-[.D66])" office:value-type="float" office:value="100312.20328849" calcext:value-type="float">
            <text:p>100312.20328849</text:p>
          </table:table-cell>
          <table:table-cell/>
          <table:table-cell office:value-type="float" office:value="1443135625.42301" calcext:value-type="float">
            <text:p>1443135625.42301</text:p>
          </table:table-cell>
          <table:table-cell table:formula="of:=[.G67]-[.$B$2]" office:value-type="float" office:value="19.0438690185547" calcext:value-type="float">
            <text:p>19.0438690186</text:p>
          </table:table-cell>
          <table:table-cell table:formula="of:=[.C67]/([.H67]-[.H66])" office:value-type="float" office:value="104526.8229369" calcext:value-type="float">
            <text:p>104526.8229369</text:p>
          </table:table-cell>
          <table:table-cell table:formula="of:=[.G67]-[.$B67]" office:value-type="float" office:value="0.429972171783447" calcext:value-type="float">
            <text:p>0.429972171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5625.07181" calcext:value-type="float">
            <text:p>1443135625.07181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18.6926689147949" calcext:value-type="float">
            <text:p>18.6926689148</text:p>
          </table:table-cell>
          <table:table-cell table:formula="of:=[.C68]/([.D68]-[.D67])" office:value-type="float" office:value="104402.489439881" calcext:value-type="float">
            <text:p>104402.489439881</text:p>
          </table:table-cell>
          <table:table-cell/>
          <table:table-cell office:value-type="float" office:value="1443135625.50126" calcext:value-type="float">
            <text:p>1443135625.50126</text:p>
          </table:table-cell>
          <table:table-cell table:formula="of:=[.G68]-[.$B$2]" office:value-type="float" office:value="19.1221144199371" calcext:value-type="float">
            <text:p>19.1221144199</text:p>
          </table:table-cell>
          <table:table-cell table:formula="of:=[.C68]/([.H68]-[.H67])" office:value-type="float" office:value="105105.218385971" calcext:value-type="float">
            <text:p>105105.218385971</text:p>
          </table:table-cell>
          <table:table-cell table:formula="of:=[.G68]-[.$B68]" office:value-type="float" office:value="0.429445505142212" calcext:value-type="float">
            <text:p>0.429445505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5625.15028" calcext:value-type="float">
            <text:p>1443135625.15028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18.7711346149445" calcext:value-type="float">
            <text:p>18.7711346149</text:p>
          </table:table-cell>
          <table:table-cell table:formula="of:=[.C69]/([.D69]-[.D68])" office:value-type="float" office:value="104810.127027824" calcext:value-type="float">
            <text:p>104810.127027824</text:p>
          </table:table-cell>
          <table:table-cell/>
          <table:table-cell office:value-type="float" office:value="1443135625.57983" calcext:value-type="float">
            <text:p>1443135625.57983</text:p>
          </table:table-cell>
          <table:table-cell table:formula="of:=[.G69]-[.$B$2]" office:value-type="float" office:value="19.2006847858429" calcext:value-type="float">
            <text:p>19.2006847858</text:p>
          </table:table-cell>
          <table:table-cell table:formula="of:=[.C69]/([.H69]-[.H68])" office:value-type="float" office:value="104670.506560501" calcext:value-type="float">
            <text:p>104670.506560501</text:p>
          </table:table-cell>
          <table:table-cell table:formula="of:=[.G69]-[.$B69]" office:value-type="float" office:value="0.429550170898438" calcext:value-type="float">
            <text:p>0.429550170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5625.22874" calcext:value-type="float">
            <text:p>1443135625.22874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18.8495981693268" calcext:value-type="float">
            <text:p>18.8495981693</text:p>
          </table:table-cell>
          <table:table-cell table:formula="of:=[.C70]/([.D70]-[.D69])" office:value-type="float" office:value="104812.993302947" calcext:value-type="float">
            <text:p>104812.993302947</text:p>
          </table:table-cell>
          <table:table-cell/>
          <table:table-cell office:value-type="float" office:value="1443135625.65832" calcext:value-type="float">
            <text:p>1443135625.65832</text:p>
          </table:table-cell>
          <table:table-cell table:formula="of:=[.G70]-[.$B$2]" office:value-type="float" office:value="19.2791817188263" calcext:value-type="float">
            <text:p>19.2791817188</text:p>
          </table:table-cell>
          <table:table-cell table:formula="of:=[.C70]/([.H70]-[.H69])" office:value-type="float" office:value="104768.424541368" calcext:value-type="float">
            <text:p>104768.424541368</text:p>
          </table:table-cell>
          <table:table-cell table:formula="of:=[.G70]-[.$B70]" office:value-type="float" office:value="0.429583549499512" calcext:value-type="float">
            <text:p>0.429583549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5625.30722" calcext:value-type="float">
            <text:p>1443135625.30722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18.9280805587769" calcext:value-type="float">
            <text:p>18.9280805588</text:p>
          </table:table-cell>
          <table:table-cell table:formula="of:=[.C71]/([.D71]-[.D70])" office:value-type="float" office:value="104787.83912704" calcext:value-type="float">
            <text:p>104787.83912704</text:p>
          </table:table-cell>
          <table:table-cell/>
          <table:table-cell office:value-type="float" office:value="1443135625.73681" calcext:value-type="float">
            <text:p>1443135625.73681</text:p>
          </table:table-cell>
          <table:table-cell table:formula="of:=[.G71]-[.$B$2]" office:value-type="float" office:value="19.3576736450195" calcext:value-type="float">
            <text:p>19.357673645</text:p>
          </table:table-cell>
          <table:table-cell table:formula="of:=[.C71]/([.H71]-[.H70])" office:value-type="float" office:value="104775.107439121" calcext:value-type="float">
            <text:p>104775.107439121</text:p>
          </table:table-cell>
          <table:table-cell table:formula="of:=[.G71]-[.$B71]" office:value-type="float" office:value="0.429593086242676" calcext:value-type="float">
            <text:p>0.429593086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5625.38573" calcext:value-type="float">
            <text:p>1443135625.38573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19.0065877437592" calcext:value-type="float">
            <text:p>19.0065877438</text:p>
          </table:table-cell>
          <table:table-cell table:formula="of:=[.C72]/([.D72]-[.D71])" office:value-type="float" office:value="104754.743172286" calcext:value-type="float">
            <text:p>104754.743172286</text:p>
          </table:table-cell>
          <table:table-cell/>
          <table:table-cell office:value-type="float" office:value="1443135625.81537" calcext:value-type="float">
            <text:p>1443135625.81537</text:p>
          </table:table-cell>
          <table:table-cell table:formula="of:=[.G72]-[.$B$2]" office:value-type="float" office:value="19.4362292289734" calcext:value-type="float">
            <text:p>19.436229229</text:p>
          </table:table-cell>
          <table:table-cell table:formula="of:=[.C72]/([.H72]-[.H71])" office:value-type="float" office:value="104690.202606484" calcext:value-type="float">
            <text:p>104690.202606484</text:p>
          </table:table-cell>
          <table:table-cell table:formula="of:=[.G72]-[.$B72]" office:value-type="float" office:value="0.429641485214233" calcext:value-type="float">
            <text:p>0.429641485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5625.4642" calcext:value-type="float">
            <text:p>1443135625.4642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19.0850563049316" calcext:value-type="float">
            <text:p>19.0850563049</text:p>
          </table:table-cell>
          <table:table-cell table:formula="of:=[.C73]/([.D73]-[.D72])" office:value-type="float" office:value="104806.305571507" calcext:value-type="float">
            <text:p>104806.305571507</text:p>
          </table:table-cell>
          <table:table-cell/>
          <table:table-cell office:value-type="float" office:value="1443135625.89383" calcext:value-type="float">
            <text:p>1443135625.89383</text:p>
          </table:table-cell>
          <table:table-cell table:formula="of:=[.G73]-[.$B$2]" office:value-type="float" office:value="19.5146908760071" calcext:value-type="float">
            <text:p>19.514690876</text:p>
          </table:table-cell>
          <table:table-cell table:formula="of:=[.C73]/([.H73]-[.H72])" office:value-type="float" office:value="104815.54123467" calcext:value-type="float">
            <text:p>104815.54123467</text:p>
          </table:table-cell>
          <table:table-cell table:formula="of:=[.G73]-[.$B73]" office:value-type="float" office:value="0.429634571075439" calcext:value-type="float">
            <text:p>0.429634571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5625.54267" calcext:value-type="float">
            <text:p>1443135625.54267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19.1635272502899" calcext:value-type="float">
            <text:p>19.1635272503</text:p>
          </table:table-cell>
          <table:table-cell table:formula="of:=[.C74]/([.D74]-[.D73])" office:value-type="float" office:value="104803.12123744" calcext:value-type="float">
            <text:p>104803.12123744</text:p>
          </table:table-cell>
          <table:table-cell/>
          <table:table-cell office:value-type="float" office:value="1443135625.97224" calcext:value-type="float">
            <text:p>1443135625.97224</text:p>
          </table:table-cell>
          <table:table-cell table:formula="of:=[.G74]-[.$B$2]" office:value-type="float" office:value="19.593097448349" calcext:value-type="float">
            <text:p>19.5930974483</text:p>
          </table:table-cell>
          <table:table-cell table:formula="of:=[.C74]/([.H74]-[.H73])" office:value-type="float" office:value="104889.166231326" calcext:value-type="float">
            <text:p>104889.166231326</text:p>
          </table:table-cell>
          <table:table-cell table:formula="of:=[.G74]-[.$B74]" office:value-type="float" office:value="0.429570198059082" calcext:value-type="float">
            <text:p>0.429570198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5625.6212" calcext:value-type="float">
            <text:p>1443135625.6212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19.2420642375946" calcext:value-type="float">
            <text:p>19.2420642376</text:p>
          </table:table-cell>
          <table:table-cell table:formula="of:=[.C75]/([.D75]-[.D74])" office:value-type="float" office:value="104714.992034195" calcext:value-type="float">
            <text:p>104714.992034195</text:p>
          </table:table-cell>
          <table:table-cell/>
          <table:table-cell office:value-type="float" office:value="1443135626.05078" calcext:value-type="float">
            <text:p>1443135626.05078</text:p>
          </table:table-cell>
          <table:table-cell table:formula="of:=[.G75]-[.$B$2]" office:value-type="float" office:value="19.6716408729553" calcext:value-type="float">
            <text:p>19.671640873</text:p>
          </table:table-cell>
          <table:table-cell table:formula="of:=[.C75]/([.H75]-[.H74])" office:value-type="float" office:value="104706.409750027" calcext:value-type="float">
            <text:p>104706.409750027</text:p>
          </table:table-cell>
          <table:table-cell table:formula="of:=[.G75]-[.$B75]" office:value-type="float" office:value="0.429576635360718" calcext:value-type="float">
            <text:p>0.429576635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5625.69966" calcext:value-type="float">
            <text:p>1443135625.69966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19.3205223083496" calcext:value-type="float">
            <text:p>19.3205223083</text:p>
          </table:table-cell>
          <table:table-cell table:formula="of:=[.C76]/([.D76]-[.D75])" office:value-type="float" office:value="104820.318940552" calcext:value-type="float">
            <text:p>104820.318940552</text:p>
          </table:table-cell>
          <table:table-cell/>
          <table:table-cell office:value-type="float" office:value="1443135626.12921" calcext:value-type="float">
            <text:p>1443135626.12921</text:p>
          </table:table-cell>
          <table:table-cell table:formula="of:=[.G76]-[.$B$2]" office:value-type="float" office:value="19.7500691413879" calcext:value-type="float">
            <text:p>19.7500691414</text:p>
          </table:table-cell>
          <table:table-cell table:formula="of:=[.C76]/([.H76]-[.H75])" office:value-type="float" office:value="104860.150100927" calcext:value-type="float">
            <text:p>104860.150100927</text:p>
          </table:table-cell>
          <table:table-cell table:formula="of:=[.G76]-[.$B76]" office:value-type="float" office:value="0.42954683303833" calcext:value-type="float">
            <text:p>0.42954683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5625.77812" calcext:value-type="float">
            <text:p>1443135625.77812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19.3989832401276" calcext:value-type="float">
            <text:p>19.3989832401</text:p>
          </table:table-cell>
          <table:table-cell table:formula="of:=[.C77]/([.D77]-[.D76])" office:value-type="float" office:value="104816.496741003" calcext:value-type="float">
            <text:p>104816.496741003</text:p>
          </table:table-cell>
          <table:table-cell/>
          <table:table-cell office:value-type="float" office:value="1443135626.20713" calcext:value-type="float">
            <text:p>1443135626.20713</text:p>
          </table:table-cell>
          <table:table-cell table:formula="of:=[.G77]-[.$B$2]" office:value-type="float" office:value="19.8279893398285" calcext:value-type="float">
            <text:p>19.8279893398</text:p>
          </table:table-cell>
          <table:table-cell table:formula="of:=[.C77]/([.H77]-[.H76])" office:value-type="float" office:value="105543.87905306" calcext:value-type="float">
            <text:p>105543.87905306</text:p>
          </table:table-cell>
          <table:table-cell table:formula="of:=[.G77]-[.$B77]" office:value-type="float" office:value="0.429006099700928" calcext:value-type="float">
            <text:p>0.429006099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5625.85663" calcext:value-type="float">
            <text:p>1443135625.85663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19.4774935245514" calcext:value-type="float">
            <text:p>19.4774935246</text:p>
          </table:table-cell>
          <table:table-cell table:formula="of:=[.C78]/([.D78]-[.D77])" office:value-type="float" office:value="104750.607647831" calcext:value-type="float">
            <text:p>104750.607647831</text:p>
          </table:table-cell>
          <table:table-cell/>
          <table:table-cell office:value-type="float" office:value="1443135626.28213" calcext:value-type="float">
            <text:p>1443135626.28213</text:p>
          </table:table-cell>
          <table:table-cell table:formula="of:=[.G78]-[.$B$2]" office:value-type="float" office:value="19.9029865264893" calcext:value-type="float">
            <text:p>19.9029865265</text:p>
          </table:table-cell>
          <table:table-cell table:formula="of:=[.C78]/([.H78]-[.H77])" office:value-type="float" office:value="109657.446714628" calcext:value-type="float">
            <text:p>109657.446714628</text:p>
          </table:table-cell>
          <table:table-cell table:formula="of:=[.G78]-[.$B78]" office:value-type="float" office:value="0.425493001937866" calcext:value-type="float">
            <text:p>0.425493001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5625.9351" calcext:value-type="float">
            <text:p>1443135625.9351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19.555962562561" calcext:value-type="float">
            <text:p>19.5559625626</text:p>
          </table:table-cell>
          <table:table-cell table:formula="of:=[.C79]/([.D79]-[.D78])" office:value-type="float" office:value="104805.668689213" calcext:value-type="float">
            <text:p>104805.668689213</text:p>
          </table:table-cell>
          <table:table-cell/>
          <table:table-cell office:value-type="float" office:value="1443135626.3569" calcext:value-type="float">
            <text:p>1443135626.3569</text:p>
          </table:table-cell>
          <table:table-cell table:formula="of:=[.G79]-[.$B$2]" office:value-type="float" office:value="19.9777555465698" calcext:value-type="float">
            <text:p>19.9777555466</text:p>
          </table:table-cell>
          <table:table-cell table:formula="of:=[.C79]/([.H79]-[.H78])" office:value-type="float" office:value="109992.079488782" calcext:value-type="float">
            <text:p>109992.079488782</text:p>
          </table:table-cell>
          <table:table-cell table:formula="of:=[.G79]-[.$B79]" office:value-type="float" office:value="0.421792984008789" calcext:value-type="float">
            <text:p>0.42179298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5626.01294" calcext:value-type="float">
            <text:p>1443135626.01294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19.6338005065918" calcext:value-type="float">
            <text:p>19.6338005066</text:p>
          </table:table-cell>
          <table:table-cell table:formula="of:=[.C80]/([.D80]-[.D79])" office:value-type="float" office:value="105655.411411559" calcext:value-type="float">
            <text:p>105655.411411559</text:p>
          </table:table-cell>
          <table:table-cell/>
          <table:table-cell office:value-type="float" office:value="1443135626.43181" calcext:value-type="float">
            <text:p>1443135626.43181</text:p>
          </table:table-cell>
          <table:table-cell table:formula="of:=[.G80]-[.$B$2]" office:value-type="float" office:value="20.052672624588" calcext:value-type="float">
            <text:p>20.0526726246</text:p>
          </table:table-cell>
          <table:table-cell table:formula="of:=[.C80]/([.H80]-[.H79])" office:value-type="float" office:value="109774.703145835" calcext:value-type="float">
            <text:p>109774.703145835</text:p>
          </table:table-cell>
          <table:table-cell table:formula="of:=[.G80]-[.$B80]" office:value-type="float" office:value="0.418872117996216" calcext:value-type="float">
            <text:p>0.4188721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5626.08784" calcext:value-type="float">
            <text:p>1443135626.08784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19.7086975574493" calcext:value-type="float">
            <text:p>19.7086975574</text:p>
          </table:table-cell>
          <table:table-cell table:formula="of:=[.C81]/([.D81]-[.D80])" office:value-type="float" office:value="109804.056445991" calcext:value-type="float">
            <text:p>109804.056445991</text:p>
          </table:table-cell>
          <table:table-cell/>
          <table:table-cell office:value-type="float" office:value="1443135626.50677" calcext:value-type="float">
            <text:p>1443135626.50677</text:p>
          </table:table-cell>
          <table:table-cell table:formula="of:=[.G81]-[.$B$2]" office:value-type="float" office:value="20.1276321411133" calcext:value-type="float">
            <text:p>20.1276321411</text:p>
          </table:table-cell>
          <table:table-cell table:formula="of:=[.C81]/([.H81]-[.H80])" office:value-type="float" office:value="109712.553938735" calcext:value-type="float">
            <text:p>109712.553938735</text:p>
          </table:table-cell>
          <table:table-cell table:formula="of:=[.G81]-[.$B81]" office:value-type="float" office:value="0.41893458366394" calcext:value-type="float">
            <text:p>0.418934583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5626.16285" calcext:value-type="float">
            <text:p>1443135626.16285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19.783712387085" calcext:value-type="float">
            <text:p>19.7837123871</text:p>
          </table:table-cell>
          <table:table-cell table:formula="of:=[.C82]/([.D82]-[.D81])" office:value-type="float" office:value="109631.656033181" calcext:value-type="float">
            <text:p>109631.656033181</text:p>
          </table:table-cell>
          <table:table-cell/>
          <table:table-cell office:value-type="float" office:value="1443135626.58172" calcext:value-type="float">
            <text:p>1443135626.58172</text:p>
          </table:table-cell>
          <table:table-cell table:formula="of:=[.G82]-[.$B$2]" office:value-type="float" office:value="20.2025806903839" calcext:value-type="float">
            <text:p>20.2025806904</text:p>
          </table:table-cell>
          <table:table-cell table:formula="of:=[.C82]/([.H82]-[.H81])" office:value-type="float" office:value="109728.60822568" calcext:value-type="float">
            <text:p>109728.60822568</text:p>
          </table:table-cell>
          <table:table-cell table:formula="of:=[.G82]-[.$B82]" office:value-type="float" office:value="0.41886830329895" calcext:value-type="float">
            <text:p>0.418868303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5626.23776" calcext:value-type="float">
            <text:p>1443135626.23776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19.858617067337" calcext:value-type="float">
            <text:p>19.8586170673</text:p>
          </table:table-cell>
          <table:table-cell table:formula="of:=[.C83]/([.D83]-[.D82])" office:value-type="float" office:value="109792.872385596" calcext:value-type="float">
            <text:p>109792.872385596</text:p>
          </table:table-cell>
          <table:table-cell/>
          <table:table-cell office:value-type="float" office:value="1443135626.65662" calcext:value-type="float">
            <text:p>1443135626.65662</text:p>
          </table:table-cell>
          <table:table-cell table:formula="of:=[.G83]-[.$B$2]" office:value-type="float" office:value="20.2774815559387" calcext:value-type="float">
            <text:p>20.2774815559</text:p>
          </table:table-cell>
          <table:table-cell table:formula="of:=[.C83]/([.H83]-[.H82])" office:value-type="float" office:value="109798.464130992" calcext:value-type="float">
            <text:p>109798.464130992</text:p>
          </table:table-cell>
          <table:table-cell table:formula="of:=[.G83]-[.$B83]" office:value-type="float" office:value="0.418864488601685" calcext:value-type="float">
            <text:p>0.418864488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5626.31266" calcext:value-type="float">
            <text:p>1443135626.31266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19.9335205554962" calcext:value-type="float">
            <text:p>19.9335205555</text:p>
          </table:table-cell>
          <table:table-cell table:formula="of:=[.C84]/([.D84]-[.D83])" office:value-type="float" office:value="109794.61974485" calcext:value-type="float">
            <text:p>109794.61974485</text:p>
          </table:table-cell>
          <table:table-cell/>
          <table:table-cell office:value-type="float" office:value="1443135626.73149" calcext:value-type="float">
            <text:p>1443135626.73149</text:p>
          </table:table-cell>
          <table:table-cell table:formula="of:=[.G84]-[.$B$2]" office:value-type="float" office:value="20.352353811264" calcext:value-type="float">
            <text:p>20.3523538113</text:p>
          </table:table-cell>
          <table:table-cell table:formula="of:=[.C84]/([.H84]-[.H83])" office:value-type="float" office:value="109840.420383585" calcext:value-type="float">
            <text:p>109840.420383585</text:p>
          </table:table-cell>
          <table:table-cell table:formula="of:=[.G84]-[.$B84]" office:value-type="float" office:value="0.418833255767822" calcext:value-type="float">
            <text:p>0.418833255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5626.38756" calcext:value-type="float">
            <text:p>1443135626.38756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084216594696" calcext:value-type="float">
            <text:p>20.0084216595</text:p>
          </table:table-cell>
          <table:table-cell table:formula="of:=[.C85]/([.D85]-[.D84])" office:value-type="float" office:value="109798.114630218" calcext:value-type="float">
            <text:p>109798.114630218</text:p>
          </table:table-cell>
          <table:table-cell/>
          <table:table-cell office:value-type="float" office:value="1443135626.80647" calcext:value-type="float">
            <text:p>1443135626.80647</text:p>
          </table:table-cell>
          <table:table-cell table:formula="of:=[.G85]-[.$B$2]" office:value-type="float" office:value="20.4273278713226" calcext:value-type="float">
            <text:p>20.4273278713</text:p>
          </table:table-cell>
          <table:table-cell table:formula="of:=[.C85]/([.H85]-[.H84])" office:value-type="float" office:value="109691.271802178" calcext:value-type="float">
            <text:p>109691.271802178</text:p>
          </table:table-cell>
          <table:table-cell table:formula="of:=[.G85]-[.$B85]" office:value-type="float" office:value="0.418906211853027" calcext:value-type="float">
            <text:p>0.418906211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5626.46247" calcext:value-type="float">
            <text:p>1443135626.46247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0833268165588" calcext:value-type="float">
            <text:p>20.0833268166</text:p>
          </table:table-cell>
          <table:table-cell table:formula="of:=[.C86]/([.D86]-[.D85])" office:value-type="float" office:value="109792.173457468" calcext:value-type="float">
            <text:p>109792.173457468</text:p>
          </table:table-cell>
          <table:table-cell/>
          <table:table-cell office:value-type="float" office:value="1443135626.88125" calcext:value-type="float">
            <text:p>1443135626.88125</text:p>
          </table:table-cell>
          <table:table-cell table:formula="of:=[.G86]-[.$B$2]" office:value-type="float" office:value="20.5021102428436" calcext:value-type="float">
            <text:p>20.5021102428</text:p>
          </table:table-cell>
          <table:table-cell table:formula="of:=[.C86]/([.H86]-[.H85])" office:value-type="float" office:value="109972.441803226" calcext:value-type="float">
            <text:p>109972.441803226</text:p>
          </table:table-cell>
          <table:table-cell table:formula="of:=[.G86]-[.$B86]" office:value-type="float" office:value="0.41878342628479" calcext:value-type="float">
            <text:p>0.418783426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5626.53736" calcext:value-type="float">
            <text:p>1443135626.53736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1582171916962" calcext:value-type="float">
            <text:p>20.1582171917</text:p>
          </table:table-cell>
          <table:table-cell table:formula="of:=[.C87]/([.D87]-[.D86])" office:value-type="float" office:value="109813.84436811" calcext:value-type="float">
            <text:p>109813.84436811</text:p>
          </table:table-cell>
          <table:table-cell/>
          <table:table-cell office:value-type="float" office:value="1443135626.95614" calcext:value-type="float">
            <text:p>1443135626.95614</text:p>
          </table:table-cell>
          <table:table-cell table:formula="of:=[.G87]-[.$B$2]" office:value-type="float" office:value="20.5770041942596" calcext:value-type="float">
            <text:p>20.5770041943</text:p>
          </table:table-cell>
          <table:table-cell table:formula="of:=[.C87]/([.H87]-[.H86])" office:value-type="float" office:value="109808.600621403" calcext:value-type="float">
            <text:p>109808.600621403</text:p>
          </table:table-cell>
          <table:table-cell table:formula="of:=[.G87]-[.$B87]" office:value-type="float" office:value="0.418787002563477" calcext:value-type="float">
            <text:p>0.418787002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5626.61227" calcext:value-type="float">
            <text:p>1443135626.61227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2331311702728" calcext:value-type="float">
            <text:p>20.2331311703</text:p>
          </table:table-cell>
          <table:table-cell table:formula="of:=[.C88]/([.D88]-[.D87])" office:value-type="float" office:value="109779.244891984" calcext:value-type="float">
            <text:p>109779.244891984</text:p>
          </table:table-cell>
          <table:table-cell/>
          <table:table-cell office:value-type="float" office:value="1443135627.03121" calcext:value-type="float">
            <text:p>1443135627.03121</text:p>
          </table:table-cell>
          <table:table-cell table:formula="of:=[.G88]-[.$B$2]" office:value-type="float" office:value="20.6520698070526" calcext:value-type="float">
            <text:p>20.6520698071</text:p>
          </table:table-cell>
          <table:table-cell table:formula="of:=[.C88]/([.H88]-[.H87])" office:value-type="float" office:value="109557.488362638" calcext:value-type="float">
            <text:p>109557.488362638</text:p>
          </table:table-cell>
          <table:table-cell table:formula="of:=[.G88]-[.$B88]" office:value-type="float" office:value="0.418938636779785" calcext:value-type="float">
            <text:p>0.418938636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5626.68718" calcext:value-type="float">
            <text:p>1443135626.68718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308042049408" calcext:value-type="float">
            <text:p>20.3080420494</text:p>
          </table:table-cell>
          <table:table-cell table:formula="of:=[.C89]/([.D89]-[.D88])" office:value-type="float" office:value="109783.787013963" calcext:value-type="float">
            <text:p>109783.787013963</text:p>
          </table:table-cell>
          <table:table-cell/>
          <table:table-cell office:value-type="float" office:value="1443135630.18531" calcext:value-type="float">
            <text:p>1443135630.18531</text:p>
          </table:table-cell>
          <table:table-cell table:formula="of:=[.G89]-[.$B$2]" office:value-type="float" office:value="23.8061652183533" calcext:value-type="float">
            <text:p>23.8061652184</text:p>
          </table:table-cell>
          <table:table-cell table:formula="of:=[.C89]/([.H89]-[.H88])" office:value-type="float" office:value="2607.40368554947" calcext:value-type="float">
            <text:p>2607.4036855495</text:p>
          </table:table-cell>
          <table:table-cell table:formula="of:=[.G89]-[.$B89]" office:value-type="float" office:value="3.49812316894531" calcext:value-type="float">
            <text:p>3.498123168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5626.76209" calcext:value-type="float">
            <text:p>1443135626.76209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3829505443573" calcext:value-type="float">
            <text:p>20.3829505444</text:p>
          </table:table-cell>
          <table:table-cell table:formula="of:=[.C90]/([.D90]-[.D89])" office:value-type="float" office:value="109787.281209718" calcext:value-type="float">
            <text:p>109787.281209718</text:p>
          </table:table-cell>
          <table:table-cell/>
          <table:table-cell office:value-type="float" office:value="1443135631.09435" calcext:value-type="float">
            <text:p>1443135631.09435</text:p>
          </table:table-cell>
          <table:table-cell table:formula="of:=[.G90]-[.$B$2]" office:value-type="float" office:value="24.7152116298676" calcext:value-type="float">
            <text:p>24.7152116299</text:p>
          </table:table-cell>
          <table:table-cell table:formula="of:=[.C90]/([.H90]-[.H89])" office:value-type="float" office:value="9046.84281883972" calcext:value-type="float">
            <text:p>9046.8428188397</text:p>
          </table:table-cell>
          <table:table-cell table:formula="of:=[.G90]-[.$B90]" office:value-type="float" office:value="4.33226108551025" calcext:value-type="float">
            <text:p>4.332261085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5626.83701" calcext:value-type="float">
            <text:p>1443135626.83701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4578657150269" calcext:value-type="float">
            <text:p>20.457865715</text:p>
          </table:table-cell>
          <table:table-cell table:formula="of:=[.C91]/([.D91]-[.D90])" office:value-type="float" office:value="109777.498022068" calcext:value-type="float">
            <text:p>109777.498022068</text:p>
          </table:table-cell>
          <table:table-cell/>
          <table:table-cell office:value-type="float" office:value="1443135631.19177" calcext:value-type="float">
            <text:p>1443135631.19177</text:p>
          </table:table-cell>
          <table:table-cell table:formula="of:=[.G91]-[.$B$2]" office:value-type="float" office:value="24.8126285076141" calcext:value-type="float">
            <text:p>24.8126285076</text:p>
          </table:table-cell>
          <table:table-cell table:formula="of:=[.C91]/([.H91]-[.H90])" office:value-type="float" office:value="84420.6896200648" calcext:value-type="float">
            <text:p>84420.6896200648</text:p>
          </table:table-cell>
          <table:table-cell table:formula="of:=[.G91]-[.$B91]" office:value-type="float" office:value="4.35476279258728" calcext:value-type="float">
            <text:p>4.354762792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5626.91192" calcext:value-type="float">
            <text:p>1443135626.91192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5327744483948" calcext:value-type="float">
            <text:p>20.5327744484</text:p>
          </table:table-cell>
          <table:table-cell table:formula="of:=[.C92]/([.D92]-[.D91])" office:value-type="float" office:value="109786.931780133" calcext:value-type="float">
            <text:p>109786.931780133</text:p>
          </table:table-cell>
          <table:table-cell/>
          <table:table-cell office:value-type="float" office:value="1443135631.28656" calcext:value-type="float">
            <text:p>1443135631.28656</text:p>
          </table:table-cell>
          <table:table-cell table:formula="of:=[.G92]-[.$B$2]" office:value-type="float" office:value="24.9074172973633" calcext:value-type="float">
            <text:p>24.9074172974</text:p>
          </table:table-cell>
          <table:table-cell table:formula="of:=[.C92]/([.H92]-[.H91])" office:value-type="float" office:value="86761.3145158248" calcext:value-type="float">
            <text:p>86761.3145158248</text:p>
          </table:table-cell>
          <table:table-cell table:formula="of:=[.G92]-[.$B92]" office:value-type="float" office:value="4.37464284896851" calcext:value-type="float">
            <text:p>4.37464284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5626.98682" calcext:value-type="float">
            <text:p>1443135626.98682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6076762676239" calcext:value-type="float">
            <text:p>20.6076762676</text:p>
          </table:table-cell>
          <table:table-cell table:formula="of:=[.C93]/([.D93]-[.D92])" office:value-type="float" office:value="109797.066141246" calcext:value-type="float">
            <text:p>109797.066141246</text:p>
          </table:table-cell>
          <table:table-cell/>
          <table:table-cell office:value-type="float" office:value="1443135631.33624" calcext:value-type="float">
            <text:p>1443135631.33624</text:p>
          </table:table-cell>
          <table:table-cell table:formula="of:=[.G93]-[.$B$2]" office:value-type="float" office:value="24.9570953845978" calcext:value-type="float">
            <text:p>24.9570953846</text:p>
          </table:table-cell>
          <table:table-cell table:formula="of:=[.C93]/([.H93]-[.H92])" office:value-type="float" office:value="165545.826295203" calcext:value-type="float">
            <text:p>165545.826295203</text:p>
          </table:table-cell>
          <table:table-cell table:formula="of:=[.G93]-[.$B93]" office:value-type="float" office:value="4.34941911697388" calcext:value-type="float">
            <text:p>4.34941911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5640.08483" calcext:value-type="float">
            <text:p>1443135640.08483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33.7056896686554" calcext:value-type="float">
            <text:p>33.7056896687</text:p>
          </table:table-cell>
          <table:table-cell table:formula="of:=[.C94]/([.D94]-[.D93])" office:value-type="float" office:value="627.881476999584" calcext:value-type="float">
            <text:p>627.8814769996</text:p>
          </table:table-cell>
          <table:table-cell/>
          <table:table-cell office:value-type="float" office:value="1443135640.27903" calcext:value-type="float">
            <text:p>1443135640.27903</text:p>
          </table:table-cell>
          <table:table-cell table:formula="of:=[.G94]-[.$B$2]" office:value-type="float" office:value="33.8998873233795" calcext:value-type="float">
            <text:p>33.8998873234</text:p>
          </table:table-cell>
          <table:table-cell table:formula="of:=[.C94]/([.H94]-[.H93])" office:value-type="float" office:value="919.623318567371" calcext:value-type="float">
            <text:p>919.6233185674</text:p>
          </table:table-cell>
          <table:table-cell table:formula="of:=[.G94]-[.$B94]" office:value-type="float" office:value="0.194197654724121" calcext:value-type="float">
            <text:p>0.194197654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5640.18777" calcext:value-type="float">
            <text:p>1443135640.18777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33.8086307048798" calcext:value-type="float">
            <text:p>33.8086307049</text:p>
          </table:table-cell>
          <table:table-cell table:formula="of:=[.C95]/([.D95]-[.D94])" office:value-type="float" office:value="79890.3945563106" calcext:value-type="float">
            <text:p>79890.3945563106</text:p>
          </table:table-cell>
          <table:table-cell/>
          <table:table-cell office:value-type="float" office:value="1443135640.38188" calcext:value-type="float">
            <text:p>1443135640.38188</text:p>
          </table:table-cell>
          <table:table-cell table:formula="of:=[.G95]-[.$B$2]" office:value-type="float" office:value="34.0027389526367" calcext:value-type="float">
            <text:p>34.0027389526</text:p>
          </table:table-cell>
          <table:table-cell table:formula="of:=[.C95]/([.H95]-[.H94])" office:value-type="float" office:value="79959.8417584048" calcext:value-type="float">
            <text:p>79959.8417584048</text:p>
          </table:table-cell>
          <table:table-cell table:formula="of:=[.G95]-[.$B95]" office:value-type="float" office:value="0.194108247756958" calcext:value-type="float">
            <text:p>0.194108247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5640.29076" calcext:value-type="float">
            <text:p>1443135640.29076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33.9116144180298" calcext:value-type="float">
            <text:p>33.911614418</text:p>
          </table:table-cell>
          <table:table-cell table:formula="of:=[.C96]/([.D96]-[.D95])" office:value-type="float" office:value="79857.2876083761" calcext:value-type="float">
            <text:p>79857.2876083761</text:p>
          </table:table-cell>
          <table:table-cell/>
          <table:table-cell office:value-type="float" office:value="1443135640.48489" calcext:value-type="float">
            <text:p>1443135640.48489</text:p>
          </table:table-cell>
          <table:table-cell table:formula="of:=[.G96]-[.$B$2]" office:value-type="float" office:value="34.1057498455048" calcext:value-type="float">
            <text:p>34.1057498455</text:p>
          </table:table-cell>
          <table:table-cell table:formula="of:=[.C96]/([.H96]-[.H95])" office:value-type="float" office:value="79836.2170351734" calcext:value-type="float">
            <text:p>79836.2170351734</text:p>
          </table:table-cell>
          <table:table-cell table:formula="of:=[.G96]-[.$B96]" office:value-type="float" office:value="0.194135427474976" calcext:value-type="float">
            <text:p>0.194135427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5640.39373" calcext:value-type="float">
            <text:p>1443135640.39373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34.0145890712738" calcext:value-type="float">
            <text:p>34.0145890713</text:p>
          </table:table-cell>
          <table:table-cell table:formula="of:=[.C97]/([.D97]-[.D96])" office:value-type="float" office:value="79864.3136045491" calcext:value-type="float">
            <text:p>79864.3136045491</text:p>
          </table:table-cell>
          <table:table-cell/>
          <table:table-cell office:value-type="float" office:value="1443135640.58784" calcext:value-type="float">
            <text:p>1443135640.58784</text:p>
          </table:table-cell>
          <table:table-cell table:formula="of:=[.G97]-[.$B$2]" office:value-type="float" office:value="34.2086975574493" calcext:value-type="float">
            <text:p>34.2086975574</text:p>
          </table:table-cell>
          <table:table-cell table:formula="of:=[.C97]/([.H97]-[.H96])" office:value-type="float" office:value="79885.2140048264" calcext:value-type="float">
            <text:p>79885.2140048264</text:p>
          </table:table-cell>
          <table:table-cell table:formula="of:=[.G97]-[.$B97]" office:value-type="float" office:value="0.194108486175537" calcext:value-type="float">
            <text:p>0.194108486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5640.49667" calcext:value-type="float">
            <text:p>1443135640.49667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34.1175308227539" calcext:value-type="float">
            <text:p>34.1175308228</text:p>
          </table:table-cell>
          <table:table-cell table:formula="of:=[.C98]/([.D98]-[.D97])" office:value-type="float" office:value="79889.8394650843" calcext:value-type="float">
            <text:p>79889.8394650843</text:p>
          </table:table-cell>
          <table:table-cell/>
          <table:table-cell office:value-type="float" office:value="1443135640.69079" calcext:value-type="float">
            <text:p>1443135640.69079</text:p>
          </table:table-cell>
          <table:table-cell table:formula="of:=[.G98]-[.$B$2]" office:value-type="float" office:value="34.3116524219513" calcext:value-type="float">
            <text:p>34.311652422</text:p>
          </table:table-cell>
          <table:table-cell table:formula="of:=[.C98]/([.H98]-[.H97])" office:value-type="float" office:value="79879.6641594724" calcext:value-type="float">
            <text:p>79879.6641594724</text:p>
          </table:table-cell>
          <table:table-cell table:formula="of:=[.G98]-[.$B98]" office:value-type="float" office:value="0.194121599197388" calcext:value-type="float">
            <text:p>0.194121599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5640.59962" calcext:value-type="float">
            <text:p>1443135640.59962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34.2204802036285" calcext:value-type="float">
            <text:p>34.2204802036</text:p>
          </table:table-cell>
          <table:table-cell table:formula="of:=[.C99]/([.D99]-[.D98])" office:value-type="float" office:value="79883.9189719338" calcext:value-type="float">
            <text:p>79883.9189719338</text:p>
          </table:table-cell>
          <table:table-cell/>
          <table:table-cell office:value-type="float" office:value="1443135640.79374" calcext:value-type="float">
            <text:p>1443135640.79374</text:p>
          </table:table-cell>
          <table:table-cell table:formula="of:=[.G99]-[.$B$2]" office:value-type="float" office:value="34.4146037101746" calcext:value-type="float">
            <text:p>34.4146037102</text:p>
          </table:table-cell>
          <table:table-cell table:formula="of:=[.C99]/([.H99]-[.H98])" office:value-type="float" office:value="79882.4389857553" calcext:value-type="float">
            <text:p>79882.4389857553</text:p>
          </table:table-cell>
          <table:table-cell table:formula="of:=[.G99]-[.$B99]" office:value-type="float" office:value="0.194123506546021" calcext:value-type="float">
            <text:p>0.194123506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5640.70257" calcext:value-type="float">
            <text:p>1443135640.70257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34.323431968689" calcext:value-type="float">
            <text:p>34.3234319687</text:p>
          </table:table-cell>
          <table:table-cell table:formula="of:=[.C100]/([.D100]-[.D99])" office:value-type="float" office:value="79882.0689977791" calcext:value-type="float">
            <text:p>79882.0689977791</text:p>
          </table:table-cell>
          <table:table-cell/>
          <table:table-cell office:value-type="float" office:value="1443135640.89674" calcext:value-type="float">
            <text:p>1443135640.89674</text:p>
          </table:table-cell>
          <table:table-cell table:formula="of:=[.G100]-[.$B$2]" office:value-type="float" office:value="34.5176041126251" calcext:value-type="float">
            <text:p>34.5176041126</text:p>
          </table:table-cell>
          <table:table-cell table:formula="of:=[.C100]/([.H100]-[.H99])" office:value-type="float" office:value="79844.3482193905" calcext:value-type="float">
            <text:p>79844.3482193905</text:p>
          </table:table-cell>
          <table:table-cell table:formula="of:=[.G100]-[.$B100]" office:value-type="float" office:value="0.194172143936157" calcext:value-type="float">
            <text:p>0.194172143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5640.80554" calcext:value-type="float">
            <text:p>1443135640.80554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34.4264025688171" calcext:value-type="float">
            <text:p>34.4264025688</text:p>
          </table:table-cell>
          <table:table-cell table:formula="of:=[.C101]/([.D101]-[.D100])" office:value-type="float" office:value="79867.4572136424" calcext:value-type="float">
            <text:p>79867.4572136424</text:p>
          </table:table-cell>
          <table:table-cell/>
          <table:table-cell office:value-type="float" office:value="1443135640.99962" calcext:value-type="float">
            <text:p>1443135640.99962</text:p>
          </table:table-cell>
          <table:table-cell table:formula="of:=[.G101]-[.$B$2]" office:value-type="float" office:value="34.620481967926" calcext:value-type="float">
            <text:p>34.6204819679</text:p>
          </table:table-cell>
          <table:table-cell table:formula="of:=[.C101]/([.H101]-[.H100])" office:value-type="float" office:value="79939.4580684633" calcext:value-type="float">
            <text:p>79939.4580684633</text:p>
          </table:table-cell>
          <table:table-cell table:formula="of:=[.G101]-[.$B101]" office:value-type="float" office:value="0.194079399108887" calcext:value-type="float">
            <text:p>0.194079399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5640.90849" calcext:value-type="float">
            <text:p>1443135640.90849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34.5293517112732" calcext:value-type="float">
            <text:p>34.5293517113</text:p>
          </table:table-cell>
          <table:table-cell table:formula="of:=[.C102]/([.D102]-[.D101])" office:value-type="float" office:value="79884.1039740621" calcext:value-type="float">
            <text:p>79884.1039740621</text:p>
          </table:table-cell>
          <table:table-cell/>
          <table:table-cell office:value-type="float" office:value="1443135641.10257" calcext:value-type="float">
            <text:p>1443135641.10257</text:p>
          </table:table-cell>
          <table:table-cell table:formula="of:=[.G102]-[.$B$2]" office:value-type="float" office:value="34.7234265804291" calcext:value-type="float">
            <text:p>34.7234265804</text:p>
          </table:table-cell>
          <table:table-cell table:formula="of:=[.C102]/([.H102]-[.H101])" office:value-type="float" office:value="79887.6191773144" calcext:value-type="float">
            <text:p>79887.6191773144</text:p>
          </table:table-cell>
          <table:table-cell table:formula="of:=[.G102]-[.$B102]" office:value-type="float" office:value="0.194074869155884" calcext:value-type="float">
            <text:p>0.19407486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5641.01077" calcext:value-type="float">
            <text:p>1443135641.01077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34.6316244602203" calcext:value-type="float">
            <text:p>34.6316244602</text:p>
          </table:table-cell>
          <table:table-cell table:formula="of:=[.C103]/([.D103]-[.D102])" office:value-type="float" office:value="80412.4274028296" calcext:value-type="float">
            <text:p>80412.4274028296</text:p>
          </table:table-cell>
          <table:table-cell/>
          <table:table-cell office:value-type="float" office:value="1443135641.20485" calcext:value-type="float">
            <text:p>1443135641.20485</text:p>
          </table:table-cell>
          <table:table-cell table:formula="of:=[.G103]-[.$B$2]" office:value-type="float" office:value="34.8257105350494" calcext:value-type="float">
            <text:p>34.825710535</text:p>
          </table:table-cell>
          <table:table-cell table:formula="of:=[.C103]/([.H103]-[.H102])" office:value-type="float" office:value="80403.6178550617" calcext:value-type="float">
            <text:p>80403.6178550617</text:p>
          </table:table-cell>
          <table:table-cell table:formula="of:=[.G103]-[.$B103]" office:value-type="float" office:value="0.194086074829102" calcext:value-type="float">
            <text:p>0.194086074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5641.10767" calcext:value-type="float">
            <text:p>1443135641.10767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34.7285244464874" calcext:value-type="float">
            <text:p>34.7285244465</text:p>
          </table:table-cell>
          <table:table-cell table:formula="of:=[.C104]/([.D104]-[.D103])" office:value-type="float" office:value="84871.0130601238" calcext:value-type="float">
            <text:p>84871.0130601238</text:p>
          </table:table-cell>
          <table:table-cell/>
          <table:table-cell office:value-type="float" office:value="1443135641.30185" calcext:value-type="float">
            <text:p>1443135641.30185</text:p>
          </table:table-cell>
          <table:table-cell table:formula="of:=[.G104]-[.$B$2]" office:value-type="float" office:value="34.922712802887" calcext:value-type="float">
            <text:p>34.9227128029</text:p>
          </table:table-cell>
          <table:table-cell table:formula="of:=[.C104]/([.H104]-[.H103])" office:value-type="float" office:value="84781.5229822763" calcext:value-type="float">
            <text:p>84781.5229822763</text:p>
          </table:table-cell>
          <table:table-cell table:formula="of:=[.G104]-[.$B104]" office:value-type="float" office:value="0.194188356399536" calcext:value-type="float">
            <text:p>0.194188356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5641.20455" calcext:value-type="float">
            <text:p>1443135641.20455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34.8254063129425" calcext:value-type="float">
            <text:p>34.8254063129</text:p>
          </table:table-cell>
          <table:table-cell table:formula="of:=[.C105]/([.D105]-[.D104])" office:value-type="float" office:value="84886.8864826554" calcext:value-type="float">
            <text:p>84886.8864826554</text:p>
          </table:table-cell>
          <table:table-cell/>
          <table:table-cell office:value-type="float" office:value="1443135641.39888" calcext:value-type="float">
            <text:p>1443135641.39888</text:p>
          </table:table-cell>
          <table:table-cell table:formula="of:=[.G105]-[.$B$2]" office:value-type="float" office:value="35.0197441577911" calcext:value-type="float">
            <text:p>35.0197441578</text:p>
          </table:table-cell>
          <table:table-cell table:formula="of:=[.C105]/([.H105]-[.H104])" office:value-type="float" office:value="84756.1080448868" calcext:value-type="float">
            <text:p>84756.1080448868</text:p>
          </table:table-cell>
          <table:table-cell table:formula="of:=[.G105]-[.$B105]" office:value-type="float" office:value="0.194337844848633" calcext:value-type="float">
            <text:p>0.194337844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5641.30142" calcext:value-type="float">
            <text:p>1443135641.30142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34.9222824573517" calcext:value-type="float">
            <text:p>34.9222824574</text:p>
          </table:table-cell>
          <table:table-cell table:formula="of:=[.C106]/([.D106]-[.D105])" office:value-type="float" office:value="84891.9003760509" calcext:value-type="float">
            <text:p>84891.9003760509</text:p>
          </table:table-cell>
          <table:table-cell/>
          <table:table-cell office:value-type="float" office:value="1443135641.49546" calcext:value-type="float">
            <text:p>1443135641.49546</text:p>
          </table:table-cell>
          <table:table-cell table:formula="of:=[.G106]-[.$B$2]" office:value-type="float" office:value="35.1163158416748" calcext:value-type="float">
            <text:p>35.1163158417</text:p>
          </table:table-cell>
          <table:table-cell table:formula="of:=[.C106]/([.H106]-[.H105])" office:value-type="float" office:value="85159.5381717364" calcext:value-type="float">
            <text:p>85159.5381717364</text:p>
          </table:table-cell>
          <table:table-cell table:formula="of:=[.G106]-[.$B106]" office:value-type="float" office:value="0.19403338432312" calcext:value-type="float">
            <text:p>0.194033384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5641.39832" calcext:value-type="float">
            <text:p>1443135641.39832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35.0191748142242" calcext:value-type="float">
            <text:p>35.0191748142</text:p>
          </table:table-cell>
          <table:table-cell table:formula="of:=[.C107]/([.D107]-[.D106])" office:value-type="float" office:value="84877.6958828335" calcext:value-type="float">
            <text:p>84877.6958828335</text:p>
          </table:table-cell>
          <table:table-cell/>
          <table:table-cell office:value-type="float" office:value="1443135641.5924" calcext:value-type="float">
            <text:p>1443135641.5924</text:p>
          </table:table-cell>
          <table:table-cell table:formula="of:=[.G107]-[.$B$2]" office:value-type="float" office:value="35.2132587432861" calcext:value-type="float">
            <text:p>35.2132587433</text:p>
          </table:table-cell>
          <table:table-cell table:formula="of:=[.C107]/([.H107]-[.H106])" office:value-type="float" office:value="84833.4417817653" calcext:value-type="float">
            <text:p>84833.4417817653</text:p>
          </table:table-cell>
          <table:table-cell table:formula="of:=[.G107]-[.$B107]" office:value-type="float" office:value="0.19408392906189" calcext:value-type="float">
            <text:p>0.194083929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5641.49522" calcext:value-type="float">
            <text:p>1443135641.49522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35.1160745620728" calcext:value-type="float">
            <text:p>35.1160745621</text:p>
          </table:table-cell>
          <table:table-cell table:formula="of:=[.C108]/([.D108]-[.D107])" office:value-type="float" office:value="84871.2218824045" calcext:value-type="float">
            <text:p>84871.2218824045</text:p>
          </table:table-cell>
          <table:table-cell/>
          <table:table-cell office:value-type="float" office:value="1443135641.68934" calcext:value-type="float">
            <text:p>1443135641.68934</text:p>
          </table:table-cell>
          <table:table-cell table:formula="of:=[.G108]-[.$B$2]" office:value-type="float" office:value="35.3101963996887" calcext:value-type="float">
            <text:p>35.3101963997</text:p>
          </table:table-cell>
          <table:table-cell table:formula="of:=[.C108]/([.H108]-[.H107])" office:value-type="float" office:value="84838.0320424215" calcext:value-type="float">
            <text:p>84838.0320424215</text:p>
          </table:table-cell>
          <table:table-cell table:formula="of:=[.G108]-[.$B108]" office:value-type="float" office:value="0.194121837615967" calcext:value-type="float">
            <text:p>0.194121837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5641.59211" calcext:value-type="float">
            <text:p>1443135641.59211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35.2129681110382" calcext:value-type="float">
            <text:p>35.212968111</text:p>
          </table:table-cell>
          <table:table-cell table:formula="of:=[.C109]/([.D109]-[.D108])" office:value-type="float" office:value="84876.6516224124" calcext:value-type="float">
            <text:p>84876.6516224124</text:p>
          </table:table-cell>
          <table:table-cell/>
          <table:table-cell office:value-type="float" office:value="1443135641.78617" calcext:value-type="float">
            <text:p>1443135641.78617</text:p>
          </table:table-cell>
          <table:table-cell table:formula="of:=[.G109]-[.$B$2]" office:value-type="float" office:value="35.4070284366608" calcext:value-type="float">
            <text:p>35.4070284367</text:p>
          </table:table-cell>
          <table:table-cell table:formula="of:=[.C109]/([.H109]-[.H108])" office:value-type="float" office:value="84930.5690261804" calcext:value-type="float">
            <text:p>84930.5690261804</text:p>
          </table:table-cell>
          <table:table-cell table:formula="of:=[.G109]-[.$B109]" office:value-type="float" office:value="0.194060325622559" calcext:value-type="float">
            <text:p>0.194060325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5641.68901" calcext:value-type="float">
            <text:p>1443135641.68901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35.3098661899567" calcext:value-type="float">
            <text:p>35.30986619</text:p>
          </table:table-cell>
          <table:table-cell table:formula="of:=[.C110]/([.D110]-[.D109])" office:value-type="float" office:value="84872.6836671424" calcext:value-type="float">
            <text:p>84872.6836671424</text:p>
          </table:table-cell>
          <table:table-cell/>
          <table:table-cell office:value-type="float" office:value="1443135641.88299" calcext:value-type="float">
            <text:p>1443135641.88299</text:p>
          </table:table-cell>
          <table:table-cell table:formula="of:=[.G110]-[.$B$2]" office:value-type="float" office:value="35.5038461685181" calcext:value-type="float">
            <text:p>35.5038461685</text:p>
          </table:table-cell>
          <table:table-cell table:formula="of:=[.C110]/([.H110]-[.H109])" office:value-type="float" office:value="84943.1177764152" calcext:value-type="float">
            <text:p>84943.1177764152</text:p>
          </table:table-cell>
          <table:table-cell table:formula="of:=[.G110]-[.$B110]" office:value-type="float" office:value="0.193979978561401" calcext:value-type="float">
            <text:p>0.193979978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5641.78591" calcext:value-type="float">
            <text:p>1443135641.78591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35.4067656993866" calcext:value-type="float">
            <text:p>35.4067656994</text:p>
          </table:table-cell>
          <table:table-cell table:formula="of:=[.C111]/([.D111]-[.D110])" office:value-type="float" office:value="84871.4307057127" calcext:value-type="float">
            <text:p>84871.4307057127</text:p>
          </table:table-cell>
          <table:table-cell/>
          <table:table-cell office:value-type="float" office:value="1443135641.97989" calcext:value-type="float">
            <text:p>1443135641.97989</text:p>
          </table:table-cell>
          <table:table-cell table:formula="of:=[.G111]-[.$B$2]" office:value-type="float" office:value="35.6007540225983" calcext:value-type="float">
            <text:p>35.6007540226</text:p>
          </table:table-cell>
          <table:table-cell table:formula="of:=[.C111]/([.H111]-[.H110])" office:value-type="float" office:value="84864.1225012978" calcext:value-type="float">
            <text:p>84864.1225012978</text:p>
          </table:table-cell>
          <table:table-cell table:formula="of:=[.G111]-[.$B111]" office:value-type="float" office:value="0.19398832321167" calcext:value-type="float">
            <text:p>0.193988323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5641.88279" calcext:value-type="float">
            <text:p>1443135641.88279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35.5036518573761" calcext:value-type="float">
            <text:p>35.5036518574</text:p>
          </table:table-cell>
          <table:table-cell table:formula="of:=[.C112]/([.D112]-[.D111])" office:value-type="float" office:value="84883.1264512636" calcext:value-type="float">
            <text:p>84883.1264512636</text:p>
          </table:table-cell>
          <table:table-cell/>
          <table:table-cell office:value-type="float" office:value="1443135642.07687" calcext:value-type="float">
            <text:p>1443135642.07687</text:p>
          </table:table-cell>
          <table:table-cell table:formula="of:=[.G112]-[.$B$2]" office:value-type="float" office:value="35.697732925415" calcext:value-type="float">
            <text:p>35.6977329254</text:p>
          </table:table-cell>
          <table:table-cell table:formula="of:=[.C112]/([.H112]-[.H111])" office:value-type="float" office:value="84801.9493016749" calcext:value-type="float">
            <text:p>84801.9493016749</text:p>
          </table:table-cell>
          <table:table-cell table:formula="of:=[.G112]-[.$B112]" office:value-type="float" office:value="0.19408106803894" calcext:value-type="float">
            <text:p>0.19408106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5641.9797" calcext:value-type="float">
            <text:p>1443135641.9797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35.6005635261536" calcext:value-type="float">
            <text:p>35.6005635262</text:p>
          </table:table-cell>
          <table:table-cell table:formula="of:=[.C113]/([.D113]-[.D112])" office:value-type="float" office:value="84860.7820270274" calcext:value-type="float">
            <text:p>84860.7820270274</text:p>
          </table:table-cell>
          <table:table-cell/>
          <table:table-cell office:value-type="float" office:value="1443135642.1738" calcext:value-type="float">
            <text:p>1443135642.1738</text:p>
          </table:table-cell>
          <table:table-cell table:formula="of:=[.G113]-[.$B$2]" office:value-type="float" office:value="35.7946639060974" calcext:value-type="float">
            <text:p>35.7946639061</text:p>
          </table:table-cell>
          <table:table-cell table:formula="of:=[.C113]/([.H113]-[.H112])" office:value-type="float" office:value="84843.8749108368" calcext:value-type="float">
            <text:p>84843.8749108368</text:p>
          </table:table-cell>
          <table:table-cell table:formula="of:=[.G113]-[.$B113]" office:value-type="float" office:value="0.194100379943848" calcext:value-type="float">
            <text:p>0.194100379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5642.06361" calcext:value-type="float">
            <text:p>1443135642.06361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35.6844725608826" calcext:value-type="float">
            <text:p>35.6844725609</text:p>
          </table:table-cell>
          <table:table-cell table:formula="of:=[.C114]/([.D114]-[.D113])" office:value-type="float" office:value="98010.8998579303" calcext:value-type="float">
            <text:p>98010.8998579303</text:p>
          </table:table-cell>
          <table:table-cell/>
          <table:table-cell office:value-type="float" office:value="1443135642.25768" calcext:value-type="float">
            <text:p>1443135642.25768</text:p>
          </table:table-cell>
          <table:table-cell table:formula="of:=[.G114]-[.$B$2]" office:value-type="float" office:value="35.8785357475281" calcext:value-type="float">
            <text:p>35.8785357475</text:p>
          </table:table-cell>
          <table:table-cell table:formula="of:=[.C114]/([.H114]-[.H113])" office:value-type="float" office:value="98054.3631774043" calcext:value-type="float">
            <text:p>98054.3631774043</text:p>
          </table:table-cell>
          <table:table-cell table:formula="of:=[.G114]-[.$B114]" office:value-type="float" office:value="0.194063186645508" calcext:value-type="float">
            <text:p>0.194063186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5642.14407" calcext:value-type="float">
            <text:p>1443135642.14407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35.7649266719818" calcext:value-type="float">
            <text:p>35.764926672</text:p>
          </table:table-cell>
          <table:table-cell table:formula="of:=[.C115]/([.D115]-[.D114])" office:value-type="float" office:value="102219.760900166" calcext:value-type="float">
            <text:p>102219.760900166</text:p>
          </table:table-cell>
          <table:table-cell/>
          <table:table-cell office:value-type="float" office:value="1443135642.33807" calcext:value-type="float">
            <text:p>1443135642.33807</text:p>
          </table:table-cell>
          <table:table-cell table:formula="of:=[.G115]-[.$B$2]" office:value-type="float" office:value="35.9589293003082" calcext:value-type="float">
            <text:p>35.9589293003</text:p>
          </table:table-cell>
          <table:table-cell table:formula="of:=[.C115]/([.H115]-[.H114])" office:value-type="float" office:value="102296.760319696" calcext:value-type="float">
            <text:p>102296.760319696</text:p>
          </table:table-cell>
          <table:table-cell table:formula="of:=[.G115]-[.$B115]" office:value-type="float" office:value="0.194002628326416" calcext:value-type="float">
            <text:p>0.194002628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5642.22456" calcext:value-type="float">
            <text:p>1443135642.22456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35.8454160690308" calcext:value-type="float">
            <text:p>35.845416069</text:p>
          </table:table-cell>
          <table:table-cell table:formula="of:=[.C116]/([.D116]-[.D115])" office:value-type="float" office:value="102174.948521462" calcext:value-type="float">
            <text:p>102174.948521462</text:p>
          </table:table-cell>
          <table:table-cell/>
          <table:table-cell office:value-type="float" office:value="1443135642.41859" calcext:value-type="float">
            <text:p>1443135642.41859</text:p>
          </table:table-cell>
          <table:table-cell table:formula="of:=[.G116]-[.$B$2]" office:value-type="float" office:value="36.0394489765167" calcext:value-type="float">
            <text:p>36.0394489765</text:p>
          </table:table-cell>
          <table:table-cell table:formula="of:=[.C116]/([.H116]-[.H115])" office:value-type="float" office:value="102136.52596795" calcext:value-type="float">
            <text:p>102136.52596795</text:p>
          </table:table-cell>
          <table:table-cell table:formula="of:=[.G116]-[.$B116]" office:value-type="float" office:value="0.194032907485962" calcext:value-type="float">
            <text:p>0.194032907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5642.30501" calcext:value-type="float">
            <text:p>1443135642.30501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35.9258673191071" calcext:value-type="float">
            <text:p>35.9258673191</text:p>
          </table:table-cell>
          <table:table-cell table:formula="of:=[.C117]/([.D117]-[.D116])" office:value-type="float" office:value="102223.396059116" calcext:value-type="float">
            <text:p>102223.396059116</text:p>
          </table:table-cell>
          <table:table-cell/>
          <table:table-cell office:value-type="float" office:value="1443135642.49907" calcext:value-type="float">
            <text:p>1443135642.49907</text:p>
          </table:table-cell>
          <table:table-cell table:formula="of:=[.G117]-[.$B$2]" office:value-type="float" office:value="36.1199338436127" calcext:value-type="float">
            <text:p>36.1199338436</text:p>
          </table:table-cell>
          <table:table-cell table:formula="of:=[.C117]/([.H117]-[.H116])" office:value-type="float" office:value="102180.699263578" calcext:value-type="float">
            <text:p>102180.699263578</text:p>
          </table:table-cell>
          <table:table-cell table:formula="of:=[.G117]-[.$B117]" office:value-type="float" office:value="0.194066524505615" calcext:value-type="float">
            <text:p>0.194066524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5642.38546" calcext:value-type="float">
            <text:p>1443135642.38546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36.0063178539276" calcext:value-type="float">
            <text:p>36.0063178539</text:p>
          </table:table-cell>
          <table:table-cell table:formula="of:=[.C118]/([.D118]-[.D117])" office:value-type="float" office:value="102224.304889252" calcext:value-type="float">
            <text:p>102224.304889252</text:p>
          </table:table-cell>
          <table:table-cell/>
          <table:table-cell office:value-type="float" office:value="1443135642.57955" calcext:value-type="float">
            <text:p>1443135642.57955</text:p>
          </table:table-cell>
          <table:table-cell table:formula="of:=[.G118]-[.$B$2]" office:value-type="float" office:value="36.200407743454" calcext:value-type="float">
            <text:p>36.2004077435</text:p>
          </table:table-cell>
          <table:table-cell table:formula="of:=[.C118]/([.H118]-[.H117])" office:value-type="float" office:value="102194.624794094" calcext:value-type="float">
            <text:p>102194.624794094</text:p>
          </table:table-cell>
          <table:table-cell table:formula="of:=[.G118]-[.$B118]" office:value-type="float" office:value="0.194089889526367" calcext:value-type="float">
            <text:p>0.194089889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5642.46591" calcext:value-type="float">
            <text:p>1443135642.46591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36.0867726802826" calcext:value-type="float">
            <text:p>36.0867726803</text:p>
          </table:table-cell>
          <table:table-cell table:formula="of:=[.C119]/([.D119]-[.D118])" office:value-type="float" office:value="102218.852150824" calcext:value-type="float">
            <text:p>102218.852150824</text:p>
          </table:table-cell>
          <table:table-cell/>
          <table:table-cell office:value-type="float" office:value="1443135642.65996" calcext:value-type="float">
            <text:p>1443135642.65996</text:p>
          </table:table-cell>
          <table:table-cell table:formula="of:=[.G119]-[.$B$2]" office:value-type="float" office:value="36.2808191776276" calcext:value-type="float">
            <text:p>36.2808191776</text:p>
          </table:table-cell>
          <table:table-cell table:formula="of:=[.C119]/([.H119]-[.H118])" office:value-type="float" office:value="102274.012203872" calcext:value-type="float">
            <text:p>102274.012203872</text:p>
          </table:table-cell>
          <table:table-cell table:formula="of:=[.G119]-[.$B119]" office:value-type="float" office:value="0.194046497344971" calcext:value-type="float">
            <text:p>0.194046497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5642.54637" calcext:value-type="float">
            <text:p>1443135642.54637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36.1672248840332" calcext:value-type="float">
            <text:p>36.167224884</text:p>
          </table:table-cell>
          <table:table-cell table:formula="of:=[.C120]/([.D120]-[.D119])" office:value-type="float" office:value="102222.184310739" calcext:value-type="float">
            <text:p>102222.184310739</text:p>
          </table:table-cell>
          <table:table-cell/>
          <table:table-cell office:value-type="float" office:value="1443135642.90134" calcext:value-type="float">
            <text:p>1443135642.90134</text:p>
          </table:table-cell>
          <table:table-cell table:formula="of:=[.G120]-[.$B$2]" office:value-type="float" office:value="36.5222017765045" calcext:value-type="float">
            <text:p>36.5222017765</text:p>
          </table:table-cell>
          <table:table-cell table:formula="of:=[.C120]/([.H120]-[.H119])" office:value-type="float" office:value="34070.3929705896" calcext:value-type="float">
            <text:p>34070.3929705896</text:p>
          </table:table-cell>
          <table:table-cell table:formula="of:=[.G120]-[.$B120]" office:value-type="float" office:value="0.354976892471313" calcext:value-type="float">
            <text:p>0.354976892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5642.62682" calcext:value-type="float">
            <text:p>1443135642.62682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36.247683763504" calcext:value-type="float">
            <text:p>36.2476837635</text:p>
          </table:table-cell>
          <table:table-cell table:formula="of:=[.C121]/([.D121]-[.D120])" office:value-type="float" office:value="102213.702876412" calcext:value-type="float">
            <text:p>102213.702876412</text:p>
          </table:table-cell>
          <table:table-cell/>
          <table:table-cell office:value-type="float" office:value="1443135642.98172" calcext:value-type="float">
            <text:p>1443135642.98172</text:p>
          </table:table-cell>
          <table:table-cell table:formula="of:=[.G121]-[.$B$2]" office:value-type="float" office:value="36.6025810241699" calcext:value-type="float">
            <text:p>36.6025810242</text:p>
          </table:table-cell>
          <table:table-cell table:formula="of:=[.C121]/([.H121]-[.H120])" office:value-type="float" office:value="102314.966099634" calcext:value-type="float">
            <text:p>102314.966099634</text:p>
          </table:table-cell>
          <table:table-cell table:formula="of:=[.G121]-[.$B121]" office:value-type="float" office:value="0.354897260665894" calcext:value-type="float">
            <text:p>0.354897260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5642.70726" calcext:value-type="float">
            <text:p>1443135642.70726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36.3281240463257" calcext:value-type="float">
            <text:p>36.3281240463</text:p>
          </table:table-cell>
          <table:table-cell table:formula="of:=[.C122]/([.D122]-[.D121])" office:value-type="float" office:value="102237.333230584" calcext:value-type="float">
            <text:p>102237.333230584</text:p>
          </table:table-cell>
          <table:table-cell/>
          <table:table-cell office:value-type="float" office:value="1443135643.06229" calcext:value-type="float">
            <text:p>1443135643.06229</text:p>
          </table:table-cell>
          <table:table-cell table:formula="of:=[.G122]-[.$B$2]" office:value-type="float" office:value="36.6831502914429" calcext:value-type="float">
            <text:p>36.6831502914</text:p>
          </table:table-cell>
          <table:table-cell table:formula="of:=[.C122]/([.H122]-[.H121])" office:value-type="float" office:value="102073.660073624" calcext:value-type="float">
            <text:p>102073.660073624</text:p>
          </table:table-cell>
          <table:table-cell table:formula="of:=[.G122]-[.$B122]" office:value-type="float" office:value="0.355026245117187" calcext:value-type="float">
            <text:p>0.355026245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5642.78771" calcext:value-type="float">
            <text:p>1443135642.78771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36.4085686206818" calcext:value-type="float">
            <text:p>36.4085686207</text:p>
          </table:table-cell>
          <table:table-cell table:formula="of:=[.C123]/([.D123]-[.D122])" office:value-type="float" office:value="102231.879102217" calcext:value-type="float">
            <text:p>102231.879102217</text:p>
          </table:table-cell>
          <table:table-cell/>
          <table:table-cell office:value-type="float" office:value="1443135643.14271" calcext:value-type="float">
            <text:p>1443135643.14271</text:p>
          </table:table-cell>
          <table:table-cell table:formula="of:=[.G123]-[.$B$2]" office:value-type="float" office:value="36.7635722160339" calcext:value-type="float">
            <text:p>36.763572216</text:p>
          </table:table-cell>
          <table:table-cell table:formula="of:=[.C123]/([.H123]-[.H122])" office:value-type="float" office:value="102260.67135073" calcext:value-type="float">
            <text:p>102260.67135073</text:p>
          </table:table-cell>
          <table:table-cell table:formula="of:=[.G123]-[.$B123]" office:value-type="float" office:value="0.355003595352173" calcext:value-type="float">
            <text:p>0.355003595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5642.86815" calcext:value-type="float">
            <text:p>1443135642.86815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36.4890127182007" calcext:value-type="float">
            <text:p>36.4890127182</text:p>
          </table:table-cell>
          <table:table-cell table:formula="of:=[.C124]/([.D124]-[.D123])" office:value-type="float" office:value="102232.485087743" calcext:value-type="float">
            <text:p>102232.485087743</text:p>
          </table:table-cell>
          <table:table-cell/>
          <table:table-cell office:value-type="float" office:value="1443135643.22389" calcext:value-type="float">
            <text:p>1443135643.22389</text:p>
          </table:table-cell>
          <table:table-cell table:formula="of:=[.G124]-[.$B$2]" office:value-type="float" office:value="36.844752073288" calcext:value-type="float">
            <text:p>36.8447520733</text:p>
          </table:table-cell>
          <table:table-cell table:formula="of:=[.C124]/([.H124]-[.H123])" office:value-type="float" office:value="101305.918465284" calcext:value-type="float">
            <text:p>101305.918465284</text:p>
          </table:table-cell>
          <table:table-cell table:formula="of:=[.G124]-[.$B124]" office:value-type="float" office:value="0.35573935508728" calcext:value-type="float">
            <text:p>0.355739355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5642.94859" calcext:value-type="float">
            <text:p>1443135642.94859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36.5694463253021" calcext:value-type="float">
            <text:p>36.5694463253</text:p>
          </table:table-cell>
          <table:table-cell table:formula="of:=[.C125]/([.D125]-[.D124])" office:value-type="float" office:value="102245.818587101" calcext:value-type="float">
            <text:p>102245.818587101</text:p>
          </table:table-cell>
          <table:table-cell/>
          <table:table-cell office:value-type="float" office:value="1443135643.30626" calcext:value-type="float">
            <text:p>1443135643.30626</text:p>
          </table:table-cell>
          <table:table-cell table:formula="of:=[.G125]-[.$B$2]" office:value-type="float" office:value="36.9271197319031" calcext:value-type="float">
            <text:p>36.9271197319</text:p>
          </table:table-cell>
          <table:table-cell table:formula="of:=[.C125]/([.H125]-[.H124])" office:value-type="float" office:value="99845.0136652435" calcext:value-type="float">
            <text:p>99845.0136652435</text:p>
          </table:table-cell>
          <table:table-cell table:formula="of:=[.G125]-[.$B125]" office:value-type="float" office:value="0.357673406600952" calcext:value-type="float">
            <text:p>0.357673406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5643.02975" calcext:value-type="float">
            <text:p>1443135643.02975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36.6506109237671" calcext:value-type="float">
            <text:p>36.6506109238</text:p>
          </table:table-cell>
          <table:table-cell table:formula="of:=[.C126]/([.D126]-[.D125])" office:value-type="float" office:value="101324.963783931" calcext:value-type="float">
            <text:p>101324.963783931</text:p>
          </table:table-cell>
          <table:table-cell/>
          <table:table-cell office:value-type="float" office:value="1443135643.38861" calcext:value-type="float">
            <text:p>1443135643.38861</text:p>
          </table:table-cell>
          <table:table-cell table:formula="of:=[.G126]-[.$B$2]" office:value-type="float" office:value="37.0094702243805" calcext:value-type="float">
            <text:p>37.0094702244</text:p>
          </table:table-cell>
          <table:table-cell table:formula="of:=[.C126]/([.H126]-[.H125])" office:value-type="float" office:value="99865.8265735966" calcext:value-type="float">
            <text:p>99865.8265735966</text:p>
          </table:table-cell>
          <table:table-cell table:formula="of:=[.G126]-[.$B126]" office:value-type="float" office:value="0.358859300613403" calcext:value-type="float">
            <text:p>0.358859300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5643.11213" calcext:value-type="float">
            <text:p>1443135643.11213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36.7329926490784" calcext:value-type="float">
            <text:p>36.7329926491</text:p>
          </table:table-cell>
          <table:table-cell table:formula="of:=[.C127]/([.D127]-[.D126])" office:value-type="float" office:value="99827.9651090775" calcext:value-type="float">
            <text:p>99827.9651090775</text:p>
          </table:table-cell>
          <table:table-cell/>
          <table:table-cell office:value-type="float" office:value="1443135643.47101" calcext:value-type="float">
            <text:p>1443135643.47101</text:p>
          </table:table-cell>
          <table:table-cell table:formula="of:=[.G127]-[.$B$2]" office:value-type="float" office:value="37.0918717384338" calcext:value-type="float">
            <text:p>37.0918717384</text:p>
          </table:table-cell>
          <table:table-cell table:formula="of:=[.C127]/([.H127]-[.H126])" office:value-type="float" office:value="99803.991400886" calcext:value-type="float">
            <text:p>99803.991400886</text:p>
          </table:table-cell>
          <table:table-cell table:formula="of:=[.G127]-[.$B127]" office:value-type="float" office:value="0.358879089355469" calcext:value-type="float">
            <text:p>0.358879089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5643.19451" calcext:value-type="float">
            <text:p>1443135643.19451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36.8153741359711" calcext:value-type="float">
            <text:p>36.815374136</text:p>
          </table:table-cell>
          <table:table-cell table:formula="of:=[.C128]/([.D128]-[.D127])" office:value-type="float" office:value="99828.254019153" calcext:value-type="float">
            <text:p>99828.254019153</text:p>
          </table:table-cell>
          <table:table-cell/>
          <table:table-cell office:value-type="float" office:value="1443135643.55337" calcext:value-type="float">
            <text:p>1443135643.55337</text:p>
          </table:table-cell>
          <table:table-cell table:formula="of:=[.G128]-[.$B$2]" office:value-type="float" office:value="37.1742308139801" calcext:value-type="float">
            <text:p>37.174230814</text:p>
          </table:table-cell>
          <table:table-cell table:formula="of:=[.C128]/([.H128]-[.H127])" office:value-type="float" office:value="99855.4190349092" calcext:value-type="float">
            <text:p>99855.4190349092</text:p>
          </table:table-cell>
          <table:table-cell table:formula="of:=[.G128]-[.$B128]" office:value-type="float" office:value="0.358856678009033" calcext:value-type="float">
            <text:p>0.35885667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5643.2769" calcext:value-type="float">
            <text:p>1443135643.2769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36.8977630138397" calcext:value-type="float">
            <text:p>36.8977630138</text:p>
          </table:table-cell>
          <table:table-cell table:formula="of:=[.C129]/([.D129]-[.D128])" office:value-type="float" office:value="99819.2985843433" calcext:value-type="float">
            <text:p>99819.2985843433</text:p>
          </table:table-cell>
          <table:table-cell/>
          <table:table-cell office:value-type="float" office:value="1443135643.63564" calcext:value-type="float">
            <text:p>1443135643.63564</text:p>
          </table:table-cell>
          <table:table-cell table:formula="of:=[.G129]-[.$B$2]" office:value-type="float" office:value="37.2564997673035" calcext:value-type="float">
            <text:p>37.2564997673</text:p>
          </table:table-cell>
          <table:table-cell table:formula="of:=[.C129]/([.H129]-[.H128])" office:value-type="float" office:value="99964.8065008796" calcext:value-type="float">
            <text:p>99964.8065008796</text:p>
          </table:table-cell>
          <table:table-cell table:formula="of:=[.G129]-[.$B129]" office:value-type="float" office:value="0.358736753463745" calcext:value-type="float">
            <text:p>0.358736753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5643.35929" calcext:value-type="float">
            <text:p>1443135643.35929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36.9801454544067" calcext:value-type="float">
            <text:p>36.9801454544</text:p>
          </table:table-cell>
          <table:table-cell table:formula="of:=[.C130]/([.D130]-[.D129])" office:value-type="float" office:value="99827.0983888846" calcext:value-type="float">
            <text:p>99827.0983888846</text:p>
          </table:table-cell>
          <table:table-cell/>
          <table:table-cell office:value-type="float" office:value="1443135643.71806" calcext:value-type="float">
            <text:p>1443135643.71806</text:p>
          </table:table-cell>
          <table:table-cell table:formula="of:=[.G130]-[.$B$2]" office:value-type="float" office:value="37.3389229774475" calcext:value-type="float">
            <text:p>37.3389229774</text:p>
          </table:table-cell>
          <table:table-cell table:formula="of:=[.C130]/([.H130]-[.H129])" office:value-type="float" office:value="99777.7202031772" calcext:value-type="float">
            <text:p>99777.7202031772</text:p>
          </table:table-cell>
          <table:table-cell table:formula="of:=[.G130]-[.$B130]" office:value-type="float" office:value="0.358777523040771" calcext:value-type="float">
            <text:p>0.35877752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5643.44166" calcext:value-type="float">
            <text:p>1443135643.44166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37.0625236034393" calcext:value-type="float">
            <text:p>37.0625236034</text:p>
          </table:table-cell>
          <table:table-cell table:formula="of:=[.C131]/([.D131]-[.D130])" office:value-type="float" office:value="99832.2989358038" calcext:value-type="float">
            <text:p>99832.2989358038</text:p>
          </table:table-cell>
          <table:table-cell/>
          <table:table-cell office:value-type="float" office:value="1443135643.80041" calcext:value-type="float">
            <text:p>1443135643.80041</text:p>
          </table:table-cell>
          <table:table-cell table:formula="of:=[.G131]-[.$B$2]" office:value-type="float" office:value="37.4212682247162" calcext:value-type="float">
            <text:p>37.4212682247</text:p>
          </table:table-cell>
          <table:table-cell table:formula="of:=[.C131]/([.H131]-[.H130])" office:value-type="float" office:value="99872.187804193" calcext:value-type="float">
            <text:p>99872.187804193</text:p>
          </table:table-cell>
          <table:table-cell table:formula="of:=[.G131]-[.$B131]" office:value-type="float" office:value="0.358744621276855" calcext:value-type="float">
            <text:p>0.35874462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5643.52404" calcext:value-type="float">
            <text:p>1443135643.52404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37.1449015140533" calcext:value-type="float">
            <text:p>37.1449015141</text:p>
          </table:table-cell>
          <table:table-cell table:formula="of:=[.C132]/([.D132]-[.D131])" office:value-type="float" office:value="99832.5878709647" calcext:value-type="float">
            <text:p>99832.5878709647</text:p>
          </table:table-cell>
          <table:table-cell/>
          <table:table-cell office:value-type="float" office:value="1443135643.88279" calcext:value-type="float">
            <text:p>1443135643.88279</text:p>
          </table:table-cell>
          <table:table-cell table:formula="of:=[.G132]-[.$B$2]" office:value-type="float" office:value="37.5036487579346" calcext:value-type="float">
            <text:p>37.5036487579</text:p>
          </table:table-cell>
          <table:table-cell table:formula="of:=[.C132]/([.H132]-[.H131])" office:value-type="float" office:value="99829.4096761777" calcext:value-type="float">
            <text:p>99829.4096761777</text:p>
          </table:table-cell>
          <table:table-cell table:formula="of:=[.G132]-[.$B132]" office:value-type="float" office:value="0.358747243881226" calcext:value-type="float">
            <text:p>0.358747243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5643.60642" calcext:value-type="float">
            <text:p>1443135643.60642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37.2272799015045" calcext:value-type="float">
            <text:p>37.2272799015</text:p>
          </table:table-cell>
          <table:table-cell table:formula="of:=[.C133]/([.D133]-[.D132])" office:value-type="float" office:value="99832.0100023154" calcext:value-type="float">
            <text:p>99832.0100023154</text:p>
          </table:table-cell>
          <table:table-cell/>
          <table:table-cell office:value-type="float" office:value="1443135643.96519" calcext:value-type="float">
            <text:p>1443135643.96519</text:p>
          </table:table-cell>
          <table:table-cell table:formula="of:=[.G133]-[.$B$2]" office:value-type="float" office:value="37.5860528945923" calcext:value-type="float">
            <text:p>37.5860528946</text:p>
          </table:table-cell>
          <table:table-cell table:formula="of:=[.C133]/([.H133]-[.H132])" office:value-type="float" office:value="99800.8150265603" calcext:value-type="float">
            <text:p>99800.8150265603</text:p>
          </table:table-cell>
          <table:table-cell table:formula="of:=[.G133]-[.$B133]" office:value-type="float" office:value="0.358772993087769" calcext:value-type="float">
            <text:p>0.35877299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5643.6888" calcext:value-type="float">
            <text:p>1443135643.6888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37.3096613883972" calcext:value-type="float">
            <text:p>37.3096613884</text:p>
          </table:table-cell>
          <table:table-cell table:formula="of:=[.C134]/([.D134]-[.D133])" office:value-type="float" office:value="99828.254019153" calcext:value-type="float">
            <text:p>99828.254019153</text:p>
          </table:table-cell>
          <table:table-cell/>
          <table:table-cell office:value-type="float" office:value="1443135644.04755" calcext:value-type="float">
            <text:p>1443135644.04755</text:p>
          </table:table-cell>
          <table:table-cell table:formula="of:=[.G134]-[.$B$2]" office:value-type="float" office:value="37.6684048175812" calcext:value-type="float">
            <text:p>37.6684048176</text:p>
          </table:table-cell>
          <table:table-cell table:formula="of:=[.C134]/([.H134]-[.H133])" office:value-type="float" office:value="99864.0918331601" calcext:value-type="float">
            <text:p>99864.0918331601</text:p>
          </table:table-cell>
          <table:table-cell table:formula="of:=[.G134]-[.$B134]" office:value-type="float" office:value="0.35874342918396" calcext:value-type="float">
            <text:p>0.358743429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5643.7712" calcext:value-type="float">
            <text:p>1443135643.7712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37.3920569419861" calcext:value-type="float">
            <text:p>37.392056942</text:p>
          </table:table-cell>
          <table:table-cell table:formula="of:=[.C135]/([.D135]-[.D134])" office:value-type="float" office:value="99811.2111854441" calcext:value-type="float">
            <text:p>99811.2111854441</text:p>
          </table:table-cell>
          <table:table-cell/>
          <table:table-cell office:value-type="float" office:value="1443135644.13" calcext:value-type="float">
            <text:p>1443135644.13</text:p>
          </table:table-cell>
          <table:table-cell table:formula="of:=[.G135]-[.$B$2]" office:value-type="float" office:value="37.750855922699" calcext:value-type="float">
            <text:p>37.7508559227</text:p>
          </table:table-cell>
          <table:table-cell table:formula="of:=[.C135]/([.H135]-[.H134])" office:value-type="float" office:value="99743.963264657" calcext:value-type="float">
            <text:p>99743.963264657</text:p>
          </table:table-cell>
          <table:table-cell table:formula="of:=[.G135]-[.$B135]" office:value-type="float" office:value="0.358798980712891" calcext:value-type="float">
            <text:p>0.358798980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5643.85357" calcext:value-type="float">
            <text:p>1443135643.85357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37.4744246006012" calcext:value-type="float">
            <text:p>37.4744246006</text:p>
          </table:table-cell>
          <table:table-cell table:formula="of:=[.C136]/([.D136]-[.D135])" office:value-type="float" office:value="99845.0136652435" calcext:value-type="float">
            <text:p>99845.0136652435</text:p>
          </table:table-cell>
          <table:table-cell/>
          <table:table-cell office:value-type="float" office:value="1443135644.21226" calcext:value-type="float">
            <text:p>1443135644.21226</text:p>
          </table:table-cell>
          <table:table-cell table:formula="of:=[.G136]-[.$B$2]" office:value-type="float" office:value="37.8331174850464" calcext:value-type="float">
            <text:p>37.833117485</text:p>
          </table:table-cell>
          <table:table-cell table:formula="of:=[.C136]/([.H136]-[.H135])" office:value-type="float" office:value="99973.788064806" calcext:value-type="float">
            <text:p>99973.788064806</text:p>
          </table:table-cell>
          <table:table-cell table:formula="of:=[.G136]-[.$B136]" office:value-type="float" office:value="0.35869288444519" calcext:value-type="float">
            <text:p>0.358692884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5643.93595" calcext:value-type="float">
            <text:p>1443135643.93595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37.5568127632141" calcext:value-type="float">
            <text:p>37.5568127632</text:p>
          </table:table-cell>
          <table:table-cell table:formula="of:=[.C137]/([.D137]-[.D136])" office:value-type="float" office:value="99820.1651691018" calcext:value-type="float">
            <text:p>99820.1651691018</text:p>
          </table:table-cell>
          <table:table-cell/>
          <table:table-cell office:value-type="float" office:value="1443135644.29422" calcext:value-type="float">
            <text:p>1443135644.29422</text:p>
          </table:table-cell>
          <table:table-cell table:formula="of:=[.G137]-[.$B$2]" office:value-type="float" office:value="37.9150784015656" calcext:value-type="float">
            <text:p>37.9150784016</text:p>
          </table:table-cell>
          <table:table-cell table:formula="of:=[.C137]/([.H137]-[.H136])" office:value-type="float" office:value="100340.508003921" calcext:value-type="float">
            <text:p>100340.508003921</text:p>
          </table:table-cell>
          <table:table-cell table:formula="of:=[.G137]-[.$B137]" office:value-type="float" office:value="0.35826563835144" calcext:value-type="float">
            <text:p>0.358265638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5644.01825" calcext:value-type="float">
            <text:p>1443135644.01825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37.6391060352325" calcext:value-type="float">
            <text:p>37.6391060352</text:p>
          </table:table-cell>
          <table:table-cell table:formula="of:=[.C138]/([.D138]-[.D137])" office:value-type="float" office:value="99935.2656455066" calcext:value-type="float">
            <text:p>99935.2656455066</text:p>
          </table:table-cell>
          <table:table-cell/>
          <table:table-cell office:value-type="float" office:value="1443135644.37624" calcext:value-type="float">
            <text:p>1443135644.37624</text:p>
          </table:table-cell>
          <table:table-cell table:formula="of:=[.G138]-[.$B$2]" office:value-type="float" office:value="37.9970996379852" calcext:value-type="float">
            <text:p>37.997099638</text:p>
          </table:table-cell>
          <table:table-cell table:formula="of:=[.C138]/([.H138]-[.H137])" office:value-type="float" office:value="100266.715779805" calcext:value-type="float">
            <text:p>100266.715779805</text:p>
          </table:table-cell>
          <table:table-cell table:formula="of:=[.G138]-[.$B138]" office:value-type="float" office:value="0.357993602752686" calcext:value-type="float">
            <text:p>0.357993602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5644.10023" calcext:value-type="float">
            <text:p>1443135644.10023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37.7210919857025" calcext:value-type="float">
            <text:p>37.7210919857</text:p>
          </table:table-cell>
          <table:table-cell table:formula="of:=[.C139]/([.D139]-[.D138])" office:value-type="float" office:value="100309.869591769" calcext:value-type="float">
            <text:p>100309.869591769</text:p>
          </table:table-cell>
          <table:table-cell/>
          <table:table-cell office:value-type="float" office:value="1443135644.46926" calcext:value-type="float">
            <text:p>1443135644.46926</text:p>
          </table:table-cell>
          <table:table-cell table:formula="of:=[.G139]-[.$B$2]" office:value-type="float" office:value="38.090124130249" calcext:value-type="float">
            <text:p>38.0901241302</text:p>
          </table:table-cell>
          <table:table-cell table:formula="of:=[.C139]/([.H139]-[.H138])" office:value-type="float" office:value="88406.824911001" calcext:value-type="float">
            <text:p>88406.824911001</text:p>
          </table:table-cell>
          <table:table-cell table:formula="of:=[.G139]-[.$B139]" office:value-type="float" office:value="0.369032144546509" calcext:value-type="float">
            <text:p>0.369032144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5644.1822" calcext:value-type="float">
            <text:p>1443135644.1822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37.8030633926392" calcext:value-type="float">
            <text:p>37.8030633926</text:p>
          </table:table-cell>
          <table:table-cell table:formula="of:=[.C140]/([.D140]-[.D139])" office:value-type="float" office:value="100327.666772344" calcext:value-type="float">
            <text:p>100327.666772344</text:p>
          </table:table-cell>
          <table:table-cell/>
          <table:table-cell office:value-type="float" office:value="1443135644.62223" calcext:value-type="float">
            <text:p>1443135644.62223</text:p>
          </table:table-cell>
          <table:table-cell table:formula="of:=[.G140]-[.$B$2]" office:value-type="float" office:value="38.2430863380432" calcext:value-type="float">
            <text:p>38.243086338</text:p>
          </table:table-cell>
          <table:table-cell table:formula="of:=[.C140]/([.H140]-[.H139])" office:value-type="float" office:value="53764.9143444987" calcext:value-type="float">
            <text:p>53764.9143444987</text:p>
          </table:table-cell>
          <table:table-cell table:formula="of:=[.G140]-[.$B140]" office:value-type="float" office:value="0.440022945404053" calcext:value-type="float">
            <text:p>0.440022945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5644.26419" calcext:value-type="float">
            <text:p>1443135644.26419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37.8850526809692" calcext:value-type="float">
            <text:p>37.885052681</text:p>
          </table:table-cell>
          <table:table-cell table:formula="of:=[.C141]/([.D141]-[.D140])" office:value-type="float" office:value="100305.785883776" calcext:value-type="float">
            <text:p>100305.785883776</text:p>
          </table:table-cell>
          <table:table-cell/>
          <table:table-cell office:value-type="float" office:value="1443135644.70418" calcext:value-type="float">
            <text:p>1443135644.70418</text:p>
          </table:table-cell>
          <table:table-cell table:formula="of:=[.G141]-[.$B$2]" office:value-type="float" office:value="38.3250370025635" calcext:value-type="float">
            <text:p>38.3250370026</text:p>
          </table:table-cell>
          <table:table-cell table:formula="of:=[.C141]/([.H141]-[.H140])" office:value-type="float" office:value="100353.060565683" calcext:value-type="float">
            <text:p>100353.060565683</text:p>
          </table:table-cell>
          <table:table-cell table:formula="of:=[.G141]-[.$B141]" office:value-type="float" office:value="0.439984321594238" calcext:value-type="float">
            <text:p>0.439984321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5644.34616" calcext:value-type="float">
            <text:p>1443135644.34616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37.9670214653015" calcext:value-type="float">
            <text:p>37.9670214653</text:p>
          </table:table-cell>
          <table:table-cell table:formula="of:=[.C142]/([.D142]-[.D141])" office:value-type="float" office:value="100330.876772096" calcext:value-type="float">
            <text:p>100330.876772096</text:p>
          </table:table-cell>
          <table:table-cell/>
          <table:table-cell office:value-type="float" office:value="1443135644.78613" calcext:value-type="float">
            <text:p>1443135644.78613</text:p>
          </table:table-cell>
          <table:table-cell table:formula="of:=[.G142]-[.$B$2]" office:value-type="float" office:value="38.4069907665253" calcext:value-type="float">
            <text:p>38.4069907665</text:p>
          </table:table-cell>
          <table:table-cell table:formula="of:=[.C142]/([.H142]-[.H141])" office:value-type="float" office:value="100349.265273943" calcext:value-type="float">
            <text:p>100349.265273943</text:p>
          </table:table-cell>
          <table:table-cell table:formula="of:=[.G142]-[.$B142]" office:value-type="float" office:value="0.439969301223755" calcext:value-type="float">
            <text:p>0.43996930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5644.42813" calcext:value-type="float">
            <text:p>1443135644.42813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38.0489931106567" calcext:value-type="float">
            <text:p>38.0489931107</text:p>
          </table:table-cell>
          <table:table-cell table:formula="of:=[.C143]/([.D143]-[.D142])" office:value-type="float" office:value="100327.37496437" calcext:value-type="float">
            <text:p>100327.37496437</text:p>
          </table:table-cell>
          <table:table-cell/>
          <table:table-cell office:value-type="float" office:value="1443135644.86809" calcext:value-type="float">
            <text:p>1443135644.86809</text:p>
          </table:table-cell>
          <table:table-cell table:formula="of:=[.G143]-[.$B$2]" office:value-type="float" office:value="38.4889471530914" calcext:value-type="float">
            <text:p>38.4889471531</text:p>
          </table:table-cell>
          <table:table-cell table:formula="of:=[.C143]/([.H143]-[.H142])" office:value-type="float" office:value="100346.054097455" calcext:value-type="float">
            <text:p>100346.054097455</text:p>
          </table:table-cell>
          <table:table-cell table:formula="of:=[.G143]-[.$B143]" office:value-type="float" office:value="0.439954042434692" calcext:value-type="float">
            <text:p>0.439954042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5644.51011" calcext:value-type="float">
            <text:p>1443135644.51011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38.1309719085693" calcext:value-type="float">
            <text:p>38.1309719086</text:p>
          </table:table-cell>
          <table:table-cell table:formula="of:=[.C144]/([.D144]-[.D143])" office:value-type="float" office:value="100318.621514408" calcext:value-type="float">
            <text:p>100318.621514408</text:p>
          </table:table-cell>
          <table:table-cell/>
          <table:table-cell office:value-type="float" office:value="1443135644.95009" calcext:value-type="float">
            <text:p>1443135644.95009</text:p>
          </table:table-cell>
          <table:table-cell table:formula="of:=[.G144]-[.$B$2]" office:value-type="float" office:value="38.5709509849548" calcext:value-type="float">
            <text:p>38.570950985</text:p>
          </table:table-cell>
          <table:table-cell table:formula="of:=[.C144]/([.H144]-[.H143])" office:value-type="float" office:value="100287.996464592" calcext:value-type="float">
            <text:p>100287.996464592</text:p>
          </table:table-cell>
          <table:table-cell table:formula="of:=[.G144]-[.$B144]" office:value-type="float" office:value="0.439979076385498" calcext:value-type="float">
            <text:p>0.439979076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5644.59208" calcext:value-type="float">
            <text:p>1443135644.59208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38.2129390239716" calcext:value-type="float">
            <text:p>38.212939024</text:p>
          </table:table-cell>
          <table:table-cell table:formula="of:=[.C145]/([.D145]-[.D144])" office:value-type="float" office:value="100332.919606161" calcext:value-type="float">
            <text:p>100332.919606161</text:p>
          </table:table-cell>
          <table:table-cell/>
          <table:table-cell office:value-type="float" office:value="1443135645.01417" calcext:value-type="float">
            <text:p>1443135645.01417</text:p>
          </table:table-cell>
          <table:table-cell table:formula="of:=[.G145]-[.$B$2]" office:value-type="float" office:value="38.6350250244141" calcext:value-type="float">
            <text:p>38.6350250244</text:p>
          </table:table-cell>
          <table:table-cell table:formula="of:=[.C145]/([.H145]-[.H144])" office:value-type="float" office:value="128351.514426261" calcext:value-type="float">
            <text:p>128351.514426261</text:p>
          </table:table-cell>
          <table:table-cell table:formula="of:=[.G145]-[.$B145]" office:value-type="float" office:value="0.422086000442505" calcext:value-type="float">
            <text:p>0.422086000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5644.67405" calcext:value-type="float">
            <text:p>1443135644.67405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38.2949061393738" calcext:value-type="float">
            <text:p>38.2949061394</text:p>
          </table:table-cell>
          <table:table-cell table:formula="of:=[.C146]/([.D146]-[.D145])" office:value-type="float" office:value="100332.919606161" calcext:value-type="float">
            <text:p>100332.919606161</text:p>
          </table:table-cell>
          <table:table-cell/>
          <table:table-cell office:value-type="float" office:value="1443135645.11422" calcext:value-type="float">
            <text:p>1443135645.11422</text:p>
          </table:table-cell>
          <table:table-cell table:formula="of:=[.G146]-[.$B$2]" office:value-type="float" office:value="38.7350761890411" calcext:value-type="float">
            <text:p>38.735076189</text:p>
          </table:table-cell>
          <table:table-cell table:formula="of:=[.C146]/([.H146]-[.H145])" office:value-type="float" office:value="82197.9437286278" calcext:value-type="float">
            <text:p>82197.9437286278</text:p>
          </table:table-cell>
          <table:table-cell table:formula="of:=[.G146]-[.$B146]" office:value-type="float" office:value="0.440170049667358" calcext:value-type="float">
            <text:p>0.440170049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5644.75602" calcext:value-type="float">
            <text:p>1443135644.75602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38.3768830299377" calcext:value-type="float">
            <text:p>38.3768830299</text:p>
          </table:table-cell>
          <table:table-cell table:formula="of:=[.C147]/([.D147]-[.D146])" office:value-type="float" office:value="100320.955618376" calcext:value-type="float">
            <text:p>100320.955618376</text:p>
          </table:table-cell>
          <table:table-cell/>
          <table:table-cell office:value-type="float" office:value="1443135645.19597" calcext:value-type="float">
            <text:p>1443135645.19597</text:p>
          </table:table-cell>
          <table:table-cell table:formula="of:=[.G147]-[.$B$2]" office:value-type="float" office:value="38.8168337345123" calcext:value-type="float">
            <text:p>38.8168337345</text:p>
          </table:table-cell>
          <table:table-cell table:formula="of:=[.C147]/([.H147]-[.H146])" office:value-type="float" office:value="100590.103978817" calcext:value-type="float">
            <text:p>100590.103978817</text:p>
          </table:table-cell>
          <table:table-cell table:formula="of:=[.G147]-[.$B147]" office:value-type="float" office:value="0.439950704574585" calcext:value-type="float">
            <text:p>0.439950704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5644.83802" calcext:value-type="float">
            <text:p>1443135644.83802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38.458878993988" calcext:value-type="float">
            <text:p>38.458878994</text:p>
          </table:table-cell>
          <table:table-cell table:formula="of:=[.C148]/([.D148]-[.D147])" office:value-type="float" office:value="100297.619465218" calcext:value-type="float">
            <text:p>100297.619465218</text:p>
          </table:table-cell>
          <table:table-cell/>
          <table:table-cell office:value-type="float" office:value="1443135645.27453" calcext:value-type="float">
            <text:p>1443135645.27453</text:p>
          </table:table-cell>
          <table:table-cell table:formula="of:=[.G148]-[.$B$2]" office:value-type="float" office:value="38.8953857421875" calcext:value-type="float">
            <text:p>38.8953857422</text:p>
          </table:table-cell>
          <table:table-cell table:formula="of:=[.C148]/([.H148]-[.H147])" office:value-type="float" office:value="104694.968892558" calcext:value-type="float">
            <text:p>104694.968892558</text:p>
          </table:table-cell>
          <table:table-cell table:formula="of:=[.G148]-[.$B148]" office:value-type="float" office:value="0.436506748199463" calcext:value-type="float">
            <text:p>0.436506748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5644.92001" calcext:value-type="float">
            <text:p>1443135644.92001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38.5408687591553" calcext:value-type="float">
            <text:p>38.5408687592</text:p>
          </table:table-cell>
          <table:table-cell table:formula="of:=[.C149]/([.D149]-[.D148])" office:value-type="float" office:value="100305.202524063" calcext:value-type="float">
            <text:p>100305.202524063</text:p>
          </table:table-cell>
          <table:table-cell/>
          <table:table-cell office:value-type="float" office:value="1443135645.35283" calcext:value-type="float">
            <text:p>1443135645.35283</text:p>
          </table:table-cell>
          <table:table-cell table:formula="of:=[.G149]-[.$B$2]" office:value-type="float" office:value="38.973687171936" calcext:value-type="float">
            <text:p>38.9736871719</text:p>
          </table:table-cell>
          <table:table-cell table:formula="of:=[.C149]/([.H149]-[.H148])" office:value-type="float" office:value="105030.010644906" calcext:value-type="float">
            <text:p>105030.010644906</text:p>
          </table:table-cell>
          <table:table-cell table:formula="of:=[.G149]-[.$B149]" office:value-type="float" office:value="0.432818412780762" calcext:value-type="float">
            <text:p>0.432818412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5645.00187" calcext:value-type="float">
            <text:p>1443135645.00187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38.6227278709412" calcext:value-type="float">
            <text:p>38.6227278709</text:p>
          </table:table-cell>
          <table:table-cell table:formula="of:=[.C150]/([.D150]-[.D149])" office:value-type="float" office:value="100465.297272108" calcext:value-type="float">
            <text:p>100465.297272108</text:p>
          </table:table-cell>
          <table:table-cell/>
          <table:table-cell office:value-type="float" office:value="1443135645.43139" calcext:value-type="float">
            <text:p>1443135645.43139</text:p>
          </table:table-cell>
          <table:table-cell table:formula="of:=[.G150]-[.$B$2]" office:value-type="float" office:value="39.0522468090057" calcext:value-type="float">
            <text:p>39.052246809</text:p>
          </table:table-cell>
          <table:table-cell table:formula="of:=[.C150]/([.H150]-[.H149])" office:value-type="float" office:value="104684.8013402" calcext:value-type="float">
            <text:p>104684.8013402</text:p>
          </table:table-cell>
          <table:table-cell table:formula="of:=[.G150]-[.$B150]" office:value-type="float" office:value="0.429518938064575" calcext:value-type="float">
            <text:p>0.429518938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5645.08032" calcext:value-type="float">
            <text:p>1443135645.08032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38.7011818885803" calcext:value-type="float">
            <text:p>38.7011818886</text:p>
          </table:table-cell>
          <table:table-cell table:formula="of:=[.C151]/([.D151]-[.D150])" office:value-type="float" office:value="104825.73420045" calcext:value-type="float">
            <text:p>104825.73420045</text:p>
          </table:table-cell>
          <table:table-cell/>
          <table:table-cell office:value-type="float" office:value="1443135645.50983" calcext:value-type="float">
            <text:p>1443135645.50983</text:p>
          </table:table-cell>
          <table:table-cell table:formula="of:=[.G151]-[.$B$2]" office:value-type="float" office:value="39.1306903362274" calcext:value-type="float">
            <text:p>39.1306903362</text:p>
          </table:table-cell>
          <table:table-cell table:formula="of:=[.C151]/([.H151]-[.H150])" office:value-type="float" office:value="104839.752765823" calcext:value-type="float">
            <text:p>104839.752765823</text:p>
          </table:table-cell>
          <table:table-cell table:formula="of:=[.G151]-[.$B151]" office:value-type="float" office:value="0.429508447647095" calcext:value-type="float">
            <text:p>0.429508447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5645.15879" calcext:value-type="float">
            <text:p>1443135645.15879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38.7796442508697" calcext:value-type="float">
            <text:p>38.7796442509</text:p>
          </table:table-cell>
          <table:table-cell table:formula="of:=[.C152]/([.D152]-[.D151])" office:value-type="float" office:value="104814.585745757" calcext:value-type="float">
            <text:p>104814.585745757</text:p>
          </table:table-cell>
          <table:table-cell/>
          <table:table-cell office:value-type="float" office:value="1443135645.58829" calcext:value-type="float">
            <text:p>1443135645.58829</text:p>
          </table:table-cell>
          <table:table-cell table:formula="of:=[.G152]-[.$B$2]" office:value-type="float" office:value="39.2091479301453" calcext:value-type="float">
            <text:p>39.2091479301</text:p>
          </table:table-cell>
          <table:table-cell table:formula="of:=[.C152]/([.H152]-[.H151])" office:value-type="float" office:value="104820.956000912" calcext:value-type="float">
            <text:p>104820.956000912</text:p>
          </table:table-cell>
          <table:table-cell table:formula="of:=[.G152]-[.$B152]" office:value-type="float" office:value="0.429503679275513" calcext:value-type="float">
            <text:p>0.429503679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5645.23725" calcext:value-type="float">
            <text:p>1443135645.23725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38.8581118583679" calcext:value-type="float">
            <text:p>38.8581118584</text:p>
          </table:table-cell>
          <table:table-cell table:formula="of:=[.C153]/([.D153]-[.D152])" office:value-type="float" office:value="104807.579359316" calcext:value-type="float">
            <text:p>104807.579359316</text:p>
          </table:table-cell>
          <table:table-cell/>
          <table:table-cell office:value-type="float" office:value="1443135645.66671" calcext:value-type="float">
            <text:p>1443135645.66671</text:p>
          </table:table-cell>
          <table:table-cell table:formula="of:=[.G153]-[.$B$2]" office:value-type="float" office:value="39.287567615509" calcext:value-type="float">
            <text:p>39.2875676155</text:p>
          </table:table-cell>
          <table:table-cell table:formula="of:=[.C153]/([.H153]-[.H152])" office:value-type="float" office:value="104871.627090199" calcext:value-type="float">
            <text:p>104871.627090199</text:p>
          </table:table-cell>
          <table:table-cell table:formula="of:=[.G153]-[.$B153]" office:value-type="float" office:value="0.429455757141113" calcext:value-type="float">
            <text:p>0.429455757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5645.31572" calcext:value-type="float">
            <text:p>1443135645.31572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38.9365813732147" calcext:value-type="float">
            <text:p>38.9365813732</text:p>
          </table:table-cell>
          <table:table-cell table:formula="of:=[.C154]/([.D154]-[.D153])" office:value-type="float" office:value="104805.03181466" calcext:value-type="float">
            <text:p>104805.03181466</text:p>
          </table:table-cell>
          <table:table-cell/>
          <table:table-cell office:value-type="float" office:value="1443135645.74518" calcext:value-type="float">
            <text:p>1443135645.74518</text:p>
          </table:table-cell>
          <table:table-cell table:formula="of:=[.G154]-[.$B$2]" office:value-type="float" office:value="39.3660345077515" calcext:value-type="float">
            <text:p>39.3660345078</text:p>
          </table:table-cell>
          <table:table-cell table:formula="of:=[.C154]/([.H154]-[.H153])" office:value-type="float" office:value="104808.534720492" calcext:value-type="float">
            <text:p>104808.534720492</text:p>
          </table:table-cell>
          <table:table-cell table:formula="of:=[.G154]-[.$B154]" office:value-type="float" office:value="0.429453134536743" calcext:value-type="float">
            <text:p>0.429453134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5645.39419" calcext:value-type="float">
            <text:p>1443135645.39419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39.0150461196899" calcext:value-type="float">
            <text:p>39.0150461197</text:p>
          </table:table-cell>
          <table:table-cell table:formula="of:=[.C155]/([.D155]-[.D154])" office:value-type="float" office:value="104811.400908525" calcext:value-type="float">
            <text:p>104811.400908525</text:p>
          </table:table-cell>
          <table:table-cell/>
          <table:table-cell office:value-type="float" office:value="1443135645.82359" calcext:value-type="float">
            <text:p>1443135645.82359</text:p>
          </table:table-cell>
          <table:table-cell table:formula="of:=[.G155]-[.$B$2]" office:value-type="float" office:value="39.4444522857666" calcext:value-type="float">
            <text:p>39.4444522858</text:p>
          </table:table-cell>
          <table:table-cell table:formula="of:=[.C155]/([.H155]-[.H154])" office:value-type="float" office:value="104874.177873448" calcext:value-type="float">
            <text:p>104874.177873448</text:p>
          </table:table-cell>
          <table:table-cell table:formula="of:=[.G155]-[.$B155]" office:value-type="float" office:value="0.42940616607666" calcext:value-type="float">
            <text:p>0.42940616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5645.47265" calcext:value-type="float">
            <text:p>1443135645.47265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39.0935060977936" calcext:value-type="float">
            <text:p>39.0935060978</text:p>
          </table:table-cell>
          <table:table-cell table:formula="of:=[.C156]/([.D156]-[.D155])" office:value-type="float" office:value="104817.770776547" calcext:value-type="float">
            <text:p>104817.770776547</text:p>
          </table:table-cell>
          <table:table-cell/>
          <table:table-cell office:value-type="float" office:value="1443135645.90212" calcext:value-type="float">
            <text:p>1443135645.90212</text:p>
          </table:table-cell>
          <table:table-cell table:formula="of:=[.G156]-[.$B$2]" office:value-type="float" office:value="39.5229811668396" calcext:value-type="float">
            <text:p>39.5229811668</text:p>
          </table:table-cell>
          <table:table-cell table:formula="of:=[.C156]/([.H156]-[.H155])" office:value-type="float" office:value="104725.801356513" calcext:value-type="float">
            <text:p>104725.801356513</text:p>
          </table:table-cell>
          <table:table-cell table:formula="of:=[.G156]-[.$B156]" office:value-type="float" office:value="0.429475069046021" calcext:value-type="float">
            <text:p>0.42947506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5645.55111" calcext:value-type="float">
            <text:p>1443135645.55111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39.1719675064087" calcext:value-type="float">
            <text:p>39.1719675064</text:p>
          </table:table-cell>
          <table:table-cell table:formula="of:=[.C157]/([.D157]-[.D156])" office:value-type="float" office:value="104815.859734845" calcext:value-type="float">
            <text:p>104815.859734845</text:p>
          </table:table-cell>
          <table:table-cell/>
          <table:table-cell office:value-type="float" office:value="1443135645.98063" calcext:value-type="float">
            <text:p>1443135645.98063</text:p>
          </table:table-cell>
          <table:table-cell table:formula="of:=[.G157]-[.$B$2]" office:value-type="float" office:value="39.6014881134033" calcext:value-type="float">
            <text:p>39.6014881134</text:p>
          </table:table-cell>
          <table:table-cell table:formula="of:=[.C157]/([.H157]-[.H156])" office:value-type="float" office:value="104755.061303078" calcext:value-type="float">
            <text:p>104755.061303078</text:p>
          </table:table-cell>
          <table:table-cell table:formula="of:=[.G157]-[.$B157]" office:value-type="float" office:value="0.429520606994629" calcext:value-type="float">
            <text:p>0.42952060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5645.62957" calcext:value-type="float">
            <text:p>1443135645.62957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39.2504312992096" calcext:value-type="float">
            <text:p>39.2504312992</text:p>
          </table:table-cell>
          <table:table-cell table:formula="of:=[.C158]/([.D158]-[.D157])" office:value-type="float" office:value="104812.674820192" calcext:value-type="float">
            <text:p>104812.674820192</text:p>
          </table:table-cell>
          <table:table-cell/>
          <table:table-cell office:value-type="float" office:value="1443135646.05907" calcext:value-type="float">
            <text:p>1443135646.05907</text:p>
          </table:table-cell>
          <table:table-cell table:formula="of:=[.G158]-[.$B$2]" office:value-type="float" office:value="39.6799309253693" calcext:value-type="float">
            <text:p>39.6799309254</text:p>
          </table:table-cell>
          <table:table-cell table:formula="of:=[.C158]/([.H158]-[.H157])" office:value-type="float" office:value="104840.708713637" calcext:value-type="float">
            <text:p>104840.708713637</text:p>
          </table:table-cell>
          <table:table-cell table:formula="of:=[.G158]-[.$B158]" office:value-type="float" office:value="0.429499626159668" calcext:value-type="float">
            <text:p>0.429499626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5645.70805" calcext:value-type="float">
            <text:p>1443135645.70805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39.3289079666138" calcext:value-type="float">
            <text:p>39.3289079666</text:p>
          </table:table-cell>
          <table:table-cell table:formula="of:=[.C159]/([.D159]-[.D158])" office:value-type="float" office:value="104795.479625101" calcext:value-type="float">
            <text:p>104795.479625101</text:p>
          </table:table-cell>
          <table:table-cell/>
          <table:table-cell office:value-type="float" office:value="1443135646.13753" calcext:value-type="float">
            <text:p>1443135646.13753</text:p>
          </table:table-cell>
          <table:table-cell table:formula="of:=[.G159]-[.$B$2]" office:value-type="float" office:value="39.7583935260773" calcext:value-type="float">
            <text:p>39.7583935261</text:p>
          </table:table-cell>
          <table:table-cell table:formula="of:=[.C159]/([.H159]-[.H158])" office:value-type="float" office:value="104814.267253324" calcext:value-type="float">
            <text:p>104814.267253324</text:p>
          </table:table-cell>
          <table:table-cell table:formula="of:=[.G159]-[.$B159]" office:value-type="float" office:value="0.429485559463501" calcext:value-type="float">
            <text:p>0.429485559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5645.78651" calcext:value-type="float">
            <text:p>1443135645.78651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39.4073686599731" calcext:value-type="float">
            <text:p>39.40736866</text:p>
          </table:table-cell>
          <table:table-cell table:formula="of:=[.C160]/([.D160]-[.D159])" office:value-type="float" office:value="104816.815246986" calcext:value-type="float">
            <text:p>104816.815246986</text:p>
          </table:table-cell>
          <table:table-cell/>
          <table:table-cell office:value-type="float" office:value="1443135646.215" calcext:value-type="float">
            <text:p>1443135646.215</text:p>
          </table:table-cell>
          <table:table-cell table:formula="of:=[.G160]-[.$B$2]" office:value-type="float" office:value="39.8358635902405" calcext:value-type="float">
            <text:p>39.8358635902</text:p>
          </table:table-cell>
          <table:table-cell table:formula="of:=[.C160]/([.H160]-[.H159])" office:value-type="float" office:value="106157.134227672" calcext:value-type="float">
            <text:p>106157.134227672</text:p>
          </table:table-cell>
          <table:table-cell table:formula="of:=[.G160]-[.$B160]" office:value-type="float" office:value="0.428494930267334" calcext:value-type="float">
            <text:p>0.428494930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5645.86497" calcext:value-type="float">
            <text:p>1443135645.86497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39.4858314990997" calcext:value-type="float">
            <text:p>39.4858314991</text:p>
          </table:table-cell>
          <table:table-cell table:formula="of:=[.C161]/([.D161]-[.D160])" office:value-type="float" office:value="104813.948762827" calcext:value-type="float">
            <text:p>104813.948762827</text:p>
          </table:table-cell>
          <table:table-cell/>
          <table:table-cell office:value-type="float" office:value="1443135646.28999" calcext:value-type="float">
            <text:p>1443135646.28999</text:p>
          </table:table-cell>
          <table:table-cell table:formula="of:=[.G161]-[.$B$2]" office:value-type="float" office:value="39.9108452796936" calcext:value-type="float">
            <text:p>39.9108452797</text:p>
          </table:table-cell>
          <table:table-cell table:formula="of:=[.C161]/([.H161]-[.H160])" office:value-type="float" office:value="109680.110704111" calcext:value-type="float">
            <text:p>109680.110704111</text:p>
          </table:table-cell>
          <table:table-cell table:formula="of:=[.G161]-[.$B161]" office:value-type="float" office:value="0.425013780593872" calcext:value-type="float">
            <text:p>0.425013780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5645.94344" calcext:value-type="float">
            <text:p>1443135645.94344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39.564302444458" calcext:value-type="float">
            <text:p>39.5643024445</text:p>
          </table:table-cell>
          <table:table-cell table:formula="of:=[.C162]/([.D162]-[.D161])" office:value-type="float" office:value="104803.12123744" calcext:value-type="float">
            <text:p>104803.12123744</text:p>
          </table:table-cell>
          <table:table-cell/>
          <table:table-cell office:value-type="float" office:value="1443135646.36485" calcext:value-type="float">
            <text:p>1443135646.36485</text:p>
          </table:table-cell>
          <table:table-cell table:formula="of:=[.G162]-[.$B$2]" office:value-type="float" office:value="39.9857120513916" calcext:value-type="float">
            <text:p>39.9857120514</text:p>
          </table:table-cell>
          <table:table-cell table:formula="of:=[.C162]/([.H162]-[.H161])" office:value-type="float" office:value="109848.465660767" calcext:value-type="float">
            <text:p>109848.465660767</text:p>
          </table:table-cell>
          <table:table-cell table:formula="of:=[.G162]-[.$B162]" office:value-type="float" office:value="0.421409606933594" calcext:value-type="float">
            <text:p>0.421409606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5646.02092" calcext:value-type="float">
            <text:p>1443135646.02092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39.6417779922485" calcext:value-type="float">
            <text:p>39.6417779922</text:p>
          </table:table-cell>
          <table:table-cell table:formula="of:=[.C163]/([.D163]-[.D162])" office:value-type="float" office:value="106149.620551705" calcext:value-type="float">
            <text:p>106149.620551705</text:p>
          </table:table-cell>
          <table:table-cell/>
          <table:table-cell office:value-type="float" office:value="1443135646.43967" calcext:value-type="float">
            <text:p>1443135646.43967</text:p>
          </table:table-cell>
          <table:table-cell table:formula="of:=[.G163]-[.$B$2]" office:value-type="float" office:value="40.0605263710022" calcext:value-type="float">
            <text:p>40.060526371</text:p>
          </table:table-cell>
          <table:table-cell table:formula="of:=[.C163]/([.H163]-[.H162])" office:value-type="float" office:value="109925.480079288" calcext:value-type="float">
            <text:p>109925.480079288</text:p>
          </table:table-cell>
          <table:table-cell table:formula="of:=[.G163]-[.$B163]" office:value-type="float" office:value="0.418748378753662" calcext:value-type="float">
            <text:p>0.418748378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5646.09583" calcext:value-type="float">
            <text:p>1443135646.09583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39.7166862487793" calcext:value-type="float">
            <text:p>39.7166862488</text:p>
          </table:table-cell>
          <table:table-cell table:formula="of:=[.C164]/([.D164]-[.D163])" office:value-type="float" office:value="109787.630641527" calcext:value-type="float">
            <text:p>109787.630641527</text:p>
          </table:table-cell>
          <table:table-cell/>
          <table:table-cell office:value-type="float" office:value="1443135646.51462" calcext:value-type="float">
            <text:p>1443135646.51462</text:p>
          </table:table-cell>
          <table:table-cell table:formula="of:=[.G164]-[.$B$2]" office:value-type="float" office:value="40.1354758739471" calcext:value-type="float">
            <text:p>40.1354758739</text:p>
          </table:table-cell>
          <table:table-cell table:formula="of:=[.C164]/([.H164]-[.H163])" office:value-type="float" office:value="109727.212014213" calcext:value-type="float">
            <text:p>109727.212014213</text:p>
          </table:table-cell>
          <table:table-cell table:formula="of:=[.G164]-[.$B164]" office:value-type="float" office:value="0.418789625167847" calcext:value-type="float">
            <text:p>0.418789625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5646.17073" calcext:value-type="float">
            <text:p>1443135646.17073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39.7915902137756" calcext:value-type="float">
            <text:p>39.7915902138</text:p>
          </table:table-cell>
          <table:table-cell table:formula="of:=[.C165]/([.D165]-[.D164])" office:value-type="float" office:value="109793.920794474" calcext:value-type="float">
            <text:p>109793.920794474</text:p>
          </table:table-cell>
          <table:table-cell/>
          <table:table-cell office:value-type="float" office:value="1443135646.58953" calcext:value-type="float">
            <text:p>1443135646.58953</text:p>
          </table:table-cell>
          <table:table-cell table:formula="of:=[.G165]-[.$B$2]" office:value-type="float" office:value="40.2103853225708" calcext:value-type="float">
            <text:p>40.2103853226</text:p>
          </table:table-cell>
          <table:table-cell table:formula="of:=[.C165]/([.H165]-[.H164])" office:value-type="float" office:value="109785.883504725" calcext:value-type="float">
            <text:p>109785.883504725</text:p>
          </table:table-cell>
          <table:table-cell table:formula="of:=[.G165]-[.$B165]" office:value-type="float" office:value="0.418795108795166" calcext:value-type="float">
            <text:p>0.418795108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5646.24563" calcext:value-type="float">
            <text:p>1443135646.24563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39.8664927482605" calcext:value-type="float">
            <text:p>39.8664927483</text:p>
          </table:table-cell>
          <table:table-cell table:formula="of:=[.C166]/([.D166]-[.D165])" office:value-type="float" office:value="109796.017672299" calcext:value-type="float">
            <text:p>109796.017672299</text:p>
          </table:table-cell>
          <table:table-cell/>
          <table:table-cell office:value-type="float" office:value="1443135646.66443" calcext:value-type="float">
            <text:p>1443135646.66443</text:p>
          </table:table-cell>
          <table:table-cell table:formula="of:=[.G166]-[.$B$2]" office:value-type="float" office:value="40.2852849960327" calcext:value-type="float">
            <text:p>40.285284996</text:p>
          </table:table-cell>
          <table:table-cell table:formula="of:=[.C166]/([.H166]-[.H165])" office:value-type="float" office:value="109800.211668237" calcext:value-type="float">
            <text:p>109800.211668237</text:p>
          </table:table-cell>
          <table:table-cell table:formula="of:=[.G166]-[.$B166]" office:value-type="float" office:value="0.418792247772217" calcext:value-type="float">
            <text:p>0.418792247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5646.32054" calcext:value-type="float">
            <text:p>1443135646.32054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39.9413979053497" calcext:value-type="float">
            <text:p>39.9413979053</text:p>
          </table:table-cell>
          <table:table-cell table:formula="of:=[.C167]/([.D167]-[.D166])" office:value-type="float" office:value="109792.173457468" calcext:value-type="float">
            <text:p>109792.173457468</text:p>
          </table:table-cell>
          <table:table-cell/>
          <table:table-cell office:value-type="float" office:value="1443135646.73931" calcext:value-type="float">
            <text:p>1443135646.73931</text:p>
          </table:table-cell>
          <table:table-cell table:formula="of:=[.G167]-[.$B$2]" office:value-type="float" office:value="40.3601717948914" calcext:value-type="float">
            <text:p>40.3601717949</text:p>
          </table:table-cell>
          <table:table-cell table:formula="of:=[.C167]/([.H167]-[.H166])" office:value-type="float" office:value="109819.088615655" calcext:value-type="float">
            <text:p>109819.088615655</text:p>
          </table:table-cell>
          <table:table-cell table:formula="of:=[.G167]-[.$B167]" office:value-type="float" office:value="0.418773889541626" calcext:value-type="float">
            <text:p>0.418773889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5646.39544" calcext:value-type="float">
            <text:p>1443135646.39544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162978172302" calcext:value-type="float">
            <text:p>40.0162978172</text:p>
          </table:table-cell>
          <table:table-cell table:formula="of:=[.C168]/([.D168]-[.D167])" office:value-type="float" office:value="109799.862156338" calcext:value-type="float">
            <text:p>109799.862156338</text:p>
          </table:table-cell>
          <table:table-cell/>
          <table:table-cell office:value-type="float" office:value="1443135646.81425" calcext:value-type="float">
            <text:p>1443135646.81425</text:p>
          </table:table-cell>
          <table:table-cell table:formula="of:=[.G168]-[.$B$2]" office:value-type="float" office:value="40.4351069927216" calcext:value-type="float">
            <text:p>40.4351069927</text:p>
          </table:table-cell>
          <table:table-cell table:formula="of:=[.C168]/([.H168]-[.H167])" office:value-type="float" office:value="109748.158917725" calcext:value-type="float">
            <text:p>109748.158917725</text:p>
          </table:table-cell>
          <table:table-cell table:formula="of:=[.G168]-[.$B168]" office:value-type="float" office:value="0.418809175491333" calcext:value-type="float">
            <text:p>0.418809175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5646.47034" calcext:value-type="float">
            <text:p>1443135646.47034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0912024974823" calcext:value-type="float">
            <text:p>40.0912024975</text:p>
          </table:table-cell>
          <table:table-cell table:formula="of:=[.C169]/([.D169]-[.D168])" office:value-type="float" office:value="109792.872385596" calcext:value-type="float">
            <text:p>109792.872385596</text:p>
          </table:table-cell>
          <table:table-cell/>
          <table:table-cell office:value-type="float" office:value="1443135646.88915" calcext:value-type="float">
            <text:p>1443135646.88915</text:p>
          </table:table-cell>
          <table:table-cell table:formula="of:=[.G169]-[.$B$2]" office:value-type="float" office:value="40.5100138187408" calcext:value-type="float">
            <text:p>40.5100138187</text:p>
          </table:table-cell>
          <table:table-cell table:formula="of:=[.C169]/([.H169]-[.H168])" office:value-type="float" office:value="109789.727279093" calcext:value-type="float">
            <text:p>109789.727279093</text:p>
          </table:table-cell>
          <table:table-cell table:formula="of:=[.G169]-[.$B169]" office:value-type="float" office:value="0.418811321258545" calcext:value-type="float">
            <text:p>0.418811321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5646.54524" calcext:value-type="float">
            <text:p>1443135646.54524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1661024093628" calcext:value-type="float">
            <text:p>40.1661024094</text:p>
          </table:table-cell>
          <table:table-cell table:formula="of:=[.C170]/([.D170]-[.D169])" office:value-type="float" office:value="109799.862156338" calcext:value-type="float">
            <text:p>109799.862156338</text:p>
          </table:table-cell>
          <table:table-cell/>
          <table:table-cell office:value-type="float" office:value="1443135646.96414" calcext:value-type="float">
            <text:p>1443135646.96414</text:p>
          </table:table-cell>
          <table:table-cell table:formula="of:=[.G170]-[.$B$2]" office:value-type="float" office:value="40.5849945545197" calcext:value-type="float">
            <text:p>40.5849945545</text:p>
          </table:table-cell>
          <table:table-cell table:formula="of:=[.C170]/([.H170]-[.H169])" office:value-type="float" office:value="109681.505717157" calcext:value-type="float">
            <text:p>109681.505717157</text:p>
          </table:table-cell>
          <table:table-cell table:formula="of:=[.G170]-[.$B170]" office:value-type="float" office:value="0.41889214515686" calcext:value-type="float">
            <text:p>0.418892145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5646.62014" calcext:value-type="float">
            <text:p>1443135646.62014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2410039901733" calcext:value-type="float">
            <text:p>40.2410039902</text:p>
          </table:table-cell>
          <table:table-cell table:formula="of:=[.C171]/([.D171]-[.D170])" office:value-type="float" office:value="109797.415635345" calcext:value-type="float">
            <text:p>109797.415635345</text:p>
          </table:table-cell>
          <table:table-cell/>
          <table:table-cell office:value-type="float" office:value="1443135647.03906" calcext:value-type="float">
            <text:p>1443135647.03906</text:p>
          </table:table-cell>
          <table:table-cell table:formula="of:=[.G171]-[.$B$2]" office:value-type="float" office:value="40.6599209308624" calcext:value-type="float">
            <text:p>40.6599209309</text:p>
          </table:table-cell>
          <table:table-cell table:formula="of:=[.C171]/([.H171]-[.H170])" office:value-type="float" office:value="109761.080161902" calcext:value-type="float">
            <text:p>109761.080161902</text:p>
          </table:table-cell>
          <table:table-cell table:formula="of:=[.G171]-[.$B171]" office:value-type="float" office:value="0.418916940689087" calcext:value-type="float">
            <text:p>0.418916940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5646.69505" calcext:value-type="float">
            <text:p>1443135646.69505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3159046173096" calcext:value-type="float">
            <text:p>40.3159046173</text:p>
          </table:table-cell>
          <table:table-cell table:formula="of:=[.C172]/([.D172]-[.D171])" office:value-type="float" office:value="109798.813633991" calcext:value-type="float">
            <text:p>109798.813633991</text:p>
          </table:table-cell>
          <table:table-cell/>
          <table:table-cell office:value-type="float" office:value="1443135650.99422" calcext:value-type="float">
            <text:p>1443135650.99422</text:p>
          </table:table-cell>
          <table:table-cell table:formula="of:=[.G172]-[.$B$2]" office:value-type="float" office:value="44.615079164505" calcext:value-type="float">
            <text:p>44.6150791645</text:p>
          </table:table-cell>
          <table:table-cell table:formula="of:=[.C172]/([.H172]-[.H171])" office:value-type="float" office:value="2079.30998311184" calcext:value-type="float">
            <text:p>2079.3099831118</text:p>
          </table:table-cell>
          <table:table-cell table:formula="of:=[.G172]-[.$B172]" office:value-type="float" office:value="4.29917454719543" calcext:value-type="float">
            <text:p>4.299174547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5646.76995" calcext:value-type="float">
            <text:p>1443135646.76995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3908104896545" calcext:value-type="float">
            <text:p>40.3908104897</text:p>
          </table:table-cell>
          <table:table-cell table:formula="of:=[.C173]/([.D173]-[.D172])" office:value-type="float" office:value="109791.12508196" calcext:value-type="float">
            <text:p>109791.12508196</text:p>
          </table:table-cell>
          <table:table-cell/>
          <table:table-cell office:value-type="float" office:value="1443135651.09435" calcext:value-type="float">
            <text:p>1443135651.09435</text:p>
          </table:table-cell>
          <table:table-cell table:formula="of:=[.G173]-[.$B$2]" office:value-type="float" office:value="44.7152059078217" calcext:value-type="float">
            <text:p>44.7152059078</text:p>
          </table:table-cell>
          <table:table-cell table:formula="of:=[.C173]/([.H173]-[.H172])" office:value-type="float" office:value="82135.898238412" calcext:value-type="float">
            <text:p>82135.898238412</text:p>
          </table:table-cell>
          <table:table-cell table:formula="of:=[.G173]-[.$B173]" office:value-type="float" office:value="4.32439541816711" calcext:value-type="float">
            <text:p>4.324395418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5646.84485" calcext:value-type="float">
            <text:p>1443135646.84485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4657111167908" calcext:value-type="float">
            <text:p>40.4657111168</text:p>
          </table:table-cell>
          <table:table-cell table:formula="of:=[.C174]/([.D174]-[.D173])" office:value-type="float" office:value="109798.813633991" calcext:value-type="float">
            <text:p>109798.813633991</text:p>
          </table:table-cell>
          <table:table-cell/>
          <table:table-cell office:value-type="float" office:value="1443135651.19178" calcext:value-type="float">
            <text:p>1443135651.19178</text:p>
          </table:table-cell>
          <table:table-cell table:formula="of:=[.G174]-[.$B$2]" office:value-type="float" office:value="44.8126425743103" calcext:value-type="float">
            <text:p>44.8126425743</text:p>
          </table:table-cell>
          <table:table-cell table:formula="of:=[.C174]/([.H174]-[.H173])" office:value-type="float" office:value="84403.5443367533" calcext:value-type="float">
            <text:p>84403.5443367533</text:p>
          </table:table-cell>
          <table:table-cell table:formula="of:=[.G174]-[.$B174]" office:value-type="float" office:value="4.34693145751953" calcext:value-type="float">
            <text:p>4.346931457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5646.91976" calcext:value-type="float">
            <text:p>1443135646.91976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5406155586243" calcext:value-type="float">
            <text:p>40.5406155586</text:p>
          </table:table-cell>
          <table:table-cell table:formula="of:=[.C175]/([.D175]-[.D174])" office:value-type="float" office:value="109793.221852998" calcext:value-type="float">
            <text:p>109793.221852998</text:p>
          </table:table-cell>
          <table:table-cell/>
          <table:table-cell office:value-type="float" office:value="1443135651.28684" calcext:value-type="float">
            <text:p>1443135651.28684</text:p>
          </table:table-cell>
          <table:table-cell table:formula="of:=[.G175]-[.$B$2]" office:value-type="float" office:value="44.9077010154724" calcext:value-type="float">
            <text:p>44.9077010155</text:p>
          </table:table-cell>
          <table:table-cell table:formula="of:=[.C175]/([.H175]-[.H174])" office:value-type="float" office:value="86515.1994863357" calcext:value-type="float">
            <text:p>86515.1994863357</text:p>
          </table:table-cell>
          <table:table-cell table:formula="of:=[.G175]-[.$B175]" office:value-type="float" office:value="4.36708545684814" calcext:value-type="float">
            <text:p>4.367085456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5646.99466" calcext:value-type="float">
            <text:p>1443135646.99466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6155214309692" calcext:value-type="float">
            <text:p>40.615521431</text:p>
          </table:table-cell>
          <table:table-cell table:formula="of:=[.C176]/([.D176]-[.D175])" office:value-type="float" office:value="109791.12508196" calcext:value-type="float">
            <text:p>109791.12508196</text:p>
          </table:table-cell>
          <table:table-cell/>
          <table:table-cell office:value-type="float" office:value="1443135651.33642" calcext:value-type="float">
            <text:p>1443135651.33642</text:p>
          </table:table-cell>
          <table:table-cell table:formula="of:=[.G176]-[.$B$2]" office:value-type="float" office:value="44.9572834968567" calcext:value-type="float">
            <text:p>44.9572834969</text:p>
          </table:table-cell>
          <table:table-cell table:formula="of:=[.C176]/([.H176]-[.H175])" office:value-type="float" office:value="165865.034794484" calcext:value-type="float">
            <text:p>165865.034794484</text:p>
          </table:table-cell>
          <table:table-cell table:formula="of:=[.G176]-[.$B176]" office:value-type="float" office:value="4.34176206588745" calcext:value-type="float">
            <text:p>4.341762065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5660.0956" calcext:value-type="float">
            <text:p>1443135660.0956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53.7164595127106" calcext:value-type="float">
            <text:p>53.7164595127</text:p>
          </table:table-cell>
          <table:table-cell table:formula="of:=[.C177]/([.D177]-[.D176])" office:value-type="float" office:value="627.741307430627" calcext:value-type="float">
            <text:p>627.7413074306</text:p>
          </table:table-cell>
          <table:table-cell/>
          <table:table-cell office:value-type="float" office:value="1443135660.28969" calcext:value-type="float">
            <text:p>1443135660.28969</text:p>
          </table:table-cell>
          <table:table-cell table:formula="of:=[.G177]-[.$B$2]" office:value-type="float" office:value="53.9105496406555" calcext:value-type="float">
            <text:p>53.9105496407</text:p>
          </table:table-cell>
          <table:table-cell table:formula="of:=[.C177]/([.H177]-[.H176])" office:value-type="float" office:value="918.547473951288" calcext:value-type="float">
            <text:p>918.5474739513</text:p>
          </table:table-cell>
          <table:table-cell table:formula="of:=[.G177]-[.$B177]" office:value-type="float" office:value="0.194090127944946" calcext:value-type="float">
            <text:p>0.194090127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5660.19855" calcext:value-type="float">
            <text:p>1443135660.19855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53.8194062709808" calcext:value-type="float">
            <text:p>53.819406271</text:p>
          </table:table-cell>
          <table:table-cell table:formula="of:=[.C178]/([.D178]-[.D177])" office:value-type="float" office:value="79885.9540424744" calcext:value-type="float">
            <text:p>79885.9540424744</text:p>
          </table:table-cell>
          <table:table-cell/>
          <table:table-cell office:value-type="float" office:value="1443135660.39246" calcext:value-type="float">
            <text:p>1443135660.39246</text:p>
          </table:table-cell>
          <table:table-cell table:formula="of:=[.G178]-[.$B$2]" office:value-type="float" office:value="54.0133216381073" calcext:value-type="float">
            <text:p>54.0133216381</text:p>
          </table:table-cell>
          <table:table-cell table:formula="of:=[.C178]/([.H178]-[.H177])" office:value-type="float" office:value="80021.7978040027" calcext:value-type="float">
            <text:p>80021.7978040027</text:p>
          </table:table-cell>
          <table:table-cell table:formula="of:=[.G178]-[.$B178]" office:value-type="float" office:value="0.193915367126465" calcext:value-type="float">
            <text:p>0.193915367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5660.3015" calcext:value-type="float">
            <text:p>1443135660.3015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53.9223577976227" calcext:value-type="float">
            <text:p>53.9223577976</text:p>
          </table:table-cell>
          <table:table-cell table:formula="of:=[.C179]/([.D179]-[.D178])" office:value-type="float" office:value="79882.2539913388" calcext:value-type="float">
            <text:p>79882.2539913388</text:p>
          </table:table-cell>
          <table:table-cell/>
          <table:table-cell office:value-type="float" office:value="1443135660.49556" calcext:value-type="float">
            <text:p>1443135660.49556</text:p>
          </table:table-cell>
          <table:table-cell table:formula="of:=[.G179]-[.$B$2]" office:value-type="float" office:value="54.1164169311523" calcext:value-type="float">
            <text:p>54.1164169312</text:p>
          </table:table-cell>
          <table:table-cell table:formula="of:=[.C179]/([.H179]-[.H178])" office:value-type="float" office:value="79770.8581749392" calcext:value-type="float">
            <text:p>79770.8581749392</text:p>
          </table:table-cell>
          <table:table-cell table:formula="of:=[.G179]-[.$B179]" office:value-type="float" office:value="0.194059133529663" calcext:value-type="float">
            <text:p>0.194059133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5660.40445" calcext:value-type="float">
            <text:p>1443135660.40445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54.025306224823" calcext:value-type="float">
            <text:p>54.0253062248</text:p>
          </table:table-cell>
          <table:table-cell table:formula="of:=[.C180]/([.D180]-[.D179])" office:value-type="float" office:value="79884.6589855881" calcext:value-type="float">
            <text:p>79884.6589855881</text:p>
          </table:table-cell>
          <table:table-cell/>
          <table:table-cell office:value-type="float" office:value="1443135660.59851" calcext:value-type="float">
            <text:p>1443135660.59851</text:p>
          </table:table-cell>
          <table:table-cell table:formula="of:=[.G180]-[.$B$2]" office:value-type="float" office:value="54.2193651199341" calcext:value-type="float">
            <text:p>54.2193651199</text:p>
          </table:table-cell>
          <table:table-cell table:formula="of:=[.C180]/([.H180]-[.H179])" office:value-type="float" office:value="79884.843991144" calcext:value-type="float">
            <text:p>79884.843991144</text:p>
          </table:table-cell>
          <table:table-cell table:formula="of:=[.G180]-[.$B180]" office:value-type="float" office:value="0.194058895111084" calcext:value-type="float">
            <text:p>0.194058895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5660.50737" calcext:value-type="float">
            <text:p>1443135660.50737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54.1282286643982" calcext:value-type="float">
            <text:p>54.1282286644</text:p>
          </table:table-cell>
          <table:table-cell table:formula="of:=[.C181]/([.D181]-[.D180])" office:value-type="float" office:value="79904.8296362188" calcext:value-type="float">
            <text:p>79904.8296362188</text:p>
          </table:table-cell>
          <table:table-cell/>
          <table:table-cell office:value-type="float" office:value="1443135660.70142" calcext:value-type="float">
            <text:p>1443135660.70142</text:p>
          </table:table-cell>
          <table:table-cell table:formula="of:=[.G181]-[.$B$2]" office:value-type="float" office:value="54.322277545929" calcext:value-type="float">
            <text:p>54.3222775459</text:p>
          </table:table-cell>
          <table:table-cell table:formula="of:=[.C181]/([.H181]-[.H180])" office:value-type="float" office:value="79912.6045324178" calcext:value-type="float">
            <text:p>79912.6045324178</text:p>
          </table:table-cell>
          <table:table-cell table:formula="of:=[.G181]-[.$B181]" office:value-type="float" office:value="0.194048881530762" calcext:value-type="float">
            <text:p>0.194048881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5660.61031" calcext:value-type="float">
            <text:p>1443135660.61031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54.231171131134" calcext:value-type="float">
            <text:p>54.2311711311</text:p>
          </table:table-cell>
          <table:table-cell table:formula="of:=[.C182]/([.D182]-[.D181])" office:value-type="float" office:value="79889.2843815718" calcext:value-type="float">
            <text:p>79889.2843815718</text:p>
          </table:table-cell>
          <table:table-cell/>
          <table:table-cell office:value-type="float" office:value="1443135660.80432" calcext:value-type="float">
            <text:p>1443135660.80432</text:p>
          </table:table-cell>
          <table:table-cell table:formula="of:=[.G182]-[.$B$2]" office:value-type="float" office:value="54.4251825809479" calcext:value-type="float">
            <text:p>54.4251825809</text:p>
          </table:table-cell>
          <table:table-cell table:formula="of:=[.C182]/([.H182]-[.H181])" office:value-type="float" office:value="79918.3441168634" calcext:value-type="float">
            <text:p>79918.3441168634</text:p>
          </table:table-cell>
          <table:table-cell table:formula="of:=[.G182]-[.$B182]" office:value-type="float" office:value="0.194011449813843" calcext:value-type="float">
            <text:p>0.194011449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5660.71325" calcext:value-type="float">
            <text:p>1443135660.71325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54.3341138362885" calcext:value-type="float">
            <text:p>54.3341138363</text:p>
          </table:table-cell>
          <table:table-cell table:formula="of:=[.C183]/([.D183]-[.D182])" office:value-type="float" office:value="79889.0993554483" calcext:value-type="float">
            <text:p>79889.0993554483</text:p>
          </table:table-cell>
          <table:table-cell/>
          <table:table-cell office:value-type="float" office:value="1443135660.90734" calcext:value-type="float">
            <text:p>1443135660.90734</text:p>
          </table:table-cell>
          <table:table-cell table:formula="of:=[.G183]-[.$B$2]" office:value-type="float" office:value="54.5282011032105" calcext:value-type="float">
            <text:p>54.5282011032</text:p>
          </table:table-cell>
          <table:table-cell table:formula="of:=[.C183]/([.H183]-[.H182])" office:value-type="float" office:value="79830.3044867864" calcext:value-type="float">
            <text:p>79830.3044867864</text:p>
          </table:table-cell>
          <table:table-cell table:formula="of:=[.G183]-[.$B183]" office:value-type="float" office:value="0.194087266921997" calcext:value-type="float">
            <text:p>0.194087266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5660.81619" calcext:value-type="float">
            <text:p>1443135660.81619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54.4370501041412" calcext:value-type="float">
            <text:p>54.4370501041</text:p>
          </table:table-cell>
          <table:table-cell table:formula="of:=[.C184]/([.D184]-[.D183])" office:value-type="float" office:value="79894.0953616247" calcext:value-type="float">
            <text:p>79894.0953616247</text:p>
          </table:table-cell>
          <table:table-cell/>
          <table:table-cell office:value-type="float" office:value="1443135661.01037" calcext:value-type="float">
            <text:p>1443135661.01037</text:p>
          </table:table-cell>
          <table:table-cell table:formula="of:=[.G184]-[.$B$2]" office:value-type="float" office:value="54.631231546402" calcext:value-type="float">
            <text:p>54.6312315464</text:p>
          </table:table-cell>
          <table:table-cell table:formula="of:=[.C184]/([.H184]-[.H183])" office:value-type="float" office:value="79821.0678829364" calcext:value-type="float">
            <text:p>79821.0678829364</text:p>
          </table:table-cell>
          <table:table-cell table:formula="of:=[.G184]-[.$B184]" office:value-type="float" office:value="0.194181442260742" calcext:value-type="float">
            <text:p>0.194181442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5660.91915" calcext:value-type="float">
            <text:p>1443135660.91915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54.5400056838989" calcext:value-type="float">
            <text:p>54.5400056839</text:p>
          </table:table-cell>
          <table:table-cell table:formula="of:=[.C185]/([.D185]-[.D184])" office:value-type="float" office:value="79879.1092173486" calcext:value-type="float">
            <text:p>79879.1092173486</text:p>
          </table:table-cell>
          <table:table-cell/>
          <table:table-cell office:value-type="float" office:value="1443135661.11318" calcext:value-type="float">
            <text:p>1443135661.11318</text:p>
          </table:table-cell>
          <table:table-cell table:formula="of:=[.G185]-[.$B$2]" office:value-type="float" office:value="54.7340378761292" calcext:value-type="float">
            <text:p>54.7340378761</text:p>
          </table:table-cell>
          <table:table-cell table:formula="of:=[.C185]/([.H185]-[.H184])" office:value-type="float" office:value="79995.0744455602" calcext:value-type="float">
            <text:p>79995.0744455602</text:p>
          </table:table-cell>
          <table:table-cell table:formula="of:=[.G185]-[.$B185]" office:value-type="float" office:value="0.194032192230225" calcext:value-type="float">
            <text:p>0.194032192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5661.02079" calcext:value-type="float">
            <text:p>1443135661.02079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54.6416535377503" calcext:value-type="float">
            <text:p>54.6416535378</text:p>
          </table:table-cell>
          <table:table-cell table:formula="of:=[.C186]/([.D186]-[.D185])" office:value-type="float" office:value="80906.7745987963" calcext:value-type="float">
            <text:p>80906.7745987963</text:p>
          </table:table-cell>
          <table:table-cell/>
          <table:table-cell office:value-type="float" office:value="1443135661.2148" calcext:value-type="float">
            <text:p>1443135661.2148</text:p>
          </table:table-cell>
          <table:table-cell table:formula="of:=[.G186]-[.$B$2]" office:value-type="float" office:value="54.8356575965881" calcext:value-type="float">
            <text:p>54.8356575966</text:p>
          </table:table-cell>
          <table:table-cell table:formula="of:=[.C186]/([.H186]-[.H185])" office:value-type="float" office:value="80929.1736176283" calcext:value-type="float">
            <text:p>80929.1736176283</text:p>
          </table:table-cell>
          <table:table-cell table:formula="of:=[.G186]-[.$B186]" office:value-type="float" office:value="0.194004058837891" calcext:value-type="float">
            <text:p>0.194004058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5661.11773" calcext:value-type="float">
            <text:p>1443135661.11773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54.7385876178741" calcext:value-type="float">
            <text:p>54.7385876179</text:p>
          </table:table-cell>
          <table:table-cell table:formula="of:=[.C187]/([.D187]-[.D186])" office:value-type="float" office:value="84841.1620504168" calcext:value-type="float">
            <text:p>84841.1620504168</text:p>
          </table:table-cell>
          <table:table-cell/>
          <table:table-cell office:value-type="float" office:value="1443135661.31177" calcext:value-type="float">
            <text:p>1443135661.31177</text:p>
          </table:table-cell>
          <table:table-cell table:formula="of:=[.G187]-[.$B$2]" office:value-type="float" office:value="54.9326274394989" calcext:value-type="float">
            <text:p>54.9326274395</text:p>
          </table:table-cell>
          <table:table-cell table:formula="of:=[.C187]/([.H187]-[.H186])" office:value-type="float" office:value="84809.8723596765" calcext:value-type="float">
            <text:p>84809.8723596765</text:p>
          </table:table-cell>
          <table:table-cell table:formula="of:=[.G187]-[.$B187]" office:value-type="float" office:value="0.194039821624756" calcext:value-type="float">
            <text:p>0.194039821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5661.21462" calcext:value-type="float">
            <text:p>1443135661.21462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54.8354818820953" calcext:value-type="float">
            <text:p>54.8354818821</text:p>
          </table:table-cell>
          <table:table-cell table:formula="of:=[.C188]/([.D188]-[.D187])" office:value-type="float" office:value="84876.0250784933" calcext:value-type="float">
            <text:p>84876.0250784933</text:p>
          </table:table-cell>
          <table:table-cell/>
          <table:table-cell office:value-type="float" office:value="1443135661.40874" calcext:value-type="float">
            <text:p>1443135661.40874</text:p>
          </table:table-cell>
          <table:table-cell table:formula="of:=[.G188]-[.$B$2]" office:value-type="float" office:value="55.0295951366425" calcext:value-type="float">
            <text:p>55.0295951366</text:p>
          </table:table-cell>
          <table:table-cell table:formula="of:=[.C188]/([.H188]-[.H187])" office:value-type="float" office:value="84811.7490902654" calcext:value-type="float">
            <text:p>84811.7490902654</text:p>
          </table:table-cell>
          <table:table-cell table:formula="of:=[.G188]-[.$B188]" office:value-type="float" office:value="0.194113254547119" calcext:value-type="float">
            <text:p>0.194113254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5661.31152" calcext:value-type="float">
            <text:p>1443135661.31152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54.9323818683624" calcext:value-type="float">
            <text:p>54.9323818684</text:p>
          </table:table-cell>
          <table:table-cell table:formula="of:=[.C189]/([.D189]-[.D188])" office:value-type="float" office:value="84871.0130601238" calcext:value-type="float">
            <text:p>84871.0130601238</text:p>
          </table:table-cell>
          <table:table-cell/>
          <table:table-cell office:value-type="float" office:value="1443135661.50555" calcext:value-type="float">
            <text:p>1443135661.50555</text:p>
          </table:table-cell>
          <table:table-cell table:formula="of:=[.G189]-[.$B$2]" office:value-type="float" office:value="55.1264116764069" calcext:value-type="float">
            <text:p>55.1264116764</text:p>
          </table:table-cell>
          <table:table-cell table:formula="of:=[.C189]/([.H189]-[.H188])" office:value-type="float" office:value="84944.1636729889" calcext:value-type="float">
            <text:p>84944.1636729889</text:p>
          </table:table-cell>
          <table:table-cell table:formula="of:=[.G189]-[.$B189]" office:value-type="float" office:value="0.194029808044434" calcext:value-type="float">
            <text:p>0.19402980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5661.40841" calcext:value-type="float">
            <text:p>1443135661.40841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55.0292649269104" calcext:value-type="float">
            <text:p>55.0292649269</text:p>
          </table:table-cell>
          <table:table-cell table:formula="of:=[.C190]/([.D190]-[.D189])" office:value-type="float" office:value="84885.8419960773" calcext:value-type="float">
            <text:p>84885.8419960773</text:p>
          </table:table-cell>
          <table:table-cell/>
          <table:table-cell office:value-type="float" office:value="1443135661.60236" calcext:value-type="float">
            <text:p>1443135661.60236</text:p>
          </table:table-cell>
          <table:table-cell table:formula="of:=[.G190]-[.$B$2]" office:value-type="float" office:value="55.2232220172882" calcext:value-type="float">
            <text:p>55.2232220173</text:p>
          </table:table-cell>
          <table:table-cell table:formula="of:=[.C190]/([.H190]-[.H189])" office:value-type="float" office:value="84949.6027503866" calcext:value-type="float">
            <text:p>84949.6027503866</text:p>
          </table:table-cell>
          <table:table-cell table:formula="of:=[.G190]-[.$B190]" office:value-type="float" office:value="0.193957090377808" calcext:value-type="float">
            <text:p>0.193957090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5661.50531" calcext:value-type="float">
            <text:p>1443135661.50531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55.1261658668518" calcext:value-type="float">
            <text:p>55.1261658669</text:p>
          </table:table-cell>
          <table:table-cell table:formula="of:=[.C191]/([.D191]-[.D190])" office:value-type="float" office:value="84870.1777812771" calcext:value-type="float">
            <text:p>84870.1777812771</text:p>
          </table:table-cell>
          <table:table-cell/>
          <table:table-cell office:value-type="float" office:value="1443135661.69929" calcext:value-type="float">
            <text:p>1443135661.69929</text:p>
          </table:table-cell>
          <table:table-cell table:formula="of:=[.G191]-[.$B$2]" office:value-type="float" office:value="55.3201470375061" calcext:value-type="float">
            <text:p>55.3201470375</text:p>
          </table:table-cell>
          <table:table-cell table:formula="of:=[.C191]/([.H191]-[.H190])" office:value-type="float" office:value="84849.0924377603" calcext:value-type="float">
            <text:p>84849.0924377603</text:p>
          </table:table-cell>
          <table:table-cell table:formula="of:=[.G191]-[.$B191]" office:value-type="float" office:value="0.193981170654297" calcext:value-type="float">
            <text:p>0.193981170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5661.6022" calcext:value-type="float">
            <text:p>1443135661.6022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55.2230577468872" calcext:value-type="float">
            <text:p>55.2230577469</text:p>
          </table:table-cell>
          <table:table-cell table:formula="of:=[.C192]/([.D192]-[.D191])" office:value-type="float" office:value="84878.1135941968" calcext:value-type="float">
            <text:p>84878.1135941968</text:p>
          </table:table-cell>
          <table:table-cell/>
          <table:table-cell office:value-type="float" office:value="1443135661.79629" calcext:value-type="float">
            <text:p>1443135661.79629</text:p>
          </table:table-cell>
          <table:table-cell table:formula="of:=[.G192]-[.$B$2]" office:value-type="float" office:value="55.4171509742737" calcext:value-type="float">
            <text:p>55.4171509743</text:p>
          </table:table-cell>
          <table:table-cell table:formula="of:=[.C192]/([.H192]-[.H191])" office:value-type="float" office:value="84780.0643359943" calcext:value-type="float">
            <text:p>84780.0643359943</text:p>
          </table:table-cell>
          <table:table-cell table:formula="of:=[.G192]-[.$B192]" office:value-type="float" office:value="0.194093227386475" calcext:value-type="float">
            <text:p>0.194093227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5661.69911" calcext:value-type="float">
            <text:p>1443135661.69911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55.3199656009674" calcext:value-type="float">
            <text:p>55.319965601</text:p>
          </table:table-cell>
          <table:table-cell table:formula="of:=[.C193]/([.D193]-[.D192])" office:value-type="float" office:value="84864.1225012978" calcext:value-type="float">
            <text:p>84864.1225012978</text:p>
          </table:table-cell>
          <table:table-cell/>
          <table:table-cell office:value-type="float" office:value="1443135661.89324" calcext:value-type="float">
            <text:p>1443135661.89324</text:p>
          </table:table-cell>
          <table:table-cell table:formula="of:=[.G193]-[.$B$2]" office:value-type="float" office:value="55.5140957832336" calcext:value-type="float">
            <text:p>55.5140957832</text:p>
          </table:table-cell>
          <table:table-cell table:formula="of:=[.C193]/([.H193]-[.H192])" office:value-type="float" office:value="84831.772719224" calcext:value-type="float">
            <text:p>84831.772719224</text:p>
          </table:table-cell>
          <table:table-cell table:formula="of:=[.G193]-[.$B193]" office:value-type="float" office:value="0.194130182266235" calcext:value-type="float">
            <text:p>0.194130182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5661.796" calcext:value-type="float">
            <text:p>1443135661.796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55.416862487793" calcext:value-type="float">
            <text:p>55.4168624878</text:p>
          </table:table-cell>
          <table:table-cell table:formula="of:=[.C194]/([.D194]-[.D193])" office:value-type="float" office:value="84873.7278299275" calcext:value-type="float">
            <text:p>84873.7278299275</text:p>
          </table:table-cell>
          <table:table-cell/>
          <table:table-cell office:value-type="float" office:value="1443135661.98998" calcext:value-type="float">
            <text:p>1443135661.98998</text:p>
          </table:table-cell>
          <table:table-cell table:formula="of:=[.G194]-[.$B$2]" office:value-type="float" office:value="55.6108417510986" calcext:value-type="float">
            <text:p>55.6108417511</text:p>
          </table:table-cell>
          <table:table-cell table:formula="of:=[.C194]/([.H194]-[.H193])" office:value-type="float" office:value="85006.1266788571" calcext:value-type="float">
            <text:p>85006.1266788571</text:p>
          </table:table-cell>
          <table:table-cell table:formula="of:=[.G194]-[.$B194]" office:value-type="float" office:value="0.193979263305664" calcext:value-type="float">
            <text:p>0.193979263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5661.89291" calcext:value-type="float">
            <text:p>1443135661.89291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55.5137684345245" calcext:value-type="float">
            <text:p>55.5137684345</text:p>
          </table:table-cell>
          <table:table-cell table:formula="of:=[.C195]/([.D195]-[.D194])" office:value-type="float" office:value="84865.7928370562" calcext:value-type="float">
            <text:p>84865.7928370562</text:p>
          </table:table-cell>
          <table:table-cell/>
          <table:table-cell office:value-type="float" office:value="1443135662.08688" calcext:value-type="float">
            <text:p>1443135662.08688</text:p>
          </table:table-cell>
          <table:table-cell table:formula="of:=[.G195]-[.$B$2]" office:value-type="float" office:value="55.7077393531799" calcext:value-type="float">
            <text:p>55.7077393532</text:p>
          </table:table-cell>
          <table:table-cell table:formula="of:=[.C195]/([.H195]-[.H194])" office:value-type="float" office:value="84873.1013291734" calcext:value-type="float">
            <text:p>84873.1013291734</text:p>
          </table:table-cell>
          <table:table-cell table:formula="of:=[.G195]-[.$B195]" office:value-type="float" office:value="0.193970918655396" calcext:value-type="float">
            <text:p>0.193970918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5661.98982" calcext:value-type="float">
            <text:p>1443135661.98982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55.610675573349" calcext:value-type="float">
            <text:p>55.6106755733</text:p>
          </table:table-cell>
          <table:table-cell table:formula="of:=[.C196]/([.D196]-[.D195])" office:value-type="float" office:value="84864.7488695019" calcext:value-type="float">
            <text:p>84864.7488695019</text:p>
          </table:table-cell>
          <table:table-cell/>
          <table:table-cell office:value-type="float" office:value="1443135662.1839" calcext:value-type="float">
            <text:p>1443135662.1839</text:p>
          </table:table-cell>
          <table:table-cell table:formula="of:=[.G196]-[.$B$2]" office:value-type="float" office:value="55.8047602176666" calcext:value-type="float">
            <text:p>55.8047602177</text:p>
          </table:table-cell>
          <table:table-cell table:formula="of:=[.C196]/([.H196]-[.H195])" office:value-type="float" office:value="84765.2723309619" calcext:value-type="float">
            <text:p>84765.2723309619</text:p>
          </table:table-cell>
          <table:table-cell table:formula="of:=[.G196]-[.$B196]" office:value-type="float" office:value="0.194084644317627" calcext:value-type="float">
            <text:p>0.194084644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5662.072" calcext:value-type="float">
            <text:p>1443135662.072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55.6928639411926" calcext:value-type="float">
            <text:p>55.6928639412</text:p>
          </table:table-cell>
          <table:table-cell table:formula="of:=[.C197]/([.D197]-[.D196])" office:value-type="float" office:value="100062.821732231" calcext:value-type="float">
            <text:p>100062.821732231</text:p>
          </table:table-cell>
          <table:table-cell/>
          <table:table-cell office:value-type="float" office:value="1443135662.26607" calcext:value-type="float">
            <text:p>1443135662.26607</text:p>
          </table:table-cell>
          <table:table-cell table:formula="of:=[.G197]-[.$B$2]" office:value-type="float" office:value="55.8869316577911" calcext:value-type="float">
            <text:p>55.8869316578</text:p>
          </table:table-cell>
          <table:table-cell table:formula="of:=[.C197]/([.H197]-[.H196])" office:value-type="float" office:value="100083.435163585" calcext:value-type="float">
            <text:p>100083.435163585</text:p>
          </table:table-cell>
          <table:table-cell table:formula="of:=[.G197]-[.$B197]" office:value-type="float" office:value="0.194067716598511" calcext:value-type="float">
            <text:p>0.194067716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5662.15245" calcext:value-type="float">
            <text:p>1443135662.15245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55.7733116149902" calcext:value-type="float">
            <text:p>55.773311615</text:p>
          </table:table-cell>
          <table:table-cell table:formula="of:=[.C198]/([.D198]-[.D197])" office:value-type="float" office:value="102227.940371404" calcext:value-type="float">
            <text:p>102227.940371404</text:p>
          </table:table-cell>
          <table:table-cell/>
          <table:table-cell office:value-type="float" office:value="1443135662.34641" calcext:value-type="float">
            <text:p>1443135662.34641</text:p>
          </table:table-cell>
          <table:table-cell table:formula="of:=[.G198]-[.$B$2]" office:value-type="float" office:value="55.967273235321" calcext:value-type="float">
            <text:p>55.9672732353</text:p>
          </table:table-cell>
          <table:table-cell table:formula="of:=[.C198]/([.H198]-[.H197])" office:value-type="float" office:value="102362.939001772" calcext:value-type="float">
            <text:p>102362.939001772</text:p>
          </table:table-cell>
          <table:table-cell table:formula="of:=[.G198]-[.$B198]" office:value-type="float" office:value="0.193961620330811" calcext:value-type="float">
            <text:p>0.193961620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5662.23292" calcext:value-type="float">
            <text:p>1443135662.23292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55.8537805080414" calcext:value-type="float">
            <text:p>55.853780508</text:p>
          </table:table-cell>
          <table:table-cell table:formula="of:=[.C199]/([.D199]-[.D198])" office:value-type="float" office:value="102200.983363505" calcext:value-type="float">
            <text:p>102200.983363505</text:p>
          </table:table-cell>
          <table:table-cell/>
          <table:table-cell office:value-type="float" office:value="1443135662.42697" calcext:value-type="float">
            <text:p>1443135662.42697</text:p>
          </table:table-cell>
          <table:table-cell table:formula="of:=[.G199]-[.$B$2]" office:value-type="float" office:value="56.0478332042694" calcext:value-type="float">
            <text:p>56.0478332043</text:p>
          </table:table-cell>
          <table:table-cell table:formula="of:=[.C199]/([.H199]-[.H198])" office:value-type="float" office:value="102085.441533266" calcext:value-type="float">
            <text:p>102085.441533266</text:p>
          </table:table-cell>
          <table:table-cell table:formula="of:=[.G199]-[.$B199]" office:value-type="float" office:value="0.194052696228027" calcext:value-type="float">
            <text:p>0.194052696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5662.31338" calcext:value-type="float">
            <text:p>1443135662.31338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55.9342429637909" calcext:value-type="float">
            <text:p>55.9342429638</text:p>
          </table:table-cell>
          <table:table-cell table:formula="of:=[.C200]/([.D200]-[.D199])" office:value-type="float" office:value="102209.159829799" calcext:value-type="float">
            <text:p>102209.159829799</text:p>
          </table:table-cell>
          <table:table-cell/>
          <table:table-cell office:value-type="float" office:value="1443135662.50744" calcext:value-type="float">
            <text:p>1443135662.50744</text:p>
          </table:table-cell>
          <table:table-cell table:formula="of:=[.G200]-[.$B$2]" office:value-type="float" office:value="56.128294467926" calcext:value-type="float">
            <text:p>56.1282944679</text:p>
          </table:table-cell>
          <table:table-cell table:formula="of:=[.C200]/([.H200]-[.H199])" office:value-type="float" office:value="102210.674133798" calcext:value-type="float">
            <text:p>102210.674133798</text:p>
          </table:table-cell>
          <table:table-cell table:formula="of:=[.G200]-[.$B200]" office:value-type="float" office:value="0.194051504135132" calcext:value-type="float">
            <text:p>0.194051504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5662.39384" calcext:value-type="float">
            <text:p>1443135662.39384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56.0147018432617" calcext:value-type="float">
            <text:p>56.0147018433</text:p>
          </table:table-cell>
          <table:table-cell table:formula="of:=[.C201]/([.D201]-[.D200])" office:value-type="float" office:value="102213.702876412" calcext:value-type="float">
            <text:p>102213.702876412</text:p>
          </table:table-cell>
          <table:table-cell/>
          <table:table-cell office:value-type="float" office:value="1443135662.58795" calcext:value-type="float">
            <text:p>1443135662.58795</text:p>
          </table:table-cell>
          <table:table-cell table:formula="of:=[.G201]-[.$B$2]" office:value-type="float" office:value="56.2088084220886" calcext:value-type="float">
            <text:p>56.2088084221</text:p>
          </table:table-cell>
          <table:table-cell table:formula="of:=[.C201]/([.H201]-[.H200])" office:value-type="float" office:value="102143.784708321" calcext:value-type="float">
            <text:p>102143.784708321</text:p>
          </table:table-cell>
          <table:table-cell table:formula="of:=[.G201]-[.$B201]" office:value-type="float" office:value="0.194106578826904" calcext:value-type="float">
            <text:p>0.194106578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5662.4743" calcext:value-type="float">
            <text:p>1443135662.4743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56.0951590538025" calcext:value-type="float">
            <text:p>56.0951590538</text:p>
          </table:table-cell>
          <table:table-cell table:formula="of:=[.C202]/([.D202]-[.D201])" office:value-type="float" office:value="102215.823103046" calcext:value-type="float">
            <text:p>102215.823103046</text:p>
          </table:table-cell>
          <table:table-cell/>
          <table:table-cell office:value-type="float" office:value="1443135662.74896" calcext:value-type="float">
            <text:p>1443135662.74896</text:p>
          </table:table-cell>
          <table:table-cell table:formula="of:=[.G202]-[.$B$2]" office:value-type="float" office:value="56.3698194026947" calcext:value-type="float">
            <text:p>56.3698194027</text:p>
          </table:table-cell>
          <table:table-cell table:formula="of:=[.C202]/([.H202]-[.H201])" office:value-type="float" office:value="51077.2617435354" calcext:value-type="float">
            <text:p>51077.2617435354</text:p>
          </table:table-cell>
          <table:table-cell table:formula="of:=[.G202]-[.$B202]" office:value-type="float" office:value="0.274660348892212" calcext:value-type="float">
            <text:p>0.274660348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5662.55474" calcext:value-type="float">
            <text:p>1443135662.55474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56.175595998764" calcext:value-type="float">
            <text:p>56.1755959988</text:p>
          </table:table-cell>
          <table:table-cell table:formula="of:=[.C203]/([.D203]-[.D202])" office:value-type="float" office:value="102241.575732786" calcext:value-type="float">
            <text:p>102241.575732786</text:p>
          </table:table-cell>
          <table:table-cell/>
          <table:table-cell office:value-type="float" office:value="1443135662.82928" calcext:value-type="float">
            <text:p>1443135662.82928</text:p>
          </table:table-cell>
          <table:table-cell table:formula="of:=[.G203]-[.$B$2]" office:value-type="float" office:value="56.4501366615295" calcext:value-type="float">
            <text:p>56.4501366615</text:p>
          </table:table-cell>
          <table:table-cell table:formula="of:=[.C203]/([.H203]-[.H202])" office:value-type="float" office:value="102393.932752505" calcext:value-type="float">
            <text:p>102393.932752505</text:p>
          </table:table-cell>
          <table:table-cell table:formula="of:=[.G203]-[.$B203]" office:value-type="float" office:value="0.274540662765503" calcext:value-type="float">
            <text:p>0.274540662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5662.6352" calcext:value-type="float">
            <text:p>1443135662.6352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56.2560572624207" calcext:value-type="float">
            <text:p>56.2560572624</text:p>
          </table:table-cell>
          <table:table-cell table:formula="of:=[.C204]/([.D204]-[.D203])" office:value-type="float" office:value="102210.674133798" calcext:value-type="float">
            <text:p>102210.674133798</text:p>
          </table:table-cell>
          <table:table-cell/>
          <table:table-cell office:value-type="float" office:value="1443135662.90968" calcext:value-type="float">
            <text:p>1443135662.90968</text:p>
          </table:table-cell>
          <table:table-cell table:formula="of:=[.G204]-[.$B$2]" office:value-type="float" office:value="56.5305383205414" calcext:value-type="float">
            <text:p>56.5305383205</text:p>
          </table:table-cell>
          <table:table-cell table:formula="of:=[.C204]/([.H204]-[.H203])" office:value-type="float" office:value="102286.446586741" calcext:value-type="float">
            <text:p>102286.446586741</text:p>
          </table:table-cell>
          <table:table-cell table:formula="of:=[.G204]-[.$B204]" office:value-type="float" office:value="0.274481058120728" calcext:value-type="float">
            <text:p>0.274481058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5662.71566" calcext:value-type="float">
            <text:p>1443135662.71566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56.3365149497986" calcext:value-type="float">
            <text:p>56.3365149498</text:p>
          </table:table-cell>
          <table:table-cell table:formula="of:=[.C205]/([.D205]-[.D204])" office:value-type="float" office:value="102215.217315032" calcext:value-type="float">
            <text:p>102215.217315032</text:p>
          </table:table-cell>
          <table:table-cell/>
          <table:table-cell office:value-type="float" office:value="1443135662.99019" calcext:value-type="float">
            <text:p>1443135662.99019</text:p>
          </table:table-cell>
          <table:table-cell table:formula="of:=[.G205]-[.$B$2]" office:value-type="float" office:value="56.6110529899597" calcext:value-type="float">
            <text:p>56.61105299</text:p>
          </table:table-cell>
          <table:table-cell table:formula="of:=[.C205]/([.H205]-[.H204])" office:value-type="float" office:value="102142.877309352" calcext:value-type="float">
            <text:p>102142.877309352</text:p>
          </table:table-cell>
          <table:table-cell table:formula="of:=[.G205]-[.$B205]" office:value-type="float" office:value="0.274538040161133" calcext:value-type="float">
            <text:p>0.274538040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5662.79612" calcext:value-type="float">
            <text:p>1443135662.79612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56.4169759750366" calcext:value-type="float">
            <text:p>56.416975975</text:p>
          </table:table-cell>
          <table:table-cell table:formula="of:=[.C206]/([.D206]-[.D205])" office:value-type="float" office:value="102210.976999982" calcext:value-type="float">
            <text:p>102210.976999982</text:p>
          </table:table-cell>
          <table:table-cell/>
          <table:table-cell office:value-type="float" office:value="1443135663.07056" calcext:value-type="float">
            <text:p>1443135663.07056</text:p>
          </table:table-cell>
          <table:table-cell table:formula="of:=[.G206]-[.$B$2]" office:value-type="float" office:value="56.6914241313934" calcext:value-type="float">
            <text:p>56.6914241314</text:p>
          </table:table-cell>
          <table:table-cell table:formula="of:=[.C206]/([.H206]-[.H205])" office:value-type="float" office:value="102325.285585032" calcext:value-type="float">
            <text:p>102325.285585032</text:p>
          </table:table-cell>
          <table:table-cell table:formula="of:=[.G206]-[.$B206]" office:value-type="float" office:value="0.274448156356812" calcext:value-type="float">
            <text:p>0.274448156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5662.87655" calcext:value-type="float">
            <text:p>1443135662.87655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56.4974117279053" calcext:value-type="float">
            <text:p>56.4974117279</text:p>
          </table:table-cell>
          <table:table-cell table:formula="of:=[.C207]/([.D207]-[.D206])" office:value-type="float" office:value="102243.090997475" calcext:value-type="float">
            <text:p>102243.090997475</text:p>
          </table:table-cell>
          <table:table-cell/>
          <table:table-cell office:value-type="float" office:value="1443135663.15119" calcext:value-type="float">
            <text:p>1443135663.15119</text:p>
          </table:table-cell>
          <table:table-cell table:formula="of:=[.G207]-[.$B$2]" office:value-type="float" office:value="56.7720539569855" calcext:value-type="float">
            <text:p>56.772053957</text:p>
          </table:table-cell>
          <table:table-cell table:formula="of:=[.C207]/([.H207]-[.H206])" office:value-type="float" office:value="101996.996019942" calcext:value-type="float">
            <text:p>101996.996019942</text:p>
          </table:table-cell>
          <table:table-cell table:formula="of:=[.G207]-[.$B207]" office:value-type="float" office:value="0.2746422290802" calcext:value-type="float">
            <text:p>0.274642229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5662.95707" calcext:value-type="float">
            <text:p>1443135662.95707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56.5779314041138" calcext:value-type="float">
            <text:p>56.5779314041</text:p>
          </table:table-cell>
          <table:table-cell table:formula="of:=[.C208]/([.D208]-[.D207])" office:value-type="float" office:value="102136.52596795" calcext:value-type="float">
            <text:p>102136.52596795</text:p>
          </table:table-cell>
          <table:table-cell/>
          <table:table-cell office:value-type="float" office:value="1443135663.23247" calcext:value-type="float">
            <text:p>1443135663.23247</text:p>
          </table:table-cell>
          <table:table-cell table:formula="of:=[.G208]-[.$B$2]" office:value-type="float" office:value="56.8533310890198" calcext:value-type="float">
            <text:p>56.853331089</text:p>
          </table:table-cell>
          <table:table-cell table:formula="of:=[.C208]/([.H208]-[.H207])" office:value-type="float" office:value="101184.672664498" calcext:value-type="float">
            <text:p>101184.672664498</text:p>
          </table:table-cell>
          <table:table-cell table:formula="of:=[.G208]-[.$B208]" office:value-type="float" office:value="0.275399684906006" calcext:value-type="float">
            <text:p>0.275399684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5663.03844" calcext:value-type="float">
            <text:p>1443135663.03844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56.6592984199524" calcext:value-type="float">
            <text:p>56.65929842</text:p>
          </table:table-cell>
          <table:table-cell table:formula="of:=[.C209]/([.D209]-[.D208])" office:value-type="float" office:value="101072.89686414" calcext:value-type="float">
            <text:p>101072.89686414</text:p>
          </table:table-cell>
          <table:table-cell/>
          <table:table-cell office:value-type="float" office:value="1443135663.31479" calcext:value-type="float">
            <text:p>1443135663.31479</text:p>
          </table:table-cell>
          <table:table-cell table:formula="of:=[.G209]-[.$B$2]" office:value-type="float" office:value="56.9356482028961" calcext:value-type="float">
            <text:p>56.9356482029</text:p>
          </table:table-cell>
          <table:table-cell table:formula="of:=[.C209]/([.H209]-[.H208])" office:value-type="float" office:value="99906.3209669151" calcext:value-type="float">
            <text:p>99906.3209669151</text:p>
          </table:table-cell>
          <table:table-cell table:formula="of:=[.G209]-[.$B209]" office:value-type="float" office:value="0.276349782943726" calcext:value-type="float">
            <text:p>0.276349782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5663.12083" calcext:value-type="float">
            <text:p>1443135663.12083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56.7416887283325" calcext:value-type="float">
            <text:p>56.7416887283</text:p>
          </table:table-cell>
          <table:table-cell table:formula="of:=[.C210]/([.D210]-[.D209])" office:value-type="float" office:value="99817.5654599647" calcext:value-type="float">
            <text:p>99817.5654599647</text:p>
          </table:table-cell>
          <table:table-cell/>
          <table:table-cell office:value-type="float" office:value="1443135663.39723" calcext:value-type="float">
            <text:p>1443135663.39723</text:p>
          </table:table-cell>
          <table:table-cell table:formula="of:=[.G210]-[.$B$2]" office:value-type="float" office:value="57.0180938243866" calcext:value-type="float">
            <text:p>57.0180938244</text:p>
          </table:table-cell>
          <table:table-cell table:formula="of:=[.C210]/([.H210]-[.H209])" office:value-type="float" office:value="99750.5974401536" calcext:value-type="float">
            <text:p>99750.5974401536</text:p>
          </table:table-cell>
          <table:table-cell table:formula="of:=[.G210]-[.$B210]" office:value-type="float" office:value="0.276405096054077" calcext:value-type="float">
            <text:p>0.276405096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5663.20323" calcext:value-type="float">
            <text:p>1443135663.20323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56.824090719223" calcext:value-type="float">
            <text:p>56.8240907192</text:p>
          </table:table-cell>
          <table:table-cell table:formula="of:=[.C211]/([.D211]-[.D210])" office:value-type="float" office:value="99803.4138632425" calcext:value-type="float">
            <text:p>99803.4138632425</text:p>
          </table:table-cell>
          <table:table-cell/>
          <table:table-cell office:value-type="float" office:value="1443135663.47971" calcext:value-type="float">
            <text:p>1443135663.47971</text:p>
          </table:table-cell>
          <table:table-cell table:formula="of:=[.G211]-[.$B$2]" office:value-type="float" office:value="57.1005718708038" calcext:value-type="float">
            <text:p>57.1005718708</text:p>
          </table:table-cell>
          <table:table-cell table:formula="of:=[.C211]/([.H211]-[.H210])" office:value-type="float" office:value="99711.3820858073" calcext:value-type="float">
            <text:p>99711.3820858073</text:p>
          </table:table-cell>
          <table:table-cell table:formula="of:=[.G211]-[.$B211]" office:value-type="float" office:value="0.276481151580811" calcext:value-type="float">
            <text:p>0.276481151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5663.28561" calcext:value-type="float">
            <text:p>1443135663.28561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56.9064722061157" calcext:value-type="float">
            <text:p>56.9064722061</text:p>
          </table:table-cell>
          <table:table-cell table:formula="of:=[.C212]/([.D212]-[.D211])" office:value-type="float" office:value="99828.254019153" calcext:value-type="float">
            <text:p>99828.254019153</text:p>
          </table:table-cell>
          <table:table-cell/>
          <table:table-cell office:value-type="float" office:value="1443135663.56213" calcext:value-type="float">
            <text:p>1443135663.56213</text:p>
          </table:table-cell>
          <table:table-cell table:formula="of:=[.G212]-[.$B$2]" office:value-type="float" office:value="57.1829924583435" calcext:value-type="float">
            <text:p>57.1829924583</text:p>
          </table:table-cell>
          <table:table-cell table:formula="of:=[.C212]/([.H212]-[.H211])" office:value-type="float" office:value="99780.8951075653" calcext:value-type="float">
            <text:p>99780.8951075653</text:p>
          </table:table-cell>
          <table:table-cell table:formula="of:=[.G212]-[.$B212]" office:value-type="float" office:value="0.276520252227783" calcext:value-type="float">
            <text:p>0.276520252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5663.36801" calcext:value-type="float">
            <text:p>1443135663.36801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56.988872051239" calcext:value-type="float">
            <text:p>56.9888720512</text:p>
          </table:table-cell>
          <table:table-cell table:formula="of:=[.C213]/([.D213]-[.D212])" office:value-type="float" office:value="99806.0128352768" calcext:value-type="float">
            <text:p>99806.0128352768</text:p>
          </table:table-cell>
          <table:table-cell/>
          <table:table-cell office:value-type="float" office:value="1443135663.64461" calcext:value-type="float">
            <text:p>1443135663.64461</text:p>
          </table:table-cell>
          <table:table-cell table:formula="of:=[.G213]-[.$B$2]" office:value-type="float" office:value="57.2654705047607" calcext:value-type="float">
            <text:p>57.2654705048</text:p>
          </table:table-cell>
          <table:table-cell table:formula="of:=[.C213]/([.H213]-[.H212])" office:value-type="float" office:value="99711.3820858073" calcext:value-type="float">
            <text:p>99711.3820858073</text:p>
          </table:table-cell>
          <table:table-cell table:formula="of:=[.G213]-[.$B213]" office:value-type="float" office:value="0.276598453521729" calcext:value-type="float">
            <text:p>0.276598453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5663.45039" calcext:value-type="float">
            <text:p>1443135663.45039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57.0712511539459" calcext:value-type="float">
            <text:p>57.0712511539</text:p>
          </table:table-cell>
          <table:table-cell table:formula="of:=[.C214]/([.D214]-[.D213])" office:value-type="float" office:value="99831.1432118846" calcext:value-type="float">
            <text:p>99831.1432118846</text:p>
          </table:table-cell>
          <table:table-cell/>
          <table:table-cell office:value-type="float" office:value="1443135663.7271" calcext:value-type="float">
            <text:p>1443135663.7271</text:p>
          </table:table-cell>
          <table:table-cell table:formula="of:=[.G214]-[.$B$2]" office:value-type="float" office:value="57.3479580879211" calcext:value-type="float">
            <text:p>57.3479580879</text:p>
          </table:table-cell>
          <table:table-cell table:formula="of:=[.C214]/([.H214]-[.H213])" office:value-type="float" office:value="99699.8540254005" calcext:value-type="float">
            <text:p>99699.8540254005</text:p>
          </table:table-cell>
          <table:table-cell table:formula="of:=[.G214]-[.$B214]" office:value-type="float" office:value="0.27670693397522" calcext:value-type="float">
            <text:p>0.27670693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5663.53278" calcext:value-type="float">
            <text:p>1443135663.53278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57.1536386013031" calcext:value-type="float">
            <text:p>57.1536386013</text:p>
          </table:table-cell>
          <table:table-cell table:formula="of:=[.C215]/([.D215]-[.D214])" office:value-type="float" office:value="99821.0317689071" calcext:value-type="float">
            <text:p>99821.0317689071</text:p>
          </table:table-cell>
          <table:table-cell/>
          <table:table-cell office:value-type="float" office:value="1443135663.80928" calcext:value-type="float">
            <text:p>1443135663.80928</text:p>
          </table:table-cell>
          <table:table-cell table:formula="of:=[.G215]-[.$B$2]" office:value-type="float" office:value="57.4301433563232" calcext:value-type="float">
            <text:p>57.4301433563</text:p>
          </table:table-cell>
          <table:table-cell table:formula="of:=[.C215]/([.H215]-[.H214])" office:value-type="float" office:value="100066.595387427" calcext:value-type="float">
            <text:p>100066.595387427</text:p>
          </table:table-cell>
          <table:table-cell table:formula="of:=[.G215]-[.$B215]" office:value-type="float" office:value="0.276504755020142" calcext:value-type="float">
            <text:p>0.27650475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5663.61516" calcext:value-type="float">
            <text:p>1443135663.61516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57.2360224723816" calcext:value-type="float">
            <text:p>57.2360224724</text:p>
          </table:table-cell>
          <table:table-cell table:formula="of:=[.C216]/([.D216]-[.D215])" office:value-type="float" office:value="99825.3649936477" calcext:value-type="float">
            <text:p>99825.3649936477</text:p>
          </table:table-cell>
          <table:table-cell/>
          <table:table-cell office:value-type="float" office:value="1443135663.89161" calcext:value-type="float">
            <text:p>1443135663.89161</text:p>
          </table:table-cell>
          <table:table-cell table:formula="of:=[.G216]-[.$B$2]" office:value-type="float" office:value="57.5124709606171" calcext:value-type="float">
            <text:p>57.5124709606</text:p>
          </table:table-cell>
          <table:table-cell table:formula="of:=[.C216]/([.H216]-[.H215])" office:value-type="float" office:value="99893.5906193619" calcext:value-type="float">
            <text:p>99893.5906193619</text:p>
          </table:table-cell>
          <table:table-cell table:formula="of:=[.G216]-[.$B216]" office:value-type="float" office:value="0.276448488235474" calcext:value-type="float">
            <text:p>0.276448488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5663.69756" calcext:value-type="float">
            <text:p>1443135663.69756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57.3184156417847" calcext:value-type="float">
            <text:p>57.3184156418</text:p>
          </table:table-cell>
          <table:table-cell table:formula="of:=[.C217]/([.D217]-[.D216])" office:value-type="float" office:value="99814.0993917507" calcext:value-type="float">
            <text:p>99814.0993917507</text:p>
          </table:table-cell>
          <table:table-cell/>
          <table:table-cell office:value-type="float" office:value="1443135663.97399" calcext:value-type="float">
            <text:p>1443135663.97399</text:p>
          </table:table-cell>
          <table:table-cell table:formula="of:=[.G217]-[.$B$2]" office:value-type="float" office:value="57.5948488712311" calcext:value-type="float">
            <text:p>57.5948488712</text:p>
          </table:table-cell>
          <table:table-cell table:formula="of:=[.C217]/([.H217]-[.H216])" office:value-type="float" office:value="99832.5878709647" calcext:value-type="float">
            <text:p>99832.5878709647</text:p>
          </table:table-cell>
          <table:table-cell table:formula="of:=[.G217]-[.$B217]" office:value-type="float" office:value="0.276433229446411" calcext:value-type="float">
            <text:p>0.276433229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5663.77994" calcext:value-type="float">
            <text:p>1443135663.77994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57.400801897049" calcext:value-type="float">
            <text:p>57.400801897</text:p>
          </table:table-cell>
          <table:table-cell table:formula="of:=[.C218]/([.D218]-[.D217])" office:value-type="float" office:value="99822.4761353541" calcext:value-type="float">
            <text:p>99822.4761353541</text:p>
          </table:table-cell>
          <table:table-cell/>
          <table:table-cell office:value-type="float" office:value="1443135664.05648" calcext:value-type="float">
            <text:p>1443135664.05648</text:p>
          </table:table-cell>
          <table:table-cell table:formula="of:=[.G218]-[.$B$2]" office:value-type="float" office:value="57.677344083786" calcext:value-type="float">
            <text:p>57.6773440838</text:p>
          </table:table-cell>
          <table:table-cell table:formula="of:=[.C218]/([.H218]-[.H217])" office:value-type="float" office:value="99690.6334961417" calcext:value-type="float">
            <text:p>99690.6334961417</text:p>
          </table:table-cell>
          <table:table-cell table:formula="of:=[.G218]-[.$B218]" office:value-type="float" office:value="0.276542186737061" calcext:value-type="float">
            <text:p>0.276542186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5663.86234" calcext:value-type="float">
            <text:p>1443135663.86234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57.4831991195679" calcext:value-type="float">
            <text:p>57.4831991196</text:p>
          </table:table-cell>
          <table:table-cell table:formula="of:=[.C219]/([.D219]-[.D218])" office:value-type="float" office:value="99809.189540479" calcext:value-type="float">
            <text:p>99809.189540479</text:p>
          </table:table-cell>
          <table:table-cell/>
          <table:table-cell office:value-type="float" office:value="1443135664.13886" calcext:value-type="float">
            <text:p>1443135664.13886</text:p>
          </table:table-cell>
          <table:table-cell table:formula="of:=[.G219]-[.$B$2]" office:value-type="float" office:value="57.7597186565399" calcext:value-type="float">
            <text:p>57.7597186565</text:p>
          </table:table-cell>
          <table:table-cell table:formula="of:=[.C219]/([.H219]-[.H218])" office:value-type="float" office:value="99836.6331388349" calcext:value-type="float">
            <text:p>99836.6331388349</text:p>
          </table:table-cell>
          <table:table-cell table:formula="of:=[.G219]-[.$B219]" office:value-type="float" office:value="0.276519536972046" calcext:value-type="float">
            <text:p>0.27651953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5663.94473" calcext:value-type="float">
            <text:p>1443135663.94473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57.5655925273895" calcext:value-type="float">
            <text:p>57.5655925274</text:p>
          </table:table-cell>
          <table:table-cell table:formula="of:=[.C220]/([.D220]-[.D219])" office:value-type="float" office:value="99813.8105635983" calcext:value-type="float">
            <text:p>99813.8105635983</text:p>
          </table:table-cell>
          <table:table-cell/>
          <table:table-cell office:value-type="float" office:value="1443135664.22114" calcext:value-type="float">
            <text:p>1443135664.22114</text:p>
          </table:table-cell>
          <table:table-cell table:formula="of:=[.G220]-[.$B$2]" office:value-type="float" office:value="57.8419995307922" calcext:value-type="float">
            <text:p>57.8419995308</text:p>
          </table:table-cell>
          <table:table-cell table:formula="of:=[.C220]/([.H220]-[.H219])" office:value-type="float" office:value="99950.3235075092" calcext:value-type="float">
            <text:p>99950.3235075092</text:p>
          </table:table-cell>
          <table:table-cell table:formula="of:=[.G220]-[.$B220]" office:value-type="float" office:value="0.27640700340271" calcext:value-type="float">
            <text:p>0.276407003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5664.02702" calcext:value-type="float">
            <text:p>1443135664.02702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57.6478834152222" calcext:value-type="float">
            <text:p>57.6478834152</text:p>
          </table:table-cell>
          <table:table-cell table:formula="of:=[.C221]/([.D221]-[.D220])" office:value-type="float" office:value="99938.1610358305" calcext:value-type="float">
            <text:p>99938.1610358305</text:p>
          </table:table-cell>
          <table:table-cell/>
          <table:table-cell office:value-type="float" office:value="1443135664.30319" calcext:value-type="float">
            <text:p>1443135664.30319</text:p>
          </table:table-cell>
          <table:table-cell table:formula="of:=[.G221]-[.$B$2]" office:value-type="float" office:value="57.9240458011627" calcext:value-type="float">
            <text:p>57.9240458012</text:p>
          </table:table-cell>
          <table:table-cell table:formula="of:=[.C221]/([.H221]-[.H220])" office:value-type="float" office:value="100236.122408297" calcext:value-type="float">
            <text:p>100236.122408297</text:p>
          </table:table-cell>
          <table:table-cell table:formula="of:=[.G221]-[.$B221]" office:value-type="float" office:value="0.276162385940552" calcext:value-type="float">
            <text:p>0.276162385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5664.10904" calcext:value-type="float">
            <text:p>1443135664.10904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57.7298982143402" calcext:value-type="float">
            <text:p>57.7298982143</text:p>
          </table:table-cell>
          <table:table-cell table:formula="of:=[.C222]/([.D222]-[.D221])" office:value-type="float" office:value="100274.585665489" calcext:value-type="float">
            <text:p>100274.585665489</text:p>
          </table:table-cell>
          <table:table-cell/>
          <table:table-cell office:value-type="float" office:value="1443135664.38513" calcext:value-type="float">
            <text:p>1443135664.38513</text:p>
          </table:table-cell>
          <table:table-cell table:formula="of:=[.G222]-[.$B$2]" office:value-type="float" office:value="58.0059883594513" calcext:value-type="float">
            <text:p>58.0059883595</text:p>
          </table:table-cell>
          <table:table-cell table:formula="of:=[.C222]/([.H222]-[.H221])" office:value-type="float" office:value="100362.988070714" calcext:value-type="float">
            <text:p>100362.988070714</text:p>
          </table:table-cell>
          <table:table-cell table:formula="of:=[.G222]-[.$B222]" office:value-type="float" office:value="0.276090145111084" calcext:value-type="float">
            <text:p>0.276090145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5664.19102" calcext:value-type="float">
            <text:p>1443135664.19102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57.8118841648102" calcext:value-type="float">
            <text:p>57.8118841648</text:p>
          </table:table-cell>
          <table:table-cell table:formula="of:=[.C223]/([.D223]-[.D222])" office:value-type="float" office:value="100309.869591769" calcext:value-type="float">
            <text:p>100309.869591769</text:p>
          </table:table-cell>
          <table:table-cell/>
          <table:table-cell office:value-type="float" office:value="1443135664.47806" calcext:value-type="float">
            <text:p>1443135664.47806</text:p>
          </table:table-cell>
          <table:table-cell table:formula="of:=[.G223]-[.$B$2]" office:value-type="float" office:value="58.0989148616791" calcext:value-type="float">
            <text:p>58.0989148617</text:p>
          </table:table-cell>
          <table:table-cell table:formula="of:=[.C223]/([.H223]-[.H222])" office:value-type="float" office:value="88500.0489940015" calcext:value-type="float">
            <text:p>88500.0489940015</text:p>
          </table:table-cell>
          <table:table-cell table:formula="of:=[.G223]-[.$B223]" office:value-type="float" office:value="0.287030696868896" calcext:value-type="float">
            <text:p>0.287030696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5664.27304" calcext:value-type="float">
            <text:p>1443135664.27304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57.8939037322998" calcext:value-type="float">
            <text:p>57.8939037323</text:p>
          </table:table-cell>
          <table:table-cell table:formula="of:=[.C224]/([.D224]-[.D223])" office:value-type="float" office:value="100268.756001919" calcext:value-type="float">
            <text:p>100268.756001919</text:p>
          </table:table-cell>
          <table:table-cell/>
          <table:table-cell office:value-type="float" office:value="1443135664.63103" calcext:value-type="float">
            <text:p>1443135664.63103</text:p>
          </table:table-cell>
          <table:table-cell table:formula="of:=[.G224]-[.$B$2]" office:value-type="float" office:value="58.2518873214722" calcext:value-type="float">
            <text:p>58.2518873215</text:p>
          </table:table-cell>
          <table:table-cell table:formula="of:=[.C224]/([.H224]-[.H223])" office:value-type="float" office:value="53761.3110956293" calcext:value-type="float">
            <text:p>53761.3110956293</text:p>
          </table:table-cell>
          <table:table-cell table:formula="of:=[.G224]-[.$B224]" office:value-type="float" office:value="0.357983589172363" calcext:value-type="float">
            <text:p>0.357983589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5664.35502" calcext:value-type="float">
            <text:p>1443135664.35502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57.9758756160736" calcext:value-type="float">
            <text:p>57.9758756161</text:p>
          </table:table-cell>
          <table:table-cell table:formula="of:=[.C225]/([.D225]-[.D224])" office:value-type="float" office:value="100327.083158094" calcext:value-type="float">
            <text:p>100327.083158094</text:p>
          </table:table-cell>
          <table:table-cell/>
          <table:table-cell office:value-type="float" office:value="1443135664.71312" calcext:value-type="float">
            <text:p>1443135664.71312</text:p>
          </table:table-cell>
          <table:table-cell table:formula="of:=[.G225]-[.$B$2]" office:value-type="float" office:value="58.3339762687683" calcext:value-type="float">
            <text:p>58.3339762688</text:p>
          </table:table-cell>
          <table:table-cell table:formula="of:=[.C225]/([.H225]-[.H224])" office:value-type="float" office:value="100184.011013459" calcext:value-type="float">
            <text:p>100184.011013459</text:p>
          </table:table-cell>
          <table:table-cell table:formula="of:=[.G225]-[.$B225]" office:value-type="float" office:value="0.358100652694702" calcext:value-type="float">
            <text:p>0.358100652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5664.43702" calcext:value-type="float">
            <text:p>1443135664.43702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58.0578780174255" calcext:value-type="float">
            <text:p>58.0578780174</text:p>
          </table:table-cell>
          <table:table-cell table:formula="of:=[.C226]/([.D226]-[.D225])" office:value-type="float" office:value="100289.745963721" calcext:value-type="float">
            <text:p>100289.745963721</text:p>
          </table:table-cell>
          <table:table-cell/>
          <table:table-cell office:value-type="float" office:value="1443135664.7951" calcext:value-type="float">
            <text:p>1443135664.7951</text:p>
          </table:table-cell>
          <table:table-cell table:formula="of:=[.G226]-[.$B$2]" office:value-type="float" office:value="58.4159557819366" calcext:value-type="float">
            <text:p>58.4159557819</text:p>
          </table:table-cell>
          <table:table-cell table:formula="of:=[.C226]/([.H226]-[.H225])" office:value-type="float" office:value="100317.746253421" calcext:value-type="float">
            <text:p>100317.746253421</text:p>
          </table:table-cell>
          <table:table-cell table:formula="of:=[.G226]-[.$B226]" office:value-type="float" office:value="0.358077764511108" calcext:value-type="float">
            <text:p>0.358077764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5664.51901" calcext:value-type="float">
            <text:p>1443135664.51901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58.1398651599884" calcext:value-type="float">
            <text:p>58.13986516</text:p>
          </table:table-cell>
          <table:table-cell table:formula="of:=[.C227]/([.D227]-[.D226])" office:value-type="float" office:value="100308.411086458" calcext:value-type="float">
            <text:p>100308.411086458</text:p>
          </table:table-cell>
          <table:table-cell/>
          <table:table-cell office:value-type="float" office:value="1443135664.87709" calcext:value-type="float">
            <text:p>1443135664.87709</text:p>
          </table:table-cell>
          <table:table-cell table:formula="of:=[.G227]-[.$B$2]" office:value-type="float" office:value="58.4979462623596" calcext:value-type="float">
            <text:p>58.4979462624</text:p>
          </table:table-cell>
          <table:table-cell table:formula="of:=[.C227]/([.H227]-[.H226])" office:value-type="float" office:value="100304.327497216" calcext:value-type="float">
            <text:p>100304.327497216</text:p>
          </table:table-cell>
          <table:table-cell table:formula="of:=[.G227]-[.$B227]" office:value-type="float" office:value="0.358081102371216" calcext:value-type="float">
            <text:p>0.35808110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5664.601" calcext:value-type="float">
            <text:p>1443135664.601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58.221862077713" calcext:value-type="float">
            <text:p>58.2218620777</text:p>
          </table:table-cell>
          <table:table-cell table:formula="of:=[.C228]/([.D228]-[.D227])" office:value-type="float" office:value="100296.452942545" calcext:value-type="float">
            <text:p>100296.452942545</text:p>
          </table:table-cell>
          <table:table-cell/>
          <table:table-cell office:value-type="float" office:value="1443135664.95903" calcext:value-type="float">
            <text:p>1443135664.95903</text:p>
          </table:table-cell>
          <table:table-cell table:formula="of:=[.G228]-[.$B$2]" office:value-type="float" office:value="58.5798907279968" calcext:value-type="float">
            <text:p>58.579890728</text:p>
          </table:table-cell>
          <table:table-cell table:formula="of:=[.C228]/([.H228]-[.H227])" office:value-type="float" office:value="100360.652010474" calcext:value-type="float">
            <text:p>100360.652010474</text:p>
          </table:table-cell>
          <table:table-cell table:formula="of:=[.G228]-[.$B228]" office:value-type="float" office:value="0.358028650283813" calcext:value-type="float">
            <text:p>0.358028650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5664.68298" calcext:value-type="float">
            <text:p>1443135664.68298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58.3038375377655" calcext:value-type="float">
            <text:p>58.3038375378</text:p>
          </table:table-cell>
          <table:table-cell table:formula="of:=[.C229]/([.D229]-[.D228])" office:value-type="float" office:value="100322.706267632" calcext:value-type="float">
            <text:p>100322.706267632</text:p>
          </table:table-cell>
          <table:table-cell/>
          <table:table-cell office:value-type="float" office:value="1443135665.12304" calcext:value-type="float">
            <text:p>1443135665.12304</text:p>
          </table:table-cell>
          <table:table-cell table:formula="of:=[.G229]-[.$B$2]" office:value-type="float" office:value="58.7439026832581" calcext:value-type="float">
            <text:p>58.7439026833</text:p>
          </table:table-cell>
          <table:table-cell table:formula="of:=[.C229]/([.H229]-[.H228])" office:value-type="float" office:value="50142.6861651713" calcext:value-type="float">
            <text:p>50142.6861651713</text:p>
          </table:table-cell>
          <table:table-cell table:formula="of:=[.G229]-[.$B229]" office:value-type="float" office:value="0.440065145492554" calcext:value-type="float">
            <text:p>0.440065145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5664.76495" calcext:value-type="float">
            <text:p>1443135664.76495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58.3858075141907" calcext:value-type="float">
            <text:p>58.3858075142</text:p>
          </table:table-cell>
          <table:table-cell table:formula="of:=[.C230]/([.D230]-[.D229])" office:value-type="float" office:value="100329.417655836" calcext:value-type="float">
            <text:p>100329.417655836</text:p>
          </table:table-cell>
          <table:table-cell/>
          <table:table-cell office:value-type="float" office:value="1443135665.20446" calcext:value-type="float">
            <text:p>1443135665.20446</text:p>
          </table:table-cell>
          <table:table-cell table:formula="of:=[.G230]-[.$B$2]" office:value-type="float" office:value="58.8253223896027" calcext:value-type="float">
            <text:p>58.8253223896</text:p>
          </table:table-cell>
          <table:table-cell table:formula="of:=[.C230]/([.H230]-[.H229])" office:value-type="float" office:value="101007.487857944" calcext:value-type="float">
            <text:p>101007.487857944</text:p>
          </table:table-cell>
          <table:table-cell table:formula="of:=[.G230]-[.$B230]" office:value-type="float" office:value="0.439514875411987" calcext:value-type="float">
            <text:p>0.439514875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5664.84693" calcext:value-type="float">
            <text:p>1443135664.84693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58.4677844047546" calcext:value-type="float">
            <text:p>58.4677844048</text:p>
          </table:table-cell>
          <table:table-cell table:formula="of:=[.C231]/([.D231]-[.D230])" office:value-type="float" office:value="100320.955618376" calcext:value-type="float">
            <text:p>100320.955618376</text:p>
          </table:table-cell>
          <table:table-cell/>
          <table:table-cell office:value-type="float" office:value="1443135665.28279" calcext:value-type="float">
            <text:p>1443135665.28279</text:p>
          </table:table-cell>
          <table:table-cell table:formula="of:=[.G231]-[.$B$2]" office:value-type="float" office:value="58.903647184372" calcext:value-type="float">
            <text:p>58.9036471844</text:p>
          </table:table-cell>
          <table:table-cell table:formula="of:=[.C231]/([.H231]-[.H230])" office:value-type="float" office:value="104998.679207836" calcext:value-type="float">
            <text:p>104998.679207836</text:p>
          </table:table-cell>
          <table:table-cell table:formula="of:=[.G231]-[.$B231]" office:value-type="float" office:value="0.43586277961731" calcext:value-type="float">
            <text:p>0.435862779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5664.92891" calcext:value-type="float">
            <text:p>1443135664.92891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58.5497646331787" calcext:value-type="float">
            <text:p>58.5497646332</text:p>
          </table:table-cell>
          <table:table-cell table:formula="of:=[.C232]/([.D232]-[.D231])" office:value-type="float" office:value="100316.871007707" calcext:value-type="float">
            <text:p>100316.871007707</text:p>
          </table:table-cell>
          <table:table-cell/>
          <table:table-cell office:value-type="float" office:value="1443135665.36141" calcext:value-type="float">
            <text:p>1443135665.36141</text:p>
          </table:table-cell>
          <table:table-cell table:formula="of:=[.G232]-[.$B$2]" office:value-type="float" office:value="58.9822719097137" calcext:value-type="float">
            <text:p>58.9822719097</text:p>
          </table:table-cell>
          <table:table-cell table:formula="of:=[.C232]/([.H232]-[.H231])" office:value-type="float" office:value="104598.139634176" calcext:value-type="float">
            <text:p>104598.139634176</text:p>
          </table:table-cell>
          <table:table-cell table:formula="of:=[.G232]-[.$B232]" office:value-type="float" office:value="0.432507276535034" calcext:value-type="float">
            <text:p>0.432507276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5665.01039" calcext:value-type="float">
            <text:p>1443135665.01039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58.6312539577484" calcext:value-type="float">
            <text:p>58.6312539577</text:p>
          </table:table-cell>
          <table:table-cell table:formula="of:=[.C233]/([.D233]-[.D232])" office:value-type="float" office:value="100921.194812034" calcext:value-type="float">
            <text:p>100921.194812034</text:p>
          </table:table-cell>
          <table:table-cell/>
          <table:table-cell office:value-type="float" office:value="1443135665.43997" calcext:value-type="float">
            <text:p>1443135665.43997</text:p>
          </table:table-cell>
          <table:table-cell table:formula="of:=[.G233]-[.$B$2]" office:value-type="float" office:value="59.0608270168304" calcext:value-type="float">
            <text:p>59.0608270168</text:p>
          </table:table-cell>
          <table:table-cell table:formula="of:=[.C233]/([.H233]-[.H232])" office:value-type="float" office:value="104690.83808622" calcext:value-type="float">
            <text:p>104690.83808622</text:p>
          </table:table-cell>
          <table:table-cell table:formula="of:=[.G233]-[.$B233]" office:value-type="float" office:value="0.429573059082031" calcext:value-type="float">
            <text:p>0.429573059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5665.08887" calcext:value-type="float">
            <text:p>1443135665.08887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58.7097268104553" calcext:value-type="float">
            <text:p>58.7097268105</text:p>
          </table:table-cell>
          <table:table-cell table:formula="of:=[.C234]/([.D234]-[.D233])" office:value-type="float" office:value="104800.573909503" calcext:value-type="float">
            <text:p>104800.573909503</text:p>
          </table:table-cell>
          <table:table-cell/>
          <table:table-cell office:value-type="float" office:value="1443135665.51835" calcext:value-type="float">
            <text:p>1443135665.51835</text:p>
          </table:table-cell>
          <table:table-cell table:formula="of:=[.G234]-[.$B$2]" office:value-type="float" office:value="59.1392123699188" calcext:value-type="float">
            <text:p>59.1392123699</text:p>
          </table:table-cell>
          <table:table-cell table:formula="of:=[.C234]/([.H234]-[.H233])" office:value-type="float" office:value="104917.560181524" calcext:value-type="float">
            <text:p>104917.560181524</text:p>
          </table:table-cell>
          <table:table-cell table:formula="of:=[.G234]-[.$B234]" office:value-type="float" office:value="0.429485559463501" calcext:value-type="float">
            <text:p>0.429485559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5665.16733" calcext:value-type="float">
            <text:p>1443135665.16733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58.7881906032562" calcext:value-type="float">
            <text:p>58.7881906033</text:p>
          </table:table-cell>
          <table:table-cell table:formula="of:=[.C235]/([.D235]-[.D234])" office:value-type="float" office:value="104812.674820192" calcext:value-type="float">
            <text:p>104812.674820192</text:p>
          </table:table-cell>
          <table:table-cell/>
          <table:table-cell office:value-type="float" office:value="1443135665.59684" calcext:value-type="float">
            <text:p>1443135665.59684</text:p>
          </table:table-cell>
          <table:table-cell table:formula="of:=[.G235]-[.$B$2]" office:value-type="float" office:value="59.2177000045776" calcext:value-type="float">
            <text:p>59.2177000046</text:p>
          </table:table-cell>
          <table:table-cell table:formula="of:=[.C235]/([.H235]-[.H234])" office:value-type="float" office:value="104780.836315807" calcext:value-type="float">
            <text:p>104780.836315807</text:p>
          </table:table-cell>
          <table:table-cell table:formula="of:=[.G235]-[.$B235]" office:value-type="float" office:value="0.429509401321411" calcext:value-type="float">
            <text:p>0.429509401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5665.2458" calcext:value-type="float">
            <text:p>1443135665.2458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58.8666608333588" calcext:value-type="float">
            <text:p>58.8666608334</text:p>
          </table:table-cell>
          <table:table-cell table:formula="of:=[.C236]/([.D236]-[.D235])" office:value-type="float" office:value="104804.076517343" calcext:value-type="float">
            <text:p>104804.076517343</text:p>
          </table:table-cell>
          <table:table-cell/>
          <table:table-cell office:value-type="float" office:value="1443135665.67531" calcext:value-type="float">
            <text:p>1443135665.67531</text:p>
          </table:table-cell>
          <table:table-cell table:formula="of:=[.G236]-[.$B$2]" office:value-type="float" office:value="59.2961647510529" calcext:value-type="float">
            <text:p>59.2961647511</text:p>
          </table:table-cell>
          <table:table-cell table:formula="of:=[.C236]/([.H236]-[.H235])" office:value-type="float" office:value="104811.400908525" calcext:value-type="float">
            <text:p>104811.400908525</text:p>
          </table:table-cell>
          <table:table-cell table:formula="of:=[.G236]-[.$B236]" office:value-type="float" office:value="0.429503917694092" calcext:value-type="float">
            <text:p>0.429503917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5665.32428" calcext:value-type="float">
            <text:p>1443135665.32428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58.9451415538788" calcext:value-type="float">
            <text:p>58.9451415539</text:p>
          </table:table-cell>
          <table:table-cell table:formula="of:=[.C237]/([.D237]-[.D236])" office:value-type="float" office:value="104790.067490552" calcext:value-type="float">
            <text:p>104790.067490552</text:p>
          </table:table-cell>
          <table:table-cell/>
          <table:table-cell office:value-type="float" office:value="1443135665.75375" calcext:value-type="float">
            <text:p>1443135665.75375</text:p>
          </table:table-cell>
          <table:table-cell table:formula="of:=[.G237]-[.$B$2]" office:value-type="float" office:value="59.3746068477631" calcext:value-type="float">
            <text:p>59.3746068478</text:p>
          </table:table-cell>
          <table:table-cell table:formula="of:=[.C237]/([.H237]-[.H236])" office:value-type="float" office:value="104841.664678885" calcext:value-type="float">
            <text:p>104841.664678885</text:p>
          </table:table-cell>
          <table:table-cell table:formula="of:=[.G237]-[.$B237]" office:value-type="float" office:value="0.429465293884277" calcext:value-type="float">
            <text:p>0.429465293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5665.40275" calcext:value-type="float">
            <text:p>1443135665.40275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59.0236127376556" calcext:value-type="float">
            <text:p>59.0236127377</text:p>
          </table:table-cell>
          <table:table-cell table:formula="of:=[.C238]/([.D238]-[.D237])" office:value-type="float" office:value="104802.802814676" calcext:value-type="float">
            <text:p>104802.802814676</text:p>
          </table:table-cell>
          <table:table-cell/>
          <table:table-cell office:value-type="float" office:value="1443135665.83224" calcext:value-type="float">
            <text:p>1443135665.83224</text:p>
          </table:table-cell>
          <table:table-cell table:formula="of:=[.G238]-[.$B$2]" office:value-type="float" office:value="59.4530999660492" calcext:value-type="float">
            <text:p>59.453099966</text:p>
          </table:table-cell>
          <table:table-cell table:formula="of:=[.C238]/([.H238]-[.H237])" office:value-type="float" office:value="104773.51619566" calcext:value-type="float">
            <text:p>104773.51619566</text:p>
          </table:table-cell>
          <table:table-cell table:formula="of:=[.G238]-[.$B238]" office:value-type="float" office:value="0.429487228393555" calcext:value-type="float">
            <text:p>0.429487228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5665.48122" calcext:value-type="float">
            <text:p>1443135665.48122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59.1020829677582" calcext:value-type="float">
            <text:p>59.1020829678</text:p>
          </table:table-cell>
          <table:table-cell table:formula="of:=[.C239]/([.D239]-[.D238])" office:value-type="float" office:value="104804.076517343" calcext:value-type="float">
            <text:p>104804.076517343</text:p>
          </table:table-cell>
          <table:table-cell/>
          <table:table-cell office:value-type="float" office:value="1443135665.91068" calcext:value-type="float">
            <text:p>1443135665.91068</text:p>
          </table:table-cell>
          <table:table-cell table:formula="of:=[.G239]-[.$B$2]" office:value-type="float" office:value="59.5315375328064" calcext:value-type="float">
            <text:p>59.5315375328</text:p>
          </table:table-cell>
          <table:table-cell table:formula="of:=[.C239]/([.H239]-[.H238])" office:value-type="float" office:value="104847.719530322" calcext:value-type="float">
            <text:p>104847.719530322</text:p>
          </table:table-cell>
          <table:table-cell table:formula="of:=[.G239]-[.$B239]" office:value-type="float" office:value="0.429454565048218" calcext:value-type="float">
            <text:p>0.42945456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5665.5597" calcext:value-type="float">
            <text:p>1443135665.5597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59.1805553436279" calcext:value-type="float">
            <text:p>59.1805553436</text:p>
          </table:table-cell>
          <table:table-cell table:formula="of:=[.C240]/([.D240]-[.D239])" office:value-type="float" office:value="104801.210729878" calcext:value-type="float">
            <text:p>104801.210729878</text:p>
          </table:table-cell>
          <table:table-cell/>
          <table:table-cell office:value-type="float" office:value="1443135665.98921" calcext:value-type="float">
            <text:p>1443135665.98921</text:p>
          </table:table-cell>
          <table:table-cell table:formula="of:=[.G240]-[.$B$2]" office:value-type="float" office:value="59.6100654602051" calcext:value-type="float">
            <text:p>59.6100654602</text:p>
          </table:table-cell>
          <table:table-cell table:formula="of:=[.C240]/([.H240]-[.H239])" office:value-type="float" office:value="104727.073188208" calcext:value-type="float">
            <text:p>104727.073188208</text:p>
          </table:table-cell>
          <table:table-cell table:formula="of:=[.G240]-[.$B240]" office:value-type="float" office:value="0.429510116577148" calcext:value-type="float">
            <text:p>0.429510116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5665.63819" calcext:value-type="float">
            <text:p>1443135665.63819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59.2590482234955" calcext:value-type="float">
            <text:p>59.2590482235</text:p>
          </table:table-cell>
          <table:table-cell table:formula="of:=[.C241]/([.D241]-[.D240])" office:value-type="float" office:value="104773.834440486" calcext:value-type="float">
            <text:p>104773.834440486</text:p>
          </table:table-cell>
          <table:table-cell/>
          <table:table-cell office:value-type="float" office:value="1443135666.0677" calcext:value-type="float">
            <text:p>1443135666.0677</text:p>
          </table:table-cell>
          <table:table-cell table:formula="of:=[.G241]-[.$B$2]" office:value-type="float" office:value="59.6885554790497" calcext:value-type="float">
            <text:p>59.688555479</text:p>
          </table:table-cell>
          <table:table-cell table:formula="of:=[.C241]/([.H241]-[.H240])" office:value-type="float" office:value="104777.653529196" calcext:value-type="float">
            <text:p>104777.653529196</text:p>
          </table:table-cell>
          <table:table-cell table:formula="of:=[.G241]-[.$B241]" office:value-type="float" office:value="0.429507255554199" calcext:value-type="float">
            <text:p>0.429507255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5665.71665" calcext:value-type="float">
            <text:p>1443135665.71665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59.337513923645" calcext:value-type="float">
            <text:p>59.3375139236</text:p>
          </table:table-cell>
          <table:table-cell table:formula="of:=[.C242]/([.D242]-[.D241])" office:value-type="float" office:value="104810.127027824" calcext:value-type="float">
            <text:p>104810.127027824</text:p>
          </table:table-cell>
          <table:table-cell/>
          <table:table-cell office:value-type="float" office:value="1443135666.14615" calcext:value-type="float">
            <text:p>1443135666.14615</text:p>
          </table:table-cell>
          <table:table-cell table:formula="of:=[.G242]-[.$B$2]" office:value-type="float" office:value="59.767012834549" calcext:value-type="float">
            <text:p>59.7670128345</text:p>
          </table:table-cell>
          <table:table-cell table:formula="of:=[.C242]/([.H242]-[.H241])" office:value-type="float" office:value="104821.274533995" calcext:value-type="float">
            <text:p>104821.274533995</text:p>
          </table:table-cell>
          <table:table-cell table:formula="of:=[.G242]-[.$B242]" office:value-type="float" office:value="0.429498910903931" calcext:value-type="float">
            <text:p>0.429498910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5665.79512" calcext:value-type="float">
            <text:p>1443135665.79512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59.4159784317017" calcext:value-type="float">
            <text:p>59.4159784317</text:p>
          </table:table-cell>
          <table:table-cell table:formula="of:=[.C243]/([.D243]-[.D242])" office:value-type="float" office:value="104811.719383538" calcext:value-type="float">
            <text:p>104811.719383538</text:p>
          </table:table-cell>
          <table:table-cell/>
          <table:table-cell office:value-type="float" office:value="1443135666.2231" calcext:value-type="float">
            <text:p>1443135666.2231</text:p>
          </table:table-cell>
          <table:table-cell table:formula="of:=[.G243]-[.$B$2]" office:value-type="float" office:value="59.8439574241638" calcext:value-type="float">
            <text:p>59.8439574242</text:p>
          </table:table-cell>
          <table:table-cell table:formula="of:=[.C243]/([.H243]-[.H242])" office:value-type="float" office:value="106882.108815756" calcext:value-type="float">
            <text:p>106882.108815756</text:p>
          </table:table-cell>
          <table:table-cell table:formula="of:=[.G243]-[.$B243]" office:value-type="float" office:value="0.427978992462158" calcext:value-type="float">
            <text:p>0.427978992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5665.87358" calcext:value-type="float">
            <text:p>1443135665.87358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59.494443655014" calcext:value-type="float">
            <text:p>59.494443655</text:p>
          </table:table-cell>
          <table:table-cell table:formula="of:=[.C244]/([.D244]-[.D243])" office:value-type="float" office:value="104810.763964303" calcext:value-type="float">
            <text:p>104810.763964303</text:p>
          </table:table-cell>
          <table:table-cell/>
          <table:table-cell office:value-type="float" office:value="1443135666.2981" calcext:value-type="float">
            <text:p>1443135666.2981</text:p>
          </table:table-cell>
          <table:table-cell table:formula="of:=[.G244]-[.$B$2]" office:value-type="float" office:value="59.9189586639404" calcext:value-type="float">
            <text:p>59.9189586639</text:p>
          </table:table-cell>
          <table:table-cell table:formula="of:=[.C244]/([.H244]-[.H243])" office:value-type="float" office:value="109651.520754789" calcext:value-type="float">
            <text:p>109651.520754789</text:p>
          </table:table-cell>
          <table:table-cell table:formula="of:=[.G244]-[.$B244]" office:value-type="float" office:value="0.424515008926392" calcext:value-type="float">
            <text:p>0.424515008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5665.95207" calcext:value-type="float">
            <text:p>1443135665.95207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59.5729262828827" calcext:value-type="float">
            <text:p>59.5729262829</text:p>
          </table:table-cell>
          <table:table-cell table:formula="of:=[.C245]/([.D245]-[.D244])" office:value-type="float" office:value="104787.520797132" calcext:value-type="float">
            <text:p>104787.520797132</text:p>
          </table:table-cell>
          <table:table-cell/>
          <table:table-cell office:value-type="float" office:value="1443135666.37305" calcext:value-type="float">
            <text:p>1443135666.37305</text:p>
          </table:table-cell>
          <table:table-cell table:formula="of:=[.G245]-[.$B$2]" office:value-type="float" office:value="59.9939060211182" calcext:value-type="float">
            <text:p>59.9939060211</text:p>
          </table:table-cell>
          <table:table-cell table:formula="of:=[.C245]/([.H245]-[.H244])" office:value-type="float" office:value="109730.353539981" calcext:value-type="float">
            <text:p>109730.353539981</text:p>
          </table:table-cell>
          <table:table-cell table:formula="of:=[.G245]-[.$B245]" office:value-type="float" office:value="0.420979738235474" calcext:value-type="float">
            <text:p>0.420979738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5666.02916" calcext:value-type="float">
            <text:p>1443135666.02916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59.6500165462494" calcext:value-type="float">
            <text:p>59.6500165462</text:p>
          </table:table-cell>
          <table:table-cell table:formula="of:=[.C246]/([.D246]-[.D245])" office:value-type="float" office:value="106680.138850745" calcext:value-type="float">
            <text:p>106680.138850745</text:p>
          </table:table-cell>
          <table:table-cell/>
          <table:table-cell office:value-type="float" office:value="1443135666.44794" calcext:value-type="float">
            <text:p>1443135666.44794</text:p>
          </table:table-cell>
          <table:table-cell table:formula="of:=[.G246]-[.$B$2]" office:value-type="float" office:value="60.0688014030457" calcext:value-type="float">
            <text:p>60.068801403</text:p>
          </table:table-cell>
          <table:table-cell table:formula="of:=[.C246]/([.H246]-[.H245])" office:value-type="float" office:value="109806.503262939" calcext:value-type="float">
            <text:p>109806.503262939</text:p>
          </table:table-cell>
          <table:table-cell table:formula="of:=[.G246]-[.$B246]" office:value-type="float" office:value="0.418784856796265" calcext:value-type="float">
            <text:p>0.418784856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5666.10408" calcext:value-type="float">
            <text:p>1443135666.10408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59.7249433994293" calcext:value-type="float">
            <text:p>59.7249433994</text:p>
          </table:table-cell>
          <table:table-cell table:formula="of:=[.C247]/([.D247]-[.D246])" office:value-type="float" office:value="109760.381638485" calcext:value-type="float">
            <text:p>109760.381638485</text:p>
          </table:table-cell>
          <table:table-cell/>
          <table:table-cell office:value-type="float" office:value="1443135666.52287" calcext:value-type="float">
            <text:p>1443135666.52287</text:p>
          </table:table-cell>
          <table:table-cell table:formula="of:=[.G247]-[.$B$2]" office:value-type="float" office:value="60.1437292098999" calcext:value-type="float">
            <text:p>60.1437292099</text:p>
          </table:table-cell>
          <table:table-cell table:formula="of:=[.C247]/([.H247]-[.H246])" office:value-type="float" office:value="109758.984618322" calcext:value-type="float">
            <text:p>109758.984618322</text:p>
          </table:table-cell>
          <table:table-cell table:formula="of:=[.G247]-[.$B247]" office:value-type="float" office:value="0.418785810470581" calcext:value-type="float">
            <text:p>0.418785810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5666.17899" calcext:value-type="float">
            <text:p>1443135666.17899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59.7998526096344" calcext:value-type="float">
            <text:p>59.7998526096</text:p>
          </table:table-cell>
          <table:table-cell table:formula="of:=[.C248]/([.D248]-[.D247])" office:value-type="float" office:value="109786.232927637" calcext:value-type="float">
            <text:p>109786.232927637</text:p>
          </table:table-cell>
          <table:table-cell/>
          <table:table-cell office:value-type="float" office:value="1443135666.59779" calcext:value-type="float">
            <text:p>1443135666.59779</text:p>
          </table:table-cell>
          <table:table-cell table:formula="of:=[.G248]-[.$B$2]" office:value-type="float" office:value="60.2186443805695" calcext:value-type="float">
            <text:p>60.2186443806</text:p>
          </table:table-cell>
          <table:table-cell table:formula="of:=[.C248]/([.H248]-[.H247])" office:value-type="float" office:value="109777.498022068" calcext:value-type="float">
            <text:p>109777.498022068</text:p>
          </table:table-cell>
          <table:table-cell table:formula="of:=[.G248]-[.$B248]" office:value-type="float" office:value="0.418791770935059" calcext:value-type="float">
            <text:p>0.418791770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5666.25389" calcext:value-type="float">
            <text:p>1443135666.25389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59.8747475147247" calcext:value-type="float">
            <text:p>59.8747475147</text:p>
          </table:table-cell>
          <table:table-cell table:formula="of:=[.C249]/([.D249]-[.D248])" office:value-type="float" office:value="109807.202373525" calcext:value-type="float">
            <text:p>109807.202373525</text:p>
          </table:table-cell>
          <table:table-cell/>
          <table:table-cell office:value-type="float" office:value="1443135666.67273" calcext:value-type="float">
            <text:p>1443135666.67273</text:p>
          </table:table-cell>
          <table:table-cell table:formula="of:=[.G249]-[.$B$2]" office:value-type="float" office:value="60.2935931682587" calcext:value-type="float">
            <text:p>60.2935931683</text:p>
          </table:table-cell>
          <table:table-cell table:formula="of:=[.C249]/([.H249]-[.H248])" office:value-type="float" office:value="109728.259169482" calcext:value-type="float">
            <text:p>109728.259169482</text:p>
          </table:table-cell>
          <table:table-cell table:formula="of:=[.G249]-[.$B249]" office:value-type="float" office:value="0.418845653533936" calcext:value-type="float">
            <text:p>0.418845653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5666.3288" calcext:value-type="float">
            <text:p>1443135666.3288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59.9496629238129" calcext:value-type="float">
            <text:p>59.9496629238</text:p>
          </table:table-cell>
          <table:table-cell table:formula="of:=[.C250]/([.D250]-[.D249])" office:value-type="float" office:value="109777.148654756" calcext:value-type="float">
            <text:p>109777.148654756</text:p>
          </table:table-cell>
          <table:table-cell/>
          <table:table-cell office:value-type="float" office:value="1443135666.74755" calcext:value-type="float">
            <text:p>1443135666.74755</text:p>
          </table:table-cell>
          <table:table-cell table:formula="of:=[.G250]-[.$B$2]" office:value-type="float" office:value="60.3684134483337" calcext:value-type="float">
            <text:p>60.3684134483</text:p>
          </table:table-cell>
          <table:table-cell table:formula="of:=[.C250]/([.H250]-[.H249])" office:value-type="float" office:value="109916.72300275" calcext:value-type="float">
            <text:p>109916.72300275</text:p>
          </table:table-cell>
          <table:table-cell table:formula="of:=[.G250]-[.$B250]" office:value-type="float" office:value="0.418750524520874" calcext:value-type="float">
            <text:p>0.418750524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5666.40372" calcext:value-type="float">
            <text:p>1443135666.40372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245795249939" calcext:value-type="float">
            <text:p>60.024579525</text:p>
          </table:table-cell>
          <table:table-cell table:formula="of:=[.C251]/([.D251]-[.D250])" office:value-type="float" office:value="109775.401851551" calcext:value-type="float">
            <text:p>109775.401851551</text:p>
          </table:table-cell>
          <table:table-cell/>
          <table:table-cell office:value-type="float" office:value="1443135666.82252" calcext:value-type="float">
            <text:p>1443135666.82252</text:p>
          </table:table-cell>
          <table:table-cell table:formula="of:=[.G251]-[.$B$2]" office:value-type="float" office:value="60.4433748722076" calcext:value-type="float">
            <text:p>60.4433748722</text:p>
          </table:table-cell>
          <table:table-cell table:formula="of:=[.C251]/([.H251]-[.H250])" office:value-type="float" office:value="109709.762368365" calcext:value-type="float">
            <text:p>109709.762368365</text:p>
          </table:table-cell>
          <table:table-cell table:formula="of:=[.G251]-[.$B251]" office:value-type="float" office:value="0.418795347213745" calcext:value-type="float">
            <text:p>0.41879534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5666.47863" calcext:value-type="float">
            <text:p>1443135666.47863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0994875431061" calcext:value-type="float">
            <text:p>60.0994875431</text:p>
          </table:table-cell>
          <table:table-cell table:formula="of:=[.C252]/([.D252]-[.D251])" office:value-type="float" office:value="109787.98007556" calcext:value-type="float">
            <text:p>109787.98007556</text:p>
          </table:table-cell>
          <table:table-cell/>
          <table:table-cell office:value-type="float" office:value="1443135666.8974" calcext:value-type="float">
            <text:p>1443135666.8974</text:p>
          </table:table-cell>
          <table:table-cell table:formula="of:=[.G252]-[.$B$2]" office:value-type="float" office:value="60.5182583332062" calcext:value-type="float">
            <text:p>60.5182583332</text:p>
          </table:table-cell>
          <table:table-cell table:formula="of:=[.C252]/([.H252]-[.H251])" office:value-type="float" office:value="109823.983698628" calcext:value-type="float">
            <text:p>109823.983698628</text:p>
          </table:table-cell>
          <table:table-cell table:formula="of:=[.G252]-[.$B252]" office:value-type="float" office:value="0.418770790100098" calcext:value-type="float">
            <text:p>0.418770790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5666.55353" calcext:value-type="float">
            <text:p>1443135666.55353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1743893623352" calcext:value-type="float">
            <text:p>60.1743893623</text:p>
          </table:table-cell>
          <table:table-cell table:formula="of:=[.C253]/([.D253]-[.D252])" office:value-type="float" office:value="109797.066141246" calcext:value-type="float">
            <text:p>109797.066141246</text:p>
          </table:table-cell>
          <table:table-cell/>
          <table:table-cell office:value-type="float" office:value="1443135666.97233" calcext:value-type="float">
            <text:p>1443135666.97233</text:p>
          </table:table-cell>
          <table:table-cell table:formula="of:=[.G253]-[.$B$2]" office:value-type="float" office:value="60.5931928157806" calcext:value-type="float">
            <text:p>60.5931928158</text:p>
          </table:table-cell>
          <table:table-cell table:formula="of:=[.C253]/([.H253]-[.H252])" office:value-type="float" office:value="109749.206472838" calcext:value-type="float">
            <text:p>109749.206472838</text:p>
          </table:table-cell>
          <table:table-cell table:formula="of:=[.G253]-[.$B253]" office:value-type="float" office:value="0.418803453445435" calcext:value-type="float">
            <text:p>0.418803453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5666.62843" calcext:value-type="float">
            <text:p>1443135666.62843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2492899894714" calcext:value-type="float">
            <text:p>60.2492899895</text:p>
          </table:table-cell>
          <table:table-cell table:formula="of:=[.C254]/([.D254]-[.D253])" office:value-type="float" office:value="109798.813633991" calcext:value-type="float">
            <text:p>109798.813633991</text:p>
          </table:table-cell>
          <table:table-cell/>
          <table:table-cell office:value-type="float" office:value="1443135667.04726" calcext:value-type="float">
            <text:p>1443135667.04726</text:p>
          </table:table-cell>
          <table:table-cell table:formula="of:=[.G254]-[.$B$2]" office:value-type="float" office:value="60.6681151390076" calcext:value-type="float">
            <text:p>60.668115139</text:p>
          </table:table-cell>
          <table:table-cell table:formula="of:=[.C254]/([.H254]-[.H253])" office:value-type="float" office:value="109767.017969941" calcext:value-type="float">
            <text:p>109767.017969941</text:p>
          </table:table-cell>
          <table:table-cell table:formula="of:=[.G254]-[.$B254]" office:value-type="float" office:value="0.418825149536133" calcext:value-type="float">
            <text:p>0.418825149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5666.70333" calcext:value-type="float">
            <text:p>1443135666.70333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3241901397705" calcext:value-type="float">
            <text:p>60.3241901398</text:p>
          </table:table-cell>
          <table:table-cell table:formula="of:=[.C255]/([.D255]-[.D254])" office:value-type="float" office:value="109799.512646664" calcext:value-type="float">
            <text:p>109799.512646664</text:p>
          </table:table-cell>
          <table:table-cell/>
          <table:table-cell office:value-type="float" office:value="1443135670.19808" calcext:value-type="float">
            <text:p>1443135670.19808</text:p>
          </table:table-cell>
          <table:table-cell table:formula="of:=[.G255]-[.$B$2]" office:value-type="float" office:value="63.8189361095428" calcext:value-type="float">
            <text:p>63.8189361095</text:p>
          </table:table-cell>
          <table:table-cell table:formula="of:=[.C255]/([.H255]-[.H254])" office:value-type="float" office:value="2610.11338851248" calcext:value-type="float">
            <text:p>2610.1133885125</text:p>
          </table:table-cell>
          <table:table-cell table:formula="of:=[.G255]-[.$B255]" office:value-type="float" office:value="3.49474596977234" calcext:value-type="float">
            <text:p>3.494745969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5666.77823" calcext:value-type="float">
            <text:p>1443135666.77823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3990890979767" calcext:value-type="float">
            <text:p>60.399089098</text:p>
          </table:table-cell>
          <table:table-cell table:formula="of:=[.C256]/([.D256]-[.D255])" office:value-type="float" office:value="109801.260217285" calcext:value-type="float">
            <text:p>109801.260217285</text:p>
          </table:table-cell>
          <table:table-cell/>
          <table:table-cell office:value-type="float" office:value="1443135671.09419" calcext:value-type="float">
            <text:p>1443135671.09419</text:p>
          </table:table-cell>
          <table:table-cell table:formula="of:=[.G256]-[.$B$2]" office:value-type="float" office:value="64.7150518894196" calcext:value-type="float">
            <text:p>64.7150518894</text:p>
          </table:table-cell>
          <table:table-cell table:formula="of:=[.C256]/([.H256]-[.H255])" office:value-type="float" office:value="9177.38553954656" calcext:value-type="float">
            <text:p>9177.3855395466</text:p>
          </table:table-cell>
          <table:table-cell table:formula="of:=[.G256]-[.$B256]" office:value-type="float" office:value="4.31596279144287" calcext:value-type="float">
            <text:p>4.315962791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5666.85313" calcext:value-type="float">
            <text:p>1443135666.85313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4739918708801" calcext:value-type="float">
            <text:p>60.4739918709</text:p>
          </table:table-cell>
          <table:table-cell table:formula="of:=[.C257]/([.D257]-[.D256])" office:value-type="float" office:value="109795.668187099" calcext:value-type="float">
            <text:p>109795.668187099</text:p>
          </table:table-cell>
          <table:table-cell/>
          <table:table-cell office:value-type="float" office:value="1443135671.19177" calcext:value-type="float">
            <text:p>1443135671.19177</text:p>
          </table:table-cell>
          <table:table-cell table:formula="of:=[.G257]-[.$B$2]" office:value-type="float" office:value="64.8126277923584" calcext:value-type="float">
            <text:p>64.8126277924</text:p>
          </table:table-cell>
          <table:table-cell table:formula="of:=[.C257]/([.H257]-[.H256])" office:value-type="float" office:value="84283.1042532552" calcext:value-type="float">
            <text:p>84283.1042532552</text:p>
          </table:table-cell>
          <table:table-cell table:formula="of:=[.G257]-[.$B257]" office:value-type="float" office:value="4.33863592147827" calcext:value-type="float">
            <text:p>4.33863592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5666.92807" calcext:value-type="float">
            <text:p>1443135666.92807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5489270687103" calcext:value-type="float">
            <text:p>60.5489270687</text:p>
          </table:table-cell>
          <table:table-cell table:formula="of:=[.C258]/([.D258]-[.D257])" office:value-type="float" office:value="109748.158917725" calcext:value-type="float">
            <text:p>109748.158917725</text:p>
          </table:table-cell>
          <table:table-cell/>
          <table:table-cell office:value-type="float" office:value="1443135671.24133" calcext:value-type="float">
            <text:p>1443135671.24133</text:p>
          </table:table-cell>
          <table:table-cell table:formula="of:=[.G258]-[.$B$2]" office:value-type="float" office:value="64.862193107605" calcext:value-type="float">
            <text:p>64.8621931076</text:p>
          </table:table-cell>
          <table:table-cell table:formula="of:=[.C258]/([.H258]-[.H257])" office:value-type="float" office:value="165922.479441248" calcext:value-type="float">
            <text:p>165922.479441248</text:p>
          </table:table-cell>
          <table:table-cell table:formula="of:=[.G258]-[.$B258]" office:value-type="float" office:value="4.31326603889465" calcext:value-type="float">
            <text:p>4.313266038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5680.004" calcext:value-type="float">
            <text:p>1443135680.004</text:p>
          </table:table-cell>
          <table:table-cell office:value-type="float" office:value="8000" calcext:value-type="float">
            <text:p>8000</text:p>
          </table:table-cell>
          <table:table-cell table:formula="of:=[.B259]-[.$B$2]" office:value-type="float" office:value="73.6248571872711" calcext:value-type="float">
            <text:p>73.6248571873</text:p>
          </table:table-cell>
          <table:table-cell table:formula="of:=[.C259]/([.D259]-[.D258])" office:value-type="float" office:value="611.81116199484" calcext:value-type="float">
            <text:p>611.8111619948</text:p>
          </table:table-cell>
          <table:table-cell/>
          <table:table-cell office:value-type="float" office:value="1443135680.19836" calcext:value-type="float">
            <text:p>1443135680.19836</text:p>
          </table:table-cell>
          <table:table-cell table:formula="of:=[.G259]-[.$B$2]" office:value-type="float" office:value="73.8192212581635" calcext:value-type="float">
            <text:p>73.8192212582</text:p>
          </table:table-cell>
          <table:table-cell table:formula="of:=[.C259]/([.H259]-[.H258])" office:value-type="float" office:value="893.153383636647" calcext:value-type="float">
            <text:p>893.1533836366</text:p>
          </table:table-cell>
          <table:table-cell table:formula="of:=[.G259]-[.$B259]" office:value-type="float" office:value="0.194364070892334" calcext:value-type="float">
            <text:p>0.19436407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8:04:40.163079099</dc:date>
    <meta:editing-duration>PT55S</meta:editing-duration>
    <meta:editing-cycles>2</meta:editing-cycles>
    <meta:generator>LibreOffice/4.4.2.2$Linux_X86_64 LibreOffice_project/40m0$Build-2</meta:generator>
    <meta:document-statistic meta:table-count="1" meta:cell-count="23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D1:source_1.E259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E2:source_1.E259" chart:label-cell-address="source_1.E1:source_1.E1" chart:class="chart:scatter">
            <chart:domain table:cell-range-address="source_1.D2:source_1.D259"/>
            <chart:data-point chart:repeated="2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1.E1:source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2:source_1.D259</svg:desc>
                </draw:g>
              </table:table-cell>
              <table:table-cell office:value-type="float" office:value="0">
                <text:p>0</text:p>
                <draw:g>
                  <svg:desc>source_1.E2:source_1.E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9258995056152">
                <text:p>0.0749258995056152</text:p>
              </table:table-cell>
              <table:table-cell office:value-type="float" office:value="109761.778694211">
                <text:p>109761.778694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9848222732544">
                <text:p>0.149848222732544</text:p>
              </table:table-cell>
              <table:table-cell office:value-type="float" office:value="109767.017969941">
                <text:p>109767.017969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4761009216309">
                <text:p>0.224761009216309</text:p>
              </table:table-cell>
              <table:table-cell office:value-type="float" office:value="109780.991817496">
                <text:p>109780.991817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9670219421387">
                <text:p>0.299670219421387</text:p>
              </table:table-cell>
              <table:table-cell office:value-type="float" office:value="109786.232927637">
                <text:p>109786.232927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458324432373">
                <text:p>0.37458324432373</text:p>
              </table:table-cell>
              <table:table-cell office:value-type="float" office:value="109780.642427946">
                <text:p>109780.642427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9526309967041">
                <text:p>0.449526309967041</text:p>
              </table:table-cell>
              <table:table-cell office:value-type="float" office:value="109736.637131204">
                <text:p>109736.637131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4459600448608">
                <text:p>0.524459600448608</text:p>
              </table:table-cell>
              <table:table-cell office:value-type="float" office:value="109750.952442466">
                <text:p>109750.952442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9376440048218">
                <text:p>0.599376440048218</text:p>
              </table:table-cell>
              <table:table-cell office:value-type="float" office:value="109775.052497581">
                <text:p>109775.052497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942791938782">
                <text:p>13.6942791938782</text:p>
              </table:table-cell>
              <table:table-cell office:value-type="float" office:value="628.030627993375">
                <text:p>628.030627993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97221660614">
                <text:p>13.797221660614</text:p>
              </table:table-cell>
              <table:table-cell office:value-type="float" office:value="79889.2843815718">
                <text:p>79889.2843815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9001643657684">
                <text:p>13.9001643657684</text:p>
              </table:table-cell>
              <table:table-cell office:value-type="float" office:value="79889.0993554483">
                <text:p>79889.0993554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0031144618988">
                <text:p>14.0031144618988</text:p>
              </table:table-cell>
              <table:table-cell office:value-type="float" office:value="79883.3639706904">
                <text:p>79883.3639706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1060872077942">
                <text:p>14.1060872077942</text:p>
              </table:table-cell>
              <table:table-cell office:value-type="float" office:value="79865.7929191779">
                <text:p>79865.7929191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090294361115">
                <text:p>14.2090294361115</text:p>
              </table:table-cell>
              <table:table-cell office:value-type="float" office:value="79889.4694085522">
                <text:p>79889.4694085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3119988441467">
                <text:p>14.3119988441467</text:p>
              </table:table-cell>
              <table:table-cell office:value-type="float" office:value="79868.3818516503">
                <text:p>79868.3818516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414942741394">
                <text:p>14.414942741394</text:p>
              </table:table-cell>
              <table:table-cell office:value-type="float" office:value="79888.174237687">
                <text:p>79888.1742376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178968906403">
                <text:p>14.5178968906403</text:p>
              </table:table-cell>
              <table:table-cell office:value-type="float" office:value="79880.2191093069">
                <text:p>79880.2191093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208350658417">
                <text:p>14.6208350658417</text:p>
              </table:table-cell>
              <table:table-cell office:value-type="float" office:value="79892.6149983556">
                <text:p>79892.6149983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7177491188049">
                <text:p>14.7177491188049</text:p>
              </table:table-cell>
              <table:table-cell office:value-type="float" office:value="84858.6943641494">
                <text:p>84858.6943641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8146674633026">
                <text:p>14.8146674633026</text:p>
              </table:table-cell>
              <table:table-cell office:value-type="float" office:value="84854.9368298053">
                <text:p>84854.93682980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911571264267">
                <text:p>14.911571264267</text:p>
              </table:table-cell>
              <table:table-cell office:value-type="float" office:value="84867.6720433811">
                <text:p>84867.67204338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0084557533264">
                <text:p>15.0084557533264</text:p>
              </table:table-cell>
              <table:table-cell office:value-type="float" office:value="84884.588646112">
                <text:p>84884.588646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1053574085236">
                <text:p>15.1053574085236</text:p>
              </table:table-cell>
              <table:table-cell office:value-type="float" office:value="84869.5513329315">
                <text:p>84869.5513329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2022454738617">
                <text:p>15.2022454738617</text:p>
              </table:table-cell>
              <table:table-cell office:value-type="float" office:value="84881.4554331189">
                <text:p>84881.4554331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2991325855255">
                <text:p>15.2991325855255</text:p>
              </table:table-cell>
              <table:table-cell office:value-type="float" office:value="84882.2909339672">
                <text:p>84882.2909339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3960268497467">
                <text:p>15.3960268497467</text:p>
              </table:table-cell>
              <table:table-cell office:value-type="float" office:value="84876.0250784933">
                <text:p>84876.02507849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4929201602936">
                <text:p>15.4929201602936</text:p>
              </table:table-cell>
              <table:table-cell office:value-type="float" office:value="84876.8604724409">
                <text:p>84876.8604724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5898196697235">
                <text:p>15.5898196697235</text:p>
              </table:table-cell>
              <table:table-cell office:value-type="float" office:value="84871.4307057127">
                <text:p>84871.4307057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67555809021">
                <text:p>15.67555809021</text:p>
              </table:table-cell>
              <table:table-cell office:value-type="float" office:value="95919.6583438307">
                <text:p>95919.6583438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7560162544251">
                <text:p>15.7560162544251</text:p>
              </table:table-cell>
              <table:table-cell office:value-type="float" office:value="102214.611534199">
                <text:p>102214.611534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8364536762238">
                <text:p>15.8364536762238</text:p>
              </table:table-cell>
              <table:table-cell office:value-type="float" office:value="102240.969639486">
                <text:p>102240.969639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9169096946716">
                <text:p>15.9169096946716</text:p>
              </table:table-cell>
              <table:table-cell office:value-type="float" office:value="102217.337604495">
                <text:p>102217.3376044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9973719120026">
                <text:p>15.9973719120026</text:p>
              </table:table-cell>
              <table:table-cell office:value-type="float" office:value="102209.462687009">
                <text:p>102209.462687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778334140778">
                <text:p>16.0778334140778</text:p>
              </table:table-cell>
              <table:table-cell office:value-type="float" office:value="102210.371269409">
                <text:p>102210.371269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1583030223846">
                <text:p>16.1583030223846</text:p>
              </table:table-cell>
              <table:table-cell office:value-type="float" office:value="102200.074948002">
                <text:p>102200.074948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387635707855">
                <text:p>16.2387635707855</text:p>
              </table:table-cell>
              <table:table-cell office:value-type="float" office:value="102211.582737735">
                <text:p>102211.582737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3192255496979">
                <text:p>16.3192255496979</text:p>
              </table:table-cell>
              <table:table-cell office:value-type="float" office:value="102209.765546014">
                <text:p>102209.765546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99674654007">
                <text:p>16.399674654007</text:p>
              </table:table-cell>
              <table:table-cell office:value-type="float" office:value="102226.122598006">
                <text:p>102226.1225980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801256656647">
                <text:p>16.4801256656647</text:p>
              </table:table-cell>
              <table:table-cell office:value-type="float" office:value="102223.699000699">
                <text:p>102223.6990006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5605640411377">
                <text:p>16.5605640411377</text:p>
              </table:table-cell>
              <table:table-cell office:value-type="float" office:value="102239.757474443">
                <text:p>102239.757474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6414771080017">
                <text:p>16.6414771080017</text:p>
              </table:table-cell>
              <table:table-cell office:value-type="float" office:value="101639.949129869">
                <text:p>101639.949129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238426208496">
                <text:p>16.7238426208496</text:p>
              </table:table-cell>
              <table:table-cell office:value-type="float" office:value="99847.6148043512">
                <text:p>99847.6148043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8062608242035">
                <text:p>16.8062608242035</text:p>
              </table:table-cell>
              <table:table-cell office:value-type="float" office:value="99783.781559619">
                <text:p>99783.781559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8886439800262">
                <text:p>16.8886439800262</text:p>
              </table:table-cell>
              <table:table-cell office:value-type="float" office:value="99826.2316837414">
                <text:p>99826.23168374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9710221290588">
                <text:p>16.9710221290588</text:p>
              </table:table-cell>
              <table:table-cell office:value-type="float" office:value="99832.2989358038">
                <text:p>99832.2989358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0534121990204">
                <text:p>17.0534121990204</text:p>
              </table:table-cell>
              <table:table-cell office:value-type="float" office:value="99817.8543098484">
                <text:p>99817.85430984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135790348053">
                <text:p>17.135790348053</text:p>
              </table:table-cell>
              <table:table-cell office:value-type="float" office:value="99832.2989358038">
                <text:p>99832.29893580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2182199954987">
                <text:p>17.2182199954987</text:p>
              </table:table-cell>
              <table:table-cell office:value-type="float" office:value="99769.9281125718">
                <text:p>99769.92811257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3006069660187">
                <text:p>17.3006069660187</text:p>
              </table:table-cell>
              <table:table-cell office:value-type="float" office:value="99821.6095104701">
                <text:p>99821.60951047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3830118179321">
                <text:p>17.3830118179321</text:p>
              </table:table-cell>
              <table:table-cell office:value-type="float" office:value="99799.9487777427">
                <text:p>99799.94877774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465395450592">
                <text:p>17.465395450592</text:p>
              </table:table-cell>
              <table:table-cell office:value-type="float" office:value="99825.6538886735">
                <text:p>99825.65388867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5477812290192">
                <text:p>17.5477812290192</text:p>
              </table:table-cell>
              <table:table-cell office:value-type="float" office:value="99823.0538936365">
                <text:p>99823.0538936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301250457764">
                <text:p>17.6301250457764</text:p>
              </table:table-cell>
              <table:table-cell office:value-type="float" office:value="99873.9228259139">
                <text:p>99873.9228259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7120864391327">
                <text:p>17.7120864391327</text:p>
              </table:table-cell>
              <table:table-cell office:value-type="float" office:value="100339.924240265">
                <text:p>100339.9242402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7940964698792">
                <text:p>17.7940964698792</text:p>
              </table:table-cell>
              <table:table-cell office:value-type="float" office:value="100280.416006977">
                <text:p>100280.4160069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8760523796082">
                <text:p>17.8760523796082</text:p>
              </table:table-cell>
              <table:table-cell office:value-type="float" office:value="100346.637932439">
                <text:p>100346.6379324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9580185413361">
                <text:p>17.9580185413361</text:p>
              </table:table-cell>
              <table:table-cell office:value-type="float" office:value="100334.086977262">
                <text:p>100334.0869772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0400140285492">
                <text:p>18.0400140285492</text:p>
              </table:table-cell>
              <table:table-cell office:value-type="float" office:value="100298.202736731">
                <text:p>100298.2027367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121997833252">
                <text:p>18.121997833252</text:p>
              </table:table-cell>
              <table:table-cell office:value-type="float" office:value="100312.495008215">
                <text:p>100312.495008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2039663791657">
                <text:p>18.2039663791657</text:p>
              </table:table-cell>
              <table:table-cell office:value-type="float" office:value="100331.16860044">
                <text:p>100331.168600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2859432697296">
                <text:p>18.2859432697296</text:p>
              </table:table-cell>
              <table:table-cell office:value-type="float" office:value="100320.955618376">
                <text:p>100320.9556183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3679387569428">
                <text:p>18.3679387569428</text:p>
              </table:table-cell>
              <table:table-cell office:value-type="float" office:value="100298.202736731">
                <text:p>100298.2027367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4499199390411">
                <text:p>18.4499199390411</text:p>
              </table:table-cell>
              <table:table-cell office:value-type="float" office:value="100315.704037179">
                <text:p>100315.7040371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5319128036499">
                <text:p>18.5319128036499</text:p>
              </table:table-cell>
              <table:table-cell office:value-type="float" office:value="100301.410851316">
                <text:p>100301.410851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6138968467712">
                <text:p>18.6138968467712</text:p>
              </table:table-cell>
              <table:table-cell office:value-type="float" office:value="100312.20328849">
                <text:p>100312.203288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6926689147949">
                <text:p>18.6926689147949</text:p>
              </table:table-cell>
              <table:table-cell office:value-type="float" office:value="104402.489439881">
                <text:p>104402.489439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7711346149445">
                <text:p>18.7711346149445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8495981693268">
                <text:p>18.8495981693268</text:p>
              </table:table-cell>
              <table:table-cell office:value-type="float" office:value="104812.993302947">
                <text:p>104812.9933029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9280805587769">
                <text:p>18.9280805587769</text:p>
              </table:table-cell>
              <table:table-cell office:value-type="float" office:value="104787.83912704">
                <text:p>104787.83912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0065877437592">
                <text:p>19.0065877437592</text:p>
              </table:table-cell>
              <table:table-cell office:value-type="float" office:value="104754.743172286">
                <text:p>104754.743172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0850563049316">
                <text:p>19.0850563049316</text:p>
              </table:table-cell>
              <table:table-cell office:value-type="float" office:value="104806.305571507">
                <text:p>104806.305571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1635272502899">
                <text:p>19.1635272502899</text:p>
              </table:table-cell>
              <table:table-cell office:value-type="float" office:value="104803.12123744">
                <text:p>104803.121237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2420642375946">
                <text:p>19.2420642375946</text:p>
              </table:table-cell>
              <table:table-cell office:value-type="float" office:value="104714.992034195">
                <text:p>104714.992034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3205223083496">
                <text:p>19.3205223083496</text:p>
              </table:table-cell>
              <table:table-cell office:value-type="float" office:value="104820.318940552">
                <text:p>104820.3189405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3989832401276">
                <text:p>19.3989832401276</text:p>
              </table:table-cell>
              <table:table-cell office:value-type="float" office:value="104816.496741003">
                <text:p>104816.4967410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4774935245514">
                <text:p>19.4774935245514</text:p>
              </table:table-cell>
              <table:table-cell office:value-type="float" office:value="104750.607647831">
                <text:p>104750.607647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555962562561">
                <text:p>19.555962562561</text:p>
              </table:table-cell>
              <table:table-cell office:value-type="float" office:value="104805.668689213">
                <text:p>104805.6686892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6338005065918">
                <text:p>19.6338005065918</text:p>
              </table:table-cell>
              <table:table-cell office:value-type="float" office:value="105655.411411559">
                <text:p>105655.4114115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086975574493">
                <text:p>19.7086975574493</text:p>
              </table:table-cell>
              <table:table-cell office:value-type="float" office:value="109804.056445991">
                <text:p>109804.056445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783712387085">
                <text:p>19.783712387085</text:p>
              </table:table-cell>
              <table:table-cell office:value-type="float" office:value="109631.656033181">
                <text:p>109631.6560331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58617067337">
                <text:p>19.858617067337</text:p>
              </table:table-cell>
              <table:table-cell office:value-type="float" office:value="109792.872385596">
                <text:p>109792.8723855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9335205554962">
                <text:p>19.9335205554962</text:p>
              </table:table-cell>
              <table:table-cell office:value-type="float" office:value="109794.61974485">
                <text:p>109794.619744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084216594696">
                <text:p>20.0084216594696</text:p>
              </table:table-cell>
              <table:table-cell office:value-type="float" office:value="109798.114630218">
                <text:p>109798.1146302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0833268165588">
                <text:p>20.0833268165588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1582171916962">
                <text:p>20.1582171916962</text:p>
              </table:table-cell>
              <table:table-cell office:value-type="float" office:value="109813.84436811">
                <text:p>109813.84436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2331311702728">
                <text:p>20.2331311702728</text:p>
              </table:table-cell>
              <table:table-cell office:value-type="float" office:value="109779.244891984">
                <text:p>109779.244891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308042049408">
                <text:p>20.308042049408</text:p>
              </table:table-cell>
              <table:table-cell office:value-type="float" office:value="109783.787013963">
                <text:p>109783.7870139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3829505443573">
                <text:p>20.3829505443573</text:p>
              </table:table-cell>
              <table:table-cell office:value-type="float" office:value="109787.281209718">
                <text:p>109787.281209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4578657150269">
                <text:p>20.4578657150269</text:p>
              </table:table-cell>
              <table:table-cell office:value-type="float" office:value="109777.498022068">
                <text:p>109777.4980220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5327744483948">
                <text:p>20.5327744483948</text:p>
              </table:table-cell>
              <table:table-cell office:value-type="float" office:value="109786.931780133">
                <text:p>109786.9317801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6076762676239">
                <text:p>20.6076762676239</text:p>
              </table:table-cell>
              <table:table-cell office:value-type="float" office:value="109797.066141246">
                <text:p>109797.0661412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7056896686554">
                <text:p>33.7056896686554</text:p>
              </table:table-cell>
              <table:table-cell office:value-type="float" office:value="627.881476999584">
                <text:p>627.881476999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8086307048798">
                <text:p>33.8086307048798</text:p>
              </table:table-cell>
              <table:table-cell office:value-type="float" office:value="79890.3945563106">
                <text:p>79890.3945563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.9116144180298">
                <text:p>33.9116144180298</text:p>
              </table:table-cell>
              <table:table-cell office:value-type="float" office:value="79857.2876083761">
                <text:p>79857.2876083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.0145890712738">
                <text:p>34.0145890712738</text:p>
              </table:table-cell>
              <table:table-cell office:value-type="float" office:value="79864.3136045491">
                <text:p>79864.3136045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1175308227539">
                <text:p>34.1175308227539</text:p>
              </table:table-cell>
              <table:table-cell office:value-type="float" office:value="79889.8394650843">
                <text:p>79889.83946508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.2204802036285">
                <text:p>34.2204802036285</text:p>
              </table:table-cell>
              <table:table-cell office:value-type="float" office:value="79883.9189719338">
                <text:p>79883.91897193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.323431968689">
                <text:p>34.323431968689</text:p>
              </table:table-cell>
              <table:table-cell office:value-type="float" office:value="79882.0689977791">
                <text:p>79882.06899777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.4264025688171">
                <text:p>34.4264025688171</text:p>
              </table:table-cell>
              <table:table-cell office:value-type="float" office:value="79867.4572136424">
                <text:p>79867.45721364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.5293517112732">
                <text:p>34.5293517112732</text:p>
              </table:table-cell>
              <table:table-cell office:value-type="float" office:value="79884.1039740621">
                <text:p>79884.10397406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.6316244602203">
                <text:p>34.6316244602203</text:p>
              </table:table-cell>
              <table:table-cell office:value-type="float" office:value="80412.4274028296">
                <text:p>80412.42740282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.7285244464874">
                <text:p>34.7285244464874</text:p>
              </table:table-cell>
              <table:table-cell office:value-type="float" office:value="84871.0130601238">
                <text:p>84871.01306012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.8254063129425">
                <text:p>34.8254063129425</text:p>
              </table:table-cell>
              <table:table-cell office:value-type="float" office:value="84886.8864826554">
                <text:p>84886.88648265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9222824573517">
                <text:p>34.9222824573517</text:p>
              </table:table-cell>
              <table:table-cell office:value-type="float" office:value="84891.9003760509">
                <text:p>84891.9003760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.0191748142242">
                <text:p>35.0191748142242</text:p>
              </table:table-cell>
              <table:table-cell office:value-type="float" office:value="84877.6958828335">
                <text:p>84877.69588283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.1160745620728">
                <text:p>35.1160745620728</text:p>
              </table:table-cell>
              <table:table-cell office:value-type="float" office:value="84871.2218824045">
                <text:p>84871.22188240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.2129681110382">
                <text:p>35.2129681110382</text:p>
              </table:table-cell>
              <table:table-cell office:value-type="float" office:value="84876.6516224124">
                <text:p>84876.6516224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3098661899567">
                <text:p>35.3098661899567</text:p>
              </table:table-cell>
              <table:table-cell office:value-type="float" office:value="84872.6836671424">
                <text:p>84872.68366714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4067656993866">
                <text:p>35.4067656993866</text:p>
              </table:table-cell>
              <table:table-cell office:value-type="float" office:value="84871.4307057127">
                <text:p>84871.4307057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5036518573761">
                <text:p>35.5036518573761</text:p>
              </table:table-cell>
              <table:table-cell office:value-type="float" office:value="84883.1264512636">
                <text:p>84883.12645126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6005635261536">
                <text:p>35.6005635261536</text:p>
              </table:table-cell>
              <table:table-cell office:value-type="float" office:value="84860.7820270274">
                <text:p>84860.78202702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.6844725608826">
                <text:p>35.6844725608826</text:p>
              </table:table-cell>
              <table:table-cell office:value-type="float" office:value="98010.8998579303">
                <text:p>98010.8998579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7649266719818">
                <text:p>35.7649266719818</text:p>
              </table:table-cell>
              <table:table-cell office:value-type="float" office:value="102219.760900166">
                <text:p>102219.760900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8454160690308">
                <text:p>35.8454160690308</text:p>
              </table:table-cell>
              <table:table-cell office:value-type="float" office:value="102174.948521462">
                <text:p>102174.9485214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9258673191071">
                <text:p>35.9258673191071</text:p>
              </table:table-cell>
              <table:table-cell office:value-type="float" office:value="102223.396059116">
                <text:p>102223.396059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0063178539276">
                <text:p>36.0063178539276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.0867726802826">
                <text:p>36.0867726802826</text:p>
              </table:table-cell>
              <table:table-cell office:value-type="float" office:value="102218.852150824">
                <text:p>102218.852150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1672248840332">
                <text:p>36.1672248840332</text:p>
              </table:table-cell>
              <table:table-cell office:value-type="float" office:value="102222.184310739">
                <text:p>102222.1843107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247683763504">
                <text:p>36.247683763504</text:p>
              </table:table-cell>
              <table:table-cell office:value-type="float" office:value="102213.702876412">
                <text:p>102213.7028764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3281240463257">
                <text:p>36.3281240463257</text:p>
              </table:table-cell>
              <table:table-cell office:value-type="float" office:value="102237.333230584">
                <text:p>102237.333230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4085686206818">
                <text:p>36.4085686206818</text:p>
              </table:table-cell>
              <table:table-cell office:value-type="float" office:value="102231.879102217">
                <text:p>102231.8791022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4890127182007">
                <text:p>36.4890127182007</text:p>
              </table:table-cell>
              <table:table-cell office:value-type="float" office:value="102232.485087743">
                <text:p>102232.4850877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5694463253021">
                <text:p>36.5694463253021</text:p>
              </table:table-cell>
              <table:table-cell office:value-type="float" office:value="102245.818587101">
                <text:p>102245.8185871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.6506109237671">
                <text:p>36.6506109237671</text:p>
              </table:table-cell>
              <table:table-cell office:value-type="float" office:value="101324.963783931">
                <text:p>101324.9637839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7329926490784">
                <text:p>36.7329926490784</text:p>
              </table:table-cell>
              <table:table-cell office:value-type="float" office:value="99827.9651090775">
                <text:p>99827.96510907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.8153741359711">
                <text:p>36.8153741359711</text:p>
              </table:table-cell>
              <table:table-cell office:value-type="float" office:value="99828.254019153">
                <text:p>99828.2540191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8977630138397">
                <text:p>36.8977630138397</text:p>
              </table:table-cell>
              <table:table-cell office:value-type="float" office:value="99819.2985843433">
                <text:p>99819.29858434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.9801454544067">
                <text:p>36.9801454544067</text:p>
              </table:table-cell>
              <table:table-cell office:value-type="float" office:value="99827.0983888846">
                <text:p>99827.09838888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.0625236034393">
                <text:p>37.0625236034393</text:p>
              </table:table-cell>
              <table:table-cell office:value-type="float" office:value="99832.2989358038">
                <text:p>99832.29893580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.1449015140533">
                <text:p>37.1449015140533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2272799015045">
                <text:p>37.2272799015045</text:p>
              </table:table-cell>
              <table:table-cell office:value-type="float" office:value="99832.0100023154">
                <text:p>99832.01000231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3096613883972">
                <text:p>37.3096613883972</text:p>
              </table:table-cell>
              <table:table-cell office:value-type="float" office:value="99828.254019153">
                <text:p>99828.254019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3920569419861">
                <text:p>37.3920569419861</text:p>
              </table:table-cell>
              <table:table-cell office:value-type="float" office:value="99811.2111854441">
                <text:p>99811.21118544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4744246006012">
                <text:p>37.4744246006012</text:p>
              </table:table-cell>
              <table:table-cell office:value-type="float" office:value="99845.0136652435">
                <text:p>99845.01366524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5568127632141">
                <text:p>37.5568127632141</text:p>
              </table:table-cell>
              <table:table-cell office:value-type="float" office:value="99820.1651691018">
                <text:p>99820.16516910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6391060352325">
                <text:p>37.6391060352325</text:p>
              </table:table-cell>
              <table:table-cell office:value-type="float" office:value="99935.2656455066">
                <text:p>99935.26564550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7210919857025">
                <text:p>37.7210919857025</text:p>
              </table:table-cell>
              <table:table-cell office:value-type="float" office:value="100309.869591769">
                <text:p>100309.8695917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8030633926392">
                <text:p>37.8030633926392</text:p>
              </table:table-cell>
              <table:table-cell office:value-type="float" office:value="100327.666772344">
                <text:p>100327.666772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.8850526809692">
                <text:p>37.8850526809692</text:p>
              </table:table-cell>
              <table:table-cell office:value-type="float" office:value="100305.785883776">
                <text:p>100305.7858837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9670214653015">
                <text:p>37.9670214653015</text:p>
              </table:table-cell>
              <table:table-cell office:value-type="float" office:value="100330.876772096">
                <text:p>100330.8767720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0489931106567">
                <text:p>38.0489931106567</text:p>
              </table:table-cell>
              <table:table-cell office:value-type="float" office:value="100327.37496437">
                <text:p>100327.374964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1309719085693">
                <text:p>38.1309719085693</text:p>
              </table:table-cell>
              <table:table-cell office:value-type="float" office:value="100318.621514408">
                <text:p>100318.6215144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2129390239716">
                <text:p>38.2129390239716</text:p>
              </table:table-cell>
              <table:table-cell office:value-type="float" office:value="100332.919606161">
                <text:p>100332.9196061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2949061393738">
                <text:p>38.2949061393738</text:p>
              </table:table-cell>
              <table:table-cell office:value-type="float" office:value="100332.919606161">
                <text:p>100332.9196061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3768830299377">
                <text:p>38.3768830299377</text:p>
              </table:table-cell>
              <table:table-cell office:value-type="float" office:value="100320.955618376">
                <text:p>100320.9556183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458878993988">
                <text:p>38.458878993988</text:p>
              </table:table-cell>
              <table:table-cell office:value-type="float" office:value="100297.619465218">
                <text:p>100297.6194652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5408687591553">
                <text:p>38.5408687591553</text:p>
              </table:table-cell>
              <table:table-cell office:value-type="float" office:value="100305.202524063">
                <text:p>100305.2025240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6227278709412">
                <text:p>38.6227278709412</text:p>
              </table:table-cell>
              <table:table-cell office:value-type="float" office:value="100465.297272108">
                <text:p>100465.297272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7011818885803">
                <text:p>38.7011818885803</text:p>
              </table:table-cell>
              <table:table-cell office:value-type="float" office:value="104825.73420045">
                <text:p>104825.734200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7796442508697">
                <text:p>38.7796442508697</text:p>
              </table:table-cell>
              <table:table-cell office:value-type="float" office:value="104814.585745757">
                <text:p>104814.5857457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8581118583679">
                <text:p>38.8581118583679</text:p>
              </table:table-cell>
              <table:table-cell office:value-type="float" office:value="104807.579359316">
                <text:p>104807.5793593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9365813732147">
                <text:p>38.9365813732147</text:p>
              </table:table-cell>
              <table:table-cell office:value-type="float" office:value="104805.03181466">
                <text:p>104805.031814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.0150461196899">
                <text:p>39.0150461196899</text:p>
              </table:table-cell>
              <table:table-cell office:value-type="float" office:value="104811.400908525">
                <text:p>104811.4009085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0935060977936">
                <text:p>39.0935060977936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1719675064087">
                <text:p>39.1719675064087</text:p>
              </table:table-cell>
              <table:table-cell office:value-type="float" office:value="104815.859734845">
                <text:p>104815.8597348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2504312992096">
                <text:p>39.2504312992096</text:p>
              </table:table-cell>
              <table:table-cell office:value-type="float" office:value="104812.674820192">
                <text:p>104812.674820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3289079666138">
                <text:p>39.3289079666138</text:p>
              </table:table-cell>
              <table:table-cell office:value-type="float" office:value="104795.479625101">
                <text:p>104795.4796251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4073686599731">
                <text:p>39.4073686599731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4858314990997">
                <text:p>39.4858314990997</text:p>
              </table:table-cell>
              <table:table-cell office:value-type="float" office:value="104813.948762827">
                <text:p>104813.9487628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564302444458">
                <text:p>39.564302444458</text:p>
              </table:table-cell>
              <table:table-cell office:value-type="float" office:value="104803.12123744">
                <text:p>104803.121237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6417779922485">
                <text:p>39.6417779922485</text:p>
              </table:table-cell>
              <table:table-cell office:value-type="float" office:value="106149.620551705">
                <text:p>106149.6205517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7166862487793">
                <text:p>39.7166862487793</text:p>
              </table:table-cell>
              <table:table-cell office:value-type="float" office:value="109787.630641527">
                <text:p>109787.6306415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7915902137756">
                <text:p>39.7915902137756</text:p>
              </table:table-cell>
              <table:table-cell office:value-type="float" office:value="109793.920794474">
                <text:p>109793.9207944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8664927482605">
                <text:p>39.8664927482605</text:p>
              </table:table-cell>
              <table:table-cell office:value-type="float" office:value="109796.017672299">
                <text:p>109796.017672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9413979053497">
                <text:p>39.9413979053497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162978172302">
                <text:p>40.0162978172302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0912024974823">
                <text:p>40.0912024974823</text:p>
              </table:table-cell>
              <table:table-cell office:value-type="float" office:value="109792.872385596">
                <text:p>109792.8723855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1661024093628">
                <text:p>40.1661024093628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2410039901733">
                <text:p>40.2410039901733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3159046173096">
                <text:p>40.3159046173096</text:p>
              </table:table-cell>
              <table:table-cell office:value-type="float" office:value="109798.813633991">
                <text:p>109798.813633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3908104896545">
                <text:p>40.3908104896545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4657111167908">
                <text:p>40.4657111167908</text:p>
              </table:table-cell>
              <table:table-cell office:value-type="float" office:value="109798.813633991">
                <text:p>109798.813633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5406155586243">
                <text:p>40.5406155586243</text:p>
              </table:table-cell>
              <table:table-cell office:value-type="float" office:value="109793.221852998">
                <text:p>109793.2218529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6155214309692">
                <text:p>40.6155214309692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7164595127106">
                <text:p>53.7164595127106</text:p>
              </table:table-cell>
              <table:table-cell office:value-type="float" office:value="627.741307430627">
                <text:p>627.7413074306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.8194062709808">
                <text:p>53.8194062709808</text:p>
              </table:table-cell>
              <table:table-cell office:value-type="float" office:value="79885.9540424744">
                <text:p>79885.95404247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.9223577976227">
                <text:p>53.9223577976227</text:p>
              </table:table-cell>
              <table:table-cell office:value-type="float" office:value="79882.2539913388">
                <text:p>79882.25399133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025306224823">
                <text:p>54.025306224823</text:p>
              </table:table-cell>
              <table:table-cell office:value-type="float" office:value="79884.6589855881">
                <text:p>79884.65898558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.1282286643982">
                <text:p>54.1282286643982</text:p>
              </table:table-cell>
              <table:table-cell office:value-type="float" office:value="79904.8296362188">
                <text:p>79904.8296362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.231171131134">
                <text:p>54.231171131134</text:p>
              </table:table-cell>
              <table:table-cell office:value-type="float" office:value="79889.2843815718">
                <text:p>79889.28438157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4.3341138362885">
                <text:p>54.3341138362885</text:p>
              </table:table-cell>
              <table:table-cell office:value-type="float" office:value="79889.0993554483">
                <text:p>79889.09935544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.4370501041412">
                <text:p>54.4370501041412</text:p>
              </table:table-cell>
              <table:table-cell office:value-type="float" office:value="79894.0953616247">
                <text:p>79894.09536162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.5400056838989">
                <text:p>54.5400056838989</text:p>
              </table:table-cell>
              <table:table-cell office:value-type="float" office:value="79879.1092173486">
                <text:p>79879.10921734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.6416535377503">
                <text:p>54.6416535377503</text:p>
              </table:table-cell>
              <table:table-cell office:value-type="float" office:value="80906.7745987963">
                <text:p>80906.7745987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.7385876178741">
                <text:p>54.7385876178741</text:p>
              </table:table-cell>
              <table:table-cell office:value-type="float" office:value="84841.1620504168">
                <text:p>84841.16205041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.8354818820953">
                <text:p>54.8354818820953</text:p>
              </table:table-cell>
              <table:table-cell office:value-type="float" office:value="84876.0250784933">
                <text:p>84876.02507849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.9323818683624">
                <text:p>54.9323818683624</text:p>
              </table:table-cell>
              <table:table-cell office:value-type="float" office:value="84871.0130601238">
                <text:p>84871.01306012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.0292649269104">
                <text:p>55.0292649269104</text:p>
              </table:table-cell>
              <table:table-cell office:value-type="float" office:value="84885.8419960773">
                <text:p>84885.84199607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.1261658668518">
                <text:p>55.1261658668518</text:p>
              </table:table-cell>
              <table:table-cell office:value-type="float" office:value="84870.1777812771">
                <text:p>84870.17778127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.2230577468872">
                <text:p>55.2230577468872</text:p>
              </table:table-cell>
              <table:table-cell office:value-type="float" office:value="84878.1135941968">
                <text:p>84878.11359419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.3199656009674">
                <text:p>55.3199656009674</text:p>
              </table:table-cell>
              <table:table-cell office:value-type="float" office:value="84864.1225012978">
                <text:p>84864.12250129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.416862487793">
                <text:p>55.416862487793</text:p>
              </table:table-cell>
              <table:table-cell office:value-type="float" office:value="84873.7278299275">
                <text:p>84873.7278299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.5137684345245">
                <text:p>55.5137684345245</text:p>
              </table:table-cell>
              <table:table-cell office:value-type="float" office:value="84865.7928370562">
                <text:p>84865.79283705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610675573349">
                <text:p>55.610675573349</text:p>
              </table:table-cell>
              <table:table-cell office:value-type="float" office:value="84864.7488695019">
                <text:p>84864.74886950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.6928639411926">
                <text:p>55.6928639411926</text:p>
              </table:table-cell>
              <table:table-cell office:value-type="float" office:value="100062.821732231">
                <text:p>100062.8217322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7733116149902">
                <text:p>55.7733116149902</text:p>
              </table:table-cell>
              <table:table-cell office:value-type="float" office:value="102227.940371404">
                <text:p>102227.940371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.8537805080414">
                <text:p>55.8537805080414</text:p>
              </table:table-cell>
              <table:table-cell office:value-type="float" office:value="102200.983363505">
                <text:p>102200.9833635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.9342429637909">
                <text:p>55.9342429637909</text:p>
              </table:table-cell>
              <table:table-cell office:value-type="float" office:value="102209.159829799">
                <text:p>102209.1598297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.0147018432617">
                <text:p>56.0147018432617</text:p>
              </table:table-cell>
              <table:table-cell office:value-type="float" office:value="102213.702876412">
                <text:p>102213.7028764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.0951590538025">
                <text:p>56.0951590538025</text:p>
              </table:table-cell>
              <table:table-cell office:value-type="float" office:value="102215.823103046">
                <text:p>102215.8231030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.175595998764">
                <text:p>56.175595998764</text:p>
              </table:table-cell>
              <table:table-cell office:value-type="float" office:value="102241.575732786">
                <text:p>102241.5757327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.2560572624207">
                <text:p>56.2560572624207</text:p>
              </table:table-cell>
              <table:table-cell office:value-type="float" office:value="102210.674133798">
                <text:p>102210.6741337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.3365149497986">
                <text:p>56.3365149497986</text:p>
              </table:table-cell>
              <table:table-cell office:value-type="float" office:value="102215.217315032">
                <text:p>102215.2173150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.4169759750366">
                <text:p>56.4169759750366</text:p>
              </table:table-cell>
              <table:table-cell office:value-type="float" office:value="102210.976999982">
                <text:p>102210.9769999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.4974117279053">
                <text:p>56.4974117279053</text:p>
              </table:table-cell>
              <table:table-cell office:value-type="float" office:value="102243.090997475">
                <text:p>102243.0909974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.5779314041138">
                <text:p>56.5779314041138</text:p>
              </table:table-cell>
              <table:table-cell office:value-type="float" office:value="102136.52596795">
                <text:p>102136.525967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.6592984199524">
                <text:p>56.6592984199524</text:p>
              </table:table-cell>
              <table:table-cell office:value-type="float" office:value="101072.89686414">
                <text:p>101072.896864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.7416887283325">
                <text:p>56.7416887283325</text:p>
              </table:table-cell>
              <table:table-cell office:value-type="float" office:value="99817.5654599647">
                <text:p>99817.56545996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.824090719223">
                <text:p>56.824090719223</text:p>
              </table:table-cell>
              <table:table-cell office:value-type="float" office:value="99803.4138632425">
                <text:p>99803.41386324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.9064722061157">
                <text:p>56.9064722061157</text:p>
              </table:table-cell>
              <table:table-cell office:value-type="float" office:value="99828.254019153">
                <text:p>99828.2540191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.988872051239">
                <text:p>56.988872051239</text:p>
              </table:table-cell>
              <table:table-cell office:value-type="float" office:value="99806.0128352768">
                <text:p>99806.01283527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.0712511539459">
                <text:p>57.0712511539459</text:p>
              </table:table-cell>
              <table:table-cell office:value-type="float" office:value="99831.1432118846">
                <text:p>99831.14321188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.1536386013031">
                <text:p>57.1536386013031</text:p>
              </table:table-cell>
              <table:table-cell office:value-type="float" office:value="99821.0317689071">
                <text:p>99821.03176890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2360224723816">
                <text:p>57.2360224723816</text:p>
              </table:table-cell>
              <table:table-cell office:value-type="float" office:value="99825.3649936477">
                <text:p>99825.36499364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.3184156417847">
                <text:p>57.3184156417847</text:p>
              </table:table-cell>
              <table:table-cell office:value-type="float" office:value="99814.0993917507">
                <text:p>99814.09939175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.400801897049">
                <text:p>57.400801897049</text:p>
              </table:table-cell>
              <table:table-cell office:value-type="float" office:value="99822.4761353541">
                <text:p>99822.47613535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.4831991195679">
                <text:p>57.4831991195679</text:p>
              </table:table-cell>
              <table:table-cell office:value-type="float" office:value="99809.189540479">
                <text:p>99809.1895404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.5655925273895">
                <text:p>57.5655925273895</text:p>
              </table:table-cell>
              <table:table-cell office:value-type="float" office:value="99813.8105635983">
                <text:p>99813.81056359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6478834152222">
                <text:p>57.6478834152222</text:p>
              </table:table-cell>
              <table:table-cell office:value-type="float" office:value="99938.1610358305">
                <text:p>99938.1610358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.7298982143402">
                <text:p>57.7298982143402</text:p>
              </table:table-cell>
              <table:table-cell office:value-type="float" office:value="100274.585665489">
                <text:p>100274.5856654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.8118841648102">
                <text:p>57.8118841648102</text:p>
              </table:table-cell>
              <table:table-cell office:value-type="float" office:value="100309.869591769">
                <text:p>100309.8695917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8939037322998">
                <text:p>57.8939037322998</text:p>
              </table:table-cell>
              <table:table-cell office:value-type="float" office:value="100268.756001919">
                <text:p>100268.7560019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.9758756160736">
                <text:p>57.9758756160736</text:p>
              </table:table-cell>
              <table:table-cell office:value-type="float" office:value="100327.083158094">
                <text:p>100327.0831580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.0578780174255">
                <text:p>58.0578780174255</text:p>
              </table:table-cell>
              <table:table-cell office:value-type="float" office:value="100289.745963721">
                <text:p>100289.7459637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.1398651599884">
                <text:p>58.1398651599884</text:p>
              </table:table-cell>
              <table:table-cell office:value-type="float" office:value="100308.411086458">
                <text:p>100308.4110864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221862077713">
                <text:p>58.221862077713</text:p>
              </table:table-cell>
              <table:table-cell office:value-type="float" office:value="100296.452942545">
                <text:p>100296.4529425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.3038375377655">
                <text:p>58.3038375377655</text:p>
              </table:table-cell>
              <table:table-cell office:value-type="float" office:value="100322.706267632">
                <text:p>100322.7062676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.3858075141907">
                <text:p>58.3858075141907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.4677844047546">
                <text:p>58.4677844047546</text:p>
              </table:table-cell>
              <table:table-cell office:value-type="float" office:value="100320.955618376">
                <text:p>100320.955618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.5497646331787">
                <text:p>58.5497646331787</text:p>
              </table:table-cell>
              <table:table-cell office:value-type="float" office:value="100316.871007707">
                <text:p>100316.8710077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6312539577484">
                <text:p>58.6312539577484</text:p>
              </table:table-cell>
              <table:table-cell office:value-type="float" office:value="100921.194812034">
                <text:p>100921.1948120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7097268104553">
                <text:p>58.7097268104553</text:p>
              </table:table-cell>
              <table:table-cell office:value-type="float" office:value="104800.573909503">
                <text:p>104800.5739095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881906032562">
                <text:p>58.7881906032562</text:p>
              </table:table-cell>
              <table:table-cell office:value-type="float" office:value="104812.674820192">
                <text:p>104812.6748201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8666608333588">
                <text:p>58.8666608333588</text:p>
              </table:table-cell>
              <table:table-cell office:value-type="float" office:value="104804.076517343">
                <text:p>104804.0765173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.9451415538788">
                <text:p>58.9451415538788</text:p>
              </table:table-cell>
              <table:table-cell office:value-type="float" office:value="104790.067490552">
                <text:p>104790.0674905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0236127376556">
                <text:p>59.0236127376556</text:p>
              </table:table-cell>
              <table:table-cell office:value-type="float" office:value="104802.802814676">
                <text:p>104802.8028146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1020829677582">
                <text:p>59.1020829677582</text:p>
              </table:table-cell>
              <table:table-cell office:value-type="float" office:value="104804.076517343">
                <text:p>104804.0765173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1805553436279">
                <text:p>59.1805553436279</text:p>
              </table:table-cell>
              <table:table-cell office:value-type="float" office:value="104801.210729878">
                <text:p>104801.2107298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2590482234955">
                <text:p>59.2590482234955</text:p>
              </table:table-cell>
              <table:table-cell office:value-type="float" office:value="104773.834440486">
                <text:p>104773.8344404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337513923645">
                <text:p>59.337513923645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4159784317017">
                <text:p>59.4159784317017</text:p>
              </table:table-cell>
              <table:table-cell office:value-type="float" office:value="104811.719383538">
                <text:p>104811.7193835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.494443655014">
                <text:p>59.494443655014</text:p>
              </table:table-cell>
              <table:table-cell office:value-type="float" office:value="104810.763964303">
                <text:p>104810.7639643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.5729262828827">
                <text:p>59.5729262828827</text:p>
              </table:table-cell>
              <table:table-cell office:value-type="float" office:value="104787.520797132">
                <text:p>104787.5207971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.6500165462494">
                <text:p>59.6500165462494</text:p>
              </table:table-cell>
              <table:table-cell office:value-type="float" office:value="106680.138850745">
                <text:p>106680.1388507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.7249433994293">
                <text:p>59.7249433994293</text:p>
              </table:table-cell>
              <table:table-cell office:value-type="float" office:value="109760.381638485">
                <text:p>109760.3816384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.7998526096344">
                <text:p>59.7998526096344</text:p>
              </table:table-cell>
              <table:table-cell office:value-type="float" office:value="109786.232927637">
                <text:p>109786.2329276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.8747475147247">
                <text:p>59.8747475147247</text:p>
              </table:table-cell>
              <table:table-cell office:value-type="float" office:value="109807.202373525">
                <text:p>109807.2023735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.9496629238129">
                <text:p>59.9496629238129</text:p>
              </table:table-cell>
              <table:table-cell office:value-type="float" office:value="109777.148654756">
                <text:p>109777.1486547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245795249939">
                <text:p>60.0245795249939</text:p>
              </table:table-cell>
              <table:table-cell office:value-type="float" office:value="109775.401851551">
                <text:p>109775.4018515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0994875431061">
                <text:p>60.0994875431061</text:p>
              </table:table-cell>
              <table:table-cell office:value-type="float" office:value="109787.98007556">
                <text:p>109787.980075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1743893623352">
                <text:p>60.1743893623352</text:p>
              </table:table-cell>
              <table:table-cell office:value-type="float" office:value="109797.066141246">
                <text:p>109797.0661412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2492899894714">
                <text:p>60.2492899894714</text:p>
              </table:table-cell>
              <table:table-cell office:value-type="float" office:value="109798.813633991">
                <text:p>109798.8136339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3241901397705">
                <text:p>60.3241901397705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3990890979767">
                <text:p>60.3990890979767</text:p>
              </table:table-cell>
              <table:table-cell office:value-type="float" office:value="109801.260217285">
                <text:p>109801.2602172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4739918708801">
                <text:p>60.4739918708801</text:p>
              </table:table-cell>
              <table:table-cell office:value-type="float" office:value="109795.668187099">
                <text:p>109795.6681870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5489270687103">
                <text:p>60.5489270687103</text:p>
              </table:table-cell>
              <table:table-cell office:value-type="float" office:value="109748.158917725">
                <text:p>109748.1589177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3.6248571872711">
                <text:p>73.6248571872711</text:p>
              </table:table-cell>
              <table:table-cell office:value-type="float" office:value="611.81116199484">
                <text:p>611.81116199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H1:source_1.I259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I2:source_1.I259" chart:label-cell-address="source_1.I1:source_1.I1" chart:class="chart:scatter">
            <chart:domain table:cell-range-address="source_1.H2:source_1.H259"/>
            <chart:data-point chart:repeated="2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1.I1:source_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4308519363403">
                <text:p>0.194308519363403</text:p>
                <draw:g>
                  <svg:desc>source_1.H2:source_1.H259</svg:desc>
                </draw:g>
              </table:table-cell>
              <table:table-cell office:value-type="float" office:value="0">
                <text:p>0</text:p>
                <draw:g>
                  <svg:desc>source_1.I2:source_1.I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9095659255981">
                <text:p>0.269095659255981</text:p>
              </table:table-cell>
              <table:table-cell office:value-type="float" office:value="109965.430043356">
                <text:p>109965.430043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409761428833">
                <text:p>0.34409761428833</text:p>
              </table:table-cell>
              <table:table-cell office:value-type="float" office:value="109650.475063656">
                <text:p>109650.475063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9063568115234">
                <text:p>0.419063568115234</text:p>
              </table:table-cell>
              <table:table-cell office:value-type="float" office:value="109703.132958051">
                <text:p>109703.132958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3856430053711">
                <text:p>0.493856430053711</text:p>
              </table:table-cell>
              <table:table-cell office:value-type="float" office:value="109957.017111672">
                <text:p>109957.017111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8797588348389">
                <text:p>0.568797588348389</text:p>
              </table:table-cell>
              <table:table-cell office:value-type="float" office:value="109739.430069418">
                <text:p>109739.430069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3795013427734">
                <text:p>0.643795013427734</text:p>
              </table:table-cell>
              <table:table-cell office:value-type="float" office:value="109657.098111024">
                <text:p>109657.098111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5531635284424">
                <text:p>3.65531635284424</text:p>
              </table:table-cell>
              <table:table-cell office:value-type="float" office:value="2730.84566672652">
                <text:p>2730.84566672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1519565582275">
                <text:p>4.71519565582275</text:p>
              </table:table-cell>
              <table:table-cell office:value-type="float" office:value="7759.37408805756">
                <text:p>7759.37408805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8883743286133">
                <text:p>13.8883743286133</text:p>
              </table:table-cell>
              <table:table-cell office:value-type="float" office:value="896.52674316636">
                <text:p>896.52674316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991316318512">
                <text:p>13.991316318512</text:p>
              </table:table-cell>
              <table:table-cell office:value-type="float" office:value="79889.6544363897">
                <text:p>79889.6544363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0943157672882">
                <text:p>14.0943157672882</text:p>
              </table:table-cell>
              <table:table-cell office:value-type="float" office:value="79845.0875000868">
                <text:p>79845.0875000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1973056793213">
                <text:p>14.1973056793213</text:p>
              </table:table-cell>
              <table:table-cell office:value-type="float" office:value="79852.4810600712">
                <text:p>79852.4810600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3002007007599">
                <text:p>14.3002007007599</text:p>
              </table:table-cell>
              <table:table-cell office:value-type="float" office:value="79926.1216433836">
                <text:p>79926.1216433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4031128883362">
                <text:p>14.4031128883362</text:p>
              </table:table-cell>
              <table:table-cell office:value-type="float" office:value="79912.7896674351">
                <text:p>79912.7896674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060739517212">
                <text:p>14.5060739517212</text:p>
              </table:table-cell>
              <table:table-cell office:value-type="float" office:value="79874.8549172166">
                <text:p>79874.8549172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6092176437378">
                <text:p>14.6092176437378</text:p>
              </table:table-cell>
              <table:table-cell office:value-type="float" office:value="79733.4266323946">
                <text:p>79733.4266323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7120785713196">
                <text:p>14.7120785713196</text:p>
              </table:table-cell>
              <table:table-cell office:value-type="float" office:value="79952.6136244582">
                <text:p>79952.61362445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8149659633636">
                <text:p>14.8149659633636</text:p>
              </table:table-cell>
              <table:table-cell office:value-type="float" office:value="79932.0483940112">
                <text:p>79932.0483940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9119062423706">
                <text:p>14.9119062423706</text:p>
              </table:table-cell>
              <table:table-cell office:value-type="float" office:value="84835.7368500013">
                <text:p>84835.7368500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0087313652039">
                <text:p>15.0087313652039</text:p>
              </table:table-cell>
              <table:table-cell office:value-type="float" office:value="84936.6337924819">
                <text:p>84936.6337924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1056423187256">
                <text:p>15.1056423187256</text:p>
              </table:table-cell>
              <table:table-cell office:value-type="float" office:value="84861.4083459213">
                <text:p>84861.4083459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2025609016418">
                <text:p>15.2025609016418</text:p>
              </table:table-cell>
              <table:table-cell office:value-type="float" office:value="84854.7280876543">
                <text:p>84854.7280876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2994737625122">
                <text:p>15.2994737625122</text:p>
              </table:table-cell>
              <table:table-cell office:value-type="float" office:value="84859.7381827486">
                <text:p>84859.7381827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3963656425476">
                <text:p>15.3963656425476</text:p>
              </table:table-cell>
              <table:table-cell office:value-type="float" office:value="84878.1135941968">
                <text:p>84878.1135941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4932796955109">
                <text:p>15.4932796955109</text:p>
              </table:table-cell>
              <table:table-cell office:value-type="float" office:value="84858.6943641494">
                <text:p>84858.6943641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590122461319">
                <text:p>15.590122461319</text:p>
              </table:table-cell>
              <table:table-cell office:value-type="float" office:value="84921.1598964027">
                <text:p>84921.15989640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6869571208954">
                <text:p>15.6869571208954</text:p>
              </table:table-cell>
              <table:table-cell office:value-type="float" office:value="84928.2688241406">
                <text:p>84928.2688241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7840116024017">
                <text:p>15.7840116024017</text:p>
              </table:table-cell>
              <table:table-cell office:value-type="float" office:value="84735.9119574723">
                <text:p>84735.9119574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869699716568">
                <text:p>15.869699716568</text:p>
              </table:table-cell>
              <table:table-cell office:value-type="float" office:value="95975.9714637092">
                <text:p>95975.97146370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501640796661">
                <text:p>15.9501640796661</text:p>
              </table:table-cell>
              <table:table-cell office:value-type="float" office:value="102206.73703673">
                <text:p>102206.737036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0306189060211">
                <text:p>16.0306189060211</text:p>
              </table:table-cell>
              <table:table-cell office:value-type="float" office:value="102218.852150824">
                <text:p>102218.852150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112835407257">
                <text:p>16.1112835407257</text:p>
              </table:table-cell>
              <table:table-cell office:value-type="float" office:value="101952.981379237">
                <text:p>101952.981379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1915748119354">
                <text:p>16.1915748119354</text:p>
              </table:table-cell>
              <table:table-cell office:value-type="float" office:value="102427.074277094">
                <text:p>102427.074277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719075679779">
                <text:p>16.2719075679779</text:p>
              </table:table-cell>
              <table:table-cell office:value-type="float" office:value="102374.179664035">
                <text:p>102374.179664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4329402446747">
                <text:p>16.4329402446747</text:p>
              </table:table-cell>
              <table:table-cell office:value-type="float" office:value="51070.3800538924">
                <text:p>51070.38005389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5133686065674">
                <text:p>16.5133686065674</text:p>
              </table:table-cell>
              <table:table-cell office:value-type="float" office:value="102252.486641114">
                <text:p>102252.486641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938074588776">
                <text:p>16.5938074588776</text:p>
              </table:table-cell>
              <table:table-cell office:value-type="float" office:value="102239.1514027">
                <text:p>102239.1514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6741588115692">
                <text:p>16.6741588115692</text:p>
              </table:table-cell>
              <table:table-cell office:value-type="float" office:value="102350.486015584">
                <text:p>102350.486015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7546601295471">
                <text:p>16.7546601295471</text:p>
              </table:table-cell>
              <table:table-cell office:value-type="float" office:value="102159.818082198">
                <text:p>102159.818082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8355267047882">
                <text:p>16.8355267047882</text:p>
              </table:table-cell>
              <table:table-cell office:value-type="float" office:value="101698.383732483">
                <text:p>101698.383732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918041229248">
                <text:p>16.918041229248</text:p>
              </table:table-cell>
              <table:table-cell office:value-type="float" office:value="99667.3016518777">
                <text:p>99667.30165187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0001957416534">
                <text:p>17.0001957416534</text:p>
              </table:table-cell>
              <table:table-cell office:value-type="float" office:value="100104.057089625">
                <text:p>100104.057089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0828442573547">
                <text:p>17.0828442573547</text:p>
              </table:table-cell>
              <table:table-cell office:value-type="float" office:value="99505.7192523936">
                <text:p>99505.7192523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1650745868683">
                <text:p>17.1650745868683</text:p>
              </table:table-cell>
              <table:table-cell office:value-type="float" office:value="100011.760242854">
                <text:p>100011.7602428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2474586963654">
                <text:p>17.2474586963654</text:p>
              </table:table-cell>
              <table:table-cell office:value-type="float" office:value="99825.076100294">
                <text:p>99825.076100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3299736976624">
                <text:p>17.3299736976624</text:p>
              </table:table-cell>
              <table:table-cell office:value-type="float" office:value="99666.7256951166">
                <text:p>99666.72569511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4123561382294">
                <text:p>17.4123561382294</text:p>
              </table:table-cell>
              <table:table-cell office:value-type="float" office:value="99827.0983888846">
                <text:p>99827.09838888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4947397708893">
                <text:p>17.4947397708893</text:p>
              </table:table-cell>
              <table:table-cell office:value-type="float" office:value="99825.6538886735">
                <text:p>99825.6538886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5771071910858">
                <text:p>17.5771071910858</text:p>
              </table:table-cell>
              <table:table-cell office:value-type="float" office:value="99845.3026740073">
                <text:p>99845.30267400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6595878601074">
                <text:p>17.6595878601074</text:p>
              </table:table-cell>
              <table:table-cell office:value-type="float" office:value="99708.2116034444">
                <text:p>99708.211603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7419748306274">
                <text:p>17.7419748306274</text:p>
              </table:table-cell>
              <table:table-cell office:value-type="float" office:value="99821.6095104701">
                <text:p>99821.60951047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242363929749">
                <text:p>17.8242363929749</text:p>
              </table:table-cell>
              <table:table-cell office:value-type="float" office:value="99973.788064806">
                <text:p>99973.788064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9061274528503">
                <text:p>17.9061274528503</text:p>
              </table:table-cell>
              <table:table-cell office:value-type="float" office:value="100426.102831057">
                <text:p>100426.1028310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9881207942963">
                <text:p>17.9881207942963</text:p>
              </table:table-cell>
              <table:table-cell office:value-type="float" office:value="100300.82754249">
                <text:p>100300.82754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0814483165741">
                <text:p>18.0814483165741</text:p>
              </table:table-cell>
              <table:table-cell office:value-type="float" office:value="88119.7721666445">
                <text:p>88119.77216664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2341570854187">
                <text:p>18.2341570854187</text:p>
              </table:table-cell>
              <table:table-cell office:value-type="float" office:value="53854.1438204422">
                <text:p>53854.1438204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3162016868591">
                <text:p>18.3162016868591</text:p>
              </table:table-cell>
              <table:table-cell office:value-type="float" office:value="100238.161385563">
                <text:p>100238.1613855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398020029068">
                <text:p>18.398020029068</text:p>
              </table:table-cell>
              <table:table-cell office:value-type="float" office:value="100515.358512229">
                <text:p>100515.3585122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4800546169281">
                <text:p>18.4800546169281</text:p>
              </table:table-cell>
              <table:table-cell office:value-type="float" office:value="100250.39699138">
                <text:p>100250.39699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5621280670166">
                <text:p>18.5621280670166</text:p>
              </table:table-cell>
              <table:table-cell office:value-type="float" office:value="100202.927879015">
                <text:p>100202.927879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7260117530823">
                <text:p>18.7260117530823</text:p>
              </table:table-cell>
              <table:table-cell office:value-type="float" office:value="50181.9320606711">
                <text:p>50181.9320606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8079319000244">
                <text:p>18.8079319000244</text:p>
              </table:table-cell>
              <table:table-cell office:value-type="float" office:value="100390.44492692">
                <text:p>100390.444926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8867220878601">
                <text:p>18.8867220878601</text:p>
              </table:table-cell>
              <table:table-cell office:value-type="float" office:value="104378.479426272">
                <text:p>104378.479426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9651906490326">
                <text:p>18.9651906490326</text:p>
              </table:table-cell>
              <table:table-cell office:value-type="float" office:value="104806.305571507">
                <text:p>104806.3055715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0438690185547">
                <text:p>19.0438690185547</text:p>
              </table:table-cell>
              <table:table-cell office:value-type="float" office:value="104526.8229369">
                <text:p>104526.82293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1221144199371">
                <text:p>19.1221144199371</text:p>
              </table:table-cell>
              <table:table-cell office:value-type="float" office:value="105105.218385971">
                <text:p>105105.2183859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2006847858429">
                <text:p>19.2006847858429</text:p>
              </table:table-cell>
              <table:table-cell office:value-type="float" office:value="104670.506560501">
                <text:p>104670.506560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2791817188263">
                <text:p>19.2791817188263</text:p>
              </table:table-cell>
              <table:table-cell office:value-type="float" office:value="104768.424541368">
                <text:p>104768.424541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3576736450195">
                <text:p>19.3576736450195</text:p>
              </table:table-cell>
              <table:table-cell office:value-type="float" office:value="104775.107439121">
                <text:p>104775.107439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4362292289734">
                <text:p>19.4362292289734</text:p>
              </table:table-cell>
              <table:table-cell office:value-type="float" office:value="104690.202606484">
                <text:p>104690.202606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5146908760071">
                <text:p>19.5146908760071</text:p>
              </table:table-cell>
              <table:table-cell office:value-type="float" office:value="104815.54123467">
                <text:p>104815.541234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593097448349">
                <text:p>19.593097448349</text:p>
              </table:table-cell>
              <table:table-cell office:value-type="float" office:value="104889.166231326">
                <text:p>104889.1662313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6716408729553">
                <text:p>19.6716408729553</text:p>
              </table:table-cell>
              <table:table-cell office:value-type="float" office:value="104706.409750027">
                <text:p>104706.409750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7500691413879">
                <text:p>19.7500691413879</text:p>
              </table:table-cell>
              <table:table-cell office:value-type="float" office:value="104860.150100927">
                <text:p>104860.150100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8279893398285">
                <text:p>19.8279893398285</text:p>
              </table:table-cell>
              <table:table-cell office:value-type="float" office:value="105543.87905306">
                <text:p>105543.87905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9029865264893">
                <text:p>19.9029865264893</text:p>
              </table:table-cell>
              <table:table-cell office:value-type="float" office:value="109657.446714628">
                <text:p>109657.4467146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9777555465698">
                <text:p>19.9777555465698</text:p>
              </table:table-cell>
              <table:table-cell office:value-type="float" office:value="109992.079488782">
                <text:p>109992.0794887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052672624588">
                <text:p>20.052672624588</text:p>
              </table:table-cell>
              <table:table-cell office:value-type="float" office:value="109774.703145835">
                <text:p>109774.7031458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1276321411133">
                <text:p>20.1276321411133</text:p>
              </table:table-cell>
              <table:table-cell office:value-type="float" office:value="109712.553938735">
                <text:p>109712.5539387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2025806903839">
                <text:p>20.2025806903839</text:p>
              </table:table-cell>
              <table:table-cell office:value-type="float" office:value="109728.60822568">
                <text:p>109728.60822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2774815559387">
                <text:p>20.2774815559387</text:p>
              </table:table-cell>
              <table:table-cell office:value-type="float" office:value="109798.464130992">
                <text:p>109798.4641309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352353811264">
                <text:p>20.352353811264</text:p>
              </table:table-cell>
              <table:table-cell office:value-type="float" office:value="109840.420383585">
                <text:p>109840.420383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4273278713226">
                <text:p>20.4273278713226</text:p>
              </table:table-cell>
              <table:table-cell office:value-type="float" office:value="109691.271802178">
                <text:p>109691.2718021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5021102428436">
                <text:p>20.5021102428436</text:p>
              </table:table-cell>
              <table:table-cell office:value-type="float" office:value="109972.441803226">
                <text:p>109972.4418032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5770041942596">
                <text:p>20.5770041942596</text:p>
              </table:table-cell>
              <table:table-cell office:value-type="float" office:value="109808.600621403">
                <text:p>109808.6006214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6520698070526">
                <text:p>20.6520698070526</text:p>
              </table:table-cell>
              <table:table-cell office:value-type="float" office:value="109557.488362638">
                <text:p>109557.4883626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8061652183533">
                <text:p>23.8061652183533</text:p>
              </table:table-cell>
              <table:table-cell office:value-type="float" office:value="2607.40368554947">
                <text:p>2607.40368554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7152116298676">
                <text:p>24.7152116298676</text:p>
              </table:table-cell>
              <table:table-cell office:value-type="float" office:value="9046.84281883972">
                <text:p>9046.842818839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.8126285076141">
                <text:p>24.8126285076141</text:p>
              </table:table-cell>
              <table:table-cell office:value-type="float" office:value="84420.6896200648">
                <text:p>84420.68962006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.9074172973633">
                <text:p>24.9074172973633</text:p>
              </table:table-cell>
              <table:table-cell office:value-type="float" office:value="86761.3145158248">
                <text:p>86761.3145158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9570953845978">
                <text:p>24.9570953845978</text:p>
              </table:table-cell>
              <table:table-cell office:value-type="float" office:value="165545.826295203">
                <text:p>165545.826295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8998873233795">
                <text:p>33.8998873233795</text:p>
              </table:table-cell>
              <table:table-cell office:value-type="float" office:value="919.623318567371">
                <text:p>919.623318567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.0027389526367">
                <text:p>34.0027389526367</text:p>
              </table:table-cell>
              <table:table-cell office:value-type="float" office:value="79959.8417584048">
                <text:p>79959.84175840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1057498455048">
                <text:p>34.1057498455048</text:p>
              </table:table-cell>
              <table:table-cell office:value-type="float" office:value="79836.2170351734">
                <text:p>79836.21703517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.2086975574493">
                <text:p>34.2086975574493</text:p>
              </table:table-cell>
              <table:table-cell office:value-type="float" office:value="79885.2140048264">
                <text:p>79885.2140048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3116524219513">
                <text:p>34.3116524219513</text:p>
              </table:table-cell>
              <table:table-cell office:value-type="float" office:value="79879.6641594724">
                <text:p>79879.66415947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.4146037101746">
                <text:p>34.4146037101746</text:p>
              </table:table-cell>
              <table:table-cell office:value-type="float" office:value="79882.4389857553">
                <text:p>79882.4389857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.5176041126251">
                <text:p>34.5176041126251</text:p>
              </table:table-cell>
              <table:table-cell office:value-type="float" office:value="79844.3482193905">
                <text:p>79844.34821939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.620481967926">
                <text:p>34.620481967926</text:p>
              </table:table-cell>
              <table:table-cell office:value-type="float" office:value="79939.4580684633">
                <text:p>79939.45806846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.7234265804291">
                <text:p>34.7234265804291</text:p>
              </table:table-cell>
              <table:table-cell office:value-type="float" office:value="79887.6191773144">
                <text:p>79887.61917731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.8257105350494">
                <text:p>34.8257105350494</text:p>
              </table:table-cell>
              <table:table-cell office:value-type="float" office:value="80403.6178550617">
                <text:p>80403.61785506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.922712802887">
                <text:p>34.922712802887</text:p>
              </table:table-cell>
              <table:table-cell office:value-type="float" office:value="84781.5229822763">
                <text:p>84781.52298227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.0197441577911">
                <text:p>35.0197441577911</text:p>
              </table:table-cell>
              <table:table-cell office:value-type="float" office:value="84756.1080448868">
                <text:p>84756.10804488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.1163158416748">
                <text:p>35.1163158416748</text:p>
              </table:table-cell>
              <table:table-cell office:value-type="float" office:value="85159.5381717364">
                <text:p>85159.53817173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.2132587432861">
                <text:p>35.2132587432861</text:p>
              </table:table-cell>
              <table:table-cell office:value-type="float" office:value="84833.4417817653">
                <text:p>84833.44178176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.3101963996887">
                <text:p>35.3101963996887</text:p>
              </table:table-cell>
              <table:table-cell office:value-type="float" office:value="84838.0320424215">
                <text:p>84838.03204242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.4070284366608">
                <text:p>35.4070284366608</text:p>
              </table:table-cell>
              <table:table-cell office:value-type="float" office:value="84930.5690261804">
                <text:p>84930.56902618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5038461685181">
                <text:p>35.5038461685181</text:p>
              </table:table-cell>
              <table:table-cell office:value-type="float" office:value="84943.1177764152">
                <text:p>84943.1177764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6007540225983">
                <text:p>35.6007540225983</text:p>
              </table:table-cell>
              <table:table-cell office:value-type="float" office:value="84864.1225012978">
                <text:p>84864.12250129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697732925415">
                <text:p>35.697732925415</text:p>
              </table:table-cell>
              <table:table-cell office:value-type="float" office:value="84801.9493016749">
                <text:p>84801.94930167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7946639060974">
                <text:p>35.7946639060974</text:p>
              </table:table-cell>
              <table:table-cell office:value-type="float" office:value="84843.8749108368">
                <text:p>84843.87491083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.8785357475281">
                <text:p>35.8785357475281</text:p>
              </table:table-cell>
              <table:table-cell office:value-type="float" office:value="98054.3631774043">
                <text:p>98054.36317740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9589293003082">
                <text:p>35.9589293003082</text:p>
              </table:table-cell>
              <table:table-cell office:value-type="float" office:value="102296.760319696">
                <text:p>102296.7603196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.0394489765167">
                <text:p>36.0394489765167</text:p>
              </table:table-cell>
              <table:table-cell office:value-type="float" office:value="102136.52596795">
                <text:p>102136.525967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1199338436127">
                <text:p>36.1199338436127</text:p>
              </table:table-cell>
              <table:table-cell office:value-type="float" office:value="102180.699263578">
                <text:p>102180.6992635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200407743454">
                <text:p>36.200407743454</text:p>
              </table:table-cell>
              <table:table-cell office:value-type="float" office:value="102194.624794094">
                <text:p>102194.6247940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.2808191776276">
                <text:p>36.2808191776276</text:p>
              </table:table-cell>
              <table:table-cell office:value-type="float" office:value="102274.012203872">
                <text:p>102274.0122038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5222017765045">
                <text:p>36.5222017765045</text:p>
              </table:table-cell>
              <table:table-cell office:value-type="float" office:value="34070.3929705896">
                <text:p>34070.3929705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6025810241699">
                <text:p>36.6025810241699</text:p>
              </table:table-cell>
              <table:table-cell office:value-type="float" office:value="102314.966099634">
                <text:p>102314.9660996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6831502914429">
                <text:p>36.6831502914429</text:p>
              </table:table-cell>
              <table:table-cell office:value-type="float" office:value="102073.660073624">
                <text:p>102073.660073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7635722160339">
                <text:p>36.7635722160339</text:p>
              </table:table-cell>
              <table:table-cell office:value-type="float" office:value="102260.67135073">
                <text:p>102260.671350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844752073288">
                <text:p>36.844752073288</text:p>
              </table:table-cell>
              <table:table-cell office:value-type="float" office:value="101305.918465284">
                <text:p>101305.9184652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9271197319031">
                <text:p>36.9271197319031</text:p>
              </table:table-cell>
              <table:table-cell office:value-type="float" office:value="99845.0136652435">
                <text:p>99845.01366524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0094702243805">
                <text:p>37.0094702243805</text:p>
              </table:table-cell>
              <table:table-cell office:value-type="float" office:value="99865.8265735966">
                <text:p>99865.82657359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0918717384338">
                <text:p>37.0918717384338</text:p>
              </table:table-cell>
              <table:table-cell office:value-type="float" office:value="99803.991400886">
                <text:p>99803.9914008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1742308139801">
                <text:p>37.1742308139801</text:p>
              </table:table-cell>
              <table:table-cell office:value-type="float" office:value="99855.4190349092">
                <text:p>99855.41903490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2564997673035">
                <text:p>37.2564997673035</text:p>
              </table:table-cell>
              <table:table-cell office:value-type="float" office:value="99964.8065008796">
                <text:p>99964.8065008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.3389229774475">
                <text:p>37.3389229774475</text:p>
              </table:table-cell>
              <table:table-cell office:value-type="float" office:value="99777.7202031772">
                <text:p>99777.72020317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.4212682247162">
                <text:p>37.4212682247162</text:p>
              </table:table-cell>
              <table:table-cell office:value-type="float" office:value="99872.187804193">
                <text:p>99872.1878041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.5036487579346">
                <text:p>37.5036487579346</text:p>
              </table:table-cell>
              <table:table-cell office:value-type="float" office:value="99829.4096761777">
                <text:p>99829.40967617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5860528945923">
                <text:p>37.5860528945923</text:p>
              </table:table-cell>
              <table:table-cell office:value-type="float" office:value="99800.8150265603">
                <text:p>99800.81502656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6684048175812">
                <text:p>37.6684048175812</text:p>
              </table:table-cell>
              <table:table-cell office:value-type="float" office:value="99864.0918331601">
                <text:p>99864.09183316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750855922699">
                <text:p>37.750855922699</text:p>
              </table:table-cell>
              <table:table-cell office:value-type="float" office:value="99743.963264657">
                <text:p>99743.9632646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8331174850464">
                <text:p>37.8331174850464</text:p>
              </table:table-cell>
              <table:table-cell office:value-type="float" office:value="99973.788064806">
                <text:p>99973.788064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9150784015656">
                <text:p>37.9150784015656</text:p>
              </table:table-cell>
              <table:table-cell office:value-type="float" office:value="100340.508003921">
                <text:p>100340.5080039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9970996379852">
                <text:p>37.9970996379852</text:p>
              </table:table-cell>
              <table:table-cell office:value-type="float" office:value="100266.715779805">
                <text:p>100266.7157798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.090124130249">
                <text:p>38.090124130249</text:p>
              </table:table-cell>
              <table:table-cell office:value-type="float" office:value="88406.824911001">
                <text:p>88406.824911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.2430863380432">
                <text:p>38.2430863380432</text:p>
              </table:table-cell>
              <table:table-cell office:value-type="float" office:value="53764.9143444987">
                <text:p>53764.91434449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.3250370025635">
                <text:p>38.3250370025635</text:p>
              </table:table-cell>
              <table:table-cell office:value-type="float" office:value="100353.060565683">
                <text:p>100353.0605656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4069907665253">
                <text:p>38.4069907665253</text:p>
              </table:table-cell>
              <table:table-cell office:value-type="float" office:value="100349.265273943">
                <text:p>100349.2652739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4889471530914">
                <text:p>38.4889471530914</text:p>
              </table:table-cell>
              <table:table-cell office:value-type="float" office:value="100346.054097455">
                <text:p>100346.0540974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5709509849548">
                <text:p>38.5709509849548</text:p>
              </table:table-cell>
              <table:table-cell office:value-type="float" office:value="100287.996464592">
                <text:p>100287.9964645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6350250244141">
                <text:p>38.6350250244141</text:p>
              </table:table-cell>
              <table:table-cell office:value-type="float" office:value="128351.514426261">
                <text:p>128351.5144262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7350761890411">
                <text:p>38.7350761890411</text:p>
              </table:table-cell>
              <table:table-cell office:value-type="float" office:value="82197.9437286278">
                <text:p>82197.94372862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8168337345123">
                <text:p>38.8168337345123</text:p>
              </table:table-cell>
              <table:table-cell office:value-type="float" office:value="100590.103978817">
                <text:p>100590.1039788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8953857421875">
                <text:p>38.8953857421875</text:p>
              </table:table-cell>
              <table:table-cell office:value-type="float" office:value="104694.968892558">
                <text:p>104694.9688925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973687171936">
                <text:p>38.973687171936</text:p>
              </table:table-cell>
              <table:table-cell office:value-type="float" office:value="105030.010644906">
                <text:p>105030.0106449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.0522468090057">
                <text:p>39.0522468090057</text:p>
              </table:table-cell>
              <table:table-cell office:value-type="float" office:value="104684.8013402">
                <text:p>104684.80134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.1306903362274">
                <text:p>39.1306903362274</text:p>
              </table:table-cell>
              <table:table-cell office:value-type="float" office:value="104839.752765823">
                <text:p>104839.7527658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.2091479301453">
                <text:p>39.2091479301453</text:p>
              </table:table-cell>
              <table:table-cell office:value-type="float" office:value="104820.956000912">
                <text:p>104820.9560009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.287567615509">
                <text:p>39.287567615509</text:p>
              </table:table-cell>
              <table:table-cell office:value-type="float" office:value="104871.627090199">
                <text:p>104871.6270901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.3660345077515">
                <text:p>39.3660345077515</text:p>
              </table:table-cell>
              <table:table-cell office:value-type="float" office:value="104808.534720492">
                <text:p>104808.5347204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.4444522857666">
                <text:p>39.4444522857666</text:p>
              </table:table-cell>
              <table:table-cell office:value-type="float" office:value="104874.177873448">
                <text:p>104874.1778734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5229811668396">
                <text:p>39.5229811668396</text:p>
              </table:table-cell>
              <table:table-cell office:value-type="float" office:value="104725.801356513">
                <text:p>104725.8013565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6014881134033">
                <text:p>39.6014881134033</text:p>
              </table:table-cell>
              <table:table-cell office:value-type="float" office:value="104755.061303078">
                <text:p>104755.0613030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6799309253693">
                <text:p>39.6799309253693</text:p>
              </table:table-cell>
              <table:table-cell office:value-type="float" office:value="104840.708713637">
                <text:p>104840.7087136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583935260773">
                <text:p>39.7583935260773</text:p>
              </table:table-cell>
              <table:table-cell office:value-type="float" office:value="104814.267253324">
                <text:p>104814.2672533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8358635902405">
                <text:p>39.8358635902405</text:p>
              </table:table-cell>
              <table:table-cell office:value-type="float" office:value="106157.134227672">
                <text:p>106157.1342276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9108452796936">
                <text:p>39.9108452796936</text:p>
              </table:table-cell>
              <table:table-cell office:value-type="float" office:value="109680.110704111">
                <text:p>109680.1107041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9857120513916">
                <text:p>39.9857120513916</text:p>
              </table:table-cell>
              <table:table-cell office:value-type="float" office:value="109848.465660767">
                <text:p>109848.4656607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0605263710022">
                <text:p>40.0605263710022</text:p>
              </table:table-cell>
              <table:table-cell office:value-type="float" office:value="109925.480079288">
                <text:p>109925.4800792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1354758739471">
                <text:p>40.1354758739471</text:p>
              </table:table-cell>
              <table:table-cell office:value-type="float" office:value="109727.212014213">
                <text:p>109727.2120142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2103853225708">
                <text:p>40.2103853225708</text:p>
              </table:table-cell>
              <table:table-cell office:value-type="float" office:value="109785.883504725">
                <text:p>109785.8835047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.2852849960327">
                <text:p>40.2852849960327</text:p>
              </table:table-cell>
              <table:table-cell office:value-type="float" office:value="109800.211668237">
                <text:p>109800.2116682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.3601717948914">
                <text:p>40.3601717948914</text:p>
              </table:table-cell>
              <table:table-cell office:value-type="float" office:value="109819.088615655">
                <text:p>109819.0886156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4351069927216">
                <text:p>40.4351069927216</text:p>
              </table:table-cell>
              <table:table-cell office:value-type="float" office:value="109748.158917725">
                <text:p>109748.1589177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5100138187408">
                <text:p>40.5100138187408</text:p>
              </table:table-cell>
              <table:table-cell office:value-type="float" office:value="109789.727279093">
                <text:p>109789.7272790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5849945545197">
                <text:p>40.5849945545197</text:p>
              </table:table-cell>
              <table:table-cell office:value-type="float" office:value="109681.505717157">
                <text:p>109681.5057171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6599209308624">
                <text:p>40.6599209308624</text:p>
              </table:table-cell>
              <table:table-cell office:value-type="float" office:value="109761.080161902">
                <text:p>109761.080161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.615079164505">
                <text:p>44.615079164505</text:p>
              </table:table-cell>
              <table:table-cell office:value-type="float" office:value="2079.30998311184">
                <text:p>2079.309983111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.7152059078217">
                <text:p>44.7152059078217</text:p>
              </table:table-cell>
              <table:table-cell office:value-type="float" office:value="82135.898238412">
                <text:p>82135.8982384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.8126425743103">
                <text:p>44.8126425743103</text:p>
              </table:table-cell>
              <table:table-cell office:value-type="float" office:value="84403.5443367533">
                <text:p>84403.54433675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.9077010154724">
                <text:p>44.9077010154724</text:p>
              </table:table-cell>
              <table:table-cell office:value-type="float" office:value="86515.1994863357">
                <text:p>86515.19948633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.9572834968567">
                <text:p>44.9572834968567</text:p>
              </table:table-cell>
              <table:table-cell office:value-type="float" office:value="165865.034794484">
                <text:p>165865.0347944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9105496406555">
                <text:p>53.9105496406555</text:p>
              </table:table-cell>
              <table:table-cell office:value-type="float" office:value="918.547473951288">
                <text:p>918.5474739512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0133216381073">
                <text:p>54.0133216381073</text:p>
              </table:table-cell>
              <table:table-cell office:value-type="float" office:value="80021.7978040027">
                <text:p>80021.79780400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1164169311523">
                <text:p>54.1164169311523</text:p>
              </table:table-cell>
              <table:table-cell office:value-type="float" office:value="79770.8581749392">
                <text:p>79770.85817493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2193651199341">
                <text:p>54.2193651199341</text:p>
              </table:table-cell>
              <table:table-cell office:value-type="float" office:value="79884.843991144">
                <text:p>79884.8439911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.322277545929">
                <text:p>54.322277545929</text:p>
              </table:table-cell>
              <table:table-cell office:value-type="float" office:value="79912.6045324178">
                <text:p>79912.60453241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.4251825809479">
                <text:p>54.4251825809479</text:p>
              </table:table-cell>
              <table:table-cell office:value-type="float" office:value="79918.3441168634">
                <text:p>79918.34411686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4.5282011032105">
                <text:p>54.5282011032105</text:p>
              </table:table-cell>
              <table:table-cell office:value-type="float" office:value="79830.3044867864">
                <text:p>79830.30448678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.631231546402">
                <text:p>54.631231546402</text:p>
              </table:table-cell>
              <table:table-cell office:value-type="float" office:value="79821.0678829364">
                <text:p>79821.06788293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.7340378761292">
                <text:p>54.7340378761292</text:p>
              </table:table-cell>
              <table:table-cell office:value-type="float" office:value="79995.0744455602">
                <text:p>79995.07444556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.8356575965881">
                <text:p>54.8356575965881</text:p>
              </table:table-cell>
              <table:table-cell office:value-type="float" office:value="80929.1736176283">
                <text:p>80929.17361762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.9326274394989">
                <text:p>54.9326274394989</text:p>
              </table:table-cell>
              <table:table-cell office:value-type="float" office:value="84809.8723596765">
                <text:p>84809.87235967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.0295951366425">
                <text:p>55.0295951366425</text:p>
              </table:table-cell>
              <table:table-cell office:value-type="float" office:value="84811.7490902654">
                <text:p>84811.74909026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.1264116764069">
                <text:p>55.1264116764069</text:p>
              </table:table-cell>
              <table:table-cell office:value-type="float" office:value="84944.1636729889">
                <text:p>84944.16367298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.2232220172882">
                <text:p>55.2232220172882</text:p>
              </table:table-cell>
              <table:table-cell office:value-type="float" office:value="84949.6027503866">
                <text:p>84949.60275038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.3201470375061">
                <text:p>55.3201470375061</text:p>
              </table:table-cell>
              <table:table-cell office:value-type="float" office:value="84849.0924377603">
                <text:p>84849.09243776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.4171509742737">
                <text:p>55.4171509742737</text:p>
              </table:table-cell>
              <table:table-cell office:value-type="float" office:value="84780.0643359943">
                <text:p>84780.06433599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.5140957832336">
                <text:p>55.5140957832336</text:p>
              </table:table-cell>
              <table:table-cell office:value-type="float" office:value="84831.772719224">
                <text:p>84831.772719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.6108417510986">
                <text:p>55.6108417510986</text:p>
              </table:table-cell>
              <table:table-cell office:value-type="float" office:value="85006.1266788571">
                <text:p>85006.12667885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.7077393531799">
                <text:p>55.7077393531799</text:p>
              </table:table-cell>
              <table:table-cell office:value-type="float" office:value="84873.1013291734">
                <text:p>84873.10132917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8047602176666">
                <text:p>55.8047602176666</text:p>
              </table:table-cell>
              <table:table-cell office:value-type="float" office:value="84765.2723309619">
                <text:p>84765.27233096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.8869316577911">
                <text:p>55.8869316577911</text:p>
              </table:table-cell>
              <table:table-cell office:value-type="float" office:value="100083.435163585">
                <text:p>100083.4351635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967273235321">
                <text:p>55.967273235321</text:p>
              </table:table-cell>
              <table:table-cell office:value-type="float" office:value="102362.939001772">
                <text:p>102362.9390017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0478332042694">
                <text:p>56.0478332042694</text:p>
              </table:table-cell>
              <table:table-cell office:value-type="float" office:value="102085.441533266">
                <text:p>102085.4415332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.128294467926">
                <text:p>56.128294467926</text:p>
              </table:table-cell>
              <table:table-cell office:value-type="float" office:value="102210.674133798">
                <text:p>102210.6741337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.2088084220886">
                <text:p>56.2088084220886</text:p>
              </table:table-cell>
              <table:table-cell office:value-type="float" office:value="102143.784708321">
                <text:p>102143.7847083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.3698194026947">
                <text:p>56.3698194026947</text:p>
              </table:table-cell>
              <table:table-cell office:value-type="float" office:value="51077.2617435354">
                <text:p>51077.26174353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.4501366615295">
                <text:p>56.4501366615295</text:p>
              </table:table-cell>
              <table:table-cell office:value-type="float" office:value="102393.932752505">
                <text:p>102393.9327525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.5305383205414">
                <text:p>56.5305383205414</text:p>
              </table:table-cell>
              <table:table-cell office:value-type="float" office:value="102286.446586741">
                <text:p>102286.4465867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.6110529899597">
                <text:p>56.6110529899597</text:p>
              </table:table-cell>
              <table:table-cell office:value-type="float" office:value="102142.877309352">
                <text:p>102142.8773093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.6914241313934">
                <text:p>56.6914241313934</text:p>
              </table:table-cell>
              <table:table-cell office:value-type="float" office:value="102325.285585032">
                <text:p>102325.2855850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.7720539569855">
                <text:p>56.7720539569855</text:p>
              </table:table-cell>
              <table:table-cell office:value-type="float" office:value="101996.996019942">
                <text:p>101996.9960199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.8533310890198">
                <text:p>56.8533310890198</text:p>
              </table:table-cell>
              <table:table-cell office:value-type="float" office:value="101184.672664498">
                <text:p>101184.6726644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.9356482028961">
                <text:p>56.9356482028961</text:p>
              </table:table-cell>
              <table:table-cell office:value-type="float" office:value="99906.3209669151">
                <text:p>99906.32096691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.0180938243866">
                <text:p>57.0180938243866</text:p>
              </table:table-cell>
              <table:table-cell office:value-type="float" office:value="99750.5974401536">
                <text:p>99750.59744015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.1005718708038">
                <text:p>57.1005718708038</text:p>
              </table:table-cell>
              <table:table-cell office:value-type="float" office:value="99711.3820858073">
                <text:p>99711.38208580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.1829924583435">
                <text:p>57.1829924583435</text:p>
              </table:table-cell>
              <table:table-cell office:value-type="float" office:value="99780.8951075653">
                <text:p>99780.89510756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.2654705047607">
                <text:p>57.2654705047607</text:p>
              </table:table-cell>
              <table:table-cell office:value-type="float" office:value="99711.3820858073">
                <text:p>99711.38208580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.3479580879211">
                <text:p>57.3479580879211</text:p>
              </table:table-cell>
              <table:table-cell office:value-type="float" office:value="99699.8540254005">
                <text:p>99699.85402540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.4301433563232">
                <text:p>57.4301433563232</text:p>
              </table:table-cell>
              <table:table-cell office:value-type="float" office:value="100066.595387427">
                <text:p>100066.595387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5124709606171">
                <text:p>57.5124709606171</text:p>
              </table:table-cell>
              <table:table-cell office:value-type="float" office:value="99893.5906193619">
                <text:p>99893.59061936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.5948488712311">
                <text:p>57.5948488712311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.677344083786">
                <text:p>57.677344083786</text:p>
              </table:table-cell>
              <table:table-cell office:value-type="float" office:value="99690.6334961417">
                <text:p>99690.63349614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.7597186565399">
                <text:p>57.7597186565399</text:p>
              </table:table-cell>
              <table:table-cell office:value-type="float" office:value="99836.6331388349">
                <text:p>99836.63313883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.8419995307922">
                <text:p>57.8419995307922</text:p>
              </table:table-cell>
              <table:table-cell office:value-type="float" office:value="99950.3235075092">
                <text:p>99950.32350750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9240458011627">
                <text:p>57.9240458011627</text:p>
              </table:table-cell>
              <table:table-cell office:value-type="float" office:value="100236.122408297">
                <text:p>100236.1224082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8.0059883594513">
                <text:p>58.0059883594513</text:p>
              </table:table-cell>
              <table:table-cell office:value-type="float" office:value="100362.988070714">
                <text:p>100362.9880707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.0989148616791">
                <text:p>58.0989148616791</text:p>
              </table:table-cell>
              <table:table-cell office:value-type="float" office:value="88500.0489940015">
                <text:p>88500.04899400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8.2518873214722">
                <text:p>58.2518873214722</text:p>
              </table:table-cell>
              <table:table-cell office:value-type="float" office:value="53761.3110956293">
                <text:p>53761.31109562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.3339762687683">
                <text:p>58.3339762687683</text:p>
              </table:table-cell>
              <table:table-cell office:value-type="float" office:value="100184.011013459">
                <text:p>100184.0110134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.4159557819366">
                <text:p>58.4159557819366</text:p>
              </table:table-cell>
              <table:table-cell office:value-type="float" office:value="100317.746253421">
                <text:p>100317.7462534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.4979462623596">
                <text:p>58.4979462623596</text:p>
              </table:table-cell>
              <table:table-cell office:value-type="float" office:value="100304.327497216">
                <text:p>100304.3274972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5798907279968">
                <text:p>58.5798907279968</text:p>
              </table:table-cell>
              <table:table-cell office:value-type="float" office:value="100360.652010474">
                <text:p>100360.6520104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.7439026832581">
                <text:p>58.7439026832581</text:p>
              </table:table-cell>
              <table:table-cell office:value-type="float" office:value="50142.6861651713">
                <text:p>50142.68616517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.8253223896027">
                <text:p>58.8253223896027</text:p>
              </table:table-cell>
              <table:table-cell office:value-type="float" office:value="101007.487857944">
                <text:p>101007.4878579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.903647184372">
                <text:p>58.903647184372</text:p>
              </table:table-cell>
              <table:table-cell office:value-type="float" office:value="104998.679207836">
                <text:p>104998.6792078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.9822719097137">
                <text:p>58.9822719097137</text:p>
              </table:table-cell>
              <table:table-cell office:value-type="float" office:value="104598.139634176">
                <text:p>104598.1396341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.0608270168304">
                <text:p>59.0608270168304</text:p>
              </table:table-cell>
              <table:table-cell office:value-type="float" office:value="104690.83808622">
                <text:p>104690.838086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.1392123699188">
                <text:p>59.1392123699188</text:p>
              </table:table-cell>
              <table:table-cell office:value-type="float" office:value="104917.560181524">
                <text:p>104917.5601815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.2177000045776">
                <text:p>59.2177000045776</text:p>
              </table:table-cell>
              <table:table-cell office:value-type="float" office:value="104780.836315807">
                <text:p>104780.8363158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.2961647510529">
                <text:p>59.2961647510529</text:p>
              </table:table-cell>
              <table:table-cell office:value-type="float" office:value="104811.400908525">
                <text:p>104811.4009085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3746068477631">
                <text:p>59.3746068477631</text:p>
              </table:table-cell>
              <table:table-cell office:value-type="float" office:value="104841.664678885">
                <text:p>104841.6646788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4530999660492">
                <text:p>59.4530999660492</text:p>
              </table:table-cell>
              <table:table-cell office:value-type="float" office:value="104773.51619566">
                <text:p>104773.516195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5315375328064">
                <text:p>59.5315375328064</text:p>
              </table:table-cell>
              <table:table-cell office:value-type="float" office:value="104847.719530322">
                <text:p>104847.7195303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6100654602051">
                <text:p>59.6100654602051</text:p>
              </table:table-cell>
              <table:table-cell office:value-type="float" office:value="104727.073188208">
                <text:p>104727.0731882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6885554790497">
                <text:p>59.6885554790497</text:p>
              </table:table-cell>
              <table:table-cell office:value-type="float" office:value="104777.653529196">
                <text:p>104777.6535291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767012834549">
                <text:p>59.767012834549</text:p>
              </table:table-cell>
              <table:table-cell office:value-type="float" office:value="104821.274533995">
                <text:p>104821.274533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439574241638">
                <text:p>59.8439574241638</text:p>
              </table:table-cell>
              <table:table-cell office:value-type="float" office:value="106882.108815756">
                <text:p>106882.1088157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.9189586639404">
                <text:p>59.9189586639404</text:p>
              </table:table-cell>
              <table:table-cell office:value-type="float" office:value="109651.520754789">
                <text:p>109651.5207547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.9939060211182">
                <text:p>59.9939060211182</text:p>
              </table:table-cell>
              <table:table-cell office:value-type="float" office:value="109730.353539981">
                <text:p>109730.3535399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.0688014030457">
                <text:p>60.0688014030457</text:p>
              </table:table-cell>
              <table:table-cell office:value-type="float" office:value="109806.503262939">
                <text:p>109806.5032629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.1437292098999">
                <text:p>60.1437292098999</text:p>
              </table:table-cell>
              <table:table-cell office:value-type="float" office:value="109758.984618322">
                <text:p>109758.9846183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.2186443805695">
                <text:p>60.2186443805695</text:p>
              </table:table-cell>
              <table:table-cell office:value-type="float" office:value="109777.498022068">
                <text:p>109777.4980220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.2935931682587">
                <text:p>60.2935931682587</text:p>
              </table:table-cell>
              <table:table-cell office:value-type="float" office:value="109728.259169482">
                <text:p>109728.2591694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.3684134483337">
                <text:p>60.3684134483337</text:p>
              </table:table-cell>
              <table:table-cell office:value-type="float" office:value="109916.72300275">
                <text:p>109916.723002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4433748722076">
                <text:p>60.4433748722076</text:p>
              </table:table-cell>
              <table:table-cell office:value-type="float" office:value="109709.762368365">
                <text:p>109709.7623683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5182583332062">
                <text:p>60.5182583332062</text:p>
              </table:table-cell>
              <table:table-cell office:value-type="float" office:value="109823.983698628">
                <text:p>109823.9836986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5931928157806">
                <text:p>60.5931928157806</text:p>
              </table:table-cell>
              <table:table-cell office:value-type="float" office:value="109749.206472838">
                <text:p>109749.2064728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6681151390076">
                <text:p>60.6681151390076</text:p>
              </table:table-cell>
              <table:table-cell office:value-type="float" office:value="109767.017969941">
                <text:p>109767.0179699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8189361095428">
                <text:p>63.8189361095428</text:p>
              </table:table-cell>
              <table:table-cell office:value-type="float" office:value="2610.11338851248">
                <text:p>2610.113388512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.7150518894196">
                <text:p>64.7150518894196</text:p>
              </table:table-cell>
              <table:table-cell office:value-type="float" office:value="9177.38553954656">
                <text:p>9177.385539546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8126277923584">
                <text:p>64.8126277923584</text:p>
              </table:table-cell>
              <table:table-cell office:value-type="float" office:value="84283.1042532552">
                <text:p>84283.10425325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862193107605">
                <text:p>64.862193107605</text:p>
              </table:table-cell>
              <table:table-cell office:value-type="float" office:value="165922.479441248">
                <text:p>165922.4794412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3.8192212581635">
                <text:p>73.8192212581635</text:p>
              </table:table-cell>
              <table:table-cell office:value-type="float" office:value="893.153383636647">
                <text:p>893.153383636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